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0.35mm"/>
    </style:style>
    <style:style style:name="co3" style:family="table-column">
      <style:table-column-properties fo:break-before="auto" style:column-width="40.85mm"/>
    </style:style>
    <style:style style:name="co4" style:family="table-column">
      <style:table-column-properties fo:break-before="auto" style:column-width="98.8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23.79mm"/>
    </style:style>
    <style:style style:name="co7" style:family="table-column">
      <style:table-column-properties fo:break-before="auto" style:column-width="19.6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7.74mm"/>
    </style:style>
    <style:style style:name="co11" style:family="table-column">
      <style:table-column-properties fo:break-before="auto" style:column-width="17.66mm"/>
    </style:style>
    <style:style style:name="co12" style:family="table-column">
      <style:table-column-properties fo:break-before="auto" style:column-width="14.94mm"/>
    </style:style>
    <style:style style:name="co13" style:family="table-column">
      <style:table-column-properties fo:break-before="auto" style:column-width="81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8ce"/>
    </style:style>
    <style:style style:name="ce4" style:family="table-cell" style:parent-style-name="Default">
      <style:map style:condition="cell-content()=312" style:apply-style-name="Neutral" style:base-cell-address="'igyeksz(ed|i|itek); igyekezt(ed|e|ük|étek|ék); igyekez(lek|telek); igyekezzük'.F1"/>
      <style:map style:condition="cell-content()=213" style:apply-style-name="Neutral" style:base-cell-address="'igyeksz(ed|i|itek); igyekezt(ed|e|ük|étek|ék); igyekez(lek|telek); igyekezzük'.F1"/>
      <style:map style:condition="cell-content()=132" style:apply-style-name="Neutral" style:base-cell-address="'igyeksz(ed|i|itek); igyekezt(ed|e|ük|étek|ék); igyekez(lek|telek); igyekezzük'.F1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igyeksz(ed|i|itek); igyekezt(ed|e|ük|étek|ék); igyekez(lek|telek); igyekezzük'.F1"/>
      <style:map style:condition="cell-content()=213" style:apply-style-name="Neutral" style:base-cell-address="'igyeksz(ed|i|itek); igyekezt(ed|e|ük|étek|ék); igyekez(lek|telek); igyekezzük'.F1"/>
      <style:map style:condition="cell-content()=132" style:apply-style-name="Neutral" style:base-cell-address="'igyeksz(ed|i|itek); igyekezt(ed|e|ük|étek|ék); igyekez(lek|telek); igyekezzük'.F1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4"/>
    <style:style style:name="ce17" style:family="table-cell" style:parent-style-name="Default">
      <style:map style:condition="cell-content()=312" style:apply-style-name="Neutral" style:base-cell-address="'próbálkoz(od|za|zuk|zátok|zák); próbálkozt(ad|a|uk|átok|ák)'.F1"/>
      <style:map style:condition="cell-content()=213" style:apply-style-name="Neutral" style:base-cell-address="'próbálkoz(od|za|zuk|zátok|zák); próbálkozt(ad|a|uk|átok|ák)'.F1"/>
      <style:map style:condition="cell-content()=132" style:apply-style-name="Neutral" style:base-cell-address="'próbálkoz(od|za|zuk|zátok|zák); próbálkozt(ad|a|uk|átok|ák)'.F1"/>
    </style:style>
    <style:style style:name="ce18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próbálkoz(od|za|zuk|zátok|zák); próbálkozt(ad|a|uk|átok|ák)'.F1"/>
      <style:map style:condition="cell-content()=213" style:apply-style-name="Neutral" style:base-cell-address="'próbálkoz(od|za|zuk|zátok|zák); próbálkozt(ad|a|uk|átok|ák)'.F1"/>
      <style:map style:condition="cell-content()=132" style:apply-style-name="Neutral" style:base-cell-address="'próbálkoz(od|za|zuk|zátok|zák); próbálkozt(ad|a|uk|átok|ák)'.F1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map style:condition="cell-content()=312" style:apply-style-name="Neutral" style:base-cell-address="'készül(öm|öd|i|jük|itek|ik); készült(ed|e|ük|étek|ék); készül(telek|lek)'.F1"/>
      <style:map style:condition="cell-content()=213" style:apply-style-name="Neutral" style:base-cell-address="'készül(öm|öd|i|jük|itek|ik); készült(ed|e|ük|étek|ék); készül(telek|lek)'.F1"/>
      <style:map style:condition="cell-content()=132" style:apply-style-name="Neutral" style:base-cell-address="'készül(öm|öd|i|jük|itek|ik); készült(ed|e|ük|étek|ék); készül(telek|lek)'.F1"/>
    </style:style>
    <style:style style:name="ce21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készül(öm|öd|i|jük|itek|ik); készült(ed|e|ük|étek|ék); készül(telek|lek)'.F1"/>
      <style:map style:condition="cell-content()=213" style:apply-style-name="Neutral" style:base-cell-address="'készül(öm|öd|i|jük|itek|ik); készült(ed|e|ük|étek|ék); készül(telek|lek)'.F1"/>
      <style:map style:condition="cell-content()=132" style:apply-style-name="Neutral" style:base-cell-address="'készül(öm|öd|i|jük|itek|ik); készült(ed|e|ük|étek|ék); készül(telek|lek)'.F1"/>
    </style:style>
    <style:style style:name="ce25" style:family="table-cell" style:parent-style-name="Default">
      <style:map style:condition="cell-content()=312" style:apply-style-name="Neutral" style:base-cell-address="'siet(em|ed|i|jük|itek|ik) -el; siett(ed|e|ük|étek|ék) -el; siet(lek|telek) -el'.F1"/>
      <style:map style:condition="cell-content()=213" style:apply-style-name="Neutral" style:base-cell-address="'siet(em|ed|i|jük|itek|ik) -el; siett(ed|e|ük|étek|ék) -el; siet(lek|telek) -el'.F1"/>
      <style:map style:condition="cell-content()=132" style:apply-style-name="Neutral" style:base-cell-address="'siet(em|ed|i|jük|itek|ik) -el; siett(ed|e|ük|étek|ék) -el; siet(lek|telek) -el'.F1"/>
    </style:style>
    <style:style style:name="ce26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siet(em|ed|i|jük|itek|ik) -el; siett(ed|e|ük|étek|ék) -el; siet(lek|telek) -el'.F1"/>
      <style:map style:condition="cell-content()=213" style:apply-style-name="Neutral" style:base-cell-address="'siet(em|ed|i|jük|itek|ik) -el; siett(ed|e|ük|étek|ék) -el; siet(lek|telek) -el'.F1"/>
      <style:map style:condition="cell-content()=132" style:apply-style-name="Neutral" style:base-cell-address="'siet(em|ed|i|jük|itek|ik) -el; siett(ed|e|ük|étek|ék) -el; siet(lek|telek) -el'.F1"/>
    </style:style>
    <style:style style:name="ce15" style:family="table-cell" style:parent-style-name="Default">
      <style:table-cell-properties fo:background-color="#e8f2a1"/>
    </style:style>
    <style:style style:name="ce28" style:family="table-cell" style:parent-style-name="Default">
      <style:map style:condition="cell-content()=312" style:apply-style-name="Neutral" style:base-cell-address="'szándékoz(od|za|zuk|zátok|zák); szándékozt(ad|a|uk|átok|ák); szándékoz(lak|talak)'.F1"/>
      <style:map style:condition="cell-content()=213" style:apply-style-name="Neutral" style:base-cell-address="'szándékoz(od|za|zuk|zátok|zák); szándékozt(ad|a|uk|átok|ák); szándékoz(lak|talak)'.F1"/>
      <style:map style:condition="cell-content()=132" style:apply-style-name="Neutral" style:base-cell-address="'szándékoz(od|za|zuk|zátok|zák); szándékozt(ad|a|uk|átok|ák); szándékoz(lak|talak)'.F1"/>
    </style:style>
    <style:style style:name="ce29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szándékoz(od|za|zuk|zátok|zák); szándékozt(ad|a|uk|átok|ák); szándékoz(lak|talak)'.F1"/>
      <style:map style:condition="cell-content()=213" style:apply-style-name="Neutral" style:base-cell-address="'szándékoz(od|za|zuk|zátok|zák); szándékozt(ad|a|uk|átok|ák); szándékoz(lak|talak)'.F1"/>
      <style:map style:condition="cell-content()=132" style:apply-style-name="Neutral" style:base-cell-address="'szándékoz(od|za|zuk|zátok|zák); szándékozt(ad|a|uk|átok|ák); szándékoz(lak|talak)'.F1"/>
    </style:style>
    <style:style style:name="ce22" style:family="table-cell" style:parent-style-name="Default">
      <style:table-cell-properties fo:background-color="transparent"/>
    </style:style>
    <style:style style:name="ce31" style:family="table-cell" style:parent-style-name="Default">
      <style:map style:condition="cell-content()=312" style:apply-style-name="Neutral" style:base-cell-address="'akar(od|ja|juk|játok|juk); akart(ad|a|uk|átok|ák); akar(lak|talak)'.B1"/>
      <style:map style:condition="cell-content()=213" style:apply-style-name="Neutral" style:base-cell-address="'akar(od|ja|juk|játok|juk); akart(ad|a|uk|átok|ák); akar(lak|talak)'.B1"/>
      <style:map style:condition="cell-content()=132" style:apply-style-name="Neutral" style:base-cell-address="'akar(od|ja|juk|játok|juk); akart(ad|a|uk|átok|ák); akar(lak|talak)'.B1"/>
    </style:style>
    <style:style style:name="ce32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'akar(od|ja|juk|játok|juk); akart(ad|a|uk|átok|ák); akar(lak|talak)'.B1"/>
      <style:map style:condition="cell-content()=213" style:apply-style-name="Neutral" style:base-cell-address="'akar(od|ja|juk|játok|juk); akart(ad|a|uk|átok|ák); akar(lak|talak)'.B1"/>
      <style:map style:condition="cell-content()=132" style:apply-style-name="Neutral" style:base-cell-address="'akar(od|ja|juk|játok|juk); akart(ad|a|uk|átok|ák); akar(lak|talak)'.B1"/>
    </style:style>
    <style:style style:name="ce34" style:family="table-cell" style:parent-style-name="Default">
      <style:table-cell-properties fo:background-color="#e8f2a1"/>
      <style:map style:condition="cell-content()=312" style:apply-style-name="Neutral" style:base-cell-address="'akar(od|ja|juk|játok|juk); akart(ad|a|uk|átok|ák); akar(lak|talak)'.B1"/>
      <style:map style:condition="cell-content()=213" style:apply-style-name="Neutral" style:base-cell-address="'akar(od|ja|juk|játok|juk); akart(ad|a|uk|átok|ák); akar(lak|talak)'.B1"/>
      <style:map style:condition="cell-content()=132" style:apply-style-name="Neutral" style:base-cell-address="'akar(od|ja|juk|játok|juk); akart(ad|a|uk|átok|ák); akar(lak|talak)'.B1"/>
    </style:style>
    <style:style style:name="ce35" style:family="table-cell" style:parent-style-name="Default" style:data-style-name="N99"/>
    <style:style style:name="ce33" style:family="table-cell" style:parent-style-name="Default" style:data-style-name="N0"/>
    <style:style style:name="ce37" style:family="table-cell" style:parent-style-name="Default">
      <style:map style:condition="cell-content()=312" style:apply-style-name="Neutral" style:base-cell-address="jötted.F1"/>
      <style:map style:condition="cell-content()=213" style:apply-style-name="Neutral" style:base-cell-address="jötted.F1"/>
      <style:map style:condition="cell-content()=132" style:apply-style-name="Neutral" style:base-cell-address="jötted.F1"/>
    </style:style>
    <style:style style:name="ce38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jötted.F1"/>
      <style:map style:condition="cell-content()=213" style:apply-style-name="Neutral" style:base-cell-address="jötted.F1"/>
      <style:map style:condition="cell-content()=132" style:apply-style-name="Neutral" style:base-cell-address="jötted.F1"/>
    </style:style>
    <style:style style:name="ce39" style:family="table-cell" style:parent-style-name="Default">
      <style:map style:condition="cell-content()=312" style:apply-style-name="Neutral" style:base-cell-address="jár.F1"/>
      <style:map style:condition="cell-content()=213" style:apply-style-name="Neutral" style:base-cell-address="jár.F1"/>
      <style:map style:condition="cell-content()=132" style:apply-style-name="Neutral" style:base-cell-address="jár.F1"/>
    </style:style>
    <style:style style:name="ce40" style:family="table-cell" style:parent-style-name="Default">
      <style:text-properties fo:font-weight="bold" style:font-weight-asian="bold" style:font-weight-complex="bold"/>
      <style:map style:condition="cell-content()=312" style:apply-style-name="Neutral" style:base-cell-address="jár.F1"/>
      <style:map style:condition="cell-content()=213" style:apply-style-name="Neutral" style:base-cell-address="jár.F1"/>
      <style:map style:condition="cell-content()=132" style:apply-style-name="Neutral" style:base-cell-address="jár.F1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4" style:family="table-cell" style:parent-style-name="Default">
      <style:table-cell-properties fo:background-color="transparent"/>
      <style:map style:condition="cell-content()=312" style:apply-style-name="Neutral" style:base-cell-address="'Typos and misclassification'.F1"/>
      <style:map style:condition="cell-content()=213" style:apply-style-name="Neutral" style:base-cell-address="'Typos and misclassification'.F1"/>
      <style:map style:condition="cell-content()=132" style:apply-style-name="Neutral" style:base-cell-address="'Typos and misclassification'.F1"/>
    </style:style>
    <style:style style:name="ce43" style:family="table-cell" style:parent-style-name="Default">
      <style:map style:condition="cell-content()=312" style:apply-style-name="Neutral" style:base-cell-address="'Typos and misclassification'.F1"/>
      <style:map style:condition="cell-content()=213" style:apply-style-name="Neutral" style:base-cell-address="'Typos and misclassification'.F1"/>
      <style:map style:condition="cell-content()=132" style:apply-style-name="Neutral" style:base-cell-address="'Typos and misclassification'.F1"/>
    </style:style>
    <style:style style:name="ce44" style:family="table-cell" style:parent-style-name="Default">
      <style:map style:condition="cell-content()=312" style:apply-style-name="Neutral" style:base-cell-address="Unclear.F1"/>
      <style:map style:condition="cell-content()=213" style:apply-style-name="Neutral" style:base-cell-address="Unclear.F1"/>
      <style:map style:condition="cell-content()=132" style:apply-style-name="Neutral" style:base-cell-address="Unclear.F1"/>
    </style:style>
  </office:automatic-styles>
  <office:body>
    <office:spreadsheet>
      <table:calculation-settings table:automatic-find-labels="false" table:use-regular-expressions="false" table:use-wildcards="true"/>
      <table:table table:name="igyeksz(ed|i|itek); igyekezt(ed|e|ük|étek|ék); igyekez(lek|telek); igyekezzü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# <text:s text:c="5"/>Query <text:s text:c="3"/>word,[word="igyeksz(ed|i|itek)"] 7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style-name="ce2" table:formula="of:=ROWS([.A6:.A8])"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c#990</text:p>
          </table:table-cell>
          <table:table-cell table:style-name="ce1" office:value-type="string" calcext:value-type="string">
            <text:p><text:s text:c="5"/>aktuális ellenségre, aztán minden idegszállal </text:p>
          </table:table-cell>
          <table:table-cell office:value-type="string" calcext:value-type="string">
            <text:p><text:s/>igyekszed </text:p>
          </table:table-cell>
          <table:table-cell office:value-type="string" calcext:value-type="string">
            <text:p><text:s/>ezredmásodpercre elkapni a rajtot, aztá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123" calcext:value-type="float">
            <text:p>123</text:p>
          </table:table-cell>
          <table:table-cell table:formula="of:=COUNTIF([.F6:.F375]; &quot;123&quot;)" office:value-type="float" office:value="174" calcext:value-type="float">
            <text:p>174</text:p>
          </table:table-cell>
          <table:table-cell table:style-name="ce7" table:formula="of:=([.J6]/[.J13])*100" office:value-type="float" office:value="50.2890173410405" calcext:value-type="float">
            <text:p>50.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1187</text:p>
          </table:table-cell>
          <table:table-cell table:style-name="ce1" office:value-type="string" calcext:value-type="string">
            <text:p><text:s text:c="13"/>lenni! Minden érzésedhez ragaszkodsz, </text:p>
          </table:table-cell>
          <table:table-cell office:value-type="string" calcext:value-type="string">
            <text:p><text:s/>igyekszed </text:p>
          </table:table-cell>
          <table:table-cell office:value-type="string" calcext:value-type="string">
            <text:p><text:s/>átélni őket ezerszer, de jól teszed -e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132" calcext:value-type="float">
            <text:p>132</text:p>
          </table:table-cell>
          <table:table-cell table:formula="of:=COUNTIF([.F6:.F375]; &quot;132&quot;)" office:value-type="float" office:value="36" calcext:value-type="float">
            <text:p>36</text:p>
          </table:table-cell>
          <table:table-cell table:style-name="ce7" table:formula="of:=([.J7]/[.J13])*100" office:value-type="float" office:value="10.4046242774566" calcext:value-type="float">
            <text:p>10.40</text:p>
          </table:table-cell>
          <table:table-cell table:formula="of:==COUNTIFS([.F6:.F375]; &quot;132&quot;; [.G6:.G375]; &quot;Yes&quot;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280</text:p>
          </table:table-cell>
          <table:table-cell table:style-name="ce1" office:value-type="string" calcext:value-type="string">
            <text:p><text:s text:c="3"/>Szervezetek Állami Felügyelettel (PSZÁF) együtt </text:p>
          </table:table-cell>
          <table:table-cell office:value-type="string" calcext:value-type="string">
            <text:p><text:s/>igyekszi </text:p>
          </table:table-cell>
          <table:table-cell office:value-type="string" calcext:value-type="string">
            <text:p><text:s/>a szövetség megfejteni a helyenként nem </text:p>
          </table:table-cell>
          <table:table-cell office:value-type="string" calcext:value-type="string">
            <text:p>igazán világos rendeletet.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6:.F375]; &quot;213&quot;)" office:value-type="float" office:value="5" calcext:value-type="float">
            <text:p>5</text:p>
          </table:table-cell>
          <table:table-cell table:style-name="ce7" table:formula="of:=([.J8]/[.J13])*100" office:value-type="float" office:value="1.44508670520231" calcext:value-type="float">
            <text:p>1.45</text:p>
          </table:table-cell>
          <table:table-cell table:formula="of:==COUNTIFS([.F6:.F375]; &quot;213&quot;; [.G6:.G375]; &quot;Yes&quot;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231" calcext:value-type="float">
            <text:p>231</text:p>
          </table:table-cell>
          <table:table-cell table:formula="of:=COUNTIF([.F6:.F375]; &quot;231&quot;)" office:value-type="float" office:value="0" calcext:value-type="float">
            <text:p>0</text:p>
          </table:table-cell>
          <table:table-cell table:style-name="ce7" table:formula="of:=([.J9]/[.J13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312" calcext:value-type="float">
            <text:p>312</text:p>
          </table:table-cell>
          <table:table-cell table:formula="of:=COUNTIF([.F6:.F375]; &quot;312&quot;)" office:value-type="float" office:value="93" calcext:value-type="float">
            <text:p>93</text:p>
          </table:table-cell>
          <table:table-cell table:style-name="ce7" table:formula="of:=([.J10]/[.J13])*100" office:value-type="float" office:value="26.878612716763" calcext:value-type="float">
            <text:p>26.88</text:p>
          </table:table-cell>
          <table:table-cell table:formula="of:==COUNTIFS([.F8:.F375]; &quot;312&quot;; [.G8:.G375]; &quot;Yes&quot;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375]; &quot;321&quot;)" office:value-type="float" office:value="6" calcext:value-type="float">
            <text:p>6</text:p>
          </table:table-cell>
          <table:table-cell table:style-name="ce7" table:formula="of:=([.J11]/[.J13])*100" office:value-type="float" office:value="1.73410404624277" calcext:value-type="float">
            <text:p>1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7"/>
          <table:table-cell table:style-name="ce6" office:value-type="string" calcext:value-type="string">
            <text:p>pro</text:p>
          </table:table-cell>
          <table:table-cell table:formula="of:=COUNTIF([.F6:.F375]; &quot;*pro*&quot;)" office:value-type="float" office:value="32" calcext:value-type="float">
            <text:p>32</text:p>
          </table:table-cell>
          <table:table-cell table:style-name="ce7" table:formula="of:=([.J12]/[.J13])*100" office:value-type="float" office:value="9.2485549132948" calcext:value-type="float">
            <text:p>9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Hits: <text:s text:c="2"/>515</text:p>
          </table:table-cell>
          <table:table-cell table:number-columns-repeated="7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346" calcext:value-type="float">
            <text:p>3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<text:s text:c="5"/>Query <text:s text:c="3"/>word,[word="igyekezt(ed|e|ük|étek|ék)"] 515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style-name="ce2" table:formula="of:=ROWS([.A17:.A310])" office:value-type="float" office:value="294" calcext:value-type="float">
            <text:p>294</text:p>
          </table:table-cell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6"/>
          <table:table-cell table:style-name="ce2" office:value-type="string" calcext:value-type="string">
            <text:p>Person counts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375]; &quot;1SG&gt;3&quot;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</text:p>
          </table:table-cell>
          <table:table-cell table:style-name="ce1" office:value-type="string" calcext:value-type="string">
            <text:p><text:s/>Bélával - aki még sohasem repült - hasztalanu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hitetni velük, hogy légi szerencsétlensé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table:number-columns-repeated="2" office:value-type="string" calcext:value-type="string">
            <text:p>1PL&gt;3</text:p>
          </table:table-cell>
          <table:table-cell table:formula="of:=COUNTIF([.H6:.H375]; &quot;1PL&gt;3&quot;)" office:value-type="float" office:value="84" calcext:value-type="float">
            <text:p>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</text:p>
          </table:table-cell>
          <table:table-cell table:style-name="ce1" office:value-type="string" calcext:value-type="string">
            <text:p><text:s/>demokrata, szabad Magyarország szükségességérő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, csodálatra méltó és nemes idealisták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1SG&gt;2</text:p>
          </table:table-cell>
          <table:table-cell table:formula="of:=COUNTIF([.H6:.H375]; &quot;1SG&gt;2&quot;)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55</text:p>
          </table:table-cell>
          <table:table-cell table:style-name="ce1" office:value-type="string" calcext:value-type="string">
            <text:p><text:s text:c="6"/>területekre beözönlő cseheket és románok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verni az országból. És idéztem Fény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2SG&gt;3</text:p>
          </table:table-cell>
          <table:table-cell table:formula="of:=COUNTIF([.H6:.H375]; &quot;2SG&gt;3&quot;)" office:value-type="float" office:value="13" calcext:value-type="float">
            <text:p>13</text:p>
          </table:table-cell>
          <table:table-cell/>
          <table:table-cell table:formula="of:=84+13+84+148" office:value-type="float" office:value="329" calcext:value-type="float">
            <text:p>3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55</text:p>
          </table:table-cell>
          <table:table-cell table:style-name="ce1" office:value-type="string" calcext:value-type="string">
            <text:p><text:s text:c="8"/>és hónapok után, mialatt kétségbeesett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rabtartóikat, hogy ártatlan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2PL&gt;3</text:p>
          </table:table-cell>
          <table:table-cell table:formula="of:=COUNTIF([.H6:.H375]; &quot;2PL&gt;3&quot;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1</text:p>
          </table:table-cell>
          <table:table-cell table:style-name="ce1" office:value-type="string" calcext:value-type="string">
            <text:p><text:s text:c="6"/>hogy a sarlatánság kétségtelen jelenségei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karikírozni, még nem feleltél az általa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office:value-type="string" calcext:value-type="string">
            <text:p>3SG&gt;3</text:p>
          </table:table-cell>
          <table:table-cell table:formula="of:=COUNTIF([.H6:.H375]; &quot;3SG&gt;3&quot;)" office:value-type="float" office:value="84" calcext:value-type="float">
            <text:p>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03</text:p>
          </table:table-cell>
          <table:table-cell table:style-name="ce1" office:value-type="string" calcext:value-type="string">
            <text:p><text:s/>kezdettől fogva elismerték, bár többen árnyal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. Főként arra figyelmeztettek, hogy erről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table:number-columns-repeated="2" office:value-type="string" calcext:value-type="string">
            <text:p>3PL&gt;3</text:p>
          </table:table-cell>
          <table:table-cell table:formula="of:=COUNTIF([.H6:.H375]; &quot;3PL&gt;3&quot;)" office:value-type="float" office:value="148" calcext:value-type="float">
            <text:p>1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06</text:p>
          </table:table-cell>
          <table:table-cell table:style-name="ce1" office:value-type="string" calcext:value-type="string">
            <text:p><text:s text:c="7"/>amikor fürödni mentünk. Ők nem a testüke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hűsíteni, tekerték az áttételekkel működő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346" calcext:value-type="float">
            <text:p>3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31</text:p>
          </table:table-cell>
          <table:table-cell table:style-name="ce1" office:value-type="string" calcext:value-type="string">
            <text:p><text:s text:c="4"/>sóoldat-injekciókkal, eszterlánccsörgetéss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űzni testükből az aggokat " eminnen "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39</text:p>
          </table:table-cell>
          <table:table-cell table:style-name="ce1" office:value-type="string" calcext:value-type="string">
            <text:p><text:s text:c="6"/>lélektanával meg ezer bölcs példabeszéddel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kimagyarázni Pálma előtt a kudarco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Present counts</text:p>
          </table:table-cell>
          <table:table-cell table:number-columns-repeated="2"/>
          <table:table-cell table:style-name="ce2" office:value-type="string" calcext:value-type="string">
            <text:p>Present person cou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653</text:p>
          </table:table-cell>
          <table:table-cell table:style-name="ce1" office:value-type="string" calcext:value-type="string">
            <text:p><text:s text:c="9"/>többiek - bűntudatosan? megrögzötten? -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. A gondnok bekérette, sajnálkozásá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123" calcext:value-type="float">
            <text:p>123</text:p>
          </table:table-cell>
          <table:table-cell table:formula="of:=COUNTIF([.F6:.F8]; &quot;123&quot;)+COUNTIF([.F344:.F375]; &quot;123&quot;)+COUNTIF([.F318:.F327]; &quot;123&quot;)" office:value-type="float" office:value="14" calcext:value-type="float">
            <text:p>14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6:.H8]; &quot;1SG&gt;3&quot;)+COUNTIF([.H344:.H375]; &quot;1SG&gt;3&quot;)+COUNTIF([.H318:.H327]; &quot;1SG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766</text:p>
          </table:table-cell>
          <table:table-cell table:style-name="ce1" office:value-type="string" calcext:value-type="string">
            <text:p><text:s text:c="2"/>államok és rendszerek váltogatott módszere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lehetetleníteni, asszimilálni, megtizedel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132" calcext:value-type="float">
            <text:p>132</text:p>
          </table:table-cell>
          <table:table-cell table:formula="of:=COUNTIF([.F6:.F8]; &quot;132&quot;)+COUNTIF([.F344:.F375]; &quot;132&quot;)+COUNTIF([.F318:.F327]; &quot;132&quot;)" office:value-type="float" office:value="2" calcext:value-type="float">
            <text:p>2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6:.H8]; &quot;1PL&gt;3&quot;)+COUNTIF([.H344:.H375]; &quot;1PL&gt;3&quot;)+COUNTIF([.H318:.H327]; &quot;1PL&gt;3&quot;)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766</text:p>
          </table:table-cell>
          <table:table-cell table:style-name="ce1" office:value-type="string" calcext:value-type="string">
            <text:p><text:s text:c="9"/>akartál olvasni nekem? Csak magad előt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bizonyítani saját igazadat? Elnyomni magad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213" calcext:value-type="float">
            <text:p>213</text:p>
          </table:table-cell>
          <table:table-cell table:formula="of:=COUNTIF([.F6:.F8]; &quot;213&quot;)+COUNTIF([.F344:.F375]; &quot;213&quot;)+COUNTIF([.F318:.F327]; &quot;213&quot;)" office:value-type="float" office:value="0" calcext:value-type="float">
            <text:p>0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6:.H8]; &quot;1SG&gt;2&quot;)+COUNTIF([.H344:.H375]; &quot;1SG&gt;2&quot;)+COUNTIF([.H318:.H327]; &quot;1SG&gt;2&quot;)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01</text:p>
          </table:table-cell>
          <table:table-cell table:style-name="ce1" office:value-type="string" calcext:value-type="string">
            <text:p><text:s text:c="4"/>ennek a jogi-gazdasági-technikai feltételei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előterjesztésben összefoglalni, amib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office:value-type="float" office:value="231" calcext:value-type="float">
            <text:p>231</text:p>
          </table:table-cell>
          <table:table-cell table:formula="of:=COUNTIF([.F6:.F8]; &quot;231&quot;)+COUNTIF([.F344:.F375]; &quot;231&quot;)+COUNTIF([.F318:.F327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6:.H8]; &quot;2SG&gt;3&quot;)+COUNTIF([.H344:.H375]; &quot;2SG&gt;3&quot;)+COUNTIF([.H318:.H327]; &quot;2SG&gt;3&quot;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18</text:p>
          </table:table-cell>
          <table:table-cell table:style-name="ce1" office:value-type="string" calcext:value-type="string">
            <text:p><text:s/>folytatásának terjedelmét házbizottsági szint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tervezni. Ilyen megoldást legfeljebb akko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office:value-type="float" office:value="312" calcext:value-type="float">
            <text:p>312</text:p>
          </table:table-cell>
          <table:table-cell table:formula="of:=COUNTIF([.F6:.F8]; &quot;312&quot;)+COUNTIF([.F344:.F375]; &quot;312&quot;)+COUNTIF([.F318:.F327]; &quot;312&quot;)" office:value-type="float" office:value="15" calcext:value-type="float">
            <text:p>15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6:.H8]; &quot;2PL&gt;3&quot;)+COUNTIF([.H344:.H375]; &quot;2PL&gt;3&quot;)+COUNTIF([.H318:.H327]; &quot;2PL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74</text:p>
          </table:table-cell>
          <table:table-cell table:style-name="ce1" office:value-type="string" calcext:value-type="string">
            <text:p><text:s/>észrevettél minket. A Mérgezett egér c. darabo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őadni. Ugyanis mi, a Törzsasztal hím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office:value-type="float" office:value="321" calcext:value-type="float">
            <text:p>321</text:p>
          </table:table-cell>
          <table:table-cell table:formula="of:=COUNTIF([.F6:.F8]; &quot;321&quot;)+COUNTIF([.F344:.F375]; &quot;321&quot;)+COUNTIF([.F318:.F327]; &quot;321&quot;)" office:value-type="float" office:value="1" calcext:value-type="float">
            <text:p>1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6:.H8]; &quot;3SG&gt;3&quot;)+COUNTIF([.H344:.H375]; &quot;3SG&gt;3&quot;)+COUNTIF([.H318:.H327]; &quot;3SG&gt;3&quot;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81</text:p>
          </table:table-cell>
          <table:table-cell table:style-name="ce1" office:value-type="string" calcext:value-type="string">
            <text:p><text:s text:c="2"/>hangmernok ezt a hangero lejjebb tornaszasa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ompenzalni, ekkor meg a Lala szolt be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6:.F8]; &quot;*pro*&quot;)+COUNTIF([.F344:.F375]; &quot;*pro*&quot;)+COUNTIF([.F318:.F327]; &quot;*pro*&quot;)" office:value-type="float" office:value="13" calcext:value-type="float">
            <text:p>13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6:.H8]; &quot;3PL&gt;3&quot;)+COUNTIF([.H344:.H375]; &quot;3PL&gt;3&quot;)+COUNTIF([.H318:.H327]; &quot;3PL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85</text:p>
          </table:table-cell>
          <table:table-cell table:style-name="ce1" office:value-type="string" calcext:value-type="string">
            <text:p><text:s text:c="4"/>magukról az itt lefolytatott vitákról. Azzal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elhárítani a hiányosságokra vonatkozó észrevételeim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Total</text:p>
          </table:table-cell>
          <table:table-cell table:formula="of:=SUM([.J26:.J32])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26:.M32])"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85</text:p>
          </table:table-cell>
          <table:table-cell table:style-name="ce1" office:value-type="string" calcext:value-type="string">
            <text:p><text:s text:c="5"/>kormányzati szervezetek hosszú hónapokon á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összekalapálni a Milosevic-rezsim nem etnikai </text:p>
          </table:table-cell>
          <table:table-cell office:value-type="string" calcext:value-type="string">
            <text:p>, hanem ideológiai alapon szervezett, az etnikai határvonalon átnyúló ellenzékét.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7</text:p>
          </table:table-cell>
          <table:table-cell table:style-name="ce1" office:value-type="string" calcext:value-type="string">
            <text:p><text:s/>fajgyűlöletről, ahol a Szabó Albert-féle mozgalm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omoly tényezőnek feltüntetni, meg a Csurár-család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Past counts</text:p>
          </table:table-cell>
          <table:table-cell table:number-columns-repeated="2"/>
          <table:table-cell table:style-name="ce2" office:value-type="string" calcext:value-type="string">
            <text:p>Past person cou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00</text:p>
          </table:table-cell>
          <table:table-cell table:style-name="ce1" office:value-type="string" calcext:value-type="string">
            <text:p><text:s text:c="9"/>tisztelhető benned, hogy minden udvarlónak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a pozitív tulajdonságait nézni. (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0</text:p>
          </table:table-cell>
          <table:table-cell table:style-name="ce1" office:value-type="string" calcext:value-type="string">
            <text:p><text:s text:c="8"/>hogy eredeti hozzaszolasodban azt az erzes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kelteni, mintha ez a velemeny a kovets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office:value-type="float" office:value="123" calcext:value-type="float">
            <text:p>123</text:p>
          </table:table-cell>
          <table:table-cell table:formula="of:=COUNTIF([.F17:.F310]; &quot;123&quot;)+COUNTIF([.F328:.F334]; &quot;123&quot;)" office:value-type="float" office:value="160" calcext:value-type="float">
            <text:p>160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17:.H310]; &quot;1SG&gt;3&quot;)+COUNTIF([.H328:.H334]; &quot;1SG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17</text:p>
          </table:table-cell>
          <table:table-cell table:style-name="ce1" office:value-type="string" calcext:value-type="string">
            <text:p><text:s text:c="9"/>hanem az ember probléma megoldó képesség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jleszteni, szerintem zseniálisan. Szerint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float" office:value="132" calcext:value-type="float">
            <text:p>132</text:p>
          </table:table-cell>
          <table:table-cell table:formula="of:=COUNTIF([.F17:.F310]; &quot;132&quot;)+COUNTIF([.F328:.F334]; &quot;132&quot;)" office:value-type="float" office:value="34" calcext:value-type="float">
            <text:p>34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17:.H310]; &quot;1PL&gt;3&quot;)+COUNTIF([.H328:.H334]; &quot;1PL&gt;3&quot;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19</text:p>
          </table:table-cell>
          <table:table-cell table:style-name="ce1" office:value-type="string" calcext:value-type="string">
            <text:p><text:s text:c="8"/>származású ember ellen folyik a " hajsza "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tudni, milyen forrása lehetett Rajk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office:value-type="float" office:value="213" calcext:value-type="float">
            <text:p>213</text:p>
          </table:table-cell>
          <table:table-cell table:formula="of:=COUNTIF([.F17:.F310]; &quot;213&quot;)+COUNTIF([.F328:.F334]; &quot;213&quot;)" office:value-type="float" office:value="5" calcext:value-type="float">
            <text:p>5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17:.H310]; &quot;1SG&gt;2&quot;)+COUNTIF([.H328:.H334]; &quot;1SG&gt;2&quot;)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6"/>bekebelezésével és kíméletlen pacifikálásáv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illusztrálni negyedszázaddal ezelőtt saját </text:p>
          </table:table-cell>
          <table:table-cell office:value-type="string" calcext:value-type="string">
            <text:p>fontosságuk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231" calcext:value-type="float">
            <text:p>231</text:p>
          </table:table-cell>
          <table:table-cell table:formula="of:=COUNTIF([.F17:.F310]; &quot;231&quot;)+COUNTIF([.F328:.F334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17:.H310]; &quot;2SG&gt;3&quot;)+COUNTIF([.H328:.H334]; &quot;2SG&gt;3&quot;)" office:value-type="float" office:value="11" calcext:value-type="float">
            <text:p>11</text:p>
          </table:table-cell>
          <table:table-cell/>
          <table:table-cell table:formula="of:=52+11+83+148" office:value-type="float" office:value="294" calcext:value-type="float">
            <text:p>294</text:p>
          </table:table-cell>
        </table:table-row>
        <table:table-row table:style-name="ro2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11"/>erősen központosító indonéz kormányzat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törni az ellenállást, amely így illegalitásb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312" calcext:value-type="float">
            <text:p>312</text:p>
          </table:table-cell>
          <table:table-cell table:formula="of:=COUNTIF([.F17:.F310]; &quot;312&quot;)+COUNTIF([.F328:.F334]; &quot;312&quot;)" office:value-type="float" office:value="78" calcext:value-type="float">
            <text:p>78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17:.H310]; &quot;2PL&gt;3&quot;)+COUNTIF([.H328:.H334]; &quot;2PL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9"/>egymásmellettiségével és ünnepélyességéve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jelölni, ahol egymás mellé kerül Csontvár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office:value-type="float" office:value="321" calcext:value-type="float">
            <text:p>321</text:p>
          </table:table-cell>
          <table:table-cell table:formula="of:=COUNTIF([.F17:.F310]; &quot;321&quot;)+COUNTIF([.F328:.F334]; &quot;321&quot;)" office:value-type="float" office:value="5" calcext:value-type="float">
            <text:p>5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17:.H310]; &quot;3SG&gt;3&quot;)+COUNTIF([.H328:.H334]; &quot;3SG&gt;3&quot;)" office:value-type="float" office:value="83" calcext:value-type="float">
            <text:p>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71</text:p>
          </table:table-cell>
          <table:table-cell table:style-name="ce1" office:value-type="string" calcext:value-type="string">
            <text:p><text:s text:c="7"/>hívhatnánk Nyakas Károlynak is - figurájába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hitelesen ábrázolni az osztrák kisembe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17:.F310]; &quot;*pro*&quot;)+COUNTIF([.F328:.F334]; &quot;*pro*&quot;)" office:value-type="float" office:value="19" calcext:value-type="float">
            <text:p>19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17:.H310]; &quot;3PL&gt;3&quot;)+COUNTIF([.H328:.H334]; &quot;1PL&gt;3&quot;)" office:value-type="float" office:value="148" calcext:value-type="float">
            <text:p>1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74</text:p>
          </table:table-cell>
          <table:table-cell table:style-name="ce1" office:value-type="string" calcext:value-type="string">
            <text:p><text:s text:c="3"/>Tárgyalásait úgy jellemezte, hogy azokon részin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ismerni a soros elnökség Magyarország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37:.J43])" office:value-type="float" office:value="301" calcext:value-type="float">
            <text:p>301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37:.M43])" office:value-type="float" office:value="301" calcext:value-type="float">
            <text:p>3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74</text:p>
          </table:table-cell>
          <table:table-cell table:style-name="ce1" office:value-type="string" calcext:value-type="string">
            <text:p><text:s text:c="8"/>sokat hétfőn, aki külön sajtóértkezleten i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népszerűsíteni ötletét. E szerint az eddig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6</text:p>
          </table:table-cell>
          <table:table-cell table:style-name="ce1" office:value-type="string" calcext:value-type="string">
            <text:p><text:s text:c="9"/>támogatására is. Korábban pedig ugyanezér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étzilálni az ellenzéki pártokat és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6</text:p>
          </table:table-cell>
          <table:table-cell table:style-name="ce1" office:value-type="string" calcext:value-type="string">
            <text:p><text:s text:c="12"/>számolt be arról, ahogyan katonák ezre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akadályozni a gátszakadást. E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8</text:p>
          </table:table-cell>
          <table:table-cell table:style-name="ce1" office:value-type="string" calcext:value-type="string">
            <text:p><text:s text:c="9"/>társaság, a Netvision elnöke például azz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lehűteni a kedélyeket, hogy a dolog egyáltalá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9</text:p>
          </table:table-cell>
          <table:table-cell table:style-name="ce1" office:value-type="string" calcext:value-type="string">
            <text:p><text:s text:c="8"/>BRÜSSZEL - Szövetségi illetékesek hétfőn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erülni a pristinai reptér orosz blokádjának </text:p>
          </table:table-cell>
          <table:table-cell office:value-type="string" calcext:value-type="string">
            <text:p>dramatizál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1</text:p>
          </table:table-cell>
          <table:table-cell table:style-name="ce1" office:value-type="string" calcext:value-type="string">
            <text:p><text:s text:c="6"/>feszíteni a húrt: láthatóan a többség kerül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újabb válság kirobbantását. A szerda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8</text:p>
          </table:table-cell>
          <table:table-cell table:style-name="ce1" office:value-type="string" calcext:value-type="string">
            <text:p><text:s text:c="3"/>nyomására már a középkorban is számos szabálly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orlátozni a " kontár " cigányok tevékenység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1</text:p>
          </table:table-cell>
          <table:table-cell table:style-name="ce1" office:value-type="string" calcext:value-type="string">
            <text:p><text:s text:c="12"/>falu épült és szépült a tíz év alatt, 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ehozni az infrastrukturális lemaradás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2</text:p>
          </table:table-cell>
          <table:table-cell table:style-name="ce1" office:value-type="string" calcext:value-type="string">
            <text:p><text:s/>távtanfolyamunk előző részében a politika fogalmá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határozni. Most néhány további definíció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2</text:p>
          </table:table-cell>
          <table:table-cell table:style-name="ce1" office:value-type="string" calcext:value-type="string">
            <text:p><text:s text:c="7"/>istenemberi méltósághoz, az arany középúthoz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érni az életét. Ezért végül nem lehe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3</text:p>
          </table:table-cell>
          <table:table-cell table:style-name="ce1" office:value-type="string" calcext:value-type="string">
            <text:p><text:s text:c="11"/>56-ot követő reálpolitikai törekvésekbő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levezetni az egészségpolitikai változások </text:p>
          </table:table-cell>
          <table:table-cell office:value-type="string" calcext:value-type="string">
            <text:p>szükségesség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4</text:p>
          </table:table-cell>
          <table:table-cell table:style-name="ce1" office:value-type="string" calcext:value-type="string">
            <text:p><text:s text:c="5"/>francia diplomaták - újságírókkal találkozva -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sebbíteni Albright kijelentésének súly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6</text:p>
          </table:table-cell>
          <table:table-cell table:style-name="ce1" office:value-type="string" calcext:value-type="string">
            <text:p><text:s text:c="9"/>Különböző szertartásokkal, mágikus erő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árítani a visszatérő lelkek harag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7</text:p>
          </table:table-cell>
          <table:table-cell table:style-name="ce1" office:value-type="string" calcext:value-type="string">
            <text:p><text:s text:c="10"/>környékét. Eközben a rendőrök a diszkó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fékezni a dühöngő bőrfejűeket. A Határőrsé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9</text:p>
          </table:table-cell>
          <table:table-cell table:style-name="ce1" office:value-type="string" calcext:value-type="string">
            <text:p><text:s/>adományozóknak, akik anyagi és tárgyi ajándékai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ebbé tenni karácsonyi ünnepeike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0</text:p>
          </table:table-cell>
          <table:table-cell table:style-name="ce1" office:value-type="string" calcext:value-type="string">
            <text:p><text:s text:c="12"/>. Tudomásul vettük az ENSZ-jelentést, 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iküszöbölni a hiányosságokat. Kifogásoltá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1</text:p>
          </table:table-cell>
          <table:table-cell table:style-name="ce1" office:value-type="string" calcext:value-type="string">
            <text:p><text:s text:c="2"/>vállalkozásfejlesztési projektumokkal és más mód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elyezni. Ez nem ment zökkenésmentes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2</text:p>
          </table:table-cell>
          <table:table-cell table:style-name="ce1" office:value-type="string" calcext:value-type="string">
            <text:p><text:s/>homoszexuálisok képviselői pszichológusok segítség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magyarázni, hogy nem " magatartásról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2</text:p>
          </table:table-cell>
          <table:table-cell table:style-name="ce1" office:value-type="string" calcext:value-type="string">
            <text:p><text:s text:c="15"/>hanem valaki más. A védők szerint az FB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rejteni az erre vonatkozó értesülés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6</text:p>
          </table:table-cell>
          <table:table-cell table:style-name="ce1" office:value-type="string" calcext:value-type="string">
            <text:p><text:s text:c="13"/>számára felvételi előkészítőt szerveztünk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könnyíteni az államnyelven való felvételizés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27</text:p>
          </table:table-cell>
          <table:table-cell table:style-name="ce1" office:value-type="string" calcext:value-type="string">
            <text:p><text:s text:c="16"/>a kisebbségek érdekképviseleti igényei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elégíteni. Győri Szabó Róbert művéb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34</text:p>
          </table:table-cell>
          <table:table-cell table:style-name="ce1" office:value-type="string" calcext:value-type="string">
            <text:p><text:s text:c="15"/>azon szent dologról elmélkedésit ki-ad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Kolosvári Unitária Ecclesianak edgyi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56</text:p>
          </table:table-cell>
          <table:table-cell table:style-name="ce1" office:value-type="string" calcext:value-type="string">
            <text:p><text:s text:c="14"/>államnyelv ismerete.) A járásokat azon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úgy kialakítani, hogy minél kisebb legy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56</text:p>
          </table:table-cell>
          <table:table-cell table:style-name="ce1" office:value-type="string" calcext:value-type="string">
            <text:p><text:s text:c="13"/>nem támogatta és a magyar nyelvhasználato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visszaszorítani, a magyar nyelv viszonyla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68</text:p>
          </table:table-cell>
          <table:table-cell table:style-name="ce1" office:value-type="string" calcext:value-type="string">
            <text:p><text:s text:c="11"/>dolgozatunkban, azt annak tudhatjuk be, hogy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kerülni mások tételeinek sekélyes alkalmazásá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4</text:p>
          </table:table-cell>
          <table:table-cell table:style-name="ce1" office:value-type="string" calcext:value-type="string">
            <text:p><text:s text:c="14"/>én megjegyzéseim a gondolat egyszerűség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tadni. Ahogyan a múltban az eszköz és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4</text:p>
          </table:table-cell>
          <table:table-cell table:style-name="ce1" office:value-type="string" calcext:value-type="string">
            <text:p><text:s text:c="12"/>fopapság) társadalmi rétegének erosit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szilárditani. A XVI. és XVII.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5</text:p>
          </table:table-cell>
          <table:table-cell table:style-name="ce1" office:value-type="string" calcext:value-type="string">
            <text:p><text:s text:c="7"/>tartalmára utalva.? Ha valaha valamiben kedvemet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tölteni, bizonyíts meg~, hogy mondd m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7</text:p>
          </table:table-cell>
          <table:table-cell table:style-name="ce1" office:value-type="string" calcext:value-type="string">
            <text:p><text:s text:c="11"/>saját véleményed? Könnyítést hozó napjaidban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nem terhelni a kasszát. Tanítómestereddé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7</text:p>
          </table:table-cell>
          <table:table-cell table:style-name="ce1" office:value-type="string" calcext:value-type="string">
            <text:p><text:s text:c="12"/>mellett s kiadvány minél pontosabb leírásá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dni. Tekintettel arra, hogy a bibliográfi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2</text:p>
          </table:table-cell>
          <table:table-cell table:style-name="ce1" office:value-type="string" calcext:value-type="string">
            <text:p><text:s text:c="11"/>tartoznak, többnyire szégyellték, levetkőz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régi visszahúzó életmódnak minden emléké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5</text:p>
          </table:table-cell>
          <table:table-cell table:style-name="ce1" office:value-type="string" calcext:value-type="string">
            <text:p><text:s text:c="10"/>került sor. Célunk New York és környéke volt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oktatás teljes vertikumát: elemi iskolá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6</text:p>
          </table:table-cell>
          <table:table-cell table:style-name="ce1" office:value-type="string" calcext:value-type="string">
            <text:p><text:s text:c="13"/>hogy a régi egyházszervezet keretein belü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vetni a változásokat, pl. a káplánok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7</text:p>
          </table:table-cell>
          <table:table-cell table:style-name="ce1" office:value-type="string" calcext:value-type="string">
            <text:p><text:s text:c="9"/>Százcikkelyes Zsinaton az egyházi élet egész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abályozni, s elejét venni az egyház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55</text:p>
          </table:table-cell>
          <table:table-cell table:style-name="ce1" office:value-type="string" calcext:value-type="string">
            <text:p><text:s text:c="12"/>igen gyakori volt a Ptolemaidák között, í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birodalom elosztását). Egy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19</text:p>
          </table:table-cell>
          <table:table-cell table:style-name="ce1" office:value-type="string" calcext:value-type="string">
            <text:p><text:s text:c="11"/>magát. Ő mindvégig ott toporgott a nyomában;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át hasznosítani; de nem sikerült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24</text:p>
          </table:table-cell>
          <table:table-cell table:style-name="ce1" office:value-type="string" calcext:value-type="string">
            <text:p><text:s text:c="8"/>diplomaták sokat vétettek ellene és tisztaságá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rontani, hogy egyértelműségét félreérthetővé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26</text:p>
          </table:table-cell>
          <table:table-cell table:style-name="ce1" office:value-type="string" calcext:value-type="string">
            <text:p><text:s text:c="12"/>érdeklődő, írni-olvasni tudó társaik élet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él kellemetlenebbé tenni. Osztottá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40</text:p>
          </table:table-cell>
          <table:table-cell table:style-name="ce1" office:value-type="string" calcext:value-type="string">
            <text:p><text:s text:c="16"/>kompromittált ", még Széchenyi előtt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feketíteni). Egészen kivételes szellem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71</text:p>
          </table:table-cell>
          <table:table-cell table:style-name="ce1" office:value-type="string" calcext:value-type="string">
            <text:p><text:s text:c="8"/>kezdettől fogva elismerték, bár többen árnyal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, főként arra figyelmeztettek, hogy err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657</text:p>
          </table:table-cell>
          <table:table-cell table:style-name="ce1" office:value-type="string" calcext:value-type="string">
            <text:p><text:s text:c="12"/>mérsékletre inteni aggodalmas képzeletét, 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yőzni önmagát, hogy azokkal a lappangó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657</text:p>
          </table:table-cell>
          <table:table-cell table:style-name="ce1" office:value-type="string" calcext:value-type="string">
            <text:p><text:s text:c="5"/>kellőképpen értékelni azt az embert, aki csizmába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sszonyát a mámor oly gyakran elérhetetle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666</text:p>
          </table:table-cell>
          <table:table-cell table:style-name="ce1" office:value-type="string" calcext:value-type="string">
            <text:p><text:s text:c="11"/>gyorsan letette az asztalra. Hosszú órák ót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magyarázni Schmidtnek, de az csökönyös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80</text:p>
          </table:table-cell>
          <table:table-cell table:style-name="ce1" office:value-type="string" calcext:value-type="string">
            <text:p><text:s text:c="11"/>Néphadsereg többi fegyverneméhez - általá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beleavatkozzanak a harcokb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818</text:p>
          </table:table-cell>
          <table:table-cell table:style-name="ce1" office:value-type="string" calcext:value-type="string">
            <text:p><text:s text:c="13"/>rendőregyenruhák, a villamosok, és odaadón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pótolni az ágyban, amit közben mulasztottá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911</text:p>
          </table:table-cell>
          <table:table-cell table:style-name="ce1" office:value-type="string" calcext:value-type="string">
            <text:p><text:s text:c="11"/>felfújt lábtörlő, a kifelé és befelé haladó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kerülni, de sokan belebotlottak, és a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076</text:p>
          </table:table-cell>
          <table:table-cell table:style-name="ce1" office:value-type="string" calcext:value-type="string">
            <text:p><text:s text:c="13"/>emlegette, amit visszamondottak neki. Apám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ékíteni. De Korláth csak jobban megvadu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44</text:p>
          </table:table-cell>
          <table:table-cell table:style-name="ce1" office:value-type="string" calcext:value-type="string">
            <text:p><text:s text:c="12"/>irtottak, és selejttel, helytelen eszmé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helyettesíteni. Ezek a rendszerváltozá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46</text:p>
          </table:table-cell>
          <table:table-cell table:style-name="ce1" office:value-type="string" calcext:value-type="string">
            <text:p><text:s text:c="6"/>önkormányzatokhoz. Kormánypárti képviselőtársain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olyamatosan bizonygatni, hogy ez a pén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46</text:p>
          </table:table-cell>
          <table:table-cell table:style-name="ce1" office:value-type="string" calcext:value-type="string">
            <text:p><text:s text:c="7"/>igyekezett megfelelni ezeknek az elvárásoknak é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megfelelő formát alkalmazni, de az helyénvaló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2</text:p>
          </table:table-cell>
          <table:table-cell table:style-name="ce1" office:value-type="string" calcext:value-type="string">
            <text:p><text:s text:c="15"/>terjedelmes a törvény, a túlszabályozás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benne kerülni abban az értelemben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2</text:p>
          </table:table-cell>
          <table:table-cell table:style-name="ce1" office:value-type="string" calcext:value-type="string">
            <text:p><text:s text:c="10"/>csinált mást, mint kommunikációs technikákk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yőzni az őt figyelőket, figyelmen kívü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8</text:p>
          </table:table-cell>
          <table:table-cell table:style-name="ce1" office:value-type="string" calcext:value-type="string">
            <text:p><text:s text:c="11"/>kemény következetességgel, megalkuvás nélkü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inden esetben képviselni. Nekem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4</text:p>
          </table:table-cell>
          <table:table-cell table:style-name="ce1" office:value-type="string" calcext:value-type="string">
            <text:p><text:s text:c="14"/>sokszor meghatározó tényezőként, mellőz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kis népeket. Igyekeztek mellőzni azo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9</text:p>
          </table:table-cell>
          <table:table-cell table:style-name="ce1" office:value-type="string" calcext:value-type="string">
            <text:p><text:s text:c="12"/>tanúsított, hogy szűkszavúan, néhány szó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yarázni a képviselők módosító indítvány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9</text:p>
          </table:table-cell>
          <table:table-cell table:style-name="ce1" office:value-type="string" calcext:value-type="string">
            <text:p><text:s text:c="15"/>és munkatársaim nevében eddig is minden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nnek érdekében megtenni, és a jövőbe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2</text:p>
          </table:table-cell>
          <table:table-cell table:style-name="ce1" office:value-type="string" calcext:value-type="string">
            <text:p><text:s text:c="9"/>benyújtottunk, nemcsak ezen alapálláspontunka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propagálni. Engem tulajdonképpen örömm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7</text:p>
          </table:table-cell>
          <table:table-cell table:style-name="ce1" office:value-type="string" calcext:value-type="string">
            <text:p><text:s text:c="16"/>csak az ott élő magyarság mindennapjai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nehezíteni az új államok fegyveres őre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7</text:p>
          </table:table-cell>
          <table:table-cell table:style-name="ce1" office:value-type="string" calcext:value-type="string">
            <text:p><text:s text:c="8"/>pannonhalmi bencés közösség gondozza. 1945 ut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emélyét és verseit elfeledtetni, ami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8</text:p>
          </table:table-cell>
          <table:table-cell table:style-name="ce1" office:value-type="string" calcext:value-type="string">
            <text:p><text:s text:c="13"/>Szakközépiskola épületébe lettem beosztva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elosztást úgy végezni, hogy mind az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90</text:p>
          </table:table-cell>
          <table:table-cell table:style-name="ce1" office:value-type="string" calcext:value-type="string">
            <text:p><text:s text:c="16"/>öltözve a Domovina című hazafias dall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elopni magát a Tátraaljába. És egykor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96</text:p>
          </table:table-cell>
          <table:table-cell table:style-name="ce1" office:value-type="string" calcext:value-type="string">
            <text:p><text:s text:c="14"/>esetében a rendőrség és a sajtó " azonn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hangsúlyozni " az áldozatok cigány származá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98</text:p>
          </table:table-cell>
          <table:table-cell table:style-name="ce1" office:value-type="string" calcext:value-type="string">
            <text:p><text:s text:c="15"/>újjáéled, s az átmeneti időszakban hiáb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ltségeiket csökkenteni, mégis tartozásoka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18</text:p>
          </table:table-cell>
          <table:table-cell table:style-name="ce1" office:value-type="string" calcext:value-type="string">
            <text:p><text:s text:c="15"/>és a kiadások befagyasztásának hatásáv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agyarázni. A kormányfő szavait másnap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26</text:p>
          </table:table-cell>
          <table:table-cell table:style-name="ce1" office:value-type="string" calcext:value-type="string">
            <text:p><text:s text:c="15"/>is úgy látom, hogy mindig következetes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épviselni a modern szociáldemokrácia elve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1</text:p>
          </table:table-cell>
          <table:table-cell table:style-name="ce1" office:value-type="string" calcext:value-type="string">
            <text:p><text:s text:c="14"/>minden egyes iPhone firmware frissítéss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ég szorosabbra zárni a kapukat a hacker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5</text:p>
          </table:table-cell>
          <table:table-cell table:style-name="ce1" office:value-type="string" calcext:value-type="string">
            <text:p><text:s text:c="4"/>megteremtésére. A játékos beleélését a készítők ú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ég tovább növelni (a szadisták), ho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5</text:p>
          </table:table-cell>
          <table:table-cell table:style-name="ce1" office:value-type="string" calcext:value-type="string">
            <text:p><text:s text:c="15"/>kiadó Ubisoft egy érdekes reklámvideó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promotálni készülő alkotását. Fotómodell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6</text:p>
          </table:table-cell>
          <table:table-cell table:style-name="ce1" office:value-type="string" calcext:value-type="string">
            <text:p><text:s text:c="15"/>mobil asztallal rendelkező mikromágus i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varázsolni a helyszínen lévőket. Aki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7</text:p>
          </table:table-cell>
          <table:table-cell table:style-name="ce1" office:value-type="string" calcext:value-type="string">
            <text:p><text:s text:c="8"/>készülékek esetében, viszont az első generáció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él hamarabb leépíteni, hogy helyet biztosítsa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9</text:p>
          </table:table-cell>
          <table:table-cell table:style-name="ce1" office:value-type="string" calcext:value-type="string">
            <text:p><text:s text:c="14"/>jóval egyszerűbb a dolgunk: a teszt sorá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folyamatosan hangsúlyozni, hogy lokál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9</text:p>
          </table:table-cell>
          <table:table-cell table:style-name="ce1" office:value-type="string" calcext:value-type="string">
            <text:p><text:s text:c="8"/>ismereteinket és tapasztalatainkat felhasználva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új 3D technológiával még valósághűbbé </text:p>
          </table:table-cell>
          <table:table-cell office:value-type="string" calcext:value-type="string">
            <text:p>tenni a 3D élményt,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0</text:p>
          </table:table-cell>
          <table:table-cell table:style-name="ce1" office:value-type="string" calcext:value-type="string">
            <text:p><text:s text:c="12"/>szoftveróriás már előzetesen és részleges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ezelni, mikor a Windows 7-ban már letilthatóvá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7</text:p>
          </table:table-cell>
          <table:table-cell table:style-name="ce1" office:value-type="string" calcext:value-type="string">
            <text:p><text:s text:c="12"/>lehető " legkorrektebben és legtisztábban "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rendezni az anyagi problémákat. 2003-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7</text:p>
          </table:table-cell>
          <table:table-cell table:style-name="ce1" office:value-type="string" calcext:value-type="string">
            <text:p><text:s text:c="8"/>kijelentette, számára úgy tűnik, Zuschlag Jáno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" instruálni " a tanúkat. Az elsőrendű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9</text:p>
          </table:table-cell>
          <table:table-cell table:style-name="ce1" office:value-type="string" calcext:value-type="string">
            <text:p><text:s text:c="13"/>pénzszerzés helyszínéül. Látogatásai sorá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térképezni az üzletet, s vásárlási szándék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2</text:p>
          </table:table-cell>
          <table:table-cell table:style-name="ce1" office:value-type="string" calcext:value-type="string">
            <text:p><text:s text:c="5"/>Holding-vezetés ügyes-bajos dolgainak citálásával)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a nyolcmillió forintos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3</text:p>
          </table:table-cell>
          <table:table-cell table:style-name="ce1" office:value-type="string" calcext:value-type="string">
            <text:p><text:s text:c="13"/>alatt a diákok mindvégig hangos énekléss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zavarni a táblaállítás ellen tüntető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3</text:p>
          </table:table-cell>
          <table:table-cell table:style-name="ce1" office:value-type="string" calcext:value-type="string">
            <text:p><text:s text:c="14"/>felsorakoztatott diákok hangos énekléss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zavarni. Torzsa Sándor, a Societas alelnök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4</text:p>
          </table:table-cell>
          <table:table-cell table:style-name="ce1" office:value-type="string" calcext:value-type="string">
            <text:p><text:s text:c="16"/>amelyek az aszfaltra permetezett vízz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nyhíteni a forróságot - az útburkola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4</text:p>
          </table:table-cell>
          <table:table-cell table:style-name="ce1" office:value-type="string" calcext:value-type="string">
            <text:p><text:s text:c="11"/>volna, annyira elképzelhetetlen. A jótevőke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összehozni az eközben jogorvoslati ut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6</text:p>
          </table:table-cell>
          <table:table-cell table:style-name="ce1" office:value-type="string" calcext:value-type="string">
            <text:p><text:s text:c="13"/>arra járó autósok pedig az útról lehúzódv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vágtató lovakat. Végül Nyíregyház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8</text:p>
          </table:table-cell>
          <table:table-cell table:style-name="ce1" office:value-type="string" calcext:value-type="string">
            <text:p><text:s text:c="7"/>tendenciózusan szerkesztett dokumentumok alapj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őt hamis gyanúba keverni. Baráti celebe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0</text:p>
          </table:table-cell>
          <table:table-cell table:style-name="ce1" office:value-type="string" calcext:value-type="string">
            <text:p><text:s text:c="16"/>az orosz felvásárlás rémével fenyegetve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rábírni a Mol vezetőségét az " összefogásr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3</text:p>
          </table:table-cell>
          <table:table-cell table:style-name="ce1" office:value-type="string" calcext:value-type="string">
            <text:p><text:s text:c="16"/>el Nagy-Britanniába. Az állam elöljáró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isztes távolból szemlélni a katolikus <text:s/></text:p>
          </table:table-cell>
          <table:table-cell office:value-type="string" calcext:value-type="string">
            <text:p>egyház fej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3</text:p>
          </table:table-cell>
          <table:table-cell table:style-name="ce1" office:value-type="string" calcext:value-type="string">
            <text:p><text:s text:c="12"/>vonakodó amerikai republikánus szenátorok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arról, mennyire fontos az amerikai-oros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3"/>újjáéled, így az átmeneti időszakban ugy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ltségeiket csökkenteni, mégis tartozásoka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3"/>irodalmi volt a szöveg, a kerek mondatoka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ondhatóra faragni. - Mit szólt hozzá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5"/>élelmesebbek a legcsendesebb és leghűvösebb hely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átraikat felállítani. Pedig nem volt egyszerű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5"/>. Még látni is alig látott, de betűnkén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silabizálni a szöveget, majd buldog természett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4</text:p>
          </table:table-cell>
          <table:table-cell table:style-name="ce1" office:value-type="string" calcext:value-type="string">
            <text:p><text:s text:c="11"/>készítettek, de már tarhonyás desszerttel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lepni a zsűrit. Tápén évszázados hagyománya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9"/>különböző országok eltérő érdekeit - tisztáz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kyotói protokol megvalósításának részletei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15"/>hogy levadásztuk az összes szúnyogot, 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lecsöndesíteni a minden ízeltlábútól irtózó </text:p>
          </table:table-cell>
          <table:table-cell office:value-type="string" calcext:value-type="string">
            <text:p>Kisluc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7"/>jobbközép erőit, és civil szervezetekkel közös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lelni a város értékei és érdekei közti </text:p>
          </table:table-cell>
          <table:table-cell office:value-type="string" calcext:value-type="string">
            <text:p>egyensúly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10"/>legnemesebb is egyben! Éppen ezért könyvünke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úgy összeállítani, hogy mindezt szóról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table:style-name="ce1" office:value-type="string" calcext:value-type="string">
            <text:p><text:s text:c="6"/>teatralitás váltja fel. Lehet, hogy éppen ezektő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óvni a rendező az énekeseket. Túlzott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91</text:p>
          </table:table-cell>
          <table:table-cell table:style-name="ce1" office:value-type="string" calcext:value-type="string">
            <text:p><text:s text:c="14"/>másfelől pedig az első pillanattól kezdv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(apró) darabokra szedni milliárdos vagyon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91</text:p>
          </table:table-cell>
          <table:table-cell table:style-name="ce1" office:value-type="string" calcext:value-type="string">
            <text:p><text:s text:c="13"/>egyezségre jutni a két politikus, most az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hangsúlyozni, közösen igyekeznek megolda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98</text:p>
          </table:table-cell>
          <table:table-cell table:style-name="ce1" office:value-type="string" calcext:value-type="string">
            <text:p><text:s text:c="7"/>bevándorlási reform melletti elkötelezettségérő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yőzni hallgatóságát John McCain,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98</text:p>
          </table:table-cell>
          <table:table-cell table:style-name="ce1" office:value-type="string" calcext:value-type="string">
            <text:p><text:s text:c="11"/>felszólalt George Bush amerikai elnök is, é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nyugtatni a jelenlévőket, hogy az Egyesü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1</text:p>
          </table:table-cell>
          <table:table-cell table:style-name="ce1" office:value-type="string" calcext:value-type="string">
            <text:p><text:s text:c="8"/>használtuk az autót, és a lehetőségekhez mérte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ihasználni a turbó előnyeit, magyarul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2</text:p>
          </table:table-cell>
          <table:table-cell table:style-name="ce1" office:value-type="string" calcext:value-type="string">
            <text:p><text:s text:c="14"/>Frodig a célegyenes végi kanyarban. Tibor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szaelőzni a dánt, de nem bírt vele 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3</text:p>
          </table:table-cell>
          <table:table-cell table:style-name="ce1" office:value-type="string" calcext:value-type="string">
            <text:p><text:s text:c="10"/>működése gondoskodik. Minden lehetséges mód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okozni a bent ülők komfortérzetét: a szellőzőrostély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4</text:p>
          </table:table-cell>
          <table:table-cell table:style-name="ce1" office:value-type="string" calcext:value-type="string">
            <text:p><text:s text:c="13"/>számának (például 2-ről 10-re) növel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volna növelni. 980 km/h sebességnél technológia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6</text:p>
          </table:table-cell>
          <table:table-cell table:style-name="ce1" office:value-type="string" calcext:value-type="string">
            <text:p><text:s text:c="8"/>kezdődött a telefonálgatás, jobb érzésű baráta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őször lebeszélni róla (később megakadályoz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18</text:p>
          </table:table-cell>
          <table:table-cell table:style-name="ce1" office:value-type="string" calcext:value-type="string">
            <text:p><text:s text:c="11"/>előbb lufit eregettek, majd a Beo szókincs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bővíteni a csíraoli " szóval "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5"/>. A programból kitűnik, hogy a szervez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a már unalomig játszo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2"/>gumikra összpontosítottunk, de a fékeket i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javítani. A felfüggesztések és az aerodinamika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6"/>valóban nélkülözhetetlen nyári cuccoka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összegyűjteni. Nyilvánvaló, hogy egy vaskosabb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0</text:p>
          </table:table-cell>
          <table:table-cell table:style-name="ce1" office:value-type="string" calcext:value-type="string">
            <text:p><text:s text:c="15"/>dolgozott Ben Affleckkel. " Ethan és J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itkolni románcukat a nyilvánosság elő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4</text:p>
          </table:table-cell>
          <table:table-cell table:style-name="ce1" office:value-type="string" calcext:value-type="string">
            <text:p><text:s text:c="11"/>márkanévvel nulláról kezdjük a márkaépítést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 értékeket, pozitívumokat átmenteni.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6</text:p>
          </table:table-cell>
          <table:table-cell table:style-name="ce1" office:value-type="string" calcext:value-type="string">
            <text:p><text:s text:c="12"/>irodalomtörténész elmondta, már korábban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agyarázni a költő népszerűségét. Az 1980-a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8</text:p>
          </table:table-cell>
          <table:table-cell table:style-name="ce1" office:value-type="string" calcext:value-type="string">
            <text:p><text:s text:c="16"/>személyzet ez idő alatt kétségbeesett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csillapítani az önkontrollt vesztett popsztá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8</text:p>
          </table:table-cell>
          <table:table-cell table:style-name="ce1" office:value-type="string" calcext:value-type="string">
            <text:p><text:s text:c="14"/>nyugtalanító kérdésekről szóló beszédév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húzni a japán-kínai feszültségek méregfog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8</text:p>
          </table:table-cell>
          <table:table-cell table:style-name="ce1" office:value-type="string" calcext:value-type="string">
            <text:p><text:s text:c="13"/>megvalósítása. Természetesen Szent-György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zonozni Szegednek a tudományos sikerekhez </text:p>
          </table:table-cell>
          <table:table-cell office:value-type="string" calcext:value-type="string">
            <text:p>való hozzájárul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6"/>szabálytalan. Ezért nemet mondtak rá, s jóllehet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laposan átgondolni ennek a következménye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9"/>hullámvölgybe került Williams új igazolásokk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szanyerni a lendületét. Miután eddig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11"/>hazai multinacionális vállalatok a válság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vinni a megtermelt nyereséget, néhán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2</text:p>
          </table:table-cell>
          <table:table-cell table:style-name="ce1" office:value-type="string" calcext:value-type="string">
            <text:p><text:s text:c="16"/>áramlását az autó alá. A CT-01-gyel ez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oldani " - mondta. " Mivel a mi autón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5</text:p>
          </table:table-cell>
          <table:table-cell table:style-name="ce1" office:value-type="string" calcext:value-type="string">
            <text:p><text:s text:c="11"/>szövetségekhez kötődő kooptálási megold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tmenteni (1989-1990), amit az első szabad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43</text:p>
          </table:table-cell>
          <table:table-cell table:style-name="ce1" office:value-type="string" calcext:value-type="string">
            <text:p><text:s text:c="6"/>portugálok az elődöntőben folyamatos letámad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ejét venni a spanyol passzolgatásnak, 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44</text:p>
          </table:table-cell>
          <table:table-cell table:style-name="ce1" office:value-type="string" calcext:value-type="string">
            <text:p><text:s text:c="16"/>kapitánya, Pim Verbeek azt mondta, ho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nehezíteni a németek dolgát és kihasznál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44</text:p>
          </table:table-cell>
          <table:table-cell table:style-name="ce1" office:value-type="string" calcext:value-type="string">
            <text:p><text:s text:c="15"/>szerb nyomást átvészelve fellégeztek, 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gy-egy támadást is felépíteni az ausztrál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44</text:p>
          </table:table-cell>
          <table:table-cell table:style-name="ce1" office:value-type="string" calcext:value-type="string">
            <text:p><text:s text:c="5"/>részrehajlásra gyanakodott, és művi beavatkozáss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teknőc intuitív képességét emberi értékrend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1</text:p>
          </table:table-cell>
          <table:table-cell table:style-name="ce1" office:value-type="string" calcext:value-type="string">
            <text:p><text:s text:c="14"/>esetleges korrupciógyanús esetekről, mer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távol tartani magát mindettől. SZDSZ M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4</text:p>
          </table:table-cell>
          <table:table-cell table:style-name="ce1" office:value-type="string" calcext:value-type="string">
            <text:p><text:s text:c="16"/>Rádió vezérigazgatója. " Minden fórumo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mondani az álláspontunkat, és időről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4</text:p>
          </table:table-cell>
          <table:table-cell table:style-name="ce1" office:value-type="string" calcext:value-type="string">
            <text:p><text:s text:c="8"/>kijelentette, számára úgy tűnik, Zuschlag Jáno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instruálni a tanúkat. A vádlott elismer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5</text:p>
          </table:table-cell>
          <table:table-cell table:style-name="ce1" office:value-type="string" calcext:value-type="string">
            <text:p><text:s text:c="7"/>vádlottak a kegyetlenkedést mindennapos játékna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állítani a bíróság szerint. A tököl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6</text:p>
          </table:table-cell>
          <table:table-cell table:style-name="ce1" office:value-type="string" calcext:value-type="string">
            <text:p><text:s text:c="12"/>szégyellni, sem takargatni valója, munkáj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indig a lehető legjobb színvonalon ellát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9</text:p>
          </table:table-cell>
          <table:table-cell table:style-name="ce1" office:value-type="string" calcext:value-type="string">
            <text:p><text:s text:c="7"/>gyomnövényt. Ebben az évben már helikopterrel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lderíteni a parlagfüves területeket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72</text:p>
          </table:table-cell>
          <table:table-cell table:style-name="ce1" office:value-type="string" calcext:value-type="string">
            <text:p><text:s text:c="10"/>leghíresebb politikusok, akik éhségsztráj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érni céljaikat. Gyurcsány három társáv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82</text:p>
          </table:table-cell>
          <table:table-cell table:style-name="ce1" office:value-type="string" calcext:value-type="string">
            <text:p><text:s text:c="15"/>választott cím áll a táblán. A szervez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óvni a pályázók személyazonosságá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2</text:p>
          </table:table-cell>
          <table:table-cell table:style-name="ce1" office:value-type="string" calcext:value-type="string">
            <text:p><text:s text:c="15"/>egyelőre csak egy motor esetében, ám az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úgy kiválasztani, hogy egy igazi " tömegmodel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5</text:p>
          </table:table-cell>
          <table:table-cell table:style-name="ce1" office:value-type="string" calcext:value-type="string">
            <text:p><text:s text:c="9"/>ötvözni tudja a kettő lényegi elemeit. Cserébe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nnek összetevőit annyira tisztázni, amennyir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5</text:p>
          </table:table-cell>
          <table:table-cell table:style-name="ce1" office:value-type="string" calcext:value-type="string">
            <text:p><text:s text:c="14"/>egy hónapon keresztül heves bombázáso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lőrölni a tálib ellenállást, míg az Észa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7</text:p>
          </table:table-cell>
          <table:table-cell table:style-name="ce1" office:value-type="string" calcext:value-type="string">
            <text:p><text:s text:c="16"/>ideális államot kialakítaniuk, miközb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xportálni világforradalmi terveiket. Í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8</text:p>
          </table:table-cell>
          <table:table-cell table:style-name="ce1" office:value-type="string" calcext:value-type="string">
            <text:p><text:s text:c="9"/>helyzet, a kereskedők ugyanis ezzel az itall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pótolni a másik terén látható - és várható </text:p>
          </table:table-cell>
          <table:table-cell office:value-type="string" calcext:value-type="string">
            <text:p>- keresletkiesés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9</text:p>
          </table:table-cell>
          <table:table-cell table:style-name="ce1" office:value-type="string" calcext:value-type="string">
            <text:p><text:s text:c="3"/>rohamrendőrökkel, akik gumilövedékkel és könnygázz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fékezni a zavargást. Több száz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9</text:p>
          </table:table-cell>
          <table:table-cell table:style-name="ce1" office:value-type="string" calcext:value-type="string">
            <text:p><text:s text:c="14"/>amerikai, Rodney Kinget, majd a rendőrség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tussolni az ügyet. Az intézmény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0</text:p>
          </table:table-cell>
          <table:table-cell table:style-name="ce1" office:value-type="string" calcext:value-type="string">
            <text:p><text:s text:c="10"/>gazdasági kilátások miatt aggódó amerikaiaka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nyugtatni George Bush elnök idei -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3</text:p>
          </table:table-cell>
          <table:table-cell table:style-name="ce1" office:value-type="string" calcext:value-type="string">
            <text:p><text:s text:c="15"/>magyarországi családjának, ennek alapj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onosítani tartózkodási helyét, de amik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4</text:p>
          </table:table-cell>
          <table:table-cell table:style-name="ce1" office:value-type="string" calcext:value-type="string">
            <text:p><text:s text:c="9"/>bevételhez jussanak, másrészt az öltözettel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ovább erősíteni Santorum családapás imáz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7</text:p>
          </table:table-cell>
          <table:table-cell table:style-name="ce1" office:value-type="string" calcext:value-type="string">
            <text:p><text:s text:c="14"/>klimax időszakát a lehető legpozitívabban </text:p>
          </table:table-cell>
          <table:table-cell office:value-type="string" calcext:value-type="string">
            <text:p><text:s/>igyekezted </text:p>
          </table:table-cell>
          <table:table-cell office:value-type="string" calcext:value-type="string">
            <text:p><text:s/>átélni. Sokat foglalkoztál magaddal, s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8</text:p>
          </table:table-cell>
          <table:table-cell table:style-name="ce1" office:value-type="string" calcext:value-type="string">
            <text:p><text:s text:c="7"/>teljesítőképessége ennek csak a fele. Az orvos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hangsúlyozni, hogy napjainkban a merevedés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21</text:p>
          </table:table-cell>
          <table:table-cell table:style-name="ce1" office:value-type="string" calcext:value-type="string">
            <text:p><text:s text:c="8"/>életművét három legnépszerűbb könyvén keresztü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bemutatni. A rózsa neve Tartalo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21</text:p>
          </table:table-cell>
          <table:table-cell table:style-name="ce1" office:value-type="string" calcext:value-type="string">
            <text:p><text:s text:c="16"/>a zenekar ügyes-bajos kiadói problémá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orvosolni, világszerte turnézott, és mé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25</text:p>
          </table:table-cell>
          <table:table-cell table:style-name="ce1" office:value-type="string" calcext:value-type="string">
            <text:p><text:s text:c="14"/>úgyhogy amennyire a körülmények engedték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szaporázni a lépteinket. Természetesen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28</text:p>
          </table:table-cell>
          <table:table-cell table:style-name="ce1" office:value-type="string" calcext:value-type="string">
            <text:p><text:s text:c="9"/>katasztrófa után már a vizsgálóbizottság előt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izonygatni ártatlanságát. Részeg vol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2</text:p>
          </table:table-cell>
          <table:table-cell table:style-name="ce1" office:value-type="string" calcext:value-type="string">
            <text:p><text:s text:c="11"/>előtt is a sportszerűség látszatára sem adv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provokálni a hazai csapat szurkolóit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6</text:p>
          </table:table-cell>
          <table:table-cell table:style-name="ce1" office:value-type="string" calcext:value-type="string">
            <text:p><text:s text:c="10"/>hasonló volt, mint Venezuela ellen: játékosa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lassítani a játékot, és megtartani a labd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6</text:p>
          </table:table-cell>
          <table:table-cell table:style-name="ce1" office:value-type="string" calcext:value-type="string">
            <text:p><text:s text:c="15"/>, Bácsi Péternek először a perui Barrer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útját állni, majd a folytatásban, a türkmé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8</text:p>
          </table:table-cell>
          <table:table-cell table:style-name="ce1" office:value-type="string" calcext:value-type="string">
            <text:p><text:s text:c="11"/>Horváth Imre szövetségi edző a nagyszünetb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rázni csapatát, aminek meg is lett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9</text:p>
          </table:table-cell>
          <table:table-cell table:style-name="ce1" office:value-type="string" calcext:value-type="string">
            <text:p><text:s text:c="9"/>sistergős balos bombájánál Adler nagy védéss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edtetni bakiját, a kipattanót Wright-Phillip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1</text:p>
          </table:table-cell>
          <table:table-cell table:style-name="ce1" office:value-type="string" calcext:value-type="string">
            <text:p><text:s text:c="16"/>a hazaiak a saját térfelüket megszállv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él hamarabb megállítani a debreceni <text:s/></text:p>
          </table:table-cell>
          <table:table-cell office:value-type="string" calcext:value-type="string">
            <text:p>akciók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3</text:p>
          </table:table-cell>
          <table:table-cell table:style-name="ce1" office:value-type="string" calcext:value-type="string">
            <text:p><text:s text:c="12"/>Diego Milito vezérletével az elöl lévő trió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zavarni a labdakihozatalt. Másodpercek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6</text:p>
          </table:table-cell>
          <table:table-cell table:style-name="ce1" office:value-type="string" calcext:value-type="string">
            <text:p><text:s text:c="9"/>támadásba lendült, és a védekezést sutba dobva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kiütéssel lezárni a találkozót. Az idő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6</text:p>
          </table:table-cell>
          <table:table-cell table:style-name="ce1" office:value-type="string" calcext:value-type="string">
            <text:p><text:s text:c="10"/>Grandez, akik a testi adottságaik bevet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népszerűsíteni a csapatot. Daysi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8</text:p>
          </table:table-cell>
          <table:table-cell table:style-name="ce1" office:value-type="string" calcext:value-type="string">
            <text:p><text:s text:c="13"/>gondolom, hogy a magyar szövetség részérő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lehető legtöbb versenyzési lehetőséget </text:p>
          </table:table-cell>
          <table:table-cell office:value-type="string" calcext:value-type="string">
            <text:p>biztosíta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8</text:p>
          </table:table-cell>
          <table:table-cell table:style-name="ce1" office:value-type="string" calcext:value-type="string">
            <text:p><text:s text:c="20"/>ellen. A madridi újságok ugyanakko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hangsúlyozni, hogy az El Clásicón n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0</text:p>
          </table:table-cell>
          <table:table-cell table:style-name="ce1" office:value-type="string" calcext:value-type="string">
            <text:p><text:s text:c="14"/>is felszólaltak, akik az AIDS veszélyeir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felhívni a figyelmet. juha1pal102 Les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4</text:p>
          </table:table-cell>
          <table:table-cell table:style-name="ce1" office:value-type="string" calcext:value-type="string">
            <text:p><text:s text:c="14"/>hogy az ipar által előállított termékekr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rábeszélni az embereket, tette hozzá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4</text:p>
          </table:table-cell>
          <table:table-cell table:style-name="ce1" office:value-type="string" calcext:value-type="string">
            <text:p><text:s text:c="14"/>elkészítéséhez.) A per alatt mindenképp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bizonyítani a zsidók bűnösségét, még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5</text:p>
          </table:table-cell>
          <table:table-cell table:style-name="ce1" office:value-type="string" calcext:value-type="string">
            <text:p><text:s text:c="11"/>hagyományos, képcsöves készülékhez hasonlóvá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ormálni az L5HX modelljét, és valamenny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8</text:p>
          </table:table-cell>
          <table:table-cell table:style-name="ce1" office:value-type="string" calcext:value-type="string">
            <text:p><text:s text:c="12"/>portálokra. Ugyanakkor Teherán egyre jobba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gátolni a hírportálokhoz és szociális </text:p>
          </table:table-cell>
          <table:table-cell office:value-type="string" calcext:value-type="string">
            <text:p>közösségi hálózatokhoz való kapcsolódás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62</text:p>
          </table:table-cell>
          <table:table-cell table:style-name="ce1" office:value-type="string" calcext:value-type="string">
            <text:p><text:s text:c="14"/>főtéma mellett. Markáns, egyéni jegyekkel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felruházni, a témákat pedig két riporte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63</text:p>
          </table:table-cell>
          <table:table-cell table:style-name="ce1" office:value-type="string" calcext:value-type="string">
            <text:p><text:s text:c="15"/>mikor a Tilda nevű szereplő fehérneműbe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lcsábítani emberét. Ragyogó közönségaránny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70</text:p>
          </table:table-cell>
          <table:table-cell table:style-name="ce1" office:value-type="string" calcext:value-type="string">
            <text:p><text:s text:c="16"/>gyönyörködtünk a különös látványban (é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távol tartani a vérszomjas szúnyogsereg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75</text:p>
          </table:table-cell>
          <table:table-cell table:style-name="ce1" office:value-type="string" calcext:value-type="string">
            <text:p><text:s text:c="11"/>Orleans éppen 10, 1 milliós turistaforgalm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felülmúlni. Már a századforduló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81</text:p>
          </table:table-cell>
          <table:table-cell table:style-name="ce1" office:value-type="string" calcext:value-type="string">
            <text:p><text:s text:c="12"/>feltétlenül indokolt volt, a többivel pedi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fizetős utakat - vagy, ha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83</text:p>
          </table:table-cell>
          <table:table-cell table:style-name="ce1" office:value-type="string" calcext:value-type="string">
            <text:p><text:s text:c="13"/>kereskedők megítélése szerint a befektet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nem túlreagálni a történteket, miköz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85</text:p>
          </table:table-cell>
          <table:table-cell table:style-name="ce1" office:value-type="string" calcext:value-type="string">
            <text:p><text:s text:c="13"/>piacokat, országokat is, mert a befektető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kockázatosabb régióka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94</text:p>
          </table:table-cell>
          <table:table-cell table:style-name="ce1" office:value-type="string" calcext:value-type="string">
            <text:p><text:s text:c="12"/>tartoztam, akik ha egy szerződést aláírtak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végigdolgozni, egy esetben sem hagytam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94</text:p>
          </table:table-cell>
          <table:table-cell table:style-name="ce1" office:value-type="string" calcext:value-type="string">
            <text:p><text:s text:c="14"/>megjelenítéséhez. Ezekben az esetekben i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2D-s rajz illúzióját kelteni. -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98</text:p>
          </table:table-cell>
          <table:table-cell table:style-name="ce1" office:value-type="string" calcext:value-type="string">
            <text:p><text:s text:c="16"/>az elmúlt napokat azzal töltötték, hogy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a szenzációra éhes sajtót arr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98</text:p>
          </table:table-cell>
          <table:table-cell table:style-name="ce1" office:value-type="string" calcext:value-type="string">
            <text:p><text:s text:c="16"/>a zenekar ügyes-bajos kiadói problémá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orvosolni, világszerte turnézott, és mé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0</text:p>
          </table:table-cell>
          <table:table-cell table:style-name="ce1" office:value-type="string" calcext:value-type="string">
            <text:p><text:s text:c="16"/>terveztünk feleségemmel, Annával, hanem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több oldalról is ábrázolni Wass Alber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0</text:p>
          </table:table-cell>
          <table:table-cell table:style-name="ce1" office:value-type="string" calcext:value-type="string">
            <text:p><text:s text:c="14"/>jelentette, hogy eleve a szervizköltség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spórolni a kötelező adategyeztetés dí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6</text:p>
          </table:table-cell>
          <table:table-cell table:style-name="ce1" office:value-type="string" calcext:value-type="string">
            <text:p><text:s text:c="14"/>dolgozó rétegeket - és azok szavazatait -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nyerni: a nyugdíjasokat, a rokkantaka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7</text:p>
          </table:table-cell>
          <table:table-cell table:style-name="ce1" office:value-type="string" calcext:value-type="string">
            <text:p><text:s text:c="13"/>velük, sok-sok órát töltöttünk azzal, hogy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elmagyarázni nekik a tábori élet menet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8</text:p>
          </table:table-cell>
          <table:table-cell table:style-name="ce1" office:value-type="string" calcext:value-type="string">
            <text:p><text:s text:c="16"/>nyújtanak. A programok összeállításáná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környező települések csoportjait meghív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16</text:p>
          </table:table-cell>
          <table:table-cell table:style-name="ce1" office:value-type="string" calcext:value-type="string">
            <text:p><text:s text:c="6"/>szecesszió, ennek hatására a tehetősebb polgárság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utánozni őket. Kaposváron, Temesváron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18</text:p>
          </table:table-cell>
          <table:table-cell table:style-name="ce1" office:value-type="string" calcext:value-type="string">
            <text:p><text:s text:c="9"/>nemzetiszocialista is, akik közbekiabálásokk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előadást megzavarni. Nem sikerült neki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19</text:p>
          </table:table-cell>
          <table:table-cell table:style-name="ce1" office:value-type="string" calcext:value-type="string">
            <text:p><text:s text:c="14"/>egy Kr. e. 23. századi asszír uralkodóv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összhangba hozni Ábrámot. Később Micha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1</text:p>
          </table:table-cell>
          <table:table-cell table:style-name="ce1" office:value-type="string" calcext:value-type="string">
            <text:p><text:s text:c="13"/>területére. A spanyolok és a portugálok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gyarmatosítani, végül a spanyolok kerekedt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5</text:p>
          </table:table-cell>
          <table:table-cell table:style-name="ce1" office:value-type="string" calcext:value-type="string">
            <text:p><text:s text:c="14"/>lakossággal, mi több, a dán ellenáll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polni a jó kapcsolatot. 1945. április 22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5</text:p>
          </table:table-cell>
          <table:table-cell table:style-name="ce1" office:value-type="string" calcext:value-type="string">
            <text:p><text:s text:c="14"/>Dozier producer nyilatkozataikban azon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árítani azokat a kritikákat, melyek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6</text:p>
          </table:table-cell>
          <table:table-cell table:style-name="ce1" office:value-type="string" calcext:value-type="string">
            <text:p><text:s text:c="7"/>pszichológia alapelvei címet viselte. Ez a könyv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 pszichológiát mint új tudományterüle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7</text:p>
          </table:table-cell>
          <table:table-cell table:style-name="ce1" office:value-type="string" calcext:value-type="string">
            <text:p><text:s text:c="22"/>jelentése. 1965-től az iskolák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tanárok lebeszélni a gyermekeket a vallásosságr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8</text:p>
          </table:table-cell>
          <table:table-cell table:style-name="ce1" office:value-type="string" calcext:value-type="string">
            <text:p><text:s text:c="16"/>annak a következménye volt, hogy Kázmér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át jól képzett szakemberekkel, politikusokkal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2</text:p>
          </table:table-cell>
          <table:table-cell table:style-name="ce1" office:value-type="string" calcext:value-type="string">
            <text:p><text:s text:c="13"/>drága emlékezetét tisztelni és örökösíte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... (Kolozsvár, 1778.) Jó atya és <text:s/>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2</text:p>
          </table:table-cell>
          <table:table-cell table:style-name="ce1" office:value-type="string" calcext:value-type="string">
            <text:p><text:s text:c="16"/>egységesen 16 évben állapította meg, d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már leszolgált katonákat továbbszolgálatra </text:p>
          </table:table-cell>
          <table:table-cell office:value-type="string" calcext:value-type="string">
            <text:p>bírni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3</text:p>
          </table:table-cell>
          <table:table-cell table:style-name="ce1" office:value-type="string" calcext:value-type="string">
            <text:p><text:s text:c="11"/>városok: megőrizték alapvető vonásaikat, bá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őket hellenizálni, s gyakran dinasztikus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5</text:p>
          </table:table-cell>
          <table:table-cell table:style-name="ce1" office:value-type="string" calcext:value-type="string">
            <text:p><text:s text:c="11"/>békekötés még nem történt meg, így a szerbe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használni a munkások Horthy-rendszerrel </text:p>
          </table:table-cell>
          <table:table-cell office:value-type="string" calcext:value-type="string">
            <text:p>való szembenáll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5</text:p>
          </table:table-cell>
          <table:table-cell table:style-name="ce1" office:value-type="string" calcext:value-type="string">
            <text:p><text:s text:c="11"/>Állam kegyeiből, a velenceiek a pápa nevéb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büntetni Cesarét. Ez gyakorlatilag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6</text:p>
          </table:table-cell>
          <table:table-cell table:style-name="ce1" office:value-type="string" calcext:value-type="string">
            <text:p><text:s text:c="12"/>halála felett szüleinek fájdalmát enyhíte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. Nagy-Enyed, 1767. Forráso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7</text:p>
          </table:table-cell>
          <table:table-cell table:style-name="ce1" office:value-type="string" calcext:value-type="string">
            <text:p><text:s text:c="14"/>Studios a Warner Bros.-szal együttműködve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isszaadni a film stílusát a videojáték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8</text:p>
          </table:table-cell>
          <table:table-cell table:style-name="ce1" office:value-type="string" calcext:value-type="string">
            <text:p><text:s text:c="13"/>sajtó főszerkesztői és a brit hivatalnok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allgatni a katyńi tömegmészárlás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9</text:p>
          </table:table-cell>
          <table:table-cell table:style-name="ce1" office:value-type="string" calcext:value-type="string">
            <text:p><text:s text:c="14"/>lakossággal, mi több, a dán ellenállássa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ápolni a jó kapcsolatot. 1945. április 22-é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0</text:p>
          </table:table-cell>
          <table:table-cell table:style-name="ce1" office:value-type="string" calcext:value-type="string">
            <text:p><text:s text:c="7"/>összehívásával IX. Piusz pápa legfőbb törekvésé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alátámasztani: az egyház belső, hitbél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1</text:p>
          </table:table-cell>
          <table:table-cell table:style-name="ce1" office:value-type="string" calcext:value-type="string">
            <text:p><text:s text:c="11"/>Ezzel a viselkedéssel az algoritmus alkotója </text:p>
          </table:table-cell>
          <table:table-cell office:value-type="string" calcext:value-type="string">
            <text:p><text:s/>igyekezte </text:p>
          </table:table-cell>
          <table:table-cell table:style-name="ce3" office:value-type="string" calcext:value-type="string">
            <text:p><text:s/>megkerüli azt a problémát, hogy a progra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2</text:p>
          </table:table-cell>
          <table:table-cell table:style-name="ce1" office:value-type="string" calcext:value-type="string">
            <text:p><text:s text:c="14"/>állt Litvánia is, noha a lovagok többszö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hódítani. A konföderáció fő hatalomforrása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3</text:p>
          </table:table-cell>
          <table:table-cell table:style-name="ce1" office:value-type="string" calcext:value-type="string">
            <text:p><text:s text:c="8"/>veszéllyel, legfeljebb csak a béke fenntartásá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érni, mialatt az ország ebek harmincadjá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5</text:p>
          </table:table-cell>
          <table:table-cell table:style-name="ce1" office:value-type="string" calcext:value-type="string">
            <text:p><text:s text:c="11"/>mongúz (Herpestes ichneumon) betelepítésé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irtani a mérgeskígyókat, de mivel ez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6</text:p>
          </table:table-cell>
          <table:table-cell table:style-name="ce1" office:value-type="string" calcext:value-type="string">
            <text:p><text:s text:c="11"/>alapelveket a szovjet ideológia elvárásaihoz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igazítani. A harmincas években azon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9</text:p>
          </table:table-cell>
          <table:table-cell table:style-name="ce1" office:value-type="string" calcext:value-type="string">
            <text:p><text:s text:c="11"/>archetípusának megjelenése, noha a testvére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z egydimenzionalitást, különös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9</text:p>
          </table:table-cell>
          <table:table-cell table:style-name="ce1" office:value-type="string" calcext:value-type="string">
            <text:p><text:s text:c="5"/>teremtsenek. Ezért a német lovagok a 14. századba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foglalni Litvániát is, legfőképp Szamogiti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3</text:p>
          </table:table-cell>
          <table:table-cell table:style-name="ce1" office:value-type="string" calcext:value-type="string">
            <text:p><text:s text:c="10"/>kívánták fenntartani, illetve a senki földjé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lenőrzésük alá vonni éjszakára. A rajtaütés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4</text:p>
          </table:table-cell>
          <table:table-cell table:style-name="ce1" office:value-type="string" calcext:value-type="string">
            <text:p><text:s text:c="10"/>támogatták a művészeteket, számos rendelett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szabályozni és egységesíteni az alig 50 </text:p>
          </table:table-cell>
          <table:table-cell office:value-type="string" calcext:value-type="string">
            <text:p>tartomány élet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5</text:p>
          </table:table-cell>
          <table:table-cell table:style-name="ce1" office:value-type="string" calcext:value-type="string">
            <text:p><text:s text:c="17"/>nagyhatalom ölre ment érte. Az angolo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hitetni a világ közvéleményével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5</text:p>
          </table:table-cell>
          <table:table-cell table:style-name="ce1" office:value-type="string" calcext:value-type="string">
            <text:p><text:s text:c="16"/>csoportosulások, amelyek tisztességes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embereket és Kleklt is meggyőzni, hogy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9</text:p>
          </table:table-cell>
          <table:table-cell table:style-name="ce1" office:value-type="string" calcext:value-type="string">
            <text:p><text:s text:c="15"/>idegeneket ", s amennyire csak lehetett,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általuk lenézett angol buldog </text:p>
          </table:table-cell>
          <table:table-cell office:value-type="string" calcext:value-type="string">
            <text:p>befoly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0</text:p>
          </table:table-cell>
          <table:table-cell table:style-name="ce1" office:value-type="string" calcext:value-type="string">
            <text:p><text:s text:c="11"/>Emellett a közgazdaságtant és a statisztik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ötvözni azáltal, hogy " olyan ötlet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0</text:p>
          </table:table-cell>
          <table:table-cell table:style-name="ce1" office:value-type="string" calcext:value-type="string">
            <text:p><text:s text:c="5"/>évtizedekben, egészen a második világháború végéi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propagálni a vendekből, hogy ők nem szlové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0</text:p>
          </table:table-cell>
          <table:table-cell table:style-name="ce1" office:value-type="string" calcext:value-type="string">
            <text:p><text:s text:c="15"/>Már az első években sorozatokba rendezv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adni a könyveket, de ezek a sorozat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5</text:p>
          </table:table-cell>
          <table:table-cell table:style-name="ce1" office:value-type="string" calcext:value-type="string">
            <text:p><text:s text:c="7"/>foglalkozó története. Ezek után a Shadow Ladyve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hódítani a közönséget 1995-ben. Eb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7</text:p>
          </table:table-cell>
          <table:table-cell table:style-name="ce1" office:value-type="string" calcext:value-type="string">
            <text:p><text:s text:c="11"/>szertartáson, ezért a templomok ábrázolásai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örökíteni az áldozatot bemutató fáraó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7</text:p>
          </table:table-cell>
          <table:table-cell table:style-name="ce1" office:value-type="string" calcext:value-type="string">
            <text:p><text:s text:c="5"/>hasznosítottak a gyakorlatban. Egyetemi vezetőkén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erősíteni az egyetem helyét magyar mérnökoktatás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0</text:p>
          </table:table-cell>
          <table:table-cell table:style-name="ce1" office:value-type="string" calcext:value-type="string">
            <text:p><text:s text:c="14"/>megbüntetésére ", habár kezdetben ezt mé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szervezet javaslataival összhangban álló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4</text:p>
          </table:table-cell>
          <table:table-cell table:style-name="ce1" office:value-type="string" calcext:value-type="string">
            <text:p><text:s text:c="14"/>alakítottak ki bázist. A szovjetek ezutá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egyeit keresni, és több titkos tárgyalásr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4</text:p>
          </table:table-cell>
          <table:table-cell table:style-name="ce1" office:value-type="string" calcext:value-type="string">
            <text:p><text:s text:c="6"/>ideológiai fellazulásával, 1986-tól, több íráss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szolgálni Szabó Lajos magyarországi recepció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5</text:p>
          </table:table-cell>
          <table:table-cell table:style-name="ce1" office:value-type="string" calcext:value-type="string">
            <text:p><text:s text:c="13"/>azonnal támadott. Az új Habsburg uralkodó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újra katolikussá tenni a várost. 1604-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7</text:p>
          </table:table-cell>
          <table:table-cell table:style-name="ce1" office:value-type="string" calcext:value-type="string">
            <text:p><text:s text:c="14"/>alapvető felszereltséggel rendelkezik, de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z igazi arcát és természetességét megőriz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7</text:p>
          </table:table-cell>
          <table:table-cell table:style-name="ce1" office:value-type="string" calcext:value-type="string">
            <text:p><text:s text:c="15"/>engedély nélküli belépést a városba. Bár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nnek elejét venni, a bevonuló japán katoná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9</text:p>
          </table:table-cell>
          <table:table-cell table:style-name="ce1" office:value-type="string" calcext:value-type="string">
            <text:p><text:s text:c="14"/>ur... élete párjában feltalálta és leirni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Bájon 1765. eszt. hely n. (Szathmári Paksi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9</text:p>
          </table:table-cell>
          <table:table-cell table:style-name="ce1" office:value-type="string" calcext:value-type="string">
            <text:p><text:s/>cshangga-gyűjteményeket és saját kiadású szövegkönyvekk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befolyásolni az embereket. Az els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9</text:p>
          </table:table-cell>
          <table:table-cell table:style-name="ce1" office:value-type="string" calcext:value-type="string">
            <text:p><text:s text:c="13"/>legismertebb védője ő volt. Arius hívei arró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győzni a császárt, hogy ők a niceai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0</text:p>
          </table:table-cell>
          <table:table-cell table:style-name="ce1" office:value-type="string" calcext:value-type="string">
            <text:p><text:s text:c="14"/>legalkalmasabb, amikor Gwen Stacy karakteré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lecsillapítani. A Sony ezek utá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3</text:p>
          </table:table-cell>
          <table:table-cell table:style-name="ce1" office:value-type="string" calcext:value-type="string">
            <text:p><text:s text:c="19"/>Watson nem egy idióta, noha Conan Doyle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így láttatni. De egy idióta csak idiótákka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5</text:p>
          </table:table-cell>
          <table:table-cell table:style-name="ce1" office:value-type="string" calcext:value-type="string">
            <text:p><text:s text:c="16"/>cserékkel birtokaikat Nádasdra és Petáncr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özpontosítani. Az először ispá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7</text:p>
          </table:table-cell>
          <table:table-cell table:style-name="ce1" office:value-type="string" calcext:value-type="string">
            <text:p><text:s text:c="16"/>kevés tapasztalattal rendelkezett, Daniel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pótolni hiányosságait. Legfontosabb intézkedésé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8</text:p>
          </table:table-cell>
          <table:table-cell table:style-name="ce1" office:value-type="string" calcext:value-type="string">
            <text:p><text:s text:c="18"/>hittek a kimondott szó hatalmában, ezér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, hogy olyan rossz eseményekrő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8</text:p>
          </table:table-cell>
          <table:table-cell table:style-name="ce1" office:value-type="string" calcext:value-type="string">
            <text:p><text:s text:c="12"/>ellenségei és irigyei folyamatosan támadták é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őt hamis vádakkal lejáratni. Először 1674-be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9</text:p>
          </table:table-cell>
          <table:table-cell table:style-name="ce1" office:value-type="string" calcext:value-type="string">
            <text:p><text:s text:c="9"/>imatalálkozó ennek a háborúnak a negatív hatása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csökkenteni. Egy amerikai fiatalember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0</text:p>
          </table:table-cell>
          <table:table-cell table:style-name="ce1" office:value-type="string" calcext:value-type="string">
            <text:p><text:s text:c="15"/>trónkövetelő Martell Károly salernói herceg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agának megnyerni. Károly 1295-ben a bá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4</text:p>
          </table:table-cell>
          <table:table-cell table:style-name="ce1" office:value-type="string" calcext:value-type="string">
            <text:p><text:s text:c="15"/>Japánban a következő 150 évben egyre többe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iskolájának stílusát átvenni, ameddig 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5</text:p>
          </table:table-cell>
          <table:table-cell table:style-name="ce1" office:value-type="string" calcext:value-type="string">
            <text:p><text:s text:c="14"/>támadásokat intéztek. A védekező fél serege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elkerülni a komolyabb csatákat, ahol mind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6</text:p>
          </table:table-cell>
          <table:table-cell table:style-name="ce1" office:value-type="string" calcext:value-type="string">
            <text:p><text:s text:c="11"/>kibocsájtott 6x86L (kódnevén M1L) processzorr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orvosolni a hőtermelési problémákat a Cyrix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8</text:p>
          </table:table-cell>
          <table:table-cell table:style-name="ce1" office:value-type="string" calcext:value-type="string">
            <text:p><text:s text:c="16"/>aránytalanság van? Navracsics Tibor: - Az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érzékeltetni hogy viszonylag kis pénzmennyisé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8</text:p>
          </table:table-cell>
          <table:table-cell table:style-name="ce1" office:value-type="string" calcext:value-type="string">
            <text:p><text:s text:c="17"/>újra divatshow, ahol a magyar motívumoka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divatba hozni, neves tervezők. "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02</text:p>
          </table:table-cell>
          <table:table-cell table:style-name="ce1" office:value-type="string" calcext:value-type="string">
            <text:p><text:s text:c="18"/>elhelyezését is gátolja ez a sok oszlop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legjobb megoldást keresni. " Rip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06</text:p>
          </table:table-cell>
          <table:table-cell table:style-name="ce1" office:value-type="string" calcext:value-type="string">
            <text:p><text:s text:c="9"/>törvényekkel visszaélve, a legkülönfélébb módok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gátolni az MDF elindulását. A különböz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0</text:p>
          </table:table-cell>
          <table:table-cell table:style-name="ce1" office:value-type="string" calcext:value-type="string">
            <text:p><text:s text:c="14"/>eddig, akik Egerben professzionálisabb módon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űzni ezt a művészetet. A színház nyújto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6</text:p>
          </table:table-cell>
          <table:table-cell table:style-name="ce1" office:value-type="string" calcext:value-type="string">
            <text:p><text:s text:c="17"/>fontos, hogy megakadályozzák ezt és ezért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szűrni azokat az embereket, akik er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23</text:p>
          </table:table-cell>
          <table:table-cell table:style-name="ce1" office:value-type="string" calcext:value-type="string">
            <text:p><text:s text:c="18"/>nem is a pszichiátriai betegek sérelmei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volna orvosolni és ezzel kapcsolatba tudomáso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25</text:p>
          </table:table-cell>
          <table:table-cell table:style-name="ce1" office:value-type="string" calcext:value-type="string">
            <text:p><text:s text:c="17"/>nyilvánvalóan látszik, hogy a kezdetektő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épekben rögzíteni a bányák dolgozóinak </text:p>
          </table:table-cell>
          <table:table-cell office:value-type="string" calcext:value-type="string">
            <text:p>arcképei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2</text:p>
          </table:table-cell>
          <table:table-cell table:style-name="ce1" office:value-type="string" calcext:value-type="string">
            <text:p><text:s text:c="17"/>jelentés, hogy volt, ahol a helyi uzsorá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lebeszélni az embereket... Béres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2</text:p>
          </table:table-cell>
          <table:table-cell table:style-name="ce1" office:value-type="string" calcext:value-type="string">
            <text:p><text:s text:c="18"/>a listát ő vezeti. Mi a városi listát i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úgy összeállítani, hogy azt a fajta új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7</text:p>
          </table:table-cell>
          <table:table-cell table:style-name="ce1" office:value-type="string" calcext:value-type="string">
            <text:p><text:s text:c="8"/>problémának a jogi vetületét, a jogi szabályozásá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örüljárni. Egyrészt az európai unió jogábó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1</text:p>
          </table:table-cell>
          <table:table-cell table:style-name="ce1" office:value-type="string" calcext:value-type="string">
            <text:p><text:s text:c="12"/>kevésbé vallásos, inkább a misztérium jellegé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egragadni. Tagadhatatlan, hogy igen erő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2</text:p>
          </table:table-cell>
          <table:table-cell table:style-name="ce1" office:value-type="string" calcext:value-type="string">
            <text:p><text:s text:c="14"/>során a különböző országok szakemberei hiába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tisztítani tőle a vizet. Mert ezt tetté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4</text:p>
          </table:table-cell>
          <table:table-cell table:style-name="ce1" office:value-type="string" calcext:value-type="string">
            <text:p><text:s text:c="11"/>jogalkotás, jogbiztosítás kérdésében fölvetett,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ezeket elfogadni. Ide tartozik a Nemzeti-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6</text:p>
          </table:table-cell>
          <table:table-cell table:style-name="ce1" office:value-type="string" calcext:value-type="string">
            <text:p><text:s text:c="15"/>tartóztatta fel. Először a rendőrök terelni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felvonulókat, azután a gumibotot is használtá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4</text:p>
          </table:table-cell>
          <table:table-cell table:style-name="ce1" office:value-type="string" calcext:value-type="string">
            <text:p><text:s text:c="18"/>dr. Martin György szellemiségével, aztán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zokat a táncokat színpadra vinni, ami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5</text:p>
          </table:table-cell>
          <table:table-cell table:style-name="ce1" office:value-type="string" calcext:value-type="string">
            <text:p><text:s text:c="16"/>ami nagyon erősen a külföldi tulajdon felé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terelni és ezen belül is nagyon jelentő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8</text:p>
          </table:table-cell>
          <table:table-cell table:style-name="ce1" office:value-type="string" calcext:value-type="string">
            <text:p><text:s text:c="14"/>balra) itt még a Minnesota Vikings támadását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állítani (Fotó: Action Images) A csapat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82</text:p>
          </table:table-cell>
          <table:table-cell table:style-name="ce1" office:value-type="string" calcext:value-type="string">
            <text:p><text:s text:c="15"/>12:45 A mogyoródi verseny szervezői idén is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a lehető legdekoratívabb lányokat bemutat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15</text:p>
          </table:table-cell>
          <table:table-cell table:style-name="ce1" office:value-type="string" calcext:value-type="string">
            <text:p><text:s text:c="19"/>félreugrott a csapás elől, cselezett és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egsebezni ellenfelét, de Caleb már távolr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17</text:p>
          </table:table-cell>
          <table:table-cell table:style-name="ce1" office:value-type="string" calcext:value-type="string">
            <text:p><text:s text:c="10"/>érdekében. A hivatalos eljárási formákkal, pedig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indezt alá is támasztani. Aztán megin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20</text:p>
          </table:table-cell>
          <table:table-cell table:style-name="ce1" office:value-type="string" calcext:value-type="string">
            <text:p><text:s text:c="10"/>gyártottunk vacsira, meg iszogattunk. Ez utóbbi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mértékkel tenni, ugyanis másnap elég hosszú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72</text:p>
          </table:table-cell>
          <table:table-cell table:style-name="ce1" office:value-type="string" calcext:value-type="string">
            <text:p><text:s text:c="16"/>Interpretation Centerben több száz fotóbó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kihámozni az információkat arra vonatkozó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03</text:p>
          </table:table-cell>
          <table:table-cell table:style-name="ce1" office:value-type="string" calcext:value-type="string">
            <text:p><text:s text:c="18"/>: a néhai orosztanárokhoz hasonlóan mind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a legtöbb tudást felszívni, hiszen max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15</text:p>
          </table:table-cell>
          <table:table-cell table:style-name="ce1" office:value-type="string" calcext:value-type="string">
            <text:p><text:s text:c="17"/>egy kritikát, hogy az egészet nézőbaráttá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enni, ami nézővesztéshez vezetett vég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51</text:p>
          </table:table-cell>
          <table:table-cell table:style-name="ce1" office:value-type="string" calcext:value-type="string">
            <text:p><text:s text:c="17"/>kilépett Budapest Honvéd ellen. A hazaiak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megadni az esemény rangját azzal, hogy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73</text:p>
          </table:table-cell>
          <table:table-cell table:style-name="ce1" office:value-type="string" calcext:value-type="string">
            <text:p><text:s text:c="15"/>előtt a kísérleti pszichológia módszereivel </text:p>
          </table:table-cell>
          <table:table-cell office:value-type="string" calcext:value-type="string">
            <text:p><text:s/>igyekezték </text:p>
          </table:table-cell>
          <table:table-cell office:value-type="string" calcext:value-type="string">
            <text:p><text:s/>tanulmányozni az állatok viselkedését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14</text:p>
          </table:table-cell>
          <table:table-cell office:value-type="string" calcext:value-type="string">
            <text:p><text:s text:c="16"/>nem szégyelli kifejteni a véleményét. Őket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csapattá kovácsolni, miközben némi jo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21</text:p>
          </table:table-cell>
          <table:table-cell office:value-type="string" calcext:value-type="string">
            <text:p><text:s text:c="18"/>navigációt, motorozástechnikát tanultam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lemodellezni a Dakaros szituációkat, emell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<text:s text:c="5"/>Query <text:s text:c="3"/>word,[word="igyekez(lek|telek)"] 20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318:.A336])" office:value-type="float" office:value="19" calcext:value-type="float">
            <text:p>19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 calcext:value-type="string">
            <text:p>doc#134</text:p>
          </table:table-cell>
          <table:table-cell office:value-type="string" calcext:value-type="string">
            <text:p><text:s/>hiszen néha belénk fojtja még a hangot is;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vigasztalni hát, amennyire erőmtől teli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62</text:p>
          </table:table-cell>
          <table:table-cell office:value-type="string" calcext:value-type="string">
            <text:p><text:s text:c="3"/>, hogy még hátralevő napjaimmal is téged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erősíteni, ó, Fény, és nem ellenfeled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562</text:p>
          </table:table-cell>
          <table:table-cell office:value-type="string" calcext:value-type="string">
            <text:p><text:s text:c="10"/>" Kedvesen kezelsz. " " Nem. Csak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érteni. " " De mit csináljak,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8</text:p>
          </table:table-cell>
          <table:table-cell office:value-type="string" calcext:value-type="string">
            <text:p><text:s/>provokálni, csak a saját nézeteimet adom elő, és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győzni téged. Ha nem sikerül, nem baj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3</text:p>
          </table:table-cell>
          <table:table-cell office:value-type="string" calcext:value-type="string">
            <text:p><text:s text:c="10"/>s tévedsz a megoldás mikéntjében is. Én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kizökkenteni benneteket a hallgatásból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8</text:p>
          </table:table-cell>
          <table:table-cell office:value-type="string" calcext:value-type="string">
            <text:p><text:s text:c="10"/>Ne aggódj, kedves, nem ítéllek el. Sőt,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érteni. Hiszen a Te szempontjaidat nézv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5</text:p>
          </table:table-cell>
          <table:table-cell office:value-type="string" calcext:value-type="string">
            <text:p><text:s text:c="6"/>Fogadom, hogy bántani mindig igazságtalanul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, mert igazságos bántást nem ismer az őszinteség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6"/>szeretet és óvási szándék van benne. Mindig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óvni benneteket attól, hogy hülyét csináljato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8"/>vagyok a macska, te a gombolyag, érdeklődöm,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ismerni a legapróbb részletedig, s mir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35</text:p>
          </table:table-cell>
          <table:table-cell office:value-type="string" calcext:value-type="string">
            <text:p><text:s text:c="9"/>felséges, titokzatos, felfoghatatlan; arról </text:p>
          </table:table-cell>
          <table:table-cell office:value-type="string" calcext:value-type="string">
            <text:p><text:s/>igyekezlek </text:p>
          </table:table-cell>
          <table:table-cell office:value-type="string" calcext:value-type="string">
            <text:p><text:s/>meggyőzni, hogy felelősséget kell vállalnod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1</text:p>
          </table:table-cell>
          <table:table-cell office:value-type="string" calcext:value-type="string">
            <text:p><text:s/>Bogusławski, és kortyintott a teából. - Én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védeni - mondta Osiński, és maga is elhitt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61</text:p>
          </table:table-cell>
          <table:table-cell office:value-type="string" calcext:value-type="string">
            <text:p><text:s/>Bogusławski -, én Ledóchowskával szemben téged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előrenyomni... nem is volt neked semmi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5</text:p>
          </table:table-cell>
          <table:table-cell office:value-type="string" calcext:value-type="string">
            <text:p><text:s text:c="13"/>kedvelném a példálózást. Azt hiszem,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nem minősíteni, ha nem sikerült, akkor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9</text:p>
          </table:table-cell>
          <table:table-cell office:value-type="string" calcext:value-type="string">
            <text:p><text:s text:c="9"/>, hogy már én se vagyok itt. Mivel én is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bátorítani, hogy csak írj (amit persze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27</text:p>
          </table:table-cell>
          <table:table-cell office:value-type="string" calcext:value-type="string">
            <text:p><text:s text:c="9"/>, szóban s gondolatban is mindig követni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, Uram, Krisztus és legszentebb Egyházad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93</text:p>
          </table:table-cell>
          <table:table-cell office:value-type="string" calcext:value-type="string">
            <text:p><text:s/>emlékezhetsz rá, hogy miként játszadoztam. Téged is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befolyásolni, olykor sikerrel. Mint e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7</text:p>
          </table:table-cell>
          <table:table-cell office:value-type="string" calcext:value-type="string">
            <text:p><text:s text:c="12"/>Ennek megvalósítása érdekében Titeket is </text:p>
          </table:table-cell>
          <table:table-cell office:value-type="string" calcext:value-type="string">
            <text:p><text:s/>igyekeztelek </text:p>
          </table:table-cell>
          <table:table-cell office:value-type="string" calcext:value-type="string">
            <text:p><text:s/>meggyőzni, és - most már utólag sajnálatos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<text:s text:c="5"/>Query <text:s text:c="3"/>word,[word="igyekezzük"] 46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344:.A375])" office:value-type="float" office:value="32" calcext:value-type="float">
            <text:p>32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 calcext:value-type="string">
            <text:p>doc#1007</text:p>
          </table:table-cell>
          <table:table-cell office:value-type="string" calcext:value-type="string">
            <text:p><text:s/>:- q mosoly, miközben a nylevet az orrhoz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taszajtani :- e lelombozódott, kiábrándu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2</text:p>
          </table:table-cell>
          <table:table-cell office:value-type="string" calcext:value-type="string">
            <text:p><text:s/>tiszteletünk pedig abban áll, hogy a legfőbb jóra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lsegiteni őket. Ez a legfőbb jó pedig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3</text:p>
          </table:table-cell>
          <table:table-cell office:value-type="string" calcext:value-type="string">
            <text:p><text:s text:c="11"/>Ugyanolyan jó, ha felteszünk valamit és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cáfolni. baltimorileny 08/17/99 10:10:48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7</text:p>
          </table:table-cell>
          <table:table-cell office:value-type="string" calcext:value-type="string">
            <text:p><text:s text:c="10"/>magunkat, fékezzünk az élettempónkon, és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felmérni helyzetünket, ha válságba jutottun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9</text:p>
          </table:table-cell>
          <table:table-cell office:value-type="string" calcext:value-type="string">
            <text:p><text:s text:c="11"/>elmulasztottuk, legalább Szilveszterkor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jóvátenni mulasztásainkat. Kövessünk 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3"/>amelyeken, az anyanyelven tanulás fontosságáró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győzni a szülőket. Mindenesetre, érezhet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34</text:p>
          </table:table-cell>
          <table:table-cell office:value-type="string" calcext:value-type="string">
            <text:p><text:s text:c="11"/>jelenti, hogy " az övét kinek-kinek meg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dni ". Az eszesség " az igaz és hely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6</text:p>
          </table:table-cell>
          <table:table-cell office:value-type="string" calcext:value-type="string">
            <text:p><text:s text:c="7"/>nagyon izgatott. [...] folyik a felderítés,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becserkészni a nőket. Erika, a mellei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6</text:p>
          </table:table-cell>
          <table:table-cell office:value-type="string" calcext:value-type="string">
            <text:p><text:s text:c="4"/>kegyelmed jóakaratját más dolgokban demeriálni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. " A guberniumnak ez az átirata a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902</text:p>
          </table:table-cell>
          <table:table-cell office:value-type="string" calcext:value-type="string">
            <text:p><text:s text:c="10"/>kár az emberi erőfeszítésért, hogy jobbá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tenni. Hogy még a bibliai teremtésnek se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6"/>kitűnő, lépésről lépésre útmutatót mellékel,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zt használni. Az első lépésben az átjárónk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9</text:p>
          </table:table-cell>
          <table:table-cell office:value-type="string" calcext:value-type="string">
            <text:p><text:s text:c="11"/>függ. Az alábbi tájékoztató táblázatta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könnyíteni a vásárlók dolgát, hogy mily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9</text:p>
          </table:table-cell>
          <table:table-cell office:value-type="string" calcext:value-type="string">
            <text:p><text:s text:c="10"/>legalább ezt a szabadon választott rész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biztonsági programokkal és biztonságtudato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7</text:p>
          </table:table-cell>
          <table:table-cell office:value-type="string" calcext:value-type="string">
            <text:p><text:s text:c="10"/>felemlegetni, inkább azt a megállapítás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örbejárni, hogy válogatottunk ugyanú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17</text:p>
          </table:table-cell>
          <table:table-cell office:value-type="string" calcext:value-type="string">
            <text:p><text:s text:c="10"/>a múltbéli sérelmekkel forduljunk, hanem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élvezni az együtt töltött időt. szeker1szim316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3</text:p>
          </table:table-cell>
          <table:table-cell office:value-type="string" calcext:value-type="string">
            <text:p><text:s text:c="8"/>most csak a szélesebb külső közvéleménnye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ismertetni. Ha ennek eredményeként lecsukna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1</text:p>
          </table:table-cell>
          <table:table-cell office:value-type="string" calcext:value-type="string">
            <text:p><text:s text:c="9"/>ne alkohollal. A hőguta elkerülése véget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szakítani a munkát, és árnyékba húzód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1</text:p>
          </table:table-cell>
          <table:table-cell office:value-type="string" calcext:value-type="string">
            <text:p><text:s text:c="4"/>tekintetben a lehető legszorosabb felügyelete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gyakorolni, nemcsak a vagyonkezelő, han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3</text:p>
          </table:table-cell>
          <table:table-cell office:value-type="string" calcext:value-type="string">
            <text:p><text:s text:c="8"/>Filmbarátok Szövetsége azokat az embereke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tömöríteni, akiket érdekel a film és szeretné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6</text:p>
          </table:table-cell>
          <table:table-cell office:value-type="string" calcext:value-type="string">
            <text:p><text:s text:c="2"/>játszódik, 1800-as évek végén és korabeli Pécse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egmutatni még, ami ma még fellelhető egyáltalá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7</text:p>
          </table:table-cell>
          <table:table-cell office:value-type="string" calcext:value-type="string">
            <text:p><text:s text:c="4"/>műszaki szükségszerűség, hogy az útvagyont úgy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inten tartani, hogy az elöregedett, Berény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8</text:p>
          </table:table-cell>
          <table:table-cell office:value-type="string" calcext:value-type="string">
            <text:p><text:s text:c="3"/>civilszervezetnek igazodnia kell, és hogyha ez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gybe integrálni, akkor tehát az egy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8</text:p>
          </table:table-cell>
          <table:table-cell office:value-type="string" calcext:value-type="string">
            <text:p><text:s text:c="3"/>városában inkább mi az ember és víz kapcsolatá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újraértelmezni különböző programok szervezésév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24</text:p>
          </table:table-cell>
          <table:table-cell office:value-type="string" calcext:value-type="string">
            <text:p><text:s text:c="10"/>rendkívüli időjárásnak a viszontagságai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minél elviselhetőbbé tenni. Mv.: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6</text:p>
          </table:table-cell>
          <table:table-cell office:value-type="string" calcext:value-type="string">
            <text:p><text:s text:c="11"/>kell szüntetni a szimulációt. Ezt azér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elkerülni. Nekünk egyetlenegy olyan alkalmun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0</text:p>
          </table:table-cell>
          <table:table-cell office:value-type="string" calcext:value-type="string">
            <text:p><text:s text:c="3"/>utolsósorban személyesen is a mostani közegébe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feltérképezni tétmérkőzésen. Ez alapjá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0</text:p>
          </table:table-cell>
          <table:table-cell office:value-type="string" calcext:value-type="string">
            <text:p><text:s text:c="2"/>koordinációt, tehát a kevésbé érintett megyékbő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zokat a szakembereket átcsoportosíta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2</text:p>
          </table:table-cell>
          <table:table-cell office:value-type="string" calcext:value-type="string">
            <text:p><text:s text:c="3"/>önkormányzatnak, akkor a követelés kiváltásával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 konstrukció pénzügyi terhétől megszabadítani </text:p>
          </table:table-cell>
          <table:table-cell office:value-type="string" calcext:value-type="string">
            <text:p>az önkormányzato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70</text:p>
          </table:table-cell>
          <table:table-cell office:value-type="string" calcext:value-type="string">
            <text:p><text:s text:c="9"/>hogy energiánkat befektetve a másik javá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olgálni, s ha erőfeszítéseink nyomá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82</text:p>
          </table:table-cell>
          <table:table-cell office:value-type="string" calcext:value-type="string">
            <text:p><text:s/>Nyilvánvaló, hogy ez a helyzet nem fenntartható és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leküzdeni " - nyilatkozta korábban Franc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83</text:p>
          </table:table-cell>
          <table:table-cell office:value-type="string" calcext:value-type="string">
            <text:p><text:s text:c="6"/>általuk alkotott keretek közé, az ő nyelvükö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a világ összes bárhol talált más jelenségét </text:p>
          </table:table-cell>
          <table:table-cell office:value-type="string" calcext:value-type="string">
            <text:p>elhelyez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93</text:p>
          </table:table-cell>
          <table:table-cell office:value-type="string" calcext:value-type="string">
            <text:p><text:s text:c="9"/>hogy energiáinkat befektetve a másik javát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olgálni, s ha erőfeszítéseink nyomá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a xlink:href="http://www.varoszoba.hu/2016/03/12/mennyire-eredmenyes-a-harmas-kezeles/" xlink:type="simple">http://www.varoszoba.hu/2016/03/12/mennyire-eredmenyes-a-harmas-kezeles/</text:a>  date: 18/3/2019</text:p>
          </table:table-cell>
          <table:table-cell office:value-type="string" calcext:value-type="string">
            <text:p>azon kívül, hogy</text:p>
          </table:table-cell>
          <table:table-cell office:value-type="string" calcext:value-type="string">
            <text:p><text:s/>igyeksz-itek </text:p>
          </table:table-cell>
          <table:table-cell office:value-type="string" calcext:value-type="string">
            <text:p>ez-t a rémálm-ot elfelejt-eni, ...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a xlink:href="https://ipasekai.blogspot.hu/2016/09/" xlink:type="simple">https://ipasekai.blogspot.hu/2016/09/</text:a>  date: 26/06/2017</text:p>
          </table:table-cell>
          <table:table-cell/>
          <table:table-cell office:value-type="string" calcext:value-type="string">
            <text:p><text:s/>igyeksz-itek </text:p>
          </table:table-cell>
          <table:table-cell office:value-type="string" calcext:value-type="string">
            <text:p>kerül-ni egymást?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a xlink:href="https://www.gyakorikerdesek.hu/csaladi-kapcsolatok__egyeb-kerdesek__1380679-mivel-igyekeztetek-megnyugtatni-magatokat-amikor-elhagyott-a-szerelmetek-tobb-e" xlink:type="simple">https://www.gyakorikerdesek.hu/csaladi-kapcsolatok__egyeb-kerdesek__1380679-mivel-igyekeztetek-megnyugtatni-magatokat-amikor-elhagyott-a-szerelmetek-tobb-e</text:a>  date: 26/06/2017</text:p>
          </table:table-cell>
          <table:table-cell office:value-type="string" calcext:value-type="string">
            <text:p>Mi-vel</text:p>
          </table:table-cell>
          <table:table-cell office:value-type="string" calcext:value-type="string">
            <text:p><text:s/>igyekez-t-étek </text:p>
          </table:table-cell>
          <table:table-cell office:value-type="string" calcext:value-type="string">
            <text:p><text:s/>megnyugtat-ni magatokat, amikor elhagyott a szerelmetek több év után?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rce: [facebook, Figura Photo, 23 May, 08:53]</text:p>
          </table:table-cell>
          <table:table-cell office:value-type="string" calcext:value-type="string">
            <text:p>hogy milyen sokan</text:p>
          </table:table-cell>
          <table:table-cell office:value-type="string" calcext:value-type="string">
            <text:p><text:s/>igyekez-t-étek </text:p>
          </table:table-cell>
          <table:table-cell office:value-type="string" calcext:value-type="string">
            <text:p>... megkerül-ni országunk legszebb tav-á-t, a Balatont.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a xlink:href="https://hu.wikipedia.org/wiki/Szamogitia" xlink:type="simple">https://hu.wikipedia.org/wiki/Szamogitia</text:a>  date: 13/03/2019</text:p>
          </table:table-cell>
          <table:table-cell office:value-type="string" calcext:value-type="string">
            <text:p>Ezért a német lovag-ok a 14. század-ban</text:p>
          </table:table-cell>
          <table:table-cell office:value-type="string" calcext:value-type="string">
            <text:p><text:s/>igyekez-t-ék </text:p>
          </table:table-cell>
          <table:table-cell office:value-type="string" calcext:value-type="string">
            <text:p><text:s/>elfoglal-ni Litvániá-t is.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a xlink:href="http://www.hazipatika.com/taplalkozas/fog_es_szajapolas/cikkek/fogmu-emlekek/20021022125119/amp" xlink:type="simple">http://www.hazipatika.com/taplalkozas/fog_es_szajapolas/cikkek/fogmu-emlekek/20021022125119/amp</text:a>  date: 26/06/2017</text:p>
          </table:table-cell>
          <table:table-cell office:value-type="string" calcext:value-type="string">
            <text:p>A fog-ak-at már az ókor-ban is </text:p>
          </table:table-cell>
          <table:table-cell office:value-type="string" calcext:value-type="string">
            <text:p><text:s/>igyekez-t-ék </text:p>
          </table:table-cell>
          <table:table-cell office:value-type="string" calcext:value-type="string">
            <text:p>Pótol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table:number-columns-repeated="8"/>
        </table:table-row>
        <table:table-row table:style-name="ro1" table:number-rows-repeated="1048191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igyeksz(ed|i|itek); igyekezt(ed|e|ük|étek|ék); igyekez(lek|telek); igyekezzük'.F337:'igyeksz(ed|i|itek); igyekezt(ed|e|ük|étek|ék); igyekez(lek|telek); igyekezzük'.F1048576 'igyeksz(ed|i|itek); igyekezt(ed|e|ük|étek|ék); igyekez(lek|telek); igyekezzük'.F1:'igyeksz(ed|i|itek); igyekezt(ed|e|ük|étek|ék); igyekez(lek|telek); igyekezzük'.F334">
            <calcext:condition calcext:apply-style-name="Neutral" calcext:value="=312" calcext:base-cell-address="'igyeksz(ed|i|itek); igyekezt(ed|e|ük|étek|ék); igyekez(lek|telek); igyekezzük'.F1"/>
            <calcext:condition calcext:apply-style-name="Neutral" calcext:value="=213" calcext:base-cell-address="'igyeksz(ed|i|itek); igyekezt(ed|e|ük|étek|ék); igyekez(lek|telek); igyekezzük'.F1"/>
            <calcext:condition calcext:apply-style-name="Neutral" calcext:value="=132" calcext:base-cell-address="'igyeksz(ed|i|itek); igyekezt(ed|e|ük|étek|ék); igyekez(lek|telek); igyekezzük'.F1"/>
          </calcext:conditional-format>
        </calcext:conditional-formats>
      </table:table>
      <table:table table:name="próbálkoz(od|za|zuk|zátok|zák); próbálkozt(ad|a|uk|átok|ák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7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# <text:s text:c="5"/>Query <text:s text:c="3"/>word,[word="próbálkoz(od|za|zuk|zátok|zák)"] 1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table:formula="of:=COUNTIF([.F6:.F309]; &quot;123&quot;)" office:value-type="float" office:value="3" calcext:value-type="float">
            <text:p>3</text:p>
          </table:table-cell>
          <table:table-cell table:formula="of:=([.J6]/[.J13])*100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132" calcext:value-type="float">
            <text:p>132</text:p>
          </table:table-cell>
          <table:table-cell table:formula="of:=COUNTIF([.F6:.F309]; &quot;132&quot;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213" calcext:value-type="float">
            <text:p>213</text:p>
          </table:table-cell>
          <table:table-cell table:formula="of:=COUNTIF([.F6:.F309]; &quot;213&quot;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231" calcext:value-type="float">
            <text:p>231</text:p>
          </table:table-cell>
          <table:table-cell table:formula="of:=COUNTIF([.F6:.F309]; &quot;231&quot;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6"/>
          <table:table-cell office:value-type="float" office:value="312" calcext:value-type="float">
            <text:p>312</text:p>
          </table:table-cell>
          <table:table-cell table:formula="of:=COUNTIF([.F6:.F309]; &quot;312&quot;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309]; &quot;321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7"/>
          <table:table-cell table:style-name="ce6" office:value-type="string" calcext:value-type="string">
            <text:p>pro</text:p>
          </table:table-cell>
          <table:table-cell table:formula="of:=COUNTIF([.F6:.F309]; &quot;*pro*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# Hits: <text:s text:c="2"/>5</text:p>
          </table:table-cell>
          <table:table-cell table:number-columns-repeated="7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# <text:s text:c="5"/>Query <text:s text:c="3"/>word,[word="próbálkozt(ad|a|uk|átok|ák)"] 5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c#2458</text:p>
          </table:table-cell>
          <table:table-cell office:value-type="string" calcext:value-type="string">
            <text:p><text:s/>kiadójának. A karácsonyi hajrában leárazásokkal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<text:s/>fenntartani az érdeklődést a kiadók, é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No hits for próbálkoz(lak|talak)</text:p>
          </table:table-cell>
          <table:table-cell table:number-columns-repeated="7"/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3PL&gt;3</text:p>
          </table:table-cell>
          <table:table-cell table:formula="of:=COUNTIF([.H6:.H399]; &quot;3PL&gt;3&quot;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</text:p>
          </table:table-cell>
          <table:table-cell table:formula="of:=SUM([.J16:.J2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gyakorikerdesek.hu/etelek-italok__sutes-fozes__2641042-mezeskalacs-suteshez-recept-tanacs" xlink:type="simple">https://www.gyakorikerdesek.hu/etelek-italok__sutes-fozes__2641042-mezeskalacs-suteshez-recept-tanacs</text:a> date: 26/06/2017</text:p>
          </table:table-cell>
          <table:table-cell office:value-type="string" calcext:value-type="string">
            <text:p>Ha te magad</text:p>
          </table:table-cell>
          <table:table-cell office:value-type="string" calcext:value-type="string">
            <text:p><text:s/>próbálkoz-od </text:p>
          </table:table-cell>
          <table:table-cell office:value-type="string" calcext:value-type="string">
            <text:p>összeöntöget-ni a fűszer-ek-et …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mobilarena.hu/tema/sony_akciokamerak/hsz_803-803.html" xlink:type="simple">https://mobilarena.hu/tema/sony_akciokamerak/hsz_803-803.html</text:a>  date: 26/06/2017</text:p>
          </table:table-cell>
          <table:table-cell office:value-type="string" calcext:value-type="string">
            <text:p>még ha csak a kameraszög-et is </text:p>
          </table:table-cell>
          <table:table-cell office:value-type="string" calcext:value-type="string">
            <text:p><text:s/>próbálkoz-od </text:p>
          </table:table-cell>
          <table:table-cell office:value-type="string" calcext:value-type="string">
            <text:p>belő-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www.fanfic.hu/merengo/reviews.php?sid=117490&amp;a=1" xlink:type="simple">https://www.fanfic.hu/merengo/reviews.php?sid=117490&amp;a=1</text:a> date: 18/3/2019</text:p>
          </table:table-cell>
          <table:table-cell office:value-type="string" calcext:value-type="string">
            <text:p>de most teljes üresség van, ha meg</text:p>
          </table:table-cell>
          <table:table-cell office:value-type="string" calcext:value-type="string">
            <text:p><text:s/>próbálkoz-od </text:p>
          </table:table-cell>
          <table:table-cell office:value-type="string" calcext:value-type="string">
            <text:p>nyit-ni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://kispad.hu/blog/200512/ugyfelszolgalat.html" xlink:type="simple">http:kispad.hu/blog/200512/ugyfelszolgalat.html</text:a> date: 26/06/2017</text:p>
          </table:table-cell>
          <table:table-cell office:value-type="string" calcext:value-type="string">
            <text:p>valami porhintés-sel </text:p>
          </table:table-cell>
          <table:table-cell office:value-type="string" calcext:value-type="string">
            <text:p><text:s/>próbálkoz-zák </text:p>
          </table:table-cell>
          <table:table-cell office:value-type="string" calcext:value-type="string">
            <text:p>megvezet-ni az ügyfel-et.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 table:number-rows-repeated="281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66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próbálkoz(od|za|zuk|zátok|zák); próbálkozt(ad|a|uk|átok|ák)'.F310:'próbálkoz(od|za|zuk|zátok|zák); próbálkozt(ad|a|uk|átok|ák)'.F1048576 'próbálkoz(od|za|zuk|zátok|zák); próbálkozt(ad|a|uk|átok|ák)'.F1:'próbálkoz(od|za|zuk|zátok|zák); próbálkozt(ad|a|uk|átok|ák)'.F28">
            <calcext:condition calcext:apply-style-name="Neutral" calcext:value="=312" calcext:base-cell-address="'próbálkoz(od|za|zuk|zátok|zák); próbálkozt(ad|a|uk|átok|ák)'.F1"/>
            <calcext:condition calcext:apply-style-name="Neutral" calcext:value="=213" calcext:base-cell-address="'próbálkoz(od|za|zuk|zátok|zák); próbálkozt(ad|a|uk|átok|ák)'.F1"/>
            <calcext:condition calcext:apply-style-name="Neutral" calcext:value="=132" calcext:base-cell-address="'próbálkoz(od|za|zuk|zátok|zák); próbálkozt(ad|a|uk|átok|ák)'.F1"/>
          </calcext:conditional-format>
        </calcext:conditional-formats>
      </table:table>
      <table:table table:name="készül(öm|öd|i|jük|itek|ik); készült(ed|e|ük|étek|ék); készül(telek|lek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Hits: <text:s text:c="2"/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# <text:s text:c="5"/>Query <text:s text:c="3"/>word,[word="készül(öm|öd|i|jük|itek|ik)"] 12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1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c#1008</text:p>
          </table:table-cell>
          <table:table-cell table:style-name="ce1" office:value-type="string" calcext:value-type="string">
            <text:p><text:s text:c="3"/>ember8lánya) gyarló... hisz akkor, mikor </text:p>
          </table:table-cell>
          <table:table-cell office:value-type="string" calcext:value-type="string">
            <text:p><text:s/>készülöm </text:p>
          </table:table-cell>
          <table:table-cell office:value-type="string" calcext:value-type="string">
            <text:p><text:s/>elhagyni, még bennem él, még bennem is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3</text:p>
          </table:table-cell>
          <table:table-cell office:value-type="float" office:value="123" calcext:value-type="float">
            <text:p>123</text:p>
          </table:table-cell>
          <table:table-cell table:formula="of:=COUNTIF([.F6:.F28]; &quot;123&quot;)" office:value-type="float" office:value="3" calcext:value-type="float">
            <text:p>3</text:p>
          </table:table-cell>
          <table:table-cell table:style-name="ce7" table:formula="of:=([.J6]/[.J13])*100" office:value-type="float" office:value="25" calcext:value-type="float">
            <text:p>25.00</text:p>
          </table:table-cell>
          <table:table-cell/>
        </table:table-row>
        <table:table-row table:style-name="ro2">
          <table:table-cell office:value-type="string" calcext:value-type="string">
            <text:p>doc#2246</text:p>
          </table:table-cell>
          <table:table-cell office:value-type="string" calcext:value-type="string">
            <text:p><text:s/>leginkább akkor érdekes, amikor épp belakni </text:p>
          </table:table-cell>
          <table:table-cell office:value-type="string" calcext:value-type="string">
            <text:p><text:s/>készüljük </text:p>
          </table:table-cell>
          <table:table-cell office:value-type="string" calcext:value-type="string">
            <text:p><text:s/>a telefont, innen azonnal elérhetjük a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office:value-type="float" office:value="132" calcext:value-type="float">
            <text:p>132</text:p>
          </table:table-cell>
          <table:table-cell table:formula="of:=COUNTIF([.F6:.F28]; &quot;132&quot;)" office:value-type="float" office:value="0" calcext:value-type="float">
            <text:p>0</text:p>
          </table:table-cell>
          <table:table-cell table:style-name="ce7" table:formula="of:=([.J7]/[.J13])*100" office:value-type="float" office:value="0" calcext:value-type="float">
            <text:p>0.00</text:p>
          </table:table-cell>
          <table:table-cell table:formula="of:==COUNTIFS([.F6:.F31]; &quot;132&quot;; [.G6:.G31]; &quot;Yes&quot;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c#2421</text:p>
          </table:table-cell>
          <table:table-cell office:value-type="string" calcext:value-type="string">
            <text:p><text:s text:c="5"/>valamint bor- és zsíroskenyér-fesztivállal </text:p>
          </table:table-cell>
          <table:table-cell table:style-name="ce10" office:value-type="string" calcext:value-type="string">
            <text:p><text:s/>készüli </text:p>
          </table:table-cell>
          <table:table-cell office:value-type="string" calcext:value-type="string">
            <text:p><text:s/>megünnepelni a fesztivál 75. évforduló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6:.F28]; &quot;213&quot;)" office:value-type="float" office:value="6" calcext:value-type="float">
            <text:p>6</text:p>
          </table:table-cell>
          <table:table-cell table:style-name="ce7" table:formula="of:=([.J8]/[.J13])*100" office:value-type="float" office:value="50" calcext:value-type="float">
            <text:p>50.00</text:p>
          </table:table-cell>
          <table:table-cell table:formula="of:==COUNTIFS([.F6:.F691]; &quot;213&quot;; [.G6:.G691]; &quot;Yes&quot;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doc#2886</text:p>
          </table:table-cell>
          <table:table-cell office:value-type="string" calcext:value-type="string">
            <text:p><text:s text:c="8"/>hogy életem egyik legnagyobb hülyeségét </text:p>
          </table:table-cell>
          <table:table-cell office:value-type="string" calcext:value-type="string">
            <text:p><text:s/>készülöm </text:p>
          </table:table-cell>
          <table:table-cell office:value-type="string" calcext:value-type="string">
            <text:p><text:s/>véghez vinni. Amit Jakartában rendelt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office:value-type="float" office:value="231" calcext:value-type="float">
            <text:p>231</text:p>
          </table:table-cell>
          <table:table-cell table:formula="of:=COUNTIF([.F6:.F28]; &quot;231&quot;)" office:value-type="float" office:value="0" calcext:value-type="float">
            <text:p>0</text:p>
          </table:table-cell>
          <table:table-cell table:style-name="ce7" table:formula="of:=([.J9]/13)*100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8"/>
          <table:table-cell office:value-type="float" office:value="312" calcext:value-type="float">
            <text:p>312</text:p>
          </table:table-cell>
          <table:table-cell table:formula="of:=COUNTIF([.F6:.F28]; &quot;312&quot;)" office:value-type="float" office:value="1" calcext:value-type="float">
            <text:p>1</text:p>
          </table:table-cell>
          <table:table-cell table:style-name="ce7" table:formula="of:=([.J10]/[.J13])*100" office:value-type="float" office:value="8.33333333333333" calcext:value-type="float">
            <text:p>8.33</text:p>
          </table:table-cell>
          <table:table-cell table:formula="of:==COUNTIFS([.F8:.F31]; &quot;312&quot;; [.G8:.G31]; &quot;Yes&quot;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28]; &quot;321&quot;)" office:value-type="float" office:value="0" calcext:value-type="float">
            <text:p>0</text:p>
          </table:table-cell>
          <table:table-cell table:style-name="ce7" table:formula="of:=([.J11]/[.J13])*10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7"/>
          <table:table-cell table:style-name="ce6" office:value-type="string" calcext:value-type="string">
            <text:p>pro</text:p>
          </table:table-cell>
          <table:table-cell table:formula="of:=COUNTIF([.F6:.F28]; &quot;*pro*&quot;)" office:value-type="float" office:value="2" calcext:value-type="float">
            <text:p>2</text:p>
          </table:table-cell>
          <table:table-cell table:style-name="ce7" table:formula="of:=([.J12]/[.J13])*100" office:value-type="float" office:value="16.6666666666667" calcext:value-type="float">
            <text:p>16.67</text:p>
          </table:table-cell>
          <table:table-cell/>
        </table:table-row>
        <table:table-row table:style-name="ro1">
          <table:table-cell office:value-type="string" calcext:value-type="string">
            <text:p># Hits: <text:s text:c="2"/>43</text:p>
          </table:table-cell>
          <table:table-cell table:number-columns-repeated="7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<text:s text:c="5"/>Query <text:s text:c="3"/>word,[word="készült(ed|e|ük|étek|ék)"] 43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17:.A24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28]; &quot;1SG&gt;3&quot;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332</text:p>
          </table:table-cell>
          <table:table-cell office:value-type="string" calcext:value-type="string">
            <text:p><text:s/>állatokat. Alvar Kellén elmondja, hogyan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széttépni a vadak, amikor fényképezni akar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1PL&gt;3</text:p>
          </table:table-cell>
          <table:table-cell table:formula="of:=COUNTIF([.H6:.H28]; &quot;1PL&gt;3&quot;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112</text:p>
          </table:table-cell>
          <table:table-cell office:value-type="string" calcext:value-type="string">
            <text:p><text:s text:c="2"/>Angeles-Toronto mérkőzésen Domi hátulró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" felkenni " a plexiüvegre a Királyok védőj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1SG&gt;2</text:p>
          </table:table-cell>
          <table:table-cell table:formula="of:=COUNTIF([.H6:.H28]; &quot;1SG&gt;2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522</text:p>
          </table:table-cell>
          <table:table-cell office:value-type="string" calcext:value-type="string">
            <text:p><text:s/>szörnyeteg száját nagyra tátva már épp befalni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a vakmerőt, amikor Allah közbelépett; korholó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2SG&gt;3</text:p>
          </table:table-cell>
          <table:table-cell table:formula="of:=COUNTIF([.H6:.H28]; &quot;2SG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16"/>volt, Szegeden viszont éppen selejtez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z 1983-ban szállított 9-138-ast. Így aztá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2PL&gt;3</text:p>
          </table:table-cell>
          <table:table-cell table:formula="of:=COUNTIF([.H6:.H28]; &quot;2PL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2578</text:p>
          </table:table-cell>
          <table:table-cell office:value-type="string" calcext:value-type="string">
            <text:p><text:s text:c="11"/>legyőzte a Debreceni Kinizsit, már ünnepel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 sikeres bennmaradást, hiszen a vetélytár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3SG&gt;3</text:p>
          </table:table-cell>
          <table:table-cell table:formula="of:=COUNTIF([.H6:.H28]; &quot;3SG&gt;3&quot;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2583</text:p>
          </table:table-cell>
          <table:table-cell office:value-type="string" calcext:value-type="string">
            <text:p><text:s text:c="16"/>is már kiürítették, vagy éppen elhagy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 Maginot-vonalat, amikor megindult a néme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3PL&gt;3</text:p>
          </table:table-cell>
          <table:table-cell table:formula="of:=COUNTIF([.H6:.H28]; &quot;3PL&gt;3&quot;)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2657</text:p>
          </table:table-cell>
          <table:table-cell office:value-type="string" calcext:value-type="string">
            <text:p><text:s text:c="13"/>hamar megérkeztek, addigra épp meggondolni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a dolgot, de végül a mentősöknek köszönhető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2662</text:p>
          </table:table-cell>
          <table:table-cell office:value-type="string" calcext:value-type="string">
            <text:p><text:s text:c="14"/>az ellenkező irányba tartottam. Már éppen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elhagyni a kórházat, de én bátorkodtam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Hits: <text:s text:c="2"/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<text:s text:c="5"/>Query <text:s text:c="3"/>word,[word="készül(telek|lek)"] 1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office:value-type="string" calcext:value-type="string">
            <text:p>doc#1009</text:p>
          </table:table-cell>
          <table:table-cell office:value-type="string" calcext:value-type="string">
            <text:p><text:s/>hittem, kritizálod a remekművemet, és már </text:p>
          </table:table-cell>
          <table:table-cell office:value-type="string" calcext:value-type="string">
            <text:p><text:s/>készültelek </text:p>
          </table:table-cell>
          <table:table-cell office:value-type="string" calcext:value-type="string">
            <text:p><text:s/>hátbaszúrni egy kiélezett jambussal?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2"/>
          <table:table-cell table:formula="of:=ROWS([.A35:.A51])" office:value-type="float" office:value="17" calcext:value-type="float">
            <text:p>1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https://sg.hu/forum/tema/986486185 date: 18/03/2019</text:p>
          </table:table-cell>
          <table:table-cell office:value-type="string" calcext:value-type="string">
            <text:p>A {Windows XP}-t</text:p>
          </table:table-cell>
          <table:table-cell office:value-type="string" calcext:value-type="string">
            <text:p><text:s/>készülöm </text:p>
          </table:table-cell>
          <table:table-cell office:value-type="string" calcext:value-type="string">
            <text:p>leváltani linuxra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s://goo.gl/ytQ6pI" xlink:type="simple">https:goo.gl/ytQ6pI</text:a> 26/06/2017</text:p>
          </table:table-cell>
          <table:table-cell office:value-type="string" calcext:value-type="string">
            <text:p>most ő-t</text:p>
          </table:table-cell>
          <table:table-cell office:value-type="string" calcext:value-type="string">
            <text:p><text:s/>készül-öm</text:p>
          </table:table-cell>
          <table:table-cell office:value-type="string" calcext:value-type="string">
            <text:p><text:s/>Elhoz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s://goo.gl/11iQUx" xlink:type="simple">https:goo.gl/11iQUx</text:a> date: 26/06/2017</text:p>
          </table:table-cell>
          <table:table-cell office:value-type="string" calcext:value-type="string">
            <text:p>most az-t</text:p>
          </table:table-cell>
          <table:table-cell office:value-type="string" calcext:value-type="string">
            <text:p><text:s/>készül-öm </text:p>
          </table:table-cell>
          <table:table-cell office:value-type="string" calcext:value-type="string">
            <text:p><text:s/>Ten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rockstation.blog.hu/tags/seven" xlink:type="simple">http://rockstation.blog.hu/tags/seven</text:a> date: 26/06/2017</text:p>
          </table:table-cell>
          <table:table-cell office:value-type="string" calcext:value-type="string">
            <text:p>Most, hogy hat nap eltelté-vel beszámoló-m-at külde-ni </text:p>
          </table:table-cell>
          <table:table-cell office:value-type="string" calcext:value-type="string">
            <text:p><text:s/>készül-öm,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forum.travian.hu/showthread.php?t=231&amp;page=558" xlink:type="simple">http:forum.travian.hu/showthread.php?t=231&amp;page=558</text:a> date: 26/06/2017</text:p>
          </table:table-cell>
          <table:table-cell office:value-type="string" calcext:value-type="string">
            <text:p>már a második falu-t</text:p>
          </table:table-cell>
          <table:table-cell office:value-type="string" calcext:value-type="string">
            <text:p><text:s/>készül-öm </text:p>
          </table:table-cell>
          <table:table-cell office:value-type="string" calcext:value-type="string">
            <text:p>létrehoz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s://www.szepi.hu/irodalom/vallas/tima/tima_628.html" xlink:type="simple">https://www.szepi.hu/irodalom/vallas/tima/tima_628.html</text:a> date: 26/06/2017</text:p>
          </table:table-cell>
          <table:table-cell office:value-type="string" calcext:value-type="string">
            <text:p>mert</text:p>
          </table:table-cell>
          <table:table-cell office:value-type="string" calcext:value-type="string">
            <text:p><text:s/>készül-öm </text:p>
          </table:table-cell>
          <table:table-cell office:value-type="string" calcext:value-type="string">
            <text:p>a böjt-öt fogad-ni.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[<text:a xlink:href="https://hangtalanmesek.blogspot.hu/2010/03/elhagyni-keszulom-varost.html" xlink:type="simple">https://hangtalanmesek.blogspot.hu/2010/03/elhagyni-keszulom-varost.html</text:a> date: 26/06/2017</text:p>
          </table:table-cell>
          <table:table-cell office:value-type="string" calcext:value-type="string">
            <text:p>Elhagy-ni</text:p>
          </table:table-cell>
          <table:table-cell office:value-type="string" calcext:value-type="string">
            <text:p><text:s/>készül-öm</text:p>
          </table:table-cell>
          <table:table-cell office:value-type="string" calcext:value-type="string">
            <text:p><text:s/>a város-t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angolnyelvtanitas.hu/angolnyelvtanitas-blog/tevhit-gyilkos-nyelvtanulasi-ertelmezo-kisszotar" xlink:type="simple">http://www.angolnyelvtanitas.hu/angolnyelvtanitas-blog/tevhit-gyilkos-nyelvtanulasi-ertelmezo-kisszotar</text:a> date: 18/03/2019</text:p>
          </table:table-cell>
          <table:table-cell office:value-type="string" calcext:value-type="string">
            <text:p>Bocs, ha épp</text:p>
          </table:table-cell>
          <table:table-cell office:value-type="string" calcext:value-type="string">
            <text:p><text:s/>készül-t-ed </text:p>
          </table:table-cell>
          <table:table-cell office:value-type="string" calcext:value-type="string">
            <text:p>betanul-ni az Oxford nagyszótár-at.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alkonyatesmas.eoldal.hu/cikkek/idezetek/edward-bellat-keszuli-megcsokolni.html" xlink:type="simple">http://www.alkonyatesmas.eoldal.hu/cikkek/idezetek/edward-bellat-keszuli-megcsokolni.html</text:a> date: 26/06/2017</text:p>
          </table:table-cell>
          <table:table-cell office:value-type="string" calcext:value-type="string">
            <text:p>Edward Bellá-t</text:p>
          </table:table-cell>
          <table:table-cell office:value-type="string" calcext:value-type="string">
            <text:p><text:s/>készül-i </text:p>
          </table:table-cell>
          <table:table-cell office:value-type="string" calcext:value-type="string">
            <text:p><text:s/>megcsókol-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mozi.24.hu/hirek/20110630/transformers-3" xlink:type="simple">http://mozi.24.hu/hirek/20110630/transformers-3</text:a> date: 26/06/2017</text:p>
          </table:table-cell>
          <table:table-cell office:value-type="string" calcext:value-type="string">
            <text:p>ahogy Sam Witwicky munká-t keres, új barátnő-jé-t, Carly-t lenyúl-ni</text:p>
          </table:table-cell>
          <table:table-cell office:value-type="string" calcext:value-type="string">
            <text:p><text:s/>készül-i </text:p>
          </table:table-cell>
          <table:table-cell office:value-type="string" calcext:value-type="string">
            <text:p>annak gyanús főnöke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spareoom.uw.hu/picspam/Rome_1x12.htm" xlink:type="simple">http://spareoom.uw.hu/picspam/Rome_1x12.htm</text:a> date: 26/06/2017</text:p>
          </table:table-cell>
          <table:table-cell office:value-type="string" calcext:value-type="string">
            <text:p>... birtok-ba</text:p>
          </table:table-cell>
          <table:table-cell office:value-type="string" calcext:value-type="string">
            <text:p><text:s/>készül-i </text:p>
          </table:table-cell>
          <table:table-cell office:value-type="string" calcext:value-type="string">
            <text:p><text:s/>ven-ni az új föld-jé-t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lelkikoto.blog.hu/2017/03/16/letoltott_szerelem" xlink:type="simple">http://lelkikoto.blog.hu/2017/03/16/letoltott_szerelem</text:a> date: 18/3/2019</text:p>
          </table:table-cell>
          <table:table-cell office:value-type="string" calcext:value-type="string">
            <text:p>... megválaszt-juk a ruhá-nk-at, megcsinál-juk a frizurá-nk-at, az internetes húspiac-on is ugyanúgy elad-ni</text:p>
          </table:table-cell>
          <table:table-cell office:value-type="string" calcext:value-type="string">
            <text:p><text:s/>készül-jük</text:p>
          </table:table-cell>
          <table:table-cell office:value-type="string" calcext:value-type="string">
            <text:p><text:s/>magunk-at.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mindmegette.hu/hagyomanyos-lakodalmas-sutemenyek-34233" xlink:type="simple">http://www.mindmegette.hu/hagyomanyos-lakodalmas-sutemenyek-34233</text:a> date: 26/06/2017</text:p>
          </table:table-cell>
          <table:table-cell office:value-type="string" calcext:value-type="string">
            <text:p>Akár hivatalosak vagy-unk a lagzira, akár a saját-unk-at</text:p>
          </table:table-cell>
          <table:table-cell office:value-type="string" calcext:value-type="string">
            <text:p><text:s/>készül-jük </text:p>
          </table:table-cell>
          <table:table-cell office:value-type="string" calcext:value-type="string">
            <text:p>megül-ni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www.agraroldal.hu/kutya-a-kocsiban-hoseg-eseten.html" xlink:type="simple">http://www.agraroldal.hu/kutya-a-kocsiban-hoseg-eseten.html</text:a> date: 26/06/2017</text:p>
          </table:table-cell>
          <table:table-cell office:value-type="string" calcext:value-type="string">
            <text:p>különösen, ha az autóban</text:p>
          </table:table-cell>
          <table:table-cell office:value-type="string" calcext:value-type="string">
            <text:p><text:s/>készül-jük </text:p>
          </table:table-cell>
          <table:table-cell office:value-type="string" calcext:value-type="string">
            <text:p>hagy-ni ő-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fapiac.cafeblog.hu/2014/03/25/egy-konyha-uj-elete/" xlink:type="simple">http://fapiac.cafeblog.hu/2014/03/25/egy-konyha-uj-elete/</text:a> date: 26/06/2017</text:p>
          </table:table-cell>
          <table:table-cell office:value-type="string" calcext:value-type="string">
            <text:p>ahol közös élet-ünk elkövetkező minimum 15 év-é-t</text:p>
          </table:table-cell>
          <table:table-cell office:value-type="string" calcext:value-type="string">
            <text:p><text:s/>készül-jük </text:p>
          </table:table-cell>
          <table:table-cell office:value-type="string" calcext:value-type="string">
            <text:p><text:s/>leél-ni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s://www.gyakorikerdesek.hu/szamitastechnika__hardverek__4002418-vailant-notebook-ot-fogunk-holnap-venni-anyukammal1ghz-processzor256-ram20-gb" xlink:type="simple">https://www.gyakorikerdesek.hu/szamitastechnika__hardverek__4002418-vailant-notebook-ot-fogunk-holnap-venni-anyukammal1ghz-processzor256-ram20-gb</text:a> date: 18/3/2019</text:p>
          </table:table-cell>
          <table:table-cell office:value-type="string" calcext:value-type="string">
            <text:p>Mennyi-ért</text:p>
          </table:table-cell>
          <table:table-cell office:value-type="string" calcext:value-type="string">
            <text:p><text:s/>készül-itek </text:p>
          </table:table-cell>
          <table:table-cell office:value-type="string" calcext:value-type="string">
            <text:p>ven-ni?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a xlink:href="http://tamasgaspar.deviantart.com/art/Gulliver-73319705" xlink:type="simple">http://tamasgaspar.deviantart.com/art/Gulliver-73319705</text:a> date: 26/06/2017</text:p>
          </table:table-cell>
          <table:table-cell office:value-type="string" calcext:value-type="string">
            <text:p>a lándzsá-ik-kal épp csikiz-ni</text:p>
          </table:table-cell>
          <table:table-cell office:value-type="string" calcext:value-type="string">
            <text:p><text:s/>készülik</text:p>
          </table:table-cell>
          <table:table-cell office:value-type="string" calcext:value-type="string">
            <text:p><text:s/>a hatalmas tappancs-á-t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4"/>
        </table:table-row>
        <table:table-row table:style-name="ro1" table:number-rows-repeated="49">
          <table:table-cell table:number-columns-repeated="12"/>
        </table:table-row>
        <table:table-row table:style-name="ro1" table:number-rows-repeated="203"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104827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készül(öm|öd|i|jük|itek|ik); készült(ed|e|ük|étek|ék); készül(telek|lek)'.F304:'készül(öm|öd|i|jük|itek|ik); készült(ed|e|ük|étek|ék); készül(telek|lek)'.F1048576 'készül(öm|öd|i|jük|itek|ik); készült(ed|e|ük|étek|ék); készül(telek|lek)'.F1:'készül(öm|öd|i|jük|itek|ik); készült(ed|e|ük|étek|ék); készül(telek|lek)'.F100">
            <calcext:condition calcext:apply-style-name="Neutral" calcext:value="=312" calcext:base-cell-address="'készül(öm|öd|i|jük|itek|ik); készült(ed|e|ük|étek|ék); készül(telek|lek)'.F1"/>
            <calcext:condition calcext:apply-style-name="Neutral" calcext:value="=213" calcext:base-cell-address="'készül(öm|öd|i|jük|itek|ik); készült(ed|e|ük|étek|ék); készül(telek|lek)'.F1"/>
            <calcext:condition calcext:apply-style-name="Neutral" calcext:value="=132" calcext:base-cell-address="'készül(öm|öd|i|jük|itek|ik); készült(ed|e|ük|étek|ék); készül(telek|lek)'.F1"/>
          </calcext:conditional-format>
        </calcext:conditional-formats>
      </table:table>
      <table:table table:name="siet(em|ed|i|jük|itek|ik) -el; siett(ed|e|ük|étek|ék) -el; siet(lek|telek) -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 Corpus: MNSZ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 Hits: <text:s text:c="2"/>1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# <text:s text:c="5"/>Query <text:s text:c="3"/>word,[word="siet(em|ed|i|jük|itek|ik)"] 247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26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972</text:p>
          </table:table-cell>
          <table:table-cell office:value-type="string" calcext:value-type="string">
            <text:p><text:s/>gondolhatta volna, hogy mix vagy. Hiszen mindig </text:p>
          </table:table-cell>
          <table:table-cell office:value-type="string" calcext:value-type="string">
            <text:p><text:s/>sieted </text:p>
          </table:table-cell>
          <table:table-cell office:value-type="string" calcext:value-type="string">
            <text:p><text:s/>kikérni magadnak, hogy álmagyar lennél.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123" calcext:value-type="float">
            <text:p>123</text:p>
          </table:table-cell>
          <table:table-cell table:formula="of:=COUNTIF([.F6:.F284]; &quot;123&quot;)" office:value-type="float" office:value="6" calcext:value-type="float">
            <text:p>6</text:p>
          </table:table-cell>
          <table:table-cell table:style-name="ce7" table:formula="of:=([.J6]/[.J13])*100" office:value-type="float" office:value="100" calcext:value-type="float">
            <text:p>100.0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F6:.F284]; &quot;13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4"/>
          <table:table-cell table:style-name="Default"/>
          <table:table-cell table:number-columns-repeated="2"/>
          <table:table-cell office:value-type="float" office:value="213" calcext:value-type="float">
            <text:p>213</text:p>
          </table:table-cell>
          <table:table-cell table:formula="of:=COUNTIF([.F6:.F284]; &quot;213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# Hits: <text:s text:c="2"/>19</text:p>
          </table:table-cell>
          <table:table-cell table:number-columns-repeated="4"/>
          <table:table-cell table:style-name="Default"/>
          <table:table-cell table:number-columns-repeated="2"/>
          <table:table-cell office:value-type="float" office:value="231" calcext:value-type="float">
            <text:p>231</text:p>
          </table:table-cell>
          <table:table-cell table:formula="of:=COUNTIF([.F6:.F284]; &quot;23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# <text:s text:c="5"/>Query <text:s text:c="3"/>word,[word="siett(ed|e|ük|étek|ék)"] 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office:value-type="float" office:value="312" calcext:value-type="float">
            <text:p>312</text:p>
          </table:table-cell>
          <table:table-cell table:formula="of:=COUNTIF([.F6:.F284]; &quot;31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float" office:value="321" calcext:value-type="float">
            <text:p>321</text:p>
          </table:table-cell>
          <table:table-cell table:formula="of:=COUNTIF([.F6:.F284]; &quot;32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6" office:value-type="string" calcext:value-type="string">
            <text:p>pro</text:p>
          </table:table-cell>
          <table:table-cell table:formula="of:=COUNTIF([.F6:.F284]; &quot;*pro*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office:value-type="string" calcext:value-type="string">
            <text:p>doc#2280</text:p>
          </table:table-cell>
          <table:table-cell office:value-type="string" calcext:value-type="string">
            <text:p><text:s/>berendezés lehet a fertőzés forrása, a hatóságok </text:p>
          </table:table-cell>
          <table:table-cell office:value-type="string" calcext:value-type="string">
            <text:p><text:s/>siették </text:p>
          </table:table-cell>
          <table:table-cell office:value-type="string" calcext:value-type="string">
            <text:p><text:s/>közölni, a patak nem áll semmiféle összeköttetésben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6:.J12]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oc#2792</text:p>
          </table:table-cell>
          <table:table-cell office:value-type="string" calcext:value-type="string">
            <text:p><text:s text:c="5"/>ellenzéki erők pedig kisebb nagyobb késéssel </text:p>
          </table:table-cell>
          <table:table-cell office:value-type="string" calcext:value-type="string">
            <text:p><text:s/>siették </text:p>
          </table:table-cell>
          <table:table-cell office:value-type="string" calcext:value-type="string">
            <text:p><text:s/>leszögezni, hogy ha ők kerülnek hatalomra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840</text:p>
          </table:table-cell>
          <table:table-cell office:value-type="string" calcext:value-type="string">
            <text:p><text:s text:c="10"/>bevonulása után a helyi német polgárság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<text:s/>kinyilvánitani hűségét az új hatalomnak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Corpus: MNSZ2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# Hits: <text:s text:c="2"/>3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text:s text:c="5"/>Query <text:s text:c="3"/>word,[word="siet(lek|telek)"] 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3PL&gt;3</text:p>
          </table:table-cell>
          <table:table-cell table:formula="of:=COUNTIF([.H6:.H399]; &quot;3PL&gt;3&quot;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<text:a xlink:href="http://magveto.blogger.hu/2018/01/08/keszenletben" xlink:type="simple">http://magveto.blogger.hu/2018/01/08/keszenletben</text:a> date: 13/3/2019</text:p>
          </table:table-cell>
          <table:table-cell office:value-type="string" calcext:value-type="string">
            <text:p>Parkolás után</text:p>
          </table:table-cell>
          <table:table-cell office:value-type="string" calcext:value-type="string">
            <text:p><text:s/>siettük</text:p>
          </table:table-cell>
          <table:table-cell office:value-type="string" calcext:value-type="string">
            <text:p>utolérni a többieket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arcanum.hu/hu/online-kiadvanyok/Mikszath-mikszath-osszes-muve-2A85B/cikkek-es-karcolatok-5186-kotet-40CD5/1880-szegedi-naplo-vezercikkek-es-egyeb-politikai-cikkek-59-kotet-4578F/243-sz-oktober-16-a-fenyuzes-45962/" xlink:type="simple">https://www.arcanum.hu/hu/online-kiadvanyok/Mikszath-mikszath-osszes-muve-2A85B/cikkek-es-karcolatok-5186-kotet-40CD5/1880-szegedi-naplo-vezercikkek-es-egyeb-politikai-cikkek-59-kotet-4578F/243-sz-oktober-16-a-fenyuzes-45962/</text:a> date: 13/3/2019</text:p>
          </table:table-cell>
          <table:table-cell office:value-type="string" calcext:value-type="string">
            <text:p>Egy-egy ugrással</text:p>
          </table:table-cell>
          <table:table-cell office:value-type="string" calcext:value-type="string">
            <text:p><text:s/>siettük</text:p>
          </table:table-cell>
          <table:table-cell office:value-type="string" calcext:value-type="string">
            <text:p>utolérni a civilizációban és a politikai előhaladásban a többi európai nemzeteket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 table:number-rows-repeated="260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9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siet(em|ed|i|jük|itek|ik) -el; siett(ed|e|ük|étek|ék) -el; siet(lek|telek) -el'.F285:'siet(em|ed|i|jük|itek|ik) -el; siett(ed|e|ük|étek|ék) -el; siet(lek|telek) -el'.F1048576 'siet(em|ed|i|jük|itek|ik) -el; siett(ed|e|ük|étek|ék) -el; siet(lek|telek) -el'.F1:'siet(em|ed|i|jük|itek|ik) -el; siett(ed|e|ük|étek|ék) -el; siet(lek|telek) -el'.F5">
            <calcext:condition calcext:apply-style-name="Neutral" calcext:value="=312" calcext:base-cell-address="'siet(em|ed|i|jük|itek|ik) -el; siett(ed|e|ük|étek|ék) -el; siet(lek|telek) -el'.F1"/>
            <calcext:condition calcext:apply-style-name="Neutral" calcext:value="=213" calcext:base-cell-address="'siet(em|ed|i|jük|itek|ik) -el; siett(ed|e|ük|étek|ék) -el; siet(lek|telek) -el'.F1"/>
            <calcext:condition calcext:apply-style-name="Neutral" calcext:value="=132" calcext:base-cell-address="'siet(em|ed|i|jük|itek|ik) -el; siett(ed|e|ük|étek|ék) -el; siet(lek|telek) -el'.F1"/>
          </calcext:conditional-format>
        </calcext:conditional-formats>
      </table:table>
      <table:table table:name="szándékoz(od|za|zuk|zátok|zák); szándékozt(ad|a|uk|átok|ák); szándékoz(lak|talak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# Corpus: MNSZ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Hits: <text:s text:c="2"/>32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# <text:s text:c="5"/>Query <text:s text:c="3"/>word,[word="szándékoz(od|za|zuk|zátok|zák)"] 320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6:.A183])" office:value-type="float" office:value="178" calcext:value-type="float">
            <text:p>178</text:p>
          </table:table-cell>
          <table:table-cell/>
          <table:table-cell table:style-name="ce29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4</text:p>
          </table:table-cell>
          <table:table-cell office:value-type="string" calcext:value-type="string">
            <text:p><text:s/>munka terén a bevált munkaformákat újakkal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kiegészíteni, melyekkel egy magasabb szint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office:value-type="float" office:value="123" calcext:value-type="float">
            <text:p>123</text:p>
          </table:table-cell>
          <table:table-cell table:formula="of:=COUNTIF([.F6:.F393]; &quot;123&quot;)" office:value-type="float" office:value="102" calcext:value-type="float">
            <text:p>102</text:p>
          </table:table-cell>
          <table:table-cell table:style-name="ce7" table:formula="of:=([.J6]/[.J13])*100" office:value-type="float" office:value="26.7716535433071" calcext:value-type="float">
            <text:p>26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764</text:p>
          </table:table-cell>
          <table:table-cell office:value-type="string" calcext:value-type="string">
            <text:p><text:s text:c="2"/>fog kimenni. Úgy látszott, egyáltalá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bbahagyni. Végül mégis kénytelen volt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132" calcext:value-type="float">
            <text:p>132</text:p>
          </table:table-cell>
          <table:table-cell table:formula="of:=COUNTIF([.F6:.F393]; &quot;132&quot;)" office:value-type="float" office:value="22" calcext:value-type="float">
            <text:p>22</text:p>
          </table:table-cell>
          <table:table-cell table:style-name="ce7" table:formula="of:=([.J7]/[.J13])*100" office:value-type="float" office:value="5.7742782152231" calcext:value-type="float">
            <text:p>5.77</text:p>
          </table:table-cell>
          <table:table-cell table:formula="of:==COUNTIFS([.F6:.F393]; &quot;132&quot;; [.G6:.G393]; &quot;Yes&quot;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doc#901</text:p>
          </table:table-cell>
          <table:table-cell table:style-name="ce15" office:value-type="string" calcext:value-type="string">
            <text:p><text:s text:c="3"/>belül ezt a kezdeményezést, és mi is meg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indítani a munkálatokat ezzel az előterjesztéss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office:value-type="float" office:value="213" calcext:value-type="float">
            <text:p>213</text:p>
          </table:table-cell>
          <table:table-cell table:formula="of:=COUNTIF([.F6:.F393]; &quot;213&quot;)" office:value-type="float" office:value="35" calcext:value-type="float">
            <text:p>35</text:p>
          </table:table-cell>
          <table:table-cell table:style-name="ce7" table:formula="of:=([.J8]/[.J13])*100" office:value-type="float" office:value="9.18635170603675" calcext:value-type="float">
            <text:p>9.19</text:p>
          </table:table-cell>
          <table:table-cell table:formula="of:==COUNTIFS([.F6:.F393]; &quot;213&quot;; [.G6:.G393]; &quot;Yes&quot;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doc#901</text:p>
          </table:table-cell>
          <table:table-cell office:value-type="string" calcext:value-type="string">
            <text:p><text:s/>elnevezéssel az az iskola, amelyikbe integrálni </text:p>
          </table:table-cell>
          <table:table-cell table:style-name="ce10" office:value-type="string" calcext:value-type="string">
            <text:p><text:s/>szándékozzák </text:p>
          </table:table-cell>
          <table:table-cell office:value-type="string" calcext:value-type="string">
            <text:p><text:s/>a Radnai Szakközépiskolát. Tehát ettől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float" office:value="231" calcext:value-type="float">
            <text:p>231</text:p>
          </table:table-cell>
          <table:table-cell table:formula="of:=COUNTIF([.F6:.F393]; &quot;231&quot;)" office:value-type="float" office:value="0" calcext:value-type="float">
            <text:p>0</text:p>
          </table:table-cell>
          <table:table-cell table:style-name="ce7" table:formula="of:=([.J9]/[.J13])*100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01</text:p>
          </table:table-cell>
          <table:table-cell office:value-type="string" calcext:value-type="string">
            <text:p><text:s text:c="9"/>Főv á rosi Önkormányzatot megkárosí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vagy szándékozták, attól függően, hogy <text:s/>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312" calcext:value-type="float">
            <text:p>312</text:p>
          </table:table-cell>
          <table:table-cell table:formula="of:=COUNTIF([.F6:.F393]; &quot;312&quot;)" office:value-type="float" office:value="161" calcext:value-type="float">
            <text:p>161</text:p>
          </table:table-cell>
          <table:table-cell table:style-name="ce7" table:formula="of:=([.J10]/[.J13])*100" office:value-type="float" office:value="42.257217847769" calcext:value-type="float">
            <text:p>42.26</text:p>
          </table:table-cell>
          <table:table-cell table:formula="of:==COUNTIFS([.F8:.F393]; &quot;312&quot;; [.G8:.G393]; &quot;Yes&quot;)"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3"/>önálló indítványa egyetlen bővített mondatta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ódosítani az 1993. október 20-án életbe </text:p>
          </table:table-cell>
          <table:table-cell office:value-type="string" calcext:value-type="string">
            <text:p>… bekezdés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321" calcext:value-type="float">
            <text:p>321</text:p>
          </table:table-cell>
          <table:table-cell table:formula="of:=COUNTIF([.F6:.F393]; &quot;321&quot;)" office:value-type="float" office:value="30" calcext:value-type="float">
            <text:p>30</text:p>
          </table:table-cell>
          <table:table-cell table:style-name="ce7" table:formula="of:=([.J11]/[.J13])*100" office:value-type="float" office:value="7.8740157480315" calcext:value-type="float">
            <text:p>7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3"/>javaslatokat, melyek ezen csoportok pozíció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javítani. Így támogattuk, hogy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6" office:value-type="string" calcext:value-type="string">
            <text:p>pro</text:p>
          </table:table-cell>
          <table:table-cell table:formula="of:=COUNTIF([.F6:.F393]; &quot;*pro*&quot;)" office:value-type="float" office:value="31" calcext:value-type="float">
            <text:p>31</text:p>
          </table:table-cell>
          <table:table-cell table:style-name="ce7" table:formula="of:=([.J12]/[.J13])*100" office:value-type="float" office:value="8.13648293963255" calcext:value-type="float">
            <text:p>8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13"/>megpecsételődik. Hasonló okok miat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zárni a komlói kórházat és a pécsi gyermekkórház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6:.J12])" office:value-type="float" office:value="381" calcext:value-type="float">
            <text:p>3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3"/>Módosító javaslatunkkal Béki Gabriellával a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lérni, hogy a társadalombiztosítás ált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11"/>elszürkítése felé. A javaslat törölni </text:p>
          </table:table-cell>
          <table:table-cell table:style-name="ce10" office:value-type="string" calcext:value-type="string">
            <text:p><text:s/>szándékozza </text:p>
          </table:table-cell>
          <table:table-cell office:value-type="string" calcext:value-type="string">
            <text:p><text:s/>a közösségi munkavégzésnek elkeresztelt </text:p>
          </table:table-cell>
          <table:table-cell office:value-type="string" calcext:value-type="string">
            <text:p>… kényszermunk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style-name="ce2" office:value-type="string" calcext:value-type="string">
            <text:p>Person coun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8"/>néhány jelentős ponton igenis módosí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törvényt. A történet szempontjáb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1SG&gt;3</text:p>
          </table:table-cell>
          <table:table-cell table:formula="of:=COUNTIF([.H6:.H393]; &quot;1SG&gt;3&quot;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985</text:p>
          </table:table-cell>
          <table:table-cell office:value-type="string" calcext:value-type="string">
            <text:p><text:s text:c="3"/>SZJA-ra az rengeteg pénz. Lehet, hogy növelni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ezen szervezet létszámát? Ha van felvéte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office:value-type="string" calcext:value-type="string">
            <text:p>1PL&gt;3</text:p>
          </table:table-cell>
          <table:table-cell table:formula="of:=COUNTIF([.H6:.H393]; &quot;1PL&gt;3&quot;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996</text:p>
          </table:table-cell>
          <table:table-cell office:value-type="string" calcext:value-type="string">
            <text:p><text:s text:c="2"/>súlytani kívánják mivel párhuzamosan pedig a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lépni, hogy a lakásvásárlásokhoz nyújtand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string" calcext:value-type="string">
            <text:p>1SG&gt;2</text:p>
          </table:table-cell>
          <table:table-cell table:formula="of:=COUNTIF([.H6:.H393]; &quot;1SG&gt;2&quot;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997</text:p>
          </table:table-cell>
          <table:table-cell office:value-type="string" calcext:value-type="string">
            <text:p><text:s text:c="6"/>beásta magát " és minden eszközzel tar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helyzetét. A legrosszabtól tartok; att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2SG&gt;3</text:p>
          </table:table-cell>
          <table:table-cell table:formula="of:=COUNTIF([.H6:.H393]; &quot;2SG&gt;3&quot;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999</text:p>
          </table:table-cell>
          <table:table-cell office:value-type="string" calcext:value-type="string">
            <text:p><text:s text:c="4"/>területen folytatott politikájával, és mikor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nnyira megbecsülni az apparátusát, - nemcs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2PL&gt;3</text:p>
          </table:table-cell>
          <table:table-cell table:formula="of:=COUNTIF([.H6:.H393]; &quot;2PL&gt;3&quot;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10</text:p>
          </table:table-cell>
          <table:table-cell office:value-type="string" calcext:value-type="string">
            <text:p><text:s text:c="4"/>megtetted, és azt hittem, hogy ezen a topcon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megtenni, ezért volt a figyelmeztetés.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office:value-type="string" calcext:value-type="string">
            <text:p>3SG&gt;3</text:p>
          </table:table-cell>
          <table:table-cell table:formula="of:=COUNTIF([.H6:.H393]; &quot;3SG&gt;3&quot;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12</text:p>
          </table:table-cell>
          <table:table-cell office:value-type="string" calcext:value-type="string">
            <text:p><text:s text:c="3"/>villanymotorvonatok javítóbázisa van. Rákoso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artani a daruszerelvényeket. Ebből következőle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table:number-columns-repeated="2" office:value-type="string" calcext:value-type="string">
            <text:p>3PL&gt;3</text:p>
          </table:table-cell>
          <table:table-cell table:formula="of:=COUNTIF([.H6:.H393]; &quot;3PL&gt;3&quot;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3"/>nagyon megtisztelő, amikor olvastam, hogy ezt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tenni, azt hittem, megint csak ígérge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381" calcext:value-type="float">
            <text:p>3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1049</text:p>
          </table:table-cell>
          <table:table-cell office:value-type="string" calcext:value-type="string">
            <text:p><text:s text:c="8"/>csapatok létszámát mintegy tízezer főv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csökkenteni, miután a feladat további ellátásáho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61</text:p>
          </table:table-cell>
          <table:table-cell office:value-type="string" calcext:value-type="string">
            <text:p><text:s text:c="8"/>kerületi rendőrkapitányságok bevonásáva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létrehozni. 1999. 07. 08. 16:10:00 Józsefváros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resent counts</text:p>
          </table:table-cell>
          <table:table-cell table:number-columns-repeated="2"/>
          <table:table-cell table:style-name="ce2" office:value-type="string" calcext:value-type="string">
            <text:p>Present person counts</text:p>
          </table:table-cell>
          <table:table-cell/>
        </table:table-row>
        <table:table-row table:style-name="ro2">
          <table:table-cell office:value-type="string" calcext:value-type="string">
            <text:p>doc#1062</text:p>
          </table:table-cell>
          <table:table-cell office:value-type="string" calcext:value-type="string">
            <text:p><text:s text:c="6"/>kancellár megismételte, hogy a legjobbaka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kiválasztani az egyes tárcák élére. En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123" calcext:value-type="float">
            <text:p>123</text:p>
          </table:table-cell>
          <table:table-cell table:formula="of:=COUNTIF([.F6:.F183]; &quot;123&quot;)" office:value-type="float" office:value="51" calcext:value-type="float">
            <text:p>51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6:.H183]; &quot;1SG&gt;3&quot;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c#1063</text:p>
          </table:table-cell>
          <table:table-cell office:value-type="string" calcext:value-type="string">
            <text:p><text:s text:c="5"/>János Jugoszláviában az ellenzék egyesíte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rőit Jugoszláviában az eddig megosztot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132" calcext:value-type="float">
            <text:p>132</text:p>
          </table:table-cell>
          <table:table-cell table:formula="of:=COUNTIF([.F6:.F183]; &quot;132&quot;)" office:value-type="float" office:value="10" calcext:value-type="float">
            <text:p>10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6:.H183]; &quot;1PL&gt;3&quot;)"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doc#1070</text:p>
          </table:table-cell>
          <table:table-cell office:value-type="string" calcext:value-type="string">
            <text:p><text:s text:c="5"/>szanatóriumot bizonytalan jogállású kht.-be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gyúrni ez évben. Az intézetek lényeg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6:.F183]; &quot;213&quot;)" office:value-type="float" office:value="20" calcext:value-type="float">
            <text:p>20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6:.H183]; &quot;1SG&gt;2&quot;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c#1070</text:p>
          </table:table-cell>
          <table:table-cell office:value-type="string" calcext:value-type="string">
            <text:p><text:s text:c="4"/>Nesze neked, európai iskolaügy. Privatizá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vízhálózatot. Gyanús küllemű külföldie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float" office:value="231" calcext:value-type="float">
            <text:p>231</text:p>
          </table:table-cell>
          <table:table-cell table:formula="of:=COUNTIF([.F6:.F183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6:.H183]; &quot;2SG&gt;3&quot;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doc#1082</text:p>
          </table:table-cell>
          <table:table-cell office:value-type="string" calcext:value-type="string">
            <text:p><text:s text:c="4"/>kiálts logopédusért, ha éppenséggel a postát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letéríteni a maga (és persze a szükségszer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office:value-type="float" office:value="312" calcext:value-type="float">
            <text:p>312</text:p>
          </table:table-cell>
          <table:table-cell table:formula="of:=COUNTIF([.F6:.F183]; &quot;312&quot;)" office:value-type="float" office:value="67" calcext:value-type="float">
            <text:p>67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6:.H183]; &quot;2PL&gt;3&quot;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c#1083</text:p>
          </table:table-cell>
          <table:table-cell office:value-type="string" calcext:value-type="string">
            <text:p><text:s text:c="9"/>programnak ez csak első üteme, azaz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z ügyet ennyivel letudni. A napjainkr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office:value-type="float" office:value="321" calcext:value-type="float">
            <text:p>321</text:p>
          </table:table-cell>
          <table:table-cell table:formula="of:=COUNTIF([.F6:.F183]; &quot;321&quot;)" office:value-type="float" office:value="17" calcext:value-type="float">
            <text:p>17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6:.H183]; &quot;3SG&gt;3&quot;)"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doc#1084</text:p>
          </table:table-cell>
          <table:table-cell office:value-type="string" calcext:value-type="string">
            <text:p><text:s text:c="4"/>mértékű, 800 millió forintos tőkeinjekciójá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végrehajtani, ezért egy május 4-én hatályb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6:.F183]; &quot;*pro*&quot;)" office:value-type="float" office:value="13" calcext:value-type="float">
            <text:p>13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6:.H183]; &quot;3PL&gt;3&quot;)"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doc#1096</text:p>
          </table:table-cell>
          <table:table-cell office:value-type="string" calcext:value-type="string">
            <text:p><text:s text:c="8"/>ígérte, öt évre 75 millió német márkáér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adni a közvetítési jogokat, ami durvá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26:.J32])" office:value-type="float" office:value="178" calcext:value-type="float">
            <text:p>178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26:.M32])" office:value-type="float" office:value="178" calcext:value-type="float">
            <text:p>178</text:p>
          </table:table-cell>
        </table:table-row>
        <table:table-row table:style-name="ro2">
          <table:table-cell office:value-type="string" calcext:value-type="string">
            <text:p>doc#1104</text:p>
          </table:table-cell>
          <table:table-cell office:value-type="string" calcext:value-type="string">
            <text:p><text:s text:c="3"/>amelyen a szarvasmarha- állomány színét-javá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mutatni az érdeklődőknek. Ugyanakkor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04</text:p>
          </table:table-cell>
          <table:table-cell office:value-type="string" calcext:value-type="string">
            <text:p><text:s text:c="9"/>kaptak. A területet visszakövetelők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halastavat lecsapolni, megszüntetni,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Past counts</text:p>
          </table:table-cell>
          <table:table-cell table:number-columns-repeated="2"/>
          <table:table-cell table:style-name="ce2" office:value-type="string" calcext:value-type="string">
            <text:p>Past person counts</text:p>
          </table:table-cell>
          <table:table-cell/>
        </table:table-row>
        <table:table-row table:style-name="ro2">
          <table:table-cell office:value-type="string" calcext:value-type="string">
            <text:p>doc#1105</text:p>
          </table:table-cell>
          <table:table-cell office:value-type="string" calcext:value-type="string">
            <text:p><text:s text:c="5"/>támogatásával a tengeren túli vállalkozó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apcsolatba hozni a romániai piaccal, vállalkozókk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05</text:p>
          </table:table-cell>
          <table:table-cell office:value-type="string" calcext:value-type="string">
            <text:p><text:s text:c="8"/>, jelenkori helyzetével, népművészetéve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ismertetni a szilágyságiakat. A rendezvény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123" calcext:value-type="float">
            <text:p>123</text:p>
          </table:table-cell>
          <table:table-cell table:formula="of:=COUNTIF([.F191:.F393]; &quot;123&quot;)" office:value-type="float" office:value="51" calcext:value-type="float">
            <text:p>51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191:.H393]; &quot;1SG&gt;3&quot;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c#1106</text:p>
          </table:table-cell>
          <table:table-cell office:value-type="string" calcext:value-type="string">
            <text:p><text:s text:c="4"/>kiadásával a volt kormány eredménytelenség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-e felmutatni a közvéleménynek? Tény viszon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float" office:value="132" calcext:value-type="float">
            <text:p>132</text:p>
          </table:table-cell>
          <table:table-cell table:formula="of:=COUNTIF([.F191:.F393]; &quot;132&quot;)" office:value-type="float" office:value="12" calcext:value-type="float">
            <text:p>12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191:.H393]; &quot;1PL&gt;3&quot;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oc#1107</text:p>
          </table:table-cell>
          <table:table-cell office:value-type="string" calcext:value-type="string">
            <text:p><text:s/>Személyi folyószámlá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fizetni az illetékes hivatal a különféle </text:p>
          </table:table-cell>
          <table:table-cell office:value-type="string" calcext:value-type="string">
            <text:p>segélyeke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191:.F393]; &quot;213&quot;)" office:value-type="float" office:value="15" calcext:value-type="float">
            <text:p>15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191:.H393]; &quot;1SG&gt;2&quot;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c#1107</text:p>
          </table:table-cell>
          <table:table-cell office:value-type="string" calcext:value-type="string">
            <text:p><text:s/>kolozsvári Babes-Bolyai Tudományegyetem bővíte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felsőoktatási hálózatát Zilahon az úgynevezet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231" calcext:value-type="float">
            <text:p>231</text:p>
          </table:table-cell>
          <table:table-cell table:formula="of:=COUNTIF([.F191:.F393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191:.H393]; &quot;2SG&gt;3&quot;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c#1108</text:p>
          </table:table-cell>
          <table:table-cell office:value-type="string" calcext:value-type="string">
            <text:p><text:s text:c="8"/>Zilahon a megyei rendőrség székháza előt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állítani Victor Deleu, a " Szilágyság </text:p>
          </table:table-cell>
          <table:table-cell office:value-type="string" calcext:value-type="string">
            <text:p>… szobr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312" calcext:value-type="float">
            <text:p>312</text:p>
          </table:table-cell>
          <table:table-cell table:formula="of:=COUNTIF([.F191:.F393]; &quot;312&quot;)" office:value-type="float" office:value="94" calcext:value-type="float">
            <text:p>94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191:.H393]; &quot;2PL&gt;3&quot;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c#1110</text:p>
          </table:table-cell>
          <table:table-cell office:value-type="string" calcext:value-type="string">
            <text:p><text:s text:c="5"/>pénzről beszélünk: a tanárok fizetését mikor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urópai szintre emelni? Első lépés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office:value-type="float" office:value="321" calcext:value-type="float">
            <text:p>321</text:p>
          </table:table-cell>
          <table:table-cell table:formula="of:=COUNTIF([.F191:.F393]; &quot;321&quot;)" office:value-type="float" office:value="13" calcext:value-type="float">
            <text:p>13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191:.H393]; &quot;3SG&gt;3&quot;)"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doc#1111</text:p>
          </table:table-cell>
          <table:table-cell office:value-type="string" calcext:value-type="string">
            <text:p><text:s text:c="10"/>tulajdona. Nagymegyeren és Somorjá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vezetni a parkolódíjakat. " Ez ártan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6" office:value-type="string" calcext:value-type="string">
            <text:p>pro</text:p>
          </table:table-cell>
          <table:table-cell table:formula="of:=COUNTIF([.F191:.F393]; &quot;*pro*&quot;)" office:value-type="float" office:value="18" calcext:value-type="float">
            <text:p>18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191:.H393]; &quot;3PL&gt;3&quot;)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10"/>adni ". Olvasatomban éppen erre a cél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gyerekek után járó fejenkénti évi 20 000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37:.J43])" office:value-type="float" office:value="203" calcext:value-type="float">
            <text:p>203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37:.M43])"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8"/>amiért megalázzák, a csírájában elfoj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agyarságunkat, elkeseredettség pedig azér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5"/>egyaránt a közvetlen felhasználók számlájá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utalni. A kormány nevében a miniszte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7"/>akadályozni. Politikai hovatartozás nélkül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továbbra is képviselni az 5327 zentai nyugdíja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8"/>azok részére, akik a központ adatbázisa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használni, egy nagyobb irodában pedig szakma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8"/>kimutatására alkalmas módszerrel elemez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zokat a vizeletmintákat, amelyeket a tavaly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9</text:p>
          </table:table-cell>
          <table:table-cell office:value-type="string" calcext:value-type="string">
            <text:p><text:s text:c="10"/>- egyes nemzetközi jogi dokumentumokba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bemutatni az autonómia helyét, szerep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4</text:p>
          </table:table-cell>
          <table:table-cell office:value-type="string" calcext:value-type="string">
            <text:p><text:s text:c="6"/>úgymond - el akarják lopni és monopolizá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román forradalmat. A felsorol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4</text:p>
          </table:table-cell>
          <table:table-cell office:value-type="string" calcext:value-type="string">
            <text:p><text:s text:c="6"/>bizonyítható alapja nem ismert. Így hát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újabb hipotézissel szaporítani a már létező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06</text:p>
          </table:table-cell>
          <table:table-cell office:value-type="string" calcext:value-type="string">
            <text:p><text:s text:c="10"/>a kapitalizmus éhes farkasát vagy mijé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párosítani a szocializmus rémülten bégető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545</text:p>
          </table:table-cell>
          <table:table-cell office:value-type="string" calcext:value-type="string">
            <text:p><text:s text:c="15"/>drámáim vannak. - És ezeket nem is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befejezni? - Nem, nem szándékozo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2</text:p>
          </table:table-cell>
          <table:table-cell office:value-type="string" calcext:value-type="string">
            <text:p><text:s text:c="10"/>neki zabálni, hogy eleve a mások pénzé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költeni. S hogy ő csak egy tejeskávét ké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6</text:p>
          </table:table-cell>
          <table:table-cell office:value-type="string" calcext:value-type="string">
            <text:p><text:s text:c="4"/>amelynek területén tevékenységüket gyakoro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(2) Azon létesítmények és közvetítő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7</text:p>
          </table:table-cell>
          <table:table-cell office:value-type="string" calcext:value-type="string">
            <text:p><text:s text:c="4"/>jelenlegi intézkedések fenntartását javasol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. Megfelelő határidőt biztosítottunk a számukra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7</text:p>
          </table:table-cell>
          <table:table-cell office:value-type="string" calcext:value-type="string">
            <text:p><text:s text:c="8"/>akik olyan szőlőültetvények létrehozásá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 e jogokat, melyek termése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8</text:p>
          </table:table-cell>
          <table:table-cell office:value-type="string" calcext:value-type="string">
            <text:p><text:s text:c="9"/>amelyben ezeket a szabályokat kötelezőv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enni; f) a szabályok időtartama;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9</text:p>
          </table:table-cell>
          <table:table-cell office:value-type="string" calcext:value-type="string">
            <text:p><text:s text:c="9"/>eljárást megkezdték, illetve megindí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(a továbbiakban a " megkereső bíróság "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9</text:p>
          </table:table-cell>
          <table:table-cell office:value-type="string" calcext:value-type="string">
            <text:p><text:s text:c="3"/>esetében, ha azokat olyan tagállamok területé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, amelyek ezzel az irányelvv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9</text:p>
          </table:table-cell>
          <table:table-cell office:value-type="string" calcext:value-type="string">
            <text:p><text:s text:c="5"/>élelmiszerként vagy élelmiszer-összetevőkén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, akkor a fajtát csak akko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0</text:p>
          </table:table-cell>
          <table:table-cell office:value-type="string" calcext:value-type="string">
            <text:p><text:s text:c="7"/>dolgozzák fel, vagy nem tárolják, va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gy adatállományba beírni, minden tagállamna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1</text:p>
          </table:table-cell>
          <table:table-cell office:value-type="string" calcext:value-type="string">
            <text:p><text:s text:c="8"/>kábítószer-termelésére vagy előállításá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lhasználni. (5) Az áldozatok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1</text:p>
          </table:table-cell>
          <table:table-cell office:value-type="string" calcext:value-type="string">
            <text:p><text:s text:c="10"/>folyó évben a vándorlegeltetést végez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; (b) az 1782/2003/EK rendelet 114.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2</text:p>
          </table:table-cell>
          <table:table-cell office:value-type="string" calcext:value-type="string">
            <text:p><text:s/>akciócsoportokról (CAG-ok). Tisztázni kell, hogy hová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helyezni a CAG-okat a kormányzás regionál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5</text:p>
          </table:table-cell>
          <table:table-cell office:value-type="string" calcext:value-type="string">
            <text:p><text:s text:c="15"/>a Parlament álláspontjainak közelítésé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könnyíteni, olyan módosításokra támaszkodv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5</text:p>
          </table:table-cell>
          <table:table-cell office:value-type="string" calcext:value-type="string">
            <text:p><text:s text:c="21"/>között. Az EU továbbra is fokoz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fenntartható fejlődés és a szegénység </text:p>
          </table:table-cell>
          <table:table-cell office:value-type="string" calcext:value-type="string">
            <text:p>… támogatásá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6"/>késlekedés nélkül értesítették arról, mi alapj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lkalmazni a rendelkezésre álló tény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8"/>Megjegyzések Ebből az előirányzatbó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inanszírozni a Közös Kutatóközpontban <text:s/></text:p>
          </table:table-cell>
          <table:table-cell office:value-type="string" calcext:value-type="string">
            <text:p>… programo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8"/>alapján ebből az előirányzatból a következőke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: - támogatás a személye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5"/>előirányzatból a következő intézkedések költség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: - az eLearningnek a társadal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3"/>az előirányzatból különösen az alábbia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tni: - összehasonlító tanulmány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8"/>alapján ebből az előirányzatból a következőke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: - a szakképzés terén az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8"/>Megjegyzések Ebből az előirányzatbó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edezni a közösségi politikákkal kapcsolatos </text:p>
          </table:table-cell>
          <table:table-cell office:value-type="string" calcext:value-type="string">
            <text:p>… finanszíroz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21"/>kapcsolatos költségeket is. Ebbő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inanszírozni a jelzőszérumok fejlesztés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2"/>jogcímcsoportnak a keretében az alábbia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figyelembe venni: - az 595/91/EG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 text:c="7"/>közösségi vizekben átmosni vagy újra bemeríte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a szállítmánynak a 3. cikk (1) bekezdésében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 text:c="10"/>közösségi szabályozással összeegyeztethetőv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enni, és ráadásul oly módon, hogy álla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 text:c="11"/>NUW-nak, amelynek a bejelentett KKV-bónus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nyújtani; Bernd és Claus Sauter lánytestvé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0</text:p>
          </table:table-cell>
          <table:table-cell office:value-type="string" calcext:value-type="string">
            <text:p><text:s text:c="13"/>hatályos végleges dömpingellenes vámot k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terjeszteni, továbbá lehetőséget kapt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1</text:p>
          </table:table-cell>
          <table:table-cell office:value-type="string" calcext:value-type="string">
            <text:p><text:s text:c="9"/>alapján az intézkedések folytatását javasol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A felek elegendő időkeretet kaptak észrevételei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1</text:p>
          </table:table-cell>
          <table:table-cell office:value-type="string" calcext:value-type="string">
            <text:p><text:s text:c="13"/>meglévő intézkedések módosítását ajánl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továbbá lehetőséget kaptak az érintet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8</text:p>
          </table:table-cell>
          <table:table-cell office:value-type="string" calcext:value-type="string">
            <text:p><text:s text:c="14"/>tehát a meglévő források bővítésével a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lősegíteni, hogy a felzárkózás, az esélyterem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1</text:p>
          </table:table-cell>
          <table:table-cell office:value-type="string" calcext:value-type="string">
            <text:p><text:s text:c="9"/>végrehajtása alól végleg kivonja vagy kivon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agát. Ez a jogalkalmazás szempontjáb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2</text:p>
          </table:table-cell>
          <table:table-cell office:value-type="string" calcext:value-type="string">
            <text:p><text:s text:c="11"/>politikai körök ennek éppen az ellenkezőj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érni. A gondolkodás befolyásolásá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2</text:p>
          </table:table-cell>
          <table:table-cell office:value-type="string" calcext:value-type="string">
            <text:p><text:s text:c="8"/>megnyúlik és túlságos terhet jelent, akkor a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 törvénymódosítás előterjesztői elrendel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2</text:p>
          </table:table-cell>
          <table:table-cell office:value-type="string" calcext:value-type="string">
            <text:p><text:s text:c="15"/>szűkítjük, szűkítik önök vagy szűkíte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z MNB hatáskörét. A második módosítá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3</text:p>
          </table:table-cell>
          <table:table-cell office:value-type="string" calcext:value-type="string">
            <text:p><text:s text:c="13"/>jelentkeznek. E többletterheket mérsékli,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érsékelni ez a javaslat. Külön örö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3</text:p>
          </table:table-cell>
          <table:table-cell office:value-type="string" calcext:value-type="string">
            <text:p><text:s text:c="15"/>két kérdést szeretnék feltenni: mikorra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z M5-ös autópályát is beintegrálni a több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7</text:p>
          </table:table-cell>
          <table:table-cell office:value-type="string" calcext:value-type="string">
            <text:p><text:s text:c="9"/>kormány mintegy 30 milliárd forinttal növe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z önkormányzatok részére átadott forrásoka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8</text:p>
          </table:table-cell>
          <table:table-cell office:value-type="string" calcext:value-type="string">
            <text:p><text:s text:c="7"/>javaslatban a tömegközlekedésre vonatkozó rés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kiegészíteni a fővárosban és vonzáskörzet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9</text:p>
          </table:table-cell>
          <table:table-cell office:value-type="string" calcext:value-type="string">
            <text:p><text:s text:c="11"/>pénzügyi befektetőknek adták, adják és ad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Köszönöm a figyelmet. (Taps a Fidesz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9</text:p>
          </table:table-cell>
          <table:table-cell office:value-type="string" calcext:value-type="string">
            <text:p><text:s text:c="6"/>támogatás megszüntetése azt jelentette, hogy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tovább is késztetni a szülőket arra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9</text:p>
          </table:table-cell>
          <table:table-cell office:value-type="string" calcext:value-type="string">
            <text:p><text:s text:c="8"/>területeken, ahol egyébként ezeket a tározóka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létrehozni, az azokon a területeken megterme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1</text:p>
          </table:table-cell>
          <table:table-cell office:value-type="string" calcext:value-type="string">
            <text:p><text:s text:c="11"/>alkalmassá tételére. A 4. cikkelyt elhagy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kormányzat. Ez az indoklás arról szól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8</text:p>
          </table:table-cell>
          <table:table-cell office:value-type="string" calcext:value-type="string">
            <text:p><text:s text:c="13"/>eljárásrendet kialakítjuk vagy módosíta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, akkor arra is tekintettel kell lenni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9</text:p>
          </table:table-cell>
          <table:table-cell office:value-type="string" calcext:value-type="string">
            <text:p><text:s text:c="18"/>számú módosító indítványt, amely a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lérni, hogy ne legyen ilyen teljes kör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9</text:p>
          </table:table-cell>
          <table:table-cell office:value-type="string" calcext:value-type="string">
            <text:p><text:s text:c="11"/>hogy Földalapkezelő Szervezet. A törvénybe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kimondani, hogy január 1-jétől, amik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2</text:p>
          </table:table-cell>
          <table:table-cell office:value-type="string" calcext:value-type="string">
            <text:p><text:s text:c="15"/>módosító javaslat a tervezetből törö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zen pontokat, ugyanakkor nem javaso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5</text:p>
          </table:table-cell>
          <table:table-cell office:value-type="string" calcext:value-type="string">
            <text:p><text:s text:c="14"/>néhány jelentős ponton igenis módosí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törvényt. A történet szempontjáb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6</text:p>
          </table:table-cell>
          <table:table-cell office:value-type="string" calcext:value-type="string">
            <text:p><text:s text:c="9"/>Módosító javaslatunkkal Béki Gabriellával az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lérni, hogy a társadalombiztosítás ált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7</text:p>
          </table:table-cell>
          <table:table-cell office:value-type="string" calcext:value-type="string">
            <text:p><text:s text:c="2"/>önkormányzatok hitelfelvételi lehetőségét korlátoz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és javasoljuk a parlamentnek azt is, hogy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9</text:p>
          </table:table-cell>
          <table:table-cell office:value-type="string" calcext:value-type="string">
            <text:p><text:s text:c="9"/>javaslatokat, melyek ezen csoportok pozíció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javítani. Így támogattuk, hogy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4</text:p>
          </table:table-cell>
          <table:table-cell office:value-type="string" calcext:value-type="string">
            <text:p><text:s text:c="13"/>növelésére valóban szükség van, és ezt is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tenni. A kormány előtt van az a biztonsá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5</text:p>
          </table:table-cell>
          <table:table-cell office:value-type="string" calcext:value-type="string">
            <text:p><text:s text:c="15"/>a javaslatát. Egyébként egyéb okból s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visszavonni, bár erre néhány ellenzéki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6</text:p>
          </table:table-cell>
          <table:table-cell office:value-type="string" calcext:value-type="string">
            <text:p><text:s text:c="2"/>tárgyalhatunk, amely egy alattomos eszköz betiltásá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valósítani Magyarországon. Az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9</text:p>
          </table:table-cell>
          <table:table-cell office:value-type="string" calcext:value-type="string">
            <text:p><text:s text:c="13"/>nyújtanak be, hogy ezt a pénzt megtarta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illetve huszadik századi kutatásokra kívánjá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1</text:p>
          </table:table-cell>
          <table:table-cell office:value-type="string" calcext:value-type="string">
            <text:p><text:s text:c="13"/>nyomain érdemes haladni, amikor jobbíta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z önkormányzati rendszert. Szó kerül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3</text:p>
          </table:table-cell>
          <table:table-cell office:value-type="string" calcext:value-type="string">
            <text:p><text:s text:c="13"/>kitartásra a kereszthordozás óráiban. E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lérni nagyböjt 2. vasárnapjának evangéliu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8</text:p>
          </table:table-cell>
          <table:table-cell office:value-type="string" calcext:value-type="string">
            <text:p><text:s text:c="7"/>költségvetéséből származó magasabb bevételekk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egyenlíteni. És ez itt a probléma. Ez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89</text:p>
          </table:table-cell>
          <table:table-cell office:value-type="string" calcext:value-type="string">
            <text:p><text:s text:c="13"/>azonban, amelynek az állampolgárságát f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venni, rendelkezniük kell a nyilvántart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91</text:p>
          </table:table-cell>
          <table:table-cell office:value-type="string" calcext:value-type="string">
            <text:p><text:s text:c="14"/>rezidenciául a jelenlegi államfő, és nem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visszaadni Pannonhalmának. Ezzel is biztosítv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18</text:p>
          </table:table-cell>
          <table:table-cell office:value-type="string" calcext:value-type="string">
            <text:p><text:s text:c="8"/>Hozzátette azt is, hogy kétharmados törvénybe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rendezni a földviszonyokra vonatkozó szabályok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19</text:p>
          </table:table-cell>
          <table:table-cell office:value-type="string" calcext:value-type="string">
            <text:p><text:s text:c="8"/>hivatalos alkotmánytervezetüket. Április 18-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szavazni a végleges szöveget, április 25-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2"/>betörnek Európába is, ráadásul PC-re is k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adni, ami aztán manapság már tényleg ritkaság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3"/>nálunk lényegesen fejlettebb civilizációk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edvenc, otthonunknak nevezett sárgolyónka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5"/>Redemption. Mindkét játékot a jövő pénzügyi évbe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csak piacra dobni a Take Two. Ez gyakorlatila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3"/>bejelentésre, melyben elhintették, hogy május 26-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érhetővé tenni a Thief: Deadly Shadow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3"/>és az ott készült riportot augusztus 6-á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ajd leadni. Érdekes, hogy a semmiből kerü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4"/>kérdőjeles, a másik talányról pedig most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lerántani a leplet. Váltás és változatlansá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7</text:p>
          </table:table-cell>
          <table:table-cell office:value-type="string" calcext:value-type="string">
            <text:p><text:s text:c="14"/>szükségünk. Amennyiben csak számítógépe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működtetni a fejhallgatót egy 3 méter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9</text:p>
          </table:table-cell>
          <table:table-cell office:value-type="string" calcext:value-type="string">
            <text:p><text:s text:c="3"/>meghatározott pontjára (ahová a szöveget elhelyez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) rákattintva megnyílik az Insert text párbeszédabla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9</text:p>
          </table:table-cell>
          <table:table-cell office:value-type="string" calcext:value-type="string">
            <text:p><text:s text:c="11"/>különböző nyelvű Windows XP verzióról 25-re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kiterjeszteni ellenőrzést, továbbá a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0</text:p>
          </table:table-cell>
          <table:table-cell office:value-type="string" calcext:value-type="string">
            <text:p><text:s text:c="10"/>hirdetéseiket a jövőben internetes oldalako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helyezni. Sőt a válság miatt visszafog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0</text:p>
          </table:table-cell>
          <table:table-cell office:value-type="string" calcext:value-type="string">
            <text:p><text:s text:c="6"/>mellékelt levél szerint több száz aktivistájuka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" egy hatékony és ütőképes online csapattá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1</text:p>
          </table:table-cell>
          <table:table-cell office:value-type="string" calcext:value-type="string">
            <text:p><text:s text:c="12"/>nem létező magán üzleteinek fellendítésére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z Önt kinevező Nemzeti Kormány fordíta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2</text:p>
          </table:table-cell>
          <table:table-cell office:value-type="string" calcext:value-type="string">
            <text:p><text:s text:c="6"/>pozícióért, mindegyikük társadalmi megbízatásba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llátni a polgármesteri teendőket az 530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9</text:p>
          </table:table-cell>
          <table:table-cell office:value-type="string" calcext:value-type="string">
            <text:p><text:s text:c="13"/>révén annak a tudós körnek a szakértelm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ejuttatni az Országgyűlésbe, amely az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2</text:p>
          </table:table-cell>
          <table:table-cell office:value-type="string" calcext:value-type="string">
            <text:p><text:s text:c="14"/>állami ösztöndíjban, és ezt a számot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csökkenteni " - mondta Hoffmann Rózsa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7"/>polgármester egy üresen álló ház tulajdonosával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őket összeismertetni, bízva abban, a ker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3"/>kézjegyükkel a petíciót, amelyet jövő hónap közepé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adni az érintett osztrák települése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1"/>állam és az egyház elválasztásának jegyébe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hozni a kormányzat, lehetőleg még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14"/>centrumhoz. Csak remélni lehet, ho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ereskedelmi központtá varázsolni a Louvre-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8</text:p>
          </table:table-cell>
          <table:table-cell office:value-type="string" calcext:value-type="string">
            <text:p><text:s text:c="14"/>színvonal azt jelenti, hogy külföldre is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vinni? - Nem a nemzetközi piacra,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4</text:p>
          </table:table-cell>
          <table:table-cell office:value-type="string" calcext:value-type="string">
            <text:p><text:s text:c="12"/>kishatárforgalmat ugyanis az EU könnyíte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A tervezet szerint különleges beutazási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5</text:p>
          </table:table-cell>
          <table:table-cell office:value-type="string" calcext:value-type="string">
            <text:p><text:s text:c="11"/>állam és az egyház elválasztásának jegyébe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hozni a kormányzat, lehetőleg még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6</text:p>
          </table:table-cell>
          <table:table-cell office:value-type="string" calcext:value-type="string">
            <text:p><text:s text:c="15"/>gazdasági reform keretében privatizá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zt a céget is. zsuzsaa Megöltek egy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30</text:p>
          </table:table-cell>
          <table:table-cell office:value-type="string" calcext:value-type="string">
            <text:p><text:s text:c="11"/>embere közölte: az elgondolást 153 hektáron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valósítani a projektfejlesztő osztrá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5</text:p>
          </table:table-cell>
          <table:table-cell office:value-type="string" calcext:value-type="string">
            <text:p><text:s text:c="11"/>lemezek! - Ha folyamatosan huzamosabb ideig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használni " hurcifiókos " merevlemezün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5</text:p>
          </table:table-cell>
          <table:table-cell office:value-type="string" calcext:value-type="string">
            <text:p><text:s text:c="4"/>kiválasztani a népet, kinek istenét helyettesíteni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. Hogy a játék mennyire összetett, abból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64</text:p>
          </table:table-cell>
          <table:table-cell office:value-type="string" calcext:value-type="string">
            <text:p><text:s text:c="10"/>elhalasztják a premiert, vagy egyáltalá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nyilvánosságra hozni a szériát. kalmar1csab000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5</text:p>
          </table:table-cell>
          <table:table-cell office:value-type="string" calcext:value-type="string">
            <text:p><text:s text:c="12"/>természetvédelmi bemutatómajor első ütem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alakítani. Az egykori Esterházy majorsá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9</text:p>
          </table:table-cell>
          <table:table-cell office:value-type="string" calcext:value-type="string">
            <text:p><text:s text:c="11"/>évben évente átlagosan 100-100 kilométerre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bővíteni a gyorsforgalmi úthálózat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9</text:p>
          </table:table-cell>
          <table:table-cell office:value-type="string" calcext:value-type="string">
            <text:p><text:s text:c="15"/>kollégáim megértettük a célzást, és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átlépni ezt a határvonalat. " En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79</text:p>
          </table:table-cell>
          <table:table-cell office:value-type="string" calcext:value-type="string">
            <text:p><text:s text:c="10"/>magát Putyinnak, sőt kijelentették, ho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lépni az üzleti élet és a politika közötti </text:p>
          </table:table-cell>
          <table:table-cell office:value-type="string" calcext:value-type="string">
            <text:p>… határvonal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83</text:p>
          </table:table-cell>
          <table:table-cell office:value-type="string" calcext:value-type="string">
            <text:p><text:s text:c="9"/>ezekből később az uniós fejlesztések önrészé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pótolni. Az, hogy a tavalyi minte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87</text:p>
          </table:table-cell>
          <table:table-cell office:value-type="string" calcext:value-type="string">
            <text:p><text:s text:c="12"/>között. A Kraft már egy ideje felvásárol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a vetélytársát, annak azonban eddig nem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0</text:p>
          </table:table-cell>
          <table:table-cell office:value-type="string" calcext:value-type="string">
            <text:p><text:s text:c="11"/>revansizmusról, hanem csupán a város ügye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helyrerakni. Slobodan Bor&amp;#x00f0;o1ki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4</text:p>
          </table:table-cell>
          <table:table-cell office:value-type="string" calcext:value-type="string">
            <text:p><text:s text:c="8"/>Hozzátette azt is, hogy kétharmados törvénybe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rendezni a földviszonyokra vonatkozó szabályok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7</text:p>
          </table:table-cell>
          <table:table-cell office:value-type="string" calcext:value-type="string">
            <text:p><text:s text:c="15"/>kerülők álláshelyének üresen hagyásáva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gazdálkodni - közölte az elnök-vezérigazgat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6</text:p>
          </table:table-cell>
          <table:table-cell office:value-type="string" calcext:value-type="string">
            <text:p><text:s text:c="14"/>döntése alapján az arborétumot közparkká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leminősíteni. A község önkormányzata,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4</text:p>
          </table:table-cell>
          <table:table-cell office:value-type="string" calcext:value-type="string">
            <text:p><text:s text:c="12"/>... - manapság úgy fogalmaznak, hogy addig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inden másodpercben növelni a tárterület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8</text:p>
          </table:table-cell>
          <table:table-cell office:value-type="string" calcext:value-type="string">
            <text:p><text:s text:c="10"/>bocsátja Jimmy-t, a vevők adoptáló szülőknek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adni a gyermeket. Miután rájön tetté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0</text:p>
          </table:table-cell>
          <table:table-cell office:value-type="string" calcext:value-type="string">
            <text:p><text:s text:c="14"/>tagjai bejelentették, hogy a jövőben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igénybe venni produceri szolgáltatása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4</text:p>
          </table:table-cell>
          <table:table-cell office:value-type="string" calcext:value-type="string">
            <text:p><text:s/>2006. augusztus 11-én a Pinewood Studios közölte, hogy n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menteni a stúdió maradványait, ehely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0</text:p>
          </table:table-cell>
          <table:table-cell office:value-type="string" calcext:value-type="string">
            <text:p><text:s text:c="14"/>óriási kalamajka után Hotaru mestere lesz, és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megkérni Curugit hogy hadd legyen szabad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1</text:p>
          </table:table-cell>
          <table:table-cell office:value-type="string" calcext:value-type="string">
            <text:p><text:s text:c="19"/>Verger bérencei feltüzelt vaddisznók el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vetni Hannibalt egy eldugott istálló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3</text:p>
          </table:table-cell>
          <table:table-cell office:value-type="string" calcext:value-type="string">
            <text:p><text:s text:c="20"/>150 km). Attól függően milyen útvonalon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megközelíteni. A Vereckei-hágó a Máramarosi-havaso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3</text:p>
          </table:table-cell>
          <table:table-cell office:value-type="string" calcext:value-type="string">
            <text:p><text:s text:c="17"/>atomreaktor-működtette higanygőzturbináva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hajtani. E megoldás hátránya, hogy jelentős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9</text:p>
          </table:table-cell>
          <table:table-cell office:value-type="string" calcext:value-type="string">
            <text:p><text:s text:c="13"/>bizonyíthatóság fogalmát egy modális logikával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megragadni, szükség van egy szótárra, a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6</text:p>
          </table:table-cell>
          <table:table-cell office:value-type="string" calcext:value-type="string">
            <text:p><text:s text:c="14"/>ügyvédek vonultak, akik a pénteki imát is ot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végezni. Szemtanúk szerint a városb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9</text:p>
          </table:table-cell>
          <table:table-cell office:value-type="string" calcext:value-type="string">
            <text:p><text:s text:c="18"/>kardjukat, tudásukat a fiatal nemzedéknek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átadni. A próféciájuk szerint várnak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9</text:p>
          </table:table-cell>
          <table:table-cell office:value-type="string" calcext:value-type="string">
            <text:p><text:s text:c="20"/>csorbítani, illetve baráti kapcsolatai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tönkretenni), megszemélyesítés útján, kirekesz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04</text:p>
          </table:table-cell>
          <table:table-cell office:value-type="string" calcext:value-type="string">
            <text:p><text:s text:c="19"/>, ahogyan a kormány ígéri és biztosíta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? Németh György: - A hatályos törvény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16</text:p>
          </table:table-cell>
          <table:table-cell office:value-type="string" calcext:value-type="string">
            <text:p><text:s text:c="18"/>és elmondta, hogy miket csinálnak itt, és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ünnepelni ezt a rendezvényt létrehozni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21</text:p>
          </table:table-cell>
          <table:table-cell office:value-type="string" calcext:value-type="string">
            <text:p><text:s text:c="16"/>munkálatok során szükséges kézi munkában is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zeket a munkaerőket igénybe venni nyolc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28</text:p>
          </table:table-cell>
          <table:table-cell office:value-type="string" calcext:value-type="string">
            <text:p><text:s text:c="19"/>a helyre szól, ahova azt után elhelyezni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" " Ez is lehetőség, de a Kodály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4</text:p>
          </table:table-cell>
          <table:table-cell office:value-type="string" calcext:value-type="string">
            <text:p><text:s text:c="18"/>igen, itt is ugye ez a kérdés, hogy miből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zek a pártok megvalósítani. Ugye egy atomerőmű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5</text:p>
          </table:table-cell>
          <table:table-cell office:value-type="string" calcext:value-type="string">
            <text:p><text:s text:c="15"/>tankönyvre nem írtak ki pályázatot és nem is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megtenni, hanem Nicolaj miniszterúr elmondt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47</text:p>
          </table:table-cell>
          <table:table-cell office:value-type="string" calcext:value-type="string">
            <text:p><text:s text:c="9"/>használatát a jövőben. Most is és a jövőben is így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ezt tenni. dr. Koródi József: - It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2</text:p>
          </table:table-cell>
          <table:table-cell office:value-type="string" calcext:value-type="string">
            <text:p><text:s text:c="25"/>hozzá. Mv: Ehhez képest tudják -e,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-e kiemelten támogatni azokat a családbar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4</text:p>
          </table:table-cell>
          <table:table-cell office:value-type="string" calcext:value-type="string">
            <text:p><text:s text:c="15"/>miben támogatja, mely területeken támogatja,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erősíteni az együttműködést a már említettek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6</text:p>
          </table:table-cell>
          <table:table-cell office:value-type="string" calcext:value-type="string">
            <text:p><text:s text:c="16"/>kormánypártok ugyanis erősen vitatott módon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eltávolítani a posztjáról az államfőt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64</text:p>
          </table:table-cell>
          <table:table-cell office:value-type="string" calcext:value-type="string">
            <text:p><text:s text:c="24"/>2013-07-05 fokukac Hát, ha kocsival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megtenni... légvonalban csak 1754 2013-07-05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98</text:p>
          </table:table-cell>
          <table:table-cell office:value-type="string" calcext:value-type="string">
            <text:p><text:s text:c="15"/>többsége nem magamutogató ember, még kevésbé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lejáratni a többi homoszexuálist. Van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16</text:p>
          </table:table-cell>
          <table:table-cell office:value-type="string" calcext:value-type="string">
            <text:p><text:s text:c="13"/>érdeklődtök a demó megvételét illetően: Mi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 CD-t (hanganyagot) pénzért árulni, nem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1</text:p>
          </table:table-cell>
          <table:table-cell office:value-type="string" calcext:value-type="string">
            <text:p><text:s text:c="19"/>veled a kandalló falára? Vagy melengetni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veled az emberszíveket? Ne feledd, Nobili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9</text:p>
          </table:table-cell>
          <table:table-cell office:value-type="string" calcext:value-type="string">
            <text:p><text:s text:c="14"/>mindenképpen 20dBm felett!) Ha Magyarországon </text:p>
          </table:table-cell>
          <table:table-cell office:value-type="string" calcext:value-type="string">
            <text:p><text:s/>szándékozod </text:p>
          </table:table-cell>
          <table:table-cell office:value-type="string" calcext:value-type="string">
            <text:p><text:s/>használni az eszközt, akkor ezt szerint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40</text:p>
          </table:table-cell>
          <table:table-cell office:value-type="string" calcext:value-type="string">
            <text:p><text:s text:c="15"/>kiderül belőlük, hogy a háttérhatalom miképp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<text:s/>felhasználni a jövőben (így manapság i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53</text:p>
          </table:table-cell>
          <table:table-cell office:value-type="string" calcext:value-type="string">
            <text:p><text:s text:c="14"/>valóban egy kellék/ szükségesség, azonban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<text:s/>azt mondani, hogy a sok pénz, vagy az anyag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66</text:p>
          </table:table-cell>
          <table:table-cell office:value-type="string" calcext:value-type="string">
            <text:p><text:s text:c="19"/>kiadóknak szól, hogy megkérdezzem, mikor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<text:s/>kiadni a következő könyveket? Ugyanis v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28</text:p>
          </table:table-cell>
          <table:table-cell office:value-type="string" calcext:value-type="string">
            <text:p><text:s text:c="19"/>a fényvillamosról, de a fénytrolit mikor </text:p>
          </table:table-cell>
          <table:table-cell office:value-type="string" calcext:value-type="string">
            <text:p><text:s/>szándékozzátok </text:p>
          </table:table-cell>
          <table:table-cell office:value-type="string" calcext:value-type="string">
            <text:p><text:s/>elindítani? 2013-12-29 Krisztián Tóth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PL&gt;3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Hits: <text:s text:c="2"/>2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5"/>Query <text:s text:c="3"/>word,[word="szándékozt(ad|a|uk|átok|ák)"] 238</text:p>
          </table:table-cell>
          <table:table-cell/>
          <table:table-cell table:style-name="ce2" office:value-type="string" calcext:value-type="string">
            <text:p>After duplicates/errors</text:p>
          </table:table-cell>
          <table:table-cell table:formula="of:=ROWS([.A191:.A393])" office:value-type="float" office:value="203" calcext:value-type="float">
            <text:p>203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office:value-type="string" calcext:value-type="string">
            <text:p>doc#96</text:p>
          </table:table-cell>
          <table:table-cell office:value-type="string" calcext:value-type="string">
            <text:p><text:s/>Viktornál aludtam, mert másnap folytatni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a hajtást. Este Viktor ugyancsak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 text:c="2"/>van, nem pedig párja. - Ezzel ama tény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pedzeni, hogy a sofőr úr úgy váltogatj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7</text:p>
          </table:table-cell>
          <table:table-cell office:value-type="string" calcext:value-type="string">
            <text:p><text:s/>szóban forgó vasárnapot tehát olvasáss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tölteni. Pár mondat után magával ragad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</text:p>
          </table:table-cell>
          <table:table-cell office:value-type="string" calcext:value-type="string">
            <text:p><text:s/>szerrel az általuk leglátogatottabb etetőkbe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kirakni. Kiadós reggeli után sietség nélk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30</text:p>
          </table:table-cell>
          <table:table-cell office:value-type="string" calcext:value-type="string">
            <text:p><text:s text:c="6"/>vásárolta meg, amely üdültetési célokra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elújítani. A tetőt megjavították, de végü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4"/>Az bizony. A gróf úr mint Joachim Hossin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hagyni Oborát. Ezt az egyik kocsis 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50</text:p>
          </table:table-cell>
          <table:table-cell office:value-type="string" calcext:value-type="string">
            <text:p><text:s text:c="5"/>képzelem, hogy idejét nyomtalanul hagy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olna. Korábbi följegyzéseiben odavetett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62</text:p>
          </table:table-cell>
          <table:table-cell office:value-type="string" calcext:value-type="string">
            <text:p><text:s text:c="6"/>meglett korát mégis itthon, a hazájába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ár tölteni; gondolta, majd itt cselédekk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375</text:p>
          </table:table-cell>
          <table:table-cell table:style-name="ce15" office:value-type="string" calcext:value-type="string">
            <text:p><text:s text:c="3"/>látás, az csökken fokozatosan. Tavaszra k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őt engedni. Miért ne éljen egy kicsit normálisa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753</text:p>
          </table:table-cell>
          <table:table-cell office:value-type="string" calcext:value-type="string">
            <text:p><text:s/>Hátulról lopóztak a kertbe, s a kerítés tövé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őször meggyújtogatni a gyertyákat. Épp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896</text:p>
          </table:table-cell>
          <table:table-cell office:value-type="string" calcext:value-type="string">
            <text:p><text:s text:c="4"/>1997. áprilisban szerzett tudomást arról, k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örökbefogadni gyermekét. Ekkor tiltakozo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01</text:p>
          </table:table-cell>
          <table:table-cell office:value-type="string" calcext:value-type="string">
            <text:p><text:s text:c="2"/>Önkormányzatot megkárosítani szándékozzák vagy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, attól függően, hogy ki van -e fizetve.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8"/>az egészségügyet adójellegű bevételekbő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nanszírozni. Ezt benyújtotta a parlament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2"/>kormányzat, hanem az Országgyűlés is támogat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amikor is - az illetéktörvényt ennek szellemében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2"/>kiadásokat pedig mintegy 30 milliárd forintt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csökkenteni, s a régi szerkezetben számo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12"/>Kezdetben, amikor még Béccsel együtt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megrendezni a világkiállítást, a címe ú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/>erejükből, másrészt magánvállalkozók bevonásáv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valósítani, központi támogatás nélkü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76</text:p>
          </table:table-cell>
          <table:table-cell office:value-type="string" calcext:value-type="string">
            <text:p><text:s text:c="5"/>Végül a vágykeresztség: azokra mondjuk, akik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ölvenni a keresztséget, de valami mia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82</text:p>
          </table:table-cell>
          <table:table-cell office:value-type="string" calcext:value-type="string">
            <text:p><text:s/>Németországban nem az alacsony jövedelműek terhér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csökkenteni a magas jövedelműek adójá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983</text:p>
          </table:table-cell>
          <table:table-cell office:value-type="string" calcext:value-type="string">
            <text:p><text:s/>emlékeztető Erzsébet téri épületet vajon mi célbó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étrehozni az előző kormány. A rejtél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07</text:p>
          </table:table-cell>
          <table:table-cell office:value-type="string" calcext:value-type="string">
            <text:p><text:s text:c="8"/>munkahelyem, egy tervezővállalat. Egy mult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venni a használható embereket, de e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12</text:p>
          </table:table-cell>
          <table:table-cell office:value-type="string" calcext:value-type="string">
            <text:p><text:s text:c="6"/>Északiban " Az a 257-es. Legalábbis Fradi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bevinni. Jobban örültem volna, ha az erede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16</text:p>
          </table:table-cell>
          <table:table-cell office:value-type="string" calcext:value-type="string">
            <text:p><text:s text:c="10"/>Hogy a jelen esetben Te milyen értelemben </text:p>
          </table:table-cell>
          <table:table-cell office:value-type="string" calcext:value-type="string">
            <text:p><text:s/>szándékoztad </text:p>
          </table:table-cell>
          <table:table-cell office:value-type="string" calcext:value-type="string">
            <text:p><text:s/>mondani a fenti mondatot, nem tudom eldönte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12"/>fickót. Raffay Ernőnél volt, aki belől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írni szakdolgozatát. Ő talán még nálam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48</text:p>
          </table:table-cell>
          <table:table-cell office:value-type="string" calcext:value-type="string">
            <text:p><text:s text:c="7"/>beérte volna a tervezett ingatlanadóval,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t kibővíteni általános vagyondézsmává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58</text:p>
          </table:table-cell>
          <table:table-cell office:value-type="string" calcext:value-type="string">
            <text:p><text:s text:c="5"/>hamisítóik a rövidebb idő alatt is teljesíte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" kibocsátási " terveiket - mondta a HVG-ne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3</text:p>
          </table:table-cell>
          <table:table-cell office:value-type="string" calcext:value-type="string">
            <text:p><text:s text:c="11"/>utcában a 23 éves F. Attilát igazoltat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rendőrök, amikor a fiatalember futni <text:s/>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77</text:p>
          </table:table-cell>
          <table:table-cell office:value-type="string" calcext:value-type="string">
            <text:p><text:s text:c="10"/>zsarnoki rendszert, amely 1917 óta ura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 egész világot. Nagy Imre és '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6</text:p>
          </table:table-cell>
          <table:table-cell office:value-type="string" calcext:value-type="string">
            <text:p><text:s text:c="9"/>feltárása volt, amelyekre Michelangelo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elhívni figyelmünket. Dávid esetében e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7</text:p>
          </table:table-cell>
          <table:table-cell office:value-type="string" calcext:value-type="string">
            <text:p><text:s text:c="7"/>nemzetenkénti kvóta bevezetésével korlátoz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a miniszterelnök az egyik nyugati állam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88</text:p>
          </table:table-cell>
          <table:table-cell office:value-type="string" calcext:value-type="string">
            <text:p><text:s text:c="11"/>. Az ablakból a Dunát és a királyi vára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örökíteni, " azonban a levegőnek csekél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5</text:p>
          </table:table-cell>
          <table:table-cell office:value-type="string" calcext:value-type="string">
            <text:p><text:s text:c="9"/>közötti különbséget először két részlet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ifizetni az intézményeknek, később azon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5</text:p>
          </table:table-cell>
          <table:table-cell office:value-type="string" calcext:value-type="string">
            <text:p><text:s text:c="7"/>ellenértékét a tervezett óriási nyereménybő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egyenlíteni. A Szerencsejáték Rt. (SZR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6</text:p>
          </table:table-cell>
          <table:table-cell office:value-type="string" calcext:value-type="string">
            <text:p><text:s text:c="12"/>és felszerelésének korszerűsítése sorá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bevezetni a " harci melltartót " a miniszte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098</text:p>
          </table:table-cell>
          <table:table-cell office:value-type="string" calcext:value-type="string">
            <text:p><text:s text:c="10"/>beindításával. Sem hőssé, sem ördöggé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inősíteni Roberto Succót, a nyolcvana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06</text:p>
          </table:table-cell>
          <table:table-cell office:value-type="string" calcext:value-type="string">
            <text:p><text:s text:c="12"/>akciókkal pedig a közvélemény figyelm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hívni, részben azért is, hogy radikálisabb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2</text:p>
          </table:table-cell>
          <table:table-cell office:value-type="string" calcext:value-type="string">
            <text:p><text:s text:c="11"/>lakos feltételezését közöltük. Ezzel nem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kétségbe vonni a tulajdonos jó hírnev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17</text:p>
          </table:table-cell>
          <table:table-cell office:value-type="string" calcext:value-type="string">
            <text:p><text:s text:c="9"/>két teherautónak, mely a gyárból a gépeke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szállítani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1119</text:p>
          </table:table-cell>
          <table:table-cell office:value-type="string" calcext:value-type="string">
            <text:p><text:s text:c="7"/>három órával a hivatalos világbemutató elő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emutatni az alkotást), a technológiailag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6"/>mondván, hogy ezeket az adatokat a jövő hét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yilvánosságra hozni. -- Szó sem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12"/>újvidékieknek, akik a televízió melle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evárni az új év érkezését, csalódniuk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1</text:p>
          </table:table-cell>
          <table:table-cell office:value-type="string" calcext:value-type="string">
            <text:p><text:s text:c="9"/>lemezlovast, az Újvidéki Televízió nevé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cselezni a Jáksó László által fémjelz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7</text:p>
          </table:table-cell>
          <table:table-cell office:value-type="string" calcext:value-type="string">
            <text:p><text:s text:c="5"/>mellőzés " (benign neglect) fogalma, amely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sugallni, hogy az állam nem érdekelt ugy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7</text:p>
          </table:table-cell>
          <table:table-cell office:value-type="string" calcext:value-type="string">
            <text:p><text:s text:c="3"/>platformjelölt, a sokszínusödés kényszerpályáj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teremteni. Más megközelítésben azon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27</text:p>
          </table:table-cell>
          <table:table-cell office:value-type="string" calcext:value-type="string">
            <text:p><text:s text:c="5"/>mellőzés " (benign neglect) fogalma, amely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sugallni, hogy az állam nem érdekelt ugy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45</text:p>
          </table:table-cell>
          <table:table-cell office:value-type="string" calcext:value-type="string">
            <text:p><text:s text:c="10"/>az önálló magyar iskolák megnyitása révé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hatalom megvalósítani, hanem inkább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84</text:p>
          </table:table-cell>
          <table:table-cell office:value-type="string" calcext:value-type="string">
            <text:p><text:s text:c="9"/>szomszéd házban, panelépület lévén nemigen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önnön szomszédainkat provokálni. Mint kiderül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88</text:p>
          </table:table-cell>
          <table:table-cell office:value-type="string" calcext:value-type="string">
            <text:p><text:s text:c="18"/>- megjegyzés: ezt az elemzést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használni az evakuációs tervezésben, cs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4</text:p>
          </table:table-cell>
          <table:table-cell office:value-type="string" calcext:value-type="string">
            <text:p><text:s text:c="10"/>dísztermében - sokan mégis a süllyesztőb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tüntetni... A Parlamentben a képviselőkn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4</text:p>
          </table:table-cell>
          <table:table-cell office:value-type="string" calcext:value-type="string">
            <text:p><text:s text:c="9"/>kezére játszottak (noha inkább Markovic-o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támogatni). = 1990 elsö hónapjai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5</text:p>
          </table:table-cell>
          <table:table-cell office:value-type="string" calcext:value-type="string">
            <text:p><text:s text:c="5"/>reproduktív (biológiai és társadalmi) szerep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összeegyeztethetővé tenni a nők munkavállalásáv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197</text:p>
          </table:table-cell>
          <table:table-cell office:value-type="string" calcext:value-type="string">
            <text:p><text:s text:c="9"/>orvosra bízta, majd a továbbiakban Eger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adni a lapot. Az előfizetési díjaka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19</text:p>
          </table:table-cell>
          <table:table-cell office:value-type="string" calcext:value-type="string">
            <text:p><text:s text:c="10"/>hogy a folyó víz hidegekképp azt kiönte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és azt tervezte hogy a gázboyler igénybevételével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426</text:p>
          </table:table-cell>
          <table:table-cell office:value-type="string" calcext:value-type="string">
            <text:p><text:s text:c="5"/>viselni, kik Isten földi helytartója előtt s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jüket meghajtani. Az ilyen háború nemcsa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50</text:p>
          </table:table-cell>
          <table:table-cell office:value-type="string" calcext:value-type="string">
            <text:p><text:s text:c="8"/>bele, a termést ellátmányunk kiegészítésére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felhasználni. Utunk sajnos néhán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60</text:p>
          </table:table-cell>
          <table:table-cell office:value-type="string" calcext:value-type="string">
            <text:p><text:s text:c="10"/>egy ajakrúzshoz hasonló aranyozott tokba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orgalomba hozni, melyet a legjobb minőségű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61</text:p>
          </table:table-cell>
          <table:table-cell office:value-type="string" calcext:value-type="string">
            <text:p><text:s text:c="10"/>párttaggyűlést tartottak, ahol ismertet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Politikai Bizottság levelét az aktuáli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67</text:p>
          </table:table-cell>
          <table:table-cell office:value-type="string" calcext:value-type="string">
            <text:p><text:s text:c="7"/>rövid szkeccset adtak, ezekben is a zsidóka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leplezni, a görbe orrú szabó úgy számo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70</text:p>
          </table:table-cell>
          <table:table-cell office:value-type="string" calcext:value-type="string">
            <text:p><text:s text:c="4"/>megnyitását, a már működő üzemek teljesítmény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futtatni. Bíró József tanulmányába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1794</text:p>
          </table:table-cell>
          <table:table-cell office:value-type="string" calcext:value-type="string">
            <text:p><text:s text:c="11"/>terítve két személyre. Tényleg kettes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olna eltölteni a napjukat, kettesben elkölte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72</text:p>
          </table:table-cell>
          <table:table-cell office:value-type="string" calcext:value-type="string">
            <text:p><text:s text:c="10"/>erre a hosszú kiszállásra, és egyvégté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bonyolítani az egész turnét. Clifford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090</text:p>
          </table:table-cell>
          <table:table-cell office:value-type="string" calcext:value-type="string">
            <text:p><text:s text:c="12"/>még közelebb az elsőhöz, ahol az orvost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felkeresni. Azt mesélték, az orvos ré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08</text:p>
          </table:table-cell>
          <table:table-cell office:value-type="string" calcext:value-type="string">
            <text:p><text:s text:c="9"/>azért szikráztattak a tűzoltóknak mert f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gyújtani laktanyájukat a szép paripákk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19</text:p>
          </table:table-cell>
          <table:table-cell office:value-type="string" calcext:value-type="string">
            <text:p><text:s text:c="4"/>végleges dömpingellenes vám kiszabását ajánlani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. Határidőt állapítottunk meg továbbá az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1</text:p>
          </table:table-cell>
          <table:table-cell office:value-type="string" calcext:value-type="string">
            <text:p><text:s text:c="5"/>intézkedések bevezetése nélküli megszüntetés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javasolni, és lehetőséget kaptak, ho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1</text:p>
          </table:table-cell>
          <table:table-cell office:value-type="string" calcext:value-type="string">
            <text:p><text:s text:c="8"/>megfontolásokról, amelyek alapján javasol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végleges dömpingellenes vám ismételt <text:s/></text:p>
          </table:table-cell>
          <table:table-cell office:value-type="string" calcext:value-type="string">
            <text:p>bevezetésé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3</text:p>
          </table:table-cell>
          <table:table-cell office:value-type="string" calcext:value-type="string">
            <text:p><text:s text:c="3"/>közpénzekből nyújtott támogatásból és hitelekbő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inanszírozni. 2. A piac (20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3</text:p>
          </table:table-cell>
          <table:table-cell office:value-type="string" calcext:value-type="string">
            <text:p><text:s text:c="12"/>hozatalát vagy használatbavételét sos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pusztán műszaki kivitelezhetőségi szempont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5</text:p>
          </table:table-cell>
          <table:table-cell office:value-type="string" calcext:value-type="string">
            <text:p><text:s text:c="6"/>illetően a közösségi jogalkotó legalábbis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zárni a korlátozott terjedelmű oltalom </text:p>
          </table:table-cell>
          <table:table-cell office:value-type="string" calcext:value-type="string">
            <text:p>lehetőség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8"/>ahogy azt a szóban forgó módosítás is ten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. A 79. módosítást az I. mellékletbe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10"/>dömpingellenes vámok módosítását ajánla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. Megkapták a lehetőséget arra, hogy észrevételeke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8"/>javaslatainak elfogadása előtt, amelyek me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rősíteni az AK kulcsfontosságú szerep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12"/>amp % C ágazat lehetőségeinek növelés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ősegíteni az internet, mint információszolgáltat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6</text:p>
          </table:table-cell>
          <table:table-cell office:value-type="string" calcext:value-type="string">
            <text:p><text:s text:c="6"/>rendszerekkel kapcsolatos tudást és know-how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adni. Nehézkes és bonyolult pályáza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8</text:p>
          </table:table-cell>
          <table:table-cell office:value-type="string" calcext:value-type="string">
            <text:p><text:s text:c="11"/>amelynek alapján a Bizottság visszavon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kötelezettségvállalás elfogadását és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/>rendelkezésére álló információk szerint a BNFL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indet újrafeldolgozni. (197) E megállapodáso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29</text:p>
          </table:table-cell>
          <table:table-cell office:value-type="string" calcext:value-type="string">
            <text:p><text:s text:c="10"/>tartomány beépített ingatlanjait az IB-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ruházni, és ezt az ingatlanvagyont céltartalékké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2</text:p>
          </table:table-cell>
          <table:table-cell office:value-type="string" calcext:value-type="string">
            <text:p><text:s text:c="6"/>alapján végleges dömpingellenes vám kivetés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javasolni a KNK-ból és Malajziából származ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7</text:p>
          </table:table-cell>
          <table:table-cell office:value-type="string" calcext:value-type="string">
            <text:p><text:s text:c="10"/>adó mértékének átlagot meghaladó emelés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küszöbölni. Mint tudjuk, a gyümölcspálinkáná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8</text:p>
          </table:table-cell>
          <table:table-cell office:value-type="string" calcext:value-type="string">
            <text:p><text:s text:c="8"/>lehet enyhíteni, és mivel azt a célt nem is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tűzni a kormány, hogy a kábítószerment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38</text:p>
          </table:table-cell>
          <table:table-cell office:value-type="string" calcext:value-type="string">
            <text:p><text:s text:c="11"/>költségvetés szerint az előterjesztő e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olna. Ez nagyon fontos, és itt jö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1</text:p>
          </table:table-cell>
          <table:table-cell office:value-type="string" calcext:value-type="string">
            <text:p><text:s text:c="4"/>törvénynek olyan mértékű tartalmi változtatás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tenni, amely indokolttá tette egy új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3</text:p>
          </table:table-cell>
          <table:table-cell office:value-type="string" calcext:value-type="string">
            <text:p><text:s text:c="10"/>kulturális, sem a pénzügyi kormányzat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melni, az a törvényjavaslatban nem szerepe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4</text:p>
          </table:table-cell>
          <table:table-cell office:value-type="string" calcext:value-type="string">
            <text:p><text:s text:c="16"/>A hatékonyság növelését pedig azz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oldani, hogy különböző társadalmi szerv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47</text:p>
          </table:table-cell>
          <table:table-cell office:value-type="string" calcext:value-type="string">
            <text:p><text:s text:c="7"/>meghallgatása során 10-12 milliárd forintt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növelni a meghallgatása során erre a terület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5</text:p>
          </table:table-cell>
          <table:table-cell office:value-type="string" calcext:value-type="string">
            <text:p><text:s text:c="17"/>. Az Alkotmánybíróság azt, ahogyan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szabályozni ezt, nem fogadta el, és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59</text:p>
          </table:table-cell>
          <table:table-cell office:value-type="string" calcext:value-type="string">
            <text:p><text:s text:c="14"/>vidékbarát " kormány átcsoportosí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és kérte Brüsszelben, hogy vonják el a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5</text:p>
          </table:table-cell>
          <table:table-cell office:value-type="string" calcext:value-type="string">
            <text:p><text:s text:c="3"/>erejükből, másrészt magánvállalkozók bevonásáv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valósítani, központi támogatás nélkü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8</text:p>
          </table:table-cell>
          <table:table-cell office:value-type="string" calcext:value-type="string">
            <text:p><text:s text:c="5"/>kiadásokat pedig mintegy 30 milliárd forintt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csökkenteni, s a régi szerkezetben számo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8</text:p>
          </table:table-cell>
          <table:table-cell office:value-type="string" calcext:value-type="string">
            <text:p><text:s text:c="11"/>a hír, amelyről azoknak, akik alkalmaz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z illetőt, nem volt tudomásuk. Természetes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69</text:p>
          </table:table-cell>
          <table:table-cell office:value-type="string" calcext:value-type="string">
            <text:p><text:s text:c="10"/>azon rendelkezését, mely meghosszabbí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személyazonosító jel, röviden a személy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0</text:p>
          </table:table-cell>
          <table:table-cell office:value-type="string" calcext:value-type="string">
            <text:p><text:s text:c="5"/>kormányzat, hanem az Országgyűlés is támogat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amikor is - az illetéktörvényt ennek szellemében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1</text:p>
          </table:table-cell>
          <table:table-cell office:value-type="string" calcext:value-type="string">
            <text:p><text:s text:c="9"/>oly módon, hogy a választási ciklus végé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 előző kormány elkészíteni az ország <text:s/></text:p>
          </table:table-cell>
          <table:table-cell office:value-type="string" calcext:value-type="string">
            <text:p>… alkotmány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3</text:p>
          </table:table-cell>
          <table:table-cell office:value-type="string" calcext:value-type="string">
            <text:p><text:s text:c="11"/>az egészségügyet adójellegű bevételekbő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nanszírozni. Ezt benyújtotta a parlament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75</text:p>
          </table:table-cell>
          <table:table-cell office:value-type="string" calcext:value-type="string">
            <text:p><text:s text:c="12"/>a biztosítási önkormányzatok részére 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dni, ez azonban meghiúsult, és most nyilváno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190</text:p>
          </table:table-cell>
          <table:table-cell office:value-type="string" calcext:value-type="string">
            <text:p><text:s text:c="2"/>konszolidációja felét az adóterhek megnövelésév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érni, felét pedig az állami kiadáso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10"/>kiadását. A Build 5824 változatot e hét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jelentetni azután, hogy a Release Candida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9"/>elmondta, az eredeti tervvel a kalózkodás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isszaszorítani, de ugyanakkor odafigyel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2"/>törvényhozása már látta a videókat, de azokat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nyilvánosság elé hozni, hogy ne kelts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9"/>társult be. Egészen pontosan két nap múlv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özölni, mi is készül náluk. Igen ám, csak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47</text:p>
          </table:table-cell>
          <table:table-cell office:value-type="string" calcext:value-type="string">
            <text:p><text:s text:c="5"/>mobilos bevételeit. Állítását egyrészről azz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gazolni, hogy az államokban (a Comsco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1</text:p>
          </table:table-cell>
          <table:table-cell office:value-type="string" calcext:value-type="string">
            <text:p><text:s text:c="6"/>Kilián parancsnoka a jelenlévőkkel megosz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de szavaira mindösszesen egy-két katonai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2</text:p>
          </table:table-cell>
          <table:table-cell office:value-type="string" calcext:value-type="string">
            <text:p><text:s text:c="3"/>lefogyott jószágot az algyői gyepmesteri telep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ezetni, azonban a kutya nem bírt már szint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53</text:p>
          </table:table-cell>
          <table:table-cell office:value-type="string" calcext:value-type="string">
            <text:p><text:s/>szocialisták módosító javaslatát, amely nevesíte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határozatban a Magyar Gárdát, mint nemkívánato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3</text:p>
          </table:table-cell>
          <table:table-cell office:value-type="string" calcext:value-type="string">
            <text:p><text:s text:c="10"/>piaci árát, ugyanis a miniszterelnöksége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hatalom áttelepíteni, így a kalkuláció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4</text:p>
          </table:table-cell>
          <table:table-cell office:value-type="string" calcext:value-type="string">
            <text:p><text:s text:c="10"/>Megjegyezte: Tiszavasváriért elnevezéss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 frakciójukat létrehozni, de el sem jutotta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64</text:p>
          </table:table-cell>
          <table:table-cell office:value-type="string" calcext:value-type="string">
            <text:p><text:s text:c="11"/>az azeriek egyik levele is, amellyel az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izonyítani, hogy az azeri vezetés átver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9"/>... Ezzel szemben az Orbán-kormány növe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költségvetési hiányt, hogy teljesíten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/>adóbevételeket - a nagyobb államháztartási hiánnya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nanszírozni. Ehhez azonban sem a Nemzetköz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9"/>hazai össztermék közel egy százaléka, akkor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kormány felhasználni, ha a költségvetés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5"/>csökkentették a részvénykitettséget, de azt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és nem is tervezik felszámolni. A nyugdíjpénztár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0"/>ami tengeri úton, Közép-Amerikán keresztü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z Egyesült Államokba juttatni azt. A hatóság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4</text:p>
          </table:table-cell>
          <table:table-cell office:value-type="string" calcext:value-type="string">
            <text:p><text:s text:c="6"/>tehetetlenségéből fakadó dühét és elszántság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hozni a szerepből. Arról, hogy milyen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12"/>Mindezt egy három évre szóló tervezet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összefoglalni, amelyet a munkaadókkal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21</text:p>
          </table:table-cell>
          <table:table-cell office:value-type="string" calcext:value-type="string">
            <text:p><text:s text:c="4"/>éjszakánként 6400 dolláros elnöki lakosztályába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tölteni. A fogadást a Bacara egyik bálterm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26</text:p>
          </table:table-cell>
          <table:table-cell office:value-type="string" calcext:value-type="string">
            <text:p><text:s text:c="10"/>kellett volna követniök. Ezek segítségév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szigetelni az algériai ellenálló mozgalm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33</text:p>
          </table:table-cell>
          <table:table-cell office:value-type="string" calcext:value-type="string">
            <text:p><text:s text:c="9"/>kiigazító lépésekkel a kormányzat éppen a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érni, hogy a lakosság és a hazai vállalkozás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396</text:p>
          </table:table-cell>
          <table:table-cell office:value-type="string" calcext:value-type="string">
            <text:p><text:s text:c="10"/>végrehajtására. Az akciókat idén tavassza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követni, céljuk Zarkávi egyik rögzít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5</text:p>
          </table:table-cell>
          <table:table-cell office:value-type="string" calcext:value-type="string">
            <text:p><text:s text:c="8"/>kiküldése a normális gyakorlat része, és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provokálni vele Észak-Koreát. Dél-korea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09</text:p>
          </table:table-cell>
          <table:table-cell office:value-type="string" calcext:value-type="string">
            <text:p><text:s text:c="6"/>ugyanúgy, ahogy a Hilton-Solomon páros, ők s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z interneten közhírré tenni legintimebb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31</text:p>
          </table:table-cell>
          <table:table-cell office:value-type="string" calcext:value-type="string">
            <text:p><text:s text:c="12"/>szakvezetés a 10 és 25 kilométeres távo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ndítani, végül nevezték az 5 km-re is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32</text:p>
          </table:table-cell>
          <table:table-cell office:value-type="string" calcext:value-type="string">
            <text:p><text:s text:c="10"/>megjegyezte, az ob-t eredetileg nem is i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rendezni, hanem a miskolci városi sportcsarnok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55</text:p>
          </table:table-cell>
          <table:table-cell office:value-type="string" calcext:value-type="string">
            <text:p><text:s text:c="15"/>az URU Eredetileg az elmúlt hét végé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Ubisoft és a Cyan Productions útjár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462</text:p>
          </table:table-cell>
          <table:table-cell office:value-type="string" calcext:value-type="string">
            <text:p><text:s text:c="13"/>szerződést kötött vele, többek közt így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melni az Aktív, a Napló és a Mokka nézettség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05</text:p>
          </table:table-cell>
          <table:table-cell office:value-type="string" calcext:value-type="string">
            <text:p><text:s text:c="8"/>motorkerékpárt ábrázoló szobor oldalkocsij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etörni, de nem járt sikerrel. Az elsődleg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2</text:p>
          </table:table-cell>
          <table:table-cell office:value-type="string" calcext:value-type="string">
            <text:p><text:s text:c="9"/>Csongráddal és Szolnokkal, vagy vidékeikk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csatorna által összekötni. Széchenyi Istvá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4</text:p>
          </table:table-cell>
          <table:table-cell office:value-type="string" calcext:value-type="string">
            <text:p><text:s text:c="12"/>például a társadalom radikális reformjá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éghez vinni, noha az Evangéliumokból kiindulv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4</text:p>
          </table:table-cell>
          <table:table-cell office:value-type="string" calcext:value-type="string">
            <text:p><text:s text:c="7"/>tudatosan, didaktikusan rendezett) kifejtésé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dni. Négy részt sikerült részben va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5</text:p>
          </table:table-cell>
          <table:table-cell office:value-type="string" calcext:value-type="string">
            <text:p><text:s text:c="12"/>két független törvényhozás delegáltjaira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bízni. Ezt a tervezetet Ferenc József első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5</text:p>
          </table:table-cell>
          <table:table-cell office:value-type="string" calcext:value-type="string">
            <text:p><text:s text:c="7"/>Ferenc József császárral, aki Ilona hercegnő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eleségül venni. Ferenc József azonba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7</text:p>
          </table:table-cell>
          <table:table-cell office:value-type="string" calcext:value-type="string">
            <text:p><text:s text:c="8"/>szabadult fel ". 1949-ben a város környékér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építeni a Dunai Vasművet, melyet aztá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19</text:p>
          </table:table-cell>
          <table:table-cell office:value-type="string" calcext:value-type="string">
            <text:p><text:s text:c="13"/>melléknévvel felruházott II. Mohamed 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oglalni Konstantinápolyt. A császár bármily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1</text:p>
          </table:table-cell>
          <table:table-cell office:value-type="string" calcext:value-type="string">
            <text:p><text:s text:c="8"/>Szőke Lajos szobrász a korhű Az Est fejléc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szobron megjeleníteni. Elmondása szeri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4</text:p>
          </table:table-cell>
          <table:table-cell office:value-type="string" calcext:value-type="string">
            <text:p><text:s text:c="13"/>megnövekedett hatalmától - nem Alberte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émet királlyá választani. Így egyik fél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5</text:p>
          </table:table-cell>
          <table:table-cell office:value-type="string" calcext:value-type="string">
            <text:p><text:s text:c="11"/>készpénzzel a táskáikban. Ezzel a pénzz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fizetni az " U " Cluj játékosait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6</text:p>
          </table:table-cell>
          <table:table-cell office:value-type="string" calcext:value-type="string">
            <text:p><text:s text:c="6"/>kaszinó megvásárlásának gondolatával (a helyé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építeni az új színházat). 1906-ban mégs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6</text:p>
          </table:table-cell>
          <table:table-cell office:value-type="string" calcext:value-type="string">
            <text:p><text:s text:c="8"/>egy-egy részének kormányzásával egy-egy fi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bízni. Sem Dzsocsi, sem ő nem érte m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6</text:p>
          </table:table-cell>
          <table:table-cell office:value-type="string" calcext:value-type="string">
            <text:p><text:s text:c="11"/>alkalom, hogy egy közép-kelet-európai cé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részvényeit New Yorkban jegyezni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7</text:p>
          </table:table-cell>
          <table:table-cell office:value-type="string" calcext:value-type="string">
            <text:p><text:s text:c="11"/>messze Észak-Itáliától. 1853 telét is ot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tölteni, de a párizsi Operával kötö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8</text:p>
          </table:table-cell>
          <table:table-cell office:value-type="string" calcext:value-type="string">
            <text:p><text:s text:c="9"/>főurak gyűlése is csatlakozott, és ahol me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itatni a kialakult helyzetet. A herceg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29</text:p>
          </table:table-cell>
          <table:table-cell office:value-type="string" calcext:value-type="string">
            <text:p><text:s text:c="14"/>virágzó királyságot. Perdikkasz Athé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lőször meggyengíteni, ezét kihasználv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2</text:p>
          </table:table-cell>
          <table:table-cell office:value-type="string" calcext:value-type="string">
            <text:p><text:s text:c="10"/>Stand by Me " c. dal duett változatát, így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ifejezni együttérzésüket az iráni politika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5</text:p>
          </table:table-cell>
          <table:table-cell office:value-type="string" calcext:value-type="string">
            <text:p><text:s text:c="12"/>kiválasztása Brian eredetileg saját maga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" God Only Knows " szólóvokálját énekel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6</text:p>
          </table:table-cell>
          <table:table-cell office:value-type="string" calcext:value-type="string">
            <text:p><text:s text:c="8"/>szakaszosan épült meg, és kezdetekben nem is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agyobb méretű hajók átbocsátására használ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7</text:p>
          </table:table-cell>
          <table:table-cell office:value-type="string" calcext:value-type="string">
            <text:p><text:s text:c="13"/>Sirk német származású amerikai rendező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felkérni zsűrielnöknek, azonban egy félreér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37</text:p>
          </table:table-cell>
          <table:table-cell office:value-type="string" calcext:value-type="string">
            <text:p><text:s text:c="9"/>tágabb értelmezést elfogadva a maga részé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szerezni a trónt: az Abbászidáké. Ő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1</text:p>
          </table:table-cell>
          <table:table-cell office:value-type="string" calcext:value-type="string">
            <text:p><text:s text:c="19"/>Érdekességek Mivel eredetileg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vetíteni, a rövidfilmet nem cenzúráztá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1</text:p>
          </table:table-cell>
          <table:table-cell office:value-type="string" calcext:value-type="string">
            <text:p><text:s text:c="6"/>nyelvtudománnyal foglalkozott, ebből a témábó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redetileg írni a doktoriját is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3</text:p>
          </table:table-cell>
          <table:table-cell office:value-type="string" calcext:value-type="string">
            <text:p><text:s text:c="11"/>előzőleg Giulietta volt a címe, Berlin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olna színre vinni, azonban 1934-ben felmerü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3</text:p>
          </table:table-cell>
          <table:table-cell office:value-type="string" calcext:value-type="string">
            <text:p><text:s text:c="9"/>fenyegetik. A török elleni háborúba bevon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Lengyelországot és az orosz cárt is. Utóbb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4</text:p>
          </table:table-cell>
          <table:table-cell office:value-type="string" calcext:value-type="string">
            <text:p><text:s text:c="7"/>fejedelem ellen hangolódtak és Bethlen Gábor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rdély uralkodójává tenni. Eleinte Báthor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4</text:p>
          </table:table-cell>
          <table:table-cell office:value-type="string" calcext:value-type="string">
            <text:p><text:s text:c="11"/>sikere után a spanyol király Lisszabonbó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rányítani országait. Cascais népe aktív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5</text:p>
          </table:table-cell>
          <table:table-cell office:value-type="string" calcext:value-type="string">
            <text:p><text:s text:c="4"/>államilag rögzített maradt. Mindezzel közelíte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z addig teljesen különvált belső és külső </text:p>
          </table:table-cell>
          <table:table-cell office:value-type="string" calcext:value-type="string">
            <text:p>… árviszonyait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6</text:p>
          </table:table-cell>
          <table:table-cell office:value-type="string" calcext:value-type="string">
            <text:p><text:s text:c="13"/>Ferenc francia király Itália területé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terjeszteni uralmát. A konfliktusba bekapcsolódt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49</text:p>
          </table:table-cell>
          <table:table-cell office:value-type="string" calcext:value-type="string">
            <text:p><text:s text:c="13"/>lőszertípussal nem egy fő lőfegyverkén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alkalmazni. Mégis, a háború végére elterjed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5"/>kancellár (Lord Chancellor) 1613-as határozat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kérdőjelezni, miszerint ezen ügy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9"/>erődöt. A tömeggyilkosság után Gourgues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earatni győzelmének " gyümölcsét ", késlekedé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17"/>csata (ie. 280) Pyrrhos eleinte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támadni a római légiókat, mivel szövetségesei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11"/>és újabb önjáró lövegek leküzdésével. Ez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orvosolni a Zebra Küldetés harckocsijaiv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0</text:p>
          </table:table-cell>
          <table:table-cell office:value-type="string" calcext:value-type="string">
            <text:p><text:s text:c="5"/>házassággal a felek a Piaszt-házat is támogat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német királyi címük megszerzésében, Konráddal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1</text:p>
          </table:table-cell>
          <table:table-cell office:value-type="string" calcext:value-type="string">
            <text:p><text:s text:c="12"/>, elsősorban balti-tengeri kalózok ell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édeni országát. Knutot II. Ifjabb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2</text:p>
          </table:table-cell>
          <table:table-cell office:value-type="string" calcext:value-type="string">
            <text:p><text:s text:c="8"/>számos nyilatkozatot tettek: a hercegség me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őrizni önállóságát, nem szándékozott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2</text:p>
          </table:table-cell>
          <table:table-cell office:value-type="string" calcext:value-type="string">
            <text:p><text:s text:c="11"/>ahol az előírások szerint örök nyugalomr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helyezni a földi maradványait. Útköz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3</text:p>
          </table:table-cell>
          <table:table-cell office:value-type="string" calcext:value-type="string">
            <text:p><text:s text:c="12"/>politikai és filozófiai nézeteit is bel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dolgozni a művébe. 1850-51 telén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5</text:p>
          </table:table-cell>
          <table:table-cell office:value-type="string" calcext:value-type="string">
            <text:p><text:s text:c="6"/>példának, aki úgy kért kölcsön pénzt, hogy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isszafizetni. Ez egy ellentmondás, mive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8</text:p>
          </table:table-cell>
          <table:table-cell office:value-type="string" calcext:value-type="string">
            <text:p><text:s text:c="8"/>Cruise szerepét a mozikba kerülésig titokba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tartani. Ezen felül, a Paramount Pictur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59</text:p>
          </table:table-cell>
          <table:table-cell office:value-type="string" calcext:value-type="string">
            <text:p><text:s text:c="10"/>igazgató a Nemzeti Színház kamaraszínház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tt kialakítani, ám az épületet alkalmatlan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1</text:p>
          </table:table-cell>
          <table:table-cell office:value-type="string" calcext:value-type="string">
            <text:p><text:s text:c="13"/>Szakasits Árpád ellen konstruált perbe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őt elítélni, azonban még a per előtt, 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2</text:p>
          </table:table-cell>
          <table:table-cell office:value-type="string" calcext:value-type="string">
            <text:p><text:s text:c="7"/>városba utazott, és ott fiukat a papneveldéb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beíratni, bemutatták a tanulmányi felügyelő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3</text:p>
          </table:table-cell>
          <table:table-cell office:value-type="string" calcext:value-type="string">
            <text:p><text:s text:c="10"/>hadserege vásárolni és rendszerbe állíta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 típust (már a rendszeresítési számát,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3</text:p>
          </table:table-cell>
          <table:table-cell office:value-type="string" calcext:value-type="string">
            <text:p><text:s text:c="6"/>győzelemről beszélnek, valójában a törökök nem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ég elfoglalni a várat. Előzmény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4</text:p>
          </table:table-cell>
          <table:table-cell office:value-type="string" calcext:value-type="string">
            <text:p><text:s text:c="12"/>amelyen a pesti szerb gyűlés határozatá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vitatni, és egyben a magyarországi szerb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65</text:p>
          </table:table-cell>
          <table:table-cell office:value-type="string" calcext:value-type="string">
            <text:p><text:s text:c="12"/>családját. Bár Rukia erejének csak felé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adni Icsigónak, a fiú nagy lélekerej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0</text:p>
          </table:table-cell>
          <table:table-cell office:value-type="string" calcext:value-type="string">
            <text:p><text:s text:c="8"/>Weitz kiszállt a projektből. Anand Tuckerrel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helyettesíteni, de Tucker is meggondolt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0</text:p>
          </table:table-cell>
          <table:table-cell office:value-type="string" calcext:value-type="string">
            <text:p><text:s text:c="10"/>volna Ray J-vel, új álnevén, N.I.N.A.-ké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jelentetni (New Identity Not Applicabl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3</text:p>
          </table:table-cell>
          <table:table-cell office:value-type="string" calcext:value-type="string">
            <text:p><text:s text:c="13"/>az új Eagles Legnagyobb sikerei albumo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adni. A zenekar megnyerte a pert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7</text:p>
          </table:table-cell>
          <table:table-cell office:value-type="string" calcext:value-type="string">
            <text:p><text:s text:c="7"/>Császárság intézményi reformjainak költségei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fizetni. Előzménye az ún.huszita fillé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8</text:p>
          </table:table-cell>
          <table:table-cell office:value-type="string" calcext:value-type="string">
            <text:p><text:s text:c="12"/>vonásokat ötvöző tanításának szellemébe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átszervezni a párizsi egyetem oktatá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78</text:p>
          </table:table-cell>
          <table:table-cell office:value-type="string" calcext:value-type="string">
            <text:p><text:s text:c="12"/>található. Liszt ugyan Lamartine nevével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összekötni művét, de csak az első, a harmadi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0</text:p>
          </table:table-cell>
          <table:table-cell office:value-type="string" calcext:value-type="string">
            <text:p><text:s text:c="11"/>klipet eredetileg 2011 februárjának végé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megjelentetni, végül azonban március 10-é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1</text:p>
          </table:table-cell>
          <table:table-cell office:value-type="string" calcext:value-type="string">
            <text:p><text:s text:c="12"/>említette, hogy sosem vizsgaeredményeire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életét " építeni ". Majd hozzátette, az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1</text:p>
          </table:table-cell>
          <table:table-cell office:value-type="string" calcext:value-type="string">
            <text:p><text:s text:c="7"/>kedvelt. Később a Lava rengeteg kiadó mellet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leszerződtetni. A Lava Records burkolta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1</text:p>
          </table:table-cell>
          <table:table-cell office:value-type="string" calcext:value-type="string">
            <text:p><text:s text:c="7"/>jelent meg: eredetileg 2011. szeptember 20-án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iadni, később viszont 2012. január 10-r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4</text:p>
          </table:table-cell>
          <table:table-cell office:value-type="string" calcext:value-type="string">
            <text:p><text:s text:c="10"/>kölcsönös műfordítói tevékenységüket össze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apcsolni az I. világháború idején és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4</text:p>
          </table:table-cell>
          <table:table-cell office:value-type="string" calcext:value-type="string">
            <text:p><text:s text:c="12"/>kiadó első, illetve második kislemezké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iadni, viszont Britney Me Against the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4</text:p>
          </table:table-cell>
          <table:table-cell office:value-type="string" calcext:value-type="string">
            <text:p><text:s text:c="9"/>ASR9000 termékcsaládot, amely konszolidá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cég karrierjét az EZChip-alapú hardver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6</text:p>
          </table:table-cell>
          <table:table-cell office:value-type="string" calcext:value-type="string">
            <text:p><text:s text:c="11"/>Gąsawa faluban. Leszek, mint princeps, á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dni Nagy-Lengyelországot Hosszúlábú Ulászló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6</text:p>
          </table:table-cell>
          <table:table-cell office:value-type="string" calcext:value-type="string">
            <text:p><text:s text:c="7"/>Zsigmond katolikus volt, és a katolikus hite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visszaállítani Svédországban, ezért nagy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7</text:p>
          </table:table-cell>
          <table:table-cell office:value-type="string" calcext:value-type="string">
            <text:p><text:s text:c="8"/>Felső Sziléziát (az ipari területtel együtt)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átengedni (ún. Le Rond vonala, vagyis Korfanty-von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89</text:p>
          </table:table-cell>
          <table:table-cell office:value-type="string" calcext:value-type="string">
            <text:p><text:s text:c="5"/>országos általános sztrájkhoz való csatlakozás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előkészíteni. éve, 1912. szeptember 29-é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90</text:p>
          </table:table-cell>
          <table:table-cell office:value-type="string" calcext:value-type="string">
            <text:p><text:s/>1684. január 14-én grófi címet kapott. Az uralkodó ő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Perzsiába küldeni követségbe. Leszármazottairó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95</text:p>
          </table:table-cell>
          <table:table-cell office:value-type="string" calcext:value-type="string">
            <text:p><text:s text:c="11"/>négy évet letöltött Szingapúrban, majd haz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küldeni Tokióba, ahol büntetésének letöltésé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599</text:p>
          </table:table-cell>
          <table:table-cell office:value-type="string" calcext:value-type="string">
            <text:p><text:s text:c="3"/>költségmentesség teljes egészének kezelését kiven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a bíróságok jogköréből, és az igazságügyi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01</text:p>
          </table:table-cell>
          <table:table-cell office:value-type="string" calcext:value-type="string">
            <text:p><text:s text:c="14"/>, egy nagyon kedves idős hölgytől, azér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nekünk ajándékozni, mert meglátta Márió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12</text:p>
          </table:table-cell>
          <table:table-cell office:value-type="string" calcext:value-type="string">
            <text:p><text:s text:c="16"/>Budapesten? " Ha részt vennénk, ha ezt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<text:s/>volna tenni, akkor a vezetés vagy a sajtószolgála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5</text:p>
          </table:table-cell>
          <table:table-cell office:value-type="string" calcext:value-type="string">
            <text:p><text:s/>elhatározásokból, melyekkel a hitelminősítő intézeteke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olna megrendszabályozni. Ezt követőe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5</text:p>
          </table:table-cell>
          <table:table-cell office:value-type="string" calcext:value-type="string">
            <text:p><text:s text:c="12"/>Megszólaló: Nem tudtunk arról, és nem is oda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inni, hanem Zetelakára, na de az a szállítmán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57</text:p>
          </table:table-cell>
          <table:table-cell office:value-type="string" calcext:value-type="string">
            <text:p><text:s text:c="13"/>ahogyan mi azt az Ön számára lehetővé tenni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. Az új honlap számos új funkciót tartalmaz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694</text:p>
          </table:table-cell>
          <table:table-cell office:value-type="string" calcext:value-type="string">
            <text:p><text:s text:c="10"/>támadták rá 1-1 emberre, a rendőrség pedig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 megakadályozni. Ez ismét bizonyítj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72</text:p>
          </table:table-cell>
          <table:table-cell office:value-type="string" calcext:value-type="string">
            <text:p><text:s text:c="7"/>megnyilvánulással szemben. Ha tehát az ÉS közölni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Kertészről szóló írásomat, teljesen logiku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789</text:p>
          </table:table-cell>
          <table:table-cell office:value-type="string" calcext:value-type="string">
            <text:p><text:s text:c="15"/>álmában, de valami oknál fogva nem igazán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megosztani a többiekkel az információ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816</text:p>
          </table:table-cell>
          <table:table-cell office:value-type="string" calcext:value-type="string">
            <text:p><text:s text:c="11"/>fennhatóságú területeken kívül is terjeszteni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. A talált gyógyszerkészítményekből mintá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2912</text:p>
          </table:table-cell>
          <table:table-cell office:value-type="string" calcext:value-type="string">
            <text:p><text:s text:c="9"/>munkavállaló a rendelkezésére álló 7 napját n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(időben) kivenni. Amennyiben viszont 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a xlink:href="https://library.hungaricana.hu/hu/view/BacsKiskunMegyeiNepujsag_1977_01/?pg=156&amp;layout=s" xlink:type="simple">https://library.hungaricana.hu/hu/view/BacsKiskunMegyeiNepujsag_1977_01/?pg=156&amp;layout=s</text:a> 14/3/2019</text:p>
          </table:table-cell>
          <table:table-cell office:value-type="string" calcext:value-type="string">
            <text:p>Barát-já-t</text:p>
          </table:table-cell>
          <table:table-cell office:value-type="string" calcext:value-type="string">
            <text:p><text:s/>szándékoz-t-a </text:p>
          </table:table-cell>
          <table:table-cell office:value-type="string" calcext:value-type="string">
            <text:p>magá-val vin-ni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5"/>
        </table:table-row>
        <table:table-row table:style-name="ro1" table:number-rows-repeated="10481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'szándékoz(od|za|zuk|zátok|zák); szándékozt(ad|a|uk|átok|ák); szándékoz(lak|talak)'.F230:'szándékoz(od|za|zuk|zátok|zák); szándékozt(ad|a|uk|átok|ák); szándékoz(lak|talak)'.F1048576 'szándékoz(od|za|zuk|zátok|zák); szándékozt(ad|a|uk|átok|ák); szándékoz(lak|talak)'.F1:'szándékoz(od|za|zuk|zátok|zák); szándékozt(ad|a|uk|átok|ák); szándékoz(lak|talak)'.F228">
            <calcext:condition calcext:apply-style-name="Neutral" calcext:value="=312" calcext:base-cell-address="'szándékoz(od|za|zuk|zátok|zák); szándékozt(ad|a|uk|átok|ák); szándékoz(lak|talak)'.F1"/>
            <calcext:condition calcext:apply-style-name="Neutral" calcext:value="=213" calcext:base-cell-address="'szándékoz(od|za|zuk|zátok|zák); szándékozt(ad|a|uk|átok|ák); szándékoz(lak|talak)'.F1"/>
            <calcext:condition calcext:apply-style-name="Neutral" calcext:value="=132" calcext:base-cell-address="'szándékoz(od|za|zuk|zátok|zák); szándékozt(ad|a|uk|átok|ák); szándékoz(lak|talak)'.F1"/>
          </calcext:conditional-format>
        </calcext:conditional-formats>
      </table:table>
      <table:table table:name="akar(od|ja|juk|játok|juk); akart(ad|a|uk|átok|ák); akar(lak|talak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table:style-name="ce2"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194732</text:p>
          </table:table-cell>
          <table:table-cell/>
          <table:table-cell office:value-type="string" calcext:value-type="string">
            <text:p>limited to 500 lines; 309 remaining with infinitival complements</text:p>
          </table:table-cell>
          <table:table-cell table:number-columns-repeated="5"/>
          <table:table-cell table:style-name="ce2" office:value-type="string" calcext:value-type="string">
            <text:p>Tota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# <text:s text:c="5"/>Query <text:s text:c="3"/>word,[word="akar(od|ja|juk|játok|ják|lak)"] 194732</text:p>
          </table:table-cell>
          <table:table-cell/>
          <table:table-cell table:style-name="ce2" office:value-type="string" calcext:value-type="string">
            <text:p>After duplicates/errors/ellipsis</text:p>
          </table:table-cell>
          <table:table-cell table:formula="of:=ROWS([.A6:.A307])" office:value-type="float" office:value="302" calcext:value-type="float">
            <text:p>302</text:p>
          </table:table-cell>
          <table:table-cell/>
          <table:table-cell table:style-name="ce32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  <table:table-cell table:style-name="ce2" office:value-type="string" calcext:value-type="string">
            <text:p>Adjacen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3=OBJ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c#1</text:p>
          </table:table-cell>
          <table:table-cell office:value-type="string" calcext:value-type="string">
            <text:p><text:s/>kántor kiöltötte a nyelvét. Azt hittem, l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arapni a nyelvét, mert közben összeszorítot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123" calcext:value-type="float">
            <text:p>123</text:p>
          </table:table-cell>
          <table:table-cell table:formula="of:=COUNTIF([.F6:.F690]; &quot;123&quot;)" office:value-type="float" office:value="267" calcext:value-type="float">
            <text:p>267</text:p>
          </table:table-cell>
          <table:table-cell table:style-name="ce7" table:formula="of:=([.J6]/[.J13])*100" office:value-type="float" office:value="40.3323262839879" calcext:value-type="float">
            <text:p>40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11"/>rossz, minden ami haladni akar, ami f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eveníteni az ősi tudást rossz - tanítottá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132" calcext:value-type="float">
            <text:p>132</text:p>
          </table:table-cell>
          <table:table-cell table:formula="of:=COUNTIF([.F6:.F690]; &quot;132&quot;)" office:value-type="float" office:value="44" calcext:value-type="float">
            <text:p>44</text:p>
          </table:table-cell>
          <table:table-cell table:style-name="ce7" table:formula="of:=([.J7]/[.J13])*100" office:value-type="float" office:value="6.64652567975831" calcext:value-type="float">
            <text:p>6.65</text:p>
          </table:table-cell>
          <table:table-cell table:formula="of:==COUNTIFS([.F6:.F690]; &quot;132&quot;; [.G6:.G690]; &quot;Yes&quot;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8"/>azért olyan a világ, mert ilyennek látjuk,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látni, ilyennek formáljuk meg - magunkna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office:value-type="float" office:value="213" calcext:value-type="float">
            <text:p>213</text:p>
          </table:table-cell>
          <table:table-cell table:formula="of:=COUNTIF([.F6:.F690]; &quot;213&quot;)" office:value-type="float" office:value="35" calcext:value-type="float">
            <text:p>35</text:p>
          </table:table-cell>
          <table:table-cell table:style-name="ce7" table:formula="of:=([.J8]/[.J13])*100" office:value-type="float" office:value="5.28700906344411" calcext:value-type="float">
            <text:p>5.29</text:p>
          </table:table-cell>
          <table:table-cell table:formula="of:==COUNTIFS([.F6:.F690]; &quot;213&quot;; [.G6:.G690]; &quot;Yes&quot;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11"/>így meg úgy. Kölyökkorában mindenki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ltani a világot, naponta úgy ötször-hatsz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31" calcext:value-type="float">
            <text:p>231</text:p>
          </table:table-cell>
          <table:table-cell table:formula="of:=COUNTIF([.F6:.F690]; &quot;231&quot;)" office:value-type="float" office:value="0" calcext:value-type="float">
            <text:p>0</text:p>
          </table:table-cell>
          <table:table-cell table:style-name="ce7" table:formula="of:=([.J9]/[.J13])*100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10"/>úgy ötször-hatszor. Később aztán maguka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változtatni, mert látni fogják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office:value-type="float" office:value="312" calcext:value-type="float">
            <text:p>312</text:p>
          </table:table-cell>
          <table:table-cell table:formula="of:=COUNTIF([.F6:.F690]; &quot;312&quot;)" office:value-type="float" office:value="171" calcext:value-type="float">
            <text:p>171</text:p>
          </table:table-cell>
          <table:table-cell table:style-name="ce7" table:formula="of:=([.J10]/[.J13])*100" office:value-type="float" office:value="25.8308157099698" calcext:value-type="float">
            <text:p>25.83</text:p>
          </table:table-cell>
          <table:table-cell table:formula="of:==COUNTIFS([.F8:.F692]; &quot;312&quot;; [.G8:.G692]; &quot;Yes&quot;)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2"/>szóhalmazt és azt mondta, hogy ő ír, és hogy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utatni nekem az írásait, mert kurvár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321" calcext:value-type="float">
            <text:p>321</text:p>
          </table:table-cell>
          <table:table-cell table:formula="of:=COUNTIF([.F6:.F690]; &quot;321&quot;)" office:value-type="float" office:value="11" calcext:value-type="float">
            <text:p>11</text:p>
          </table:table-cell>
          <table:table-cell table:style-name="ce7" table:formula="of:=([.J11]/[.J13])*100" office:value-type="float" office:value="1.66163141993958" calcext:value-type="float">
            <text:p>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16"/>? - Igen, maga. Maga szabó, és rá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agyni a műhelyt. Ott meg varrni kell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6:.F690]; &quot;*pro*&quot;)" office:value-type="float" office:value="134" calcext:value-type="float">
            <text:p>134</text:p>
          </table:table-cell>
          <table:table-cell table:style-name="ce7" table:formula="of:=([.J12]/[.J13])*100" office:value-type="float" office:value="20.2416918429003" calcext:value-type="float">
            <text:p>20.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11"/>elsápadt. - Parancsot tagadsz meg? Főbe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lövetni magad? - Nem, Hans, mégs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Total</text:p>
          </table:table-cell>
          <table:table-cell table:formula="of:=SUM([.J6:.J12])" office:value-type="float" office:value="662" calcext:value-type="float">
            <text:p>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7"/>kapóra jön ez: Khajmort propagandafilmekbe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utogatni. Alig-alig tudja kijátszani ő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8"/>nekünk, meg aztán a pap es csak egy malacé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temetni a szerencsétlent, hát mondj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erson cou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10"/>. Mert maga itt gazdálkodni akar! Vissz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erezni azt, amit már régen ellökött magát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1SG&gt;3</text:p>
          </table:table-cell>
          <table:table-cell table:formula="of:=COUNTIF([.H6:.H690]; &quot;1SG&gt;3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8"/>nyugodtan gondolkozzék azon, hogy kivel is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enni a gépkekszet. Ha kigondolta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1PL&gt;3</text:p>
          </table:table-cell>
          <table:table-cell table:formula="of:=COUNTIF([.H6:.H690]; &quot;1PL&gt;3&quot;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5"/>megijedtünk, hogy anyu az összes pólyást haz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ozni. Akkorák voltak, mint a vek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1SG&gt;2</text:p>
          </table:table-cell>
          <table:table-cell table:formula="of:=COUNTIF([.H6:.H690]; &quot;1SG&gt;2&quot;)"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6"/>akkor Ancika néni kétségbeesett, hogy tönkre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tenni az ő unokaöcsikéjének a drága pénzé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office:value-type="string" calcext:value-type="string">
            <text:p>2SG&gt;3</text:p>
          </table:table-cell>
          <table:table-cell table:formula="of:=COUNTIF([.H6:.H690]; &quot;2SG&gt;3&quot;)" office:value-type="float" office:value="49" calcext:value-type="float">
            <text:p>49</text:p>
          </table:table-cell>
          <table:table-cell/>
          <table:table-cell table:formula="of:=30+49+6+427+126"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6"/>helyébe más palántát. De Évike ezt is jobba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udni, mint mi. Szerinte nem szabad a kertekb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2PL&gt;3</text:p>
          </table:table-cell>
          <table:table-cell table:formula="of:=COUNTIF([.H6:.H690]; &quot;2PL&gt;3&quot;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14"/>nyaljuk a szájunk szélét. Anyuék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hinni, hogy ha mi nagyon akarjuk, tudun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3SG&gt;3</text:p>
          </table:table-cell>
          <table:table-cell table:formula="of:=COUNTIF([.H6:.H690]; &quot;3SG&gt;3&quot;)" office:value-type="float" office:value="429" calcext:value-type="float">
            <text:p>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8"/>kevert szőrnyű maszlaggá váljon, hanem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artani az egyént annak, aminek az teremttet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3PL&gt;3</text:p>
          </table:table-cell>
          <table:table-cell table:formula="of:=COUNTIF([.H6:.H690]; &quot;3PL&gt;3&quot;)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7"/>nagyon titokban tartva), hogy melyik fiútó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szülni a következő gyereket. A csopo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662" calcext:value-type="float">
            <text:p>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9"/>egy csöndes életforma. Van, aki mindig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 a magáét, és el is mondja nagylélegzetű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/>színdarabokkal, és olyan is van, aki mindig csak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 a magáét. Röviden és egyenesen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resent counts</text:p>
          </table:table-cell>
          <table:table-cell table:number-columns-repeated="2"/>
          <table:table-cell table:style-name="ce2" office:value-type="string" calcext:value-type="string">
            <text:p>Present person c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14"/>hogy nem a specifikus nép adottságaibó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fejleszteni az optimálisat, hanem valam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123" calcext:value-type="float">
            <text:p>123</text:p>
          </table:table-cell>
          <table:table-cell table:formula="of:=COUNTIF([.F6:.F315]; &quot;123&quot;)" office:value-type="float" office:value="134" calcext:value-type="float">
            <text:p>134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6:.H315]; &quot;1SG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5"/>fölfedezni és csodálni, és ha valaki már annyi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ábrázolni a harmóniát, az ne a téboly szemszögébő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132" calcext:value-type="float">
            <text:p>132</text:p>
          </table:table-cell>
          <table:table-cell table:formula="of:=COUNTIF([.F6:.F315]; &quot;132&quot;)" office:value-type="float" office:value="15" calcext:value-type="float">
            <text:p>15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6:.H315]; &quot;1PL&gt;3&quot;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8"/>szabályokhoz igazodni és élni akarnak, és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ozni a maguk magvát a dolgok rendje-módj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213" calcext:value-type="float">
            <text:p>213</text:p>
          </table:table-cell>
          <table:table-cell table:formula="of:=COUNTIF([.F6:.F315]; &quot;213&quot;)" office:value-type="float" office:value="19" calcext:value-type="float">
            <text:p>19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6:.H315]; &quot;1SG&gt;2&quot;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5"/>mindketten a lényegest: az anyagtalan esszenciá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kétségbeesetten kifejezésre juttatni: lelkün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office:value-type="float" office:value="231" calcext:value-type="float">
            <text:p>231</text:p>
          </table:table-cell>
          <table:table-cell table:formula="of:=COUNTIF([.F6:.F315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6:.H315]; &quot;2SG&gt;3&quot;)"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7"/>kiszolgáltatottan, és valósággal a dzsungelbe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gát és családját valahogyan átmenekíte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312" calcext:value-type="float">
            <text:p>312</text:p>
          </table:table-cell>
          <table:table-cell table:formula="of:=COUNTIF([.F6:.F315]; &quot;312&quot;)" office:value-type="float" office:value="65" calcext:value-type="float">
            <text:p>65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6:.H315]; &quot;2PL&gt;3&quot;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11"/>ifjú ugyanis a titokzatosba tűnő ragyogás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utolérni, és... hogy is van csak?..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321" calcext:value-type="float">
            <text:p>321</text:p>
          </table:table-cell>
          <table:table-cell table:formula="of:=COUNTIF([.F6:.F315]; &quot;321&quot;)" office:value-type="float" office:value="5" calcext:value-type="float">
            <text:p>5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6:.H315]; &quot;3SG&gt;3&quot;)"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11"/>Másrészről viszont úgy tűnik, hogy azoknak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tudósok és szakértők lelkes kara tudományosa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6:.F315]; &quot;*pro*&quot;)" office:value-type="float" office:value="64" calcext:value-type="float">
            <text:p>64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6:.H315]; &quot;3PL&gt;3&quot;)"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12"/>forduljon a káosz hamisságai közt, ha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artani önmagát... Dráma! Akkora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Total</text:p>
          </table:table-cell>
          <table:table-cell table:formula="of:=SUM([.J26:.J32])" office:value-type="float" office:value="302" calcext:value-type="float">
            <text:p>302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26:.M32])" office:value-type="float" office:value="302" calcext:value-type="float">
            <text:p>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11"/>nem a lelkiismeretre hat, és nem bölcsebbé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nni az ifjúságot, csak a gerincvelej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</text:p>
          </table:table-cell>
          <table:table-cell office:value-type="string" calcext:value-type="string">
            <text:p><text:s text:c="11"/>Hosszú hajad szemedre mért húzod? Könnyeid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rejteni talán? Kár, kár keseregni. Jegyezd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Past counts</text:p>
          </table:table-cell>
          <table:table-cell table:number-columns-repeated="2"/>
          <table:table-cell table:style-name="ce2" office:value-type="string" calcext:value-type="string">
            <text:p>Past person c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28</text:p>
          </table:table-cell>
          <table:table-cell office:value-type="string" calcext:value-type="string">
            <text:p><text:s text:c="6"/>megoldásokra képes a jóindulat, ha csakugyan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imítani a nemzeti viszálykodások fülemüle-pere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9</text:p>
          </table:table-cell>
          <table:table-cell office:value-type="string" calcext:value-type="string">
            <text:p><text:s text:c="14"/>az utasítást. Ahogy észrevette, hogy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kapcsolni, rohanni kezdett, és szórta 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123" calcext:value-type="float">
            <text:p>123</text:p>
          </table:table-cell>
          <table:table-cell table:formula="of:=COUNTIF([.F323:.F690]; &quot;123&quot;)" office:value-type="float" office:value="133" calcext:value-type="float">
            <text:p>133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323:.H690]; &quot;1SG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5"/>lehetetlen, mert a megvizsgált beteg azonnal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 az orvosságot, ami természetes, d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132" calcext:value-type="float">
            <text:p>132</text:p>
          </table:table-cell>
          <table:table-cell table:formula="of:=COUNTIF([.F323:.F690]; &quot;132&quot;)" office:value-type="float" office:value="29" calcext:value-type="float">
            <text:p>29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323:.H690]; &quot;1PL&gt;3&quot;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3"/>Szembenéztek, mint két kannibál, aki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nni egymást. De erre nem került sor: kénytele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323:.F690]; &quot;213&quot;)" office:value-type="float" office:value="16" calcext:value-type="float">
            <text:p>16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323:.H690]; &quot;1SG&gt;2&quot;)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6"/>szolgálja, még pedig nem akárhogyan. És aki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olgálni elsősorban, az nem engedi m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231" calcext:value-type="float">
            <text:p>231</text:p>
          </table:table-cell>
          <table:table-cell table:formula="of:=COUNTIF([.F323:.F690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323:.H690]; &quot;2SG&gt;3&quot;)" office:value-type="float" office:value="5" calcext:value-type="float">
            <text:p>5</text:p>
          </table:table-cell>
          <table:table-cell/>
          <table:table-cell table:style-name="ce33" table:formula="of:=11+5+1+262+65"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3"/>fiatal és bizakodó. Azt mondta, hogy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próbálni, s elment, lemondván e szép ünnepség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312" calcext:value-type="float">
            <text:p>312</text:p>
          </table:table-cell>
          <table:table-cell table:formula="of:=COUNTIF([.F323:.F690]; &quot;312&quot;)" office:value-type="float" office:value="106" calcext:value-type="float">
            <text:p>106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323:.H690]; &quot;2PL&gt;3&quot;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20"/>beszédet. És, ha az emberiség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evenni a szükséges morált, szemfényvesztéss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321" calcext:value-type="float">
            <text:p>321</text:p>
          </table:table-cell>
          <table:table-cell table:formula="of:=COUNTIF([.F323:.F690]; &quot;321&quot;)" office:value-type="float" office:value="6" calcext:value-type="float">
            <text:p>6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323:.H690]; &quot;3SG&gt;3&quot;)"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3"/>aki a jövedelméről beszél, valójában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 ezzel: Tudom, hogy rossz, amit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323:.F690]; &quot;*pro*&quot;)" office:value-type="float" office:value="70" calcext:value-type="float">
            <text:p>70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323:.H690]; &quot;3PL&gt;3&quot;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9"/>a közönség elismerésénél. Nos, ez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belénk szuggerálni. Egyfajta jelentéktelenség-tudato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style-name="ce2" office:value-type="string" calcext:value-type="string">
            <text:p>Total</text:p>
          </table:table-cell>
          <table:table-cell table:formula="of:=SUM([.J37:.J43])" office:value-type="float" office:value="360" calcext:value-type="float">
            <text:p>360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37:.M43])"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9"/>függetlenül vannak. Léteznek, csak még el is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itetni magukat. Kikerülhetetlenek. Kiküszöbölhetetle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0"/>olvasunk irodalmat, mert újra és újra tud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: a világ szépségének pedig, mely menten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5</text:p>
          </table:table-cell>
          <table:table-cell office:value-type="string" calcext:value-type="string">
            <text:p><text:s text:c="5"/>írogathatsz! Ha kiszállsz közülünk, hogy, mikén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gyedül megtalálni a kiutat? Mint a vakond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40</text:p>
          </table:table-cell>
          <table:table-cell office:value-type="string" calcext:value-type="string">
            <text:p><text:s text:c="9"/>ruhásoknak, s hogy a fényes fehér ruhások n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indenképpen maguk alá gyűrni a fényes <text:s/></text:p>
          </table:table-cell>
          <table:table-cell office:value-type="string" calcext:value-type="string">
            <text:p><text:s/>fekete ruhások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45</text:p>
          </table:table-cell>
          <table:table-cell office:value-type="string" calcext:value-type="string">
            <text:p><text:s text:c="11"/>cicánk férjhez akar menni szomszéd cica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. Kérlek, cica, ne hagyj it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2"/>azt nem. Tudta apám, hogy Csernátoninénak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dni... Szóval mentünk Désre. Szekérre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4"/>megbeszélte ezzel az emberrel, hogy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isszacserélni a házat, mert most már Románi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3"/>nagy részben a kisebbségi dolgozók boré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égrehajtani. A nemzeti munkavédelembő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9"/>követeléseiért vívott becsületes harcukon á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a dolgozó magyarság politikai vezetésé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4</text:p>
          </table:table-cell>
          <table:table-cell office:value-type="string" calcext:value-type="string">
            <text:p><text:s/>elképzeléseim nem mindig klappolnak az élettel. S ha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udni, nem tud érdekelni, hogy más mit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4</text:p>
          </table:table-cell>
          <table:table-cell office:value-type="string" calcext:value-type="string">
            <text:p><text:s text:c="4"/>gyermekeiket. Igen elfoglaltak, belátom, de miér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jóvátenni mulasztásukat azzal, hogy évenké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4</text:p>
          </table:table-cell>
          <table:table-cell office:value-type="string" calcext:value-type="string">
            <text:p><text:s text:c="19"/>dörgött a hangja. - Ha éppen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, üzletet ajánlott a technikusod. Rendbe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4</text:p>
          </table:table-cell>
          <table:table-cell office:value-type="string" calcext:value-type="string">
            <text:p><text:s text:c="12"/>az öregemet, hogy igyék vele, elvégre f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öszönteni. - Meghalok - mondta apá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0"/>vigyorokat kap értük. Facsiga mosolyog.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rontani Unalmas reggeli jókedvét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2"/>van, édesapám? Unod a feleséged?! Rajtunk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egspórolni a szórakoztatását?! Hát ez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5"/>toldotta meg egy jóindulatú hang. - H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udni, elárulhatom: Szeplőtelenné férj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1"/>lány! Mi lesz velem? Talán nem hallja?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hallani? Meg akar alázni. Ide jutotta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2"/>kívülállóknak úgy tűnt, mindnyájan Bogár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ölelni. - Jaj, Istenem, mindjár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3"/>mondhatom. De nem mindenkit boldogít. Ha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udni, szerintem a munka: szükséges rossz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3"/>házasságban, ha egyik fél csakis önmag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valósítani, akkor azt házastársa hátrányá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4"/>reá... El nem küldöd, de megtartani s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. Miért nem hagytad akkor inkább szabadon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7</text:p>
          </table:table-cell>
          <table:table-cell office:value-type="string" calcext:value-type="string">
            <text:p><text:s text:c="7"/>közvetlen, látható célunk: mindenáron utolér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őket. Görög epileptikushoz hasonlóa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7</text:p>
          </table:table-cell>
          <table:table-cell office:value-type="string" calcext:value-type="string">
            <text:p><text:s text:c="11"/>nem képes erre a gerincsérvétől, amely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ékén hagyni, pedig istenem, milyen fiata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7</text:p>
          </table:table-cell>
          <table:table-cell office:value-type="string" calcext:value-type="string">
            <text:p><text:s text:c="12"/>abban nyilvánul meg, amikor a világgal el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hitetni, hogy képességeink legmagasabb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7</text:p>
          </table:table-cell>
          <table:table-cell office:value-type="string" calcext:value-type="string">
            <text:p><text:s text:c="11"/>évezredek óta a gondolkozásról leszoktatn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népet, és aki, mint a nyájtól elcsámborgot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9</text:p>
          </table:table-cell>
          <table:table-cell office:value-type="string" calcext:value-type="string">
            <text:p><text:s text:c="19"/>meg fog halni. FÉRFI NÉGY: Aki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udni, hogy meg fog halni. FÉRFI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9</text:p>
          </table:table-cell>
          <table:table-cell office:value-type="string" calcext:value-type="string">
            <text:p><text:s text:c="6"/>NO EGY: (beül a karosszékbe) Látni sem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! FÉRFI KETTŐ: Szeretlek, Rózsi!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6"/>szemét, ne lássa a férfit. - Látni sem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- mondta egyszer, és kívánsága teljesült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9"/>hájas alak lettél. Ha mindenáron vigasztal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agad, akkor tudd meg, hogy csak egy vagy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7"/>Mosolyog. Látom rajta, hogy nem érti, vagy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rteni, amit mondok. Mutasd meg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17"/>Ennyi maradt belőle. Ha valaki tud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hogy milyen volt ő, nézze meg ezt a képe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19"/>hogy meg fognak halni? b. akik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udni, hogy meg fognak halni? c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7"/>szélybeli katonaságot a székelyekből is és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fosztani régi szabadságától a nemes székely </text:p>
          </table:table-cell>
          <table:table-cell office:value-type="string" calcext:value-type="string">
            <text:p>nemzete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7"/>oldalról megtámadott királyné katonai gyurüv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örülvenni a birodalom keleti és déli határa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8"/>Szegény ártatlan áldozat, akinek a mosolyáva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kancellár megfojtani a székely népet!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8"/>leereszkedik, ne sokat járjon a szája, ha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harapni a nyelvét. Meredek, futott-csúszo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2"/>ki a tábornok tanácsa: rendcsinálás címé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leverni és a katonaságot rákényszeríte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öldösték volna le, mert magával a népp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pusztítani a népet, hogy soha fel se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2"/>ártatlan leánykát. Tekintéllyel, haragga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nyomni az érzéseit. A pap húgár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6"/>mindenbe belenyugvó, búcsúzó és áldó keresztt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jelölni testvérét: " Requiem aeterna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0"/>jelentette: - Ezek a jóemberek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enni az eskut, kegyelmes uram! Mé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9"/>Jelentették a tábornoknak, hogy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enni az esküt. A generális lát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4"/>tehet semmit, hanem csak még jobban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gyűlöltetni a néppel, hogy a nemesség é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1"/>előttük. Ország és falu útjait tartani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, a község vagyonát maguk közt tetszésü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table:style-name="ce22" office:value-type="string" calcext:value-type="string">
            <text:p><text:s text:c="8"/>megszünjenek. Ha azonban a további bajokat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kerülni, fel kell venniök a fegyvert!..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0"/>lóért! A legény mégis vígasztal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. - Szépen megjártuk mindaketten!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1"/>előtt egyszerre megvilágosodik, hogy miér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tt hagyni a legénye. Hiszen itt nála mindenkin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5"/>? - De tudom! - Akkor...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mondani! A királybíró határozot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4"/>a királybíróban, hogy most is védi,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szolgáltatni, hogy ezért a becsülete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Engem Carato alezredes úr küldött! Tud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hogy mi a gyűlés tárgya és miféle rendele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az ebadta, az új királybíróval, ha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! A hadnagy kurtán, fenyegetően felkacag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8"/>elárulására, jogaik feladására vesztegetéss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rábírni a főkormányszék. - A kezemb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9"/>paraszt óvatossággal azt felelik, hogy tudn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gyűlés okát és követelik a felsőbbség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4"/>Csíkba, mert a szász és a generális f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áldozni, hogy halála árát megvehessék 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olyan idő s ha a főkormányszék őrizte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határokat, van katona elég! Az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generális ezekkel a titkos utasításokka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őt előre lehetetlenné tenni, ha Őfelség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kevesebben lesznek -e katonák, s akik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enni a fegyvert, azokat bocsássa a szé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Világosan látta a jófejű pap, hogy miér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tisztek lázadásra izgatni a népet és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8"/>hozhasson semmit s inkább haljon éhen, ha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venni a fegyvert. A férfiak felnyögt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2"/>otthon lesz -e, mert hivatalos ügyben f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eresni Bögözben. Borsai azt felelte, hog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adna nekik, még az életük árnyékát is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 és végső pusztulásra ítéli!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9"/>hitegették, hogy Őfelsége csak önkéntesekbő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állítani a sereget, s most annak mind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, télen, nyáron a havasokat, véghelyeke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járatni, strázsáltatni, szántás hely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2"/>választása. Ez az egyetlen út, ha még meg </text:p>
          </table:table-cell>
          <table:table-cell table:style-name="ce10" office:value-type="string" calcext:value-type="string">
            <text:p><text:s/>akarja </text:p>
          </table:table-cell>
          <table:table-cell office:value-type="string" calcext:value-type="string">
            <text:p><text:s/>menteni népét a végső romlástól. A székelysé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0"/>Pistán és az én nyughatatlan Péter bátyámo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sőnek kipróbálni az erejét, ahogy Túr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1"/>teljességében az ördögi gondolatot, hogya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papi kötelessége alapján népe elárulására </text:p>
          </table:table-cell>
          <table:table-cell office:value-type="string" calcext:value-type="string">
            <text:p>kényszeríteni</text:p>
          </table:table-cell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6"/>katonaság az összes fegyverfogható férfiakat 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ajtani Szeredába a főkirálybíró elé, mer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hogy Őfelsége eddig nem akarta, most s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székelyeket esküjével megerősített törvényeik </text:p>
          </table:table-cell>
          <table:table-cell office:value-type="string" calcext:value-type="string">
            <text:p>… katonákká ten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0"/>Fejszékkel akarsz nekimenni az ágyúknak? Le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észároltatni ezt a sok ártatlan embe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2"/>ezt a sok ártatlan embert? Végpusztulásba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dönteni egész Csíkot? - Igaza v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5"/>kiváltságaiktól és ősi nemesi szabadságuktól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osztani őket. " Hűséges adófizetésün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anyai jószándékához magát alkalmazni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. Protestálunk azért ünnepélyesen,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8"/>szentül meg van győződve, hogy a királyné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őket a katonaságra erőszakkal kényszeríte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6"/>gazokat! - De hiszen csak kérvényüke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átadni! - igyekezett kétségbeesetten enyhíte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table:style-name="ce22" office:value-type="string" calcext:value-type="string">
            <text:p><text:s text:c="7"/>viselkednek. Halasztás-kérésükkel csak az idő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úzni, míg Udvarhely és Parajd felől i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azonban még mindig vár az indulással.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orgatni teljesen magukból az ember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0"/>szendergésre. A szívósabbak még a földön s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adni magukat. Négykézláb másznak, vonszolj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5"/>tisztában volt vele, hogy a halálos csapást mos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székelyekre mérni. A királyi bizottsá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9"/>, hogy ő csak jót akart. Immár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ölni, nem fenyegeti senki, de sokka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5"/>Madéfalvára s ime, most maga a királyi bizottsá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főkormányszéket hazugságban hagyni a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találták csíki parancsnoknak, most miér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ás ezredbe áttétetni?... De itt van a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2"/>bámulnak a váratlan jeleneten. Az őrök k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uszkolni Péter Jánost, de az elnök fél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8"/>Vezesse be! Kiváncsiságból is lá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de mindjárt meg is bánja, hogy maga elé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teremtés, ki arcának feszített körmökk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vájni belőle, hogy hová tette a titko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3"/>hiszen csak perceid vannak hátra! Tönkre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enni az uramat? A haldokló nem mozdu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4"/>akire a katonák rátehetik a kezüket.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rettenteni a népet a bújdosástól. Ha valaki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4"/>a székelyeknek, hogy aki a fegyvert f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, annak fiai is katonák lesznek, ak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0</text:p>
          </table:table-cell>
          <table:table-cell office:value-type="string" calcext:value-type="string">
            <text:p><text:s text:c="12"/>meséjéhez. Hasonlítsuk öszsze. A kóró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ringatni a kismadarat. A kismadár elme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11"/>kevert szőrnyű maszlaggá váljon, hanem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artani az egyént annak, aminek az teremttet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10"/>nagyon titokban tartva), hogy melyik fiútó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szülni a következő gyereket. A csopo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12"/>egy csöndes életforma. Van, aki mindig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 a magáét, és el is mondja nagylélegzetű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/>színdarabokkal, és olyan is van, aki mindig csak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 a magáét. Röviden és egyenesen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14"/>hogy nem a specifikus nép adottságaibó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fejleszteni az optimálisat, hanem valam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5"/>fölfedezni és csodálni, és ha valaki már annyi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ábrázolni a harmóniát, az ne a téboly szemszögébő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8"/>szabályokhoz igazodni és élni akarnak, és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ozni a maguk magvát a dolgok rendje-módj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5"/>mindketten a lényegest: az anyagtalan esszenciá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kétségbeesetten kifejezésre juttatni: lelkünket </text:p>
          </table:table-cell>
          <table:table-cell/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11"/>ifjú ugyanis a titokzatosba tűnő ragyogás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utolérni, és... hogy is van csak?..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12"/>forduljon a káosz hamisságai közt, ha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artani önmagát... Dráma! Akkor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1</text:p>
          </table:table-cell>
          <table:table-cell office:value-type="string" calcext:value-type="string">
            <text:p><text:s text:c="11"/>nem a lelkiismeretre hat, és nem bölcsebbé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nni az ifjúságot, csak a gerincvelej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3</text:p>
          </table:table-cell>
          <table:table-cell office:value-type="string" calcext:value-type="string">
            <text:p><text:s text:c="5"/>használható alapul szolgálhat, ha mindenáron ot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olytatni - tehát nemcsak képletesen, hane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3</text:p>
          </table:table-cell>
          <table:table-cell office:value-type="string" calcext:value-type="string">
            <text:p><text:s text:c="10"/>fönti sorokkal Váncsa természetesen nem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állítani, hogy télvíz idején az asszonyember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4</text:p>
          </table:table-cell>
          <table:table-cell office:value-type="string" calcext:value-type="string">
            <text:p><text:s text:c="15"/>volna, nem tudom mivel lelőni! - Miér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e lelőni a Micusunkat? - csodálkozik And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4</text:p>
          </table:table-cell>
          <table:table-cell office:value-type="string" calcext:value-type="string">
            <text:p><text:s text:c="19"/>a nagy folyóhoz nem érnek. Andi 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ugorni, de Gergő visszarántja. -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4</text:p>
          </table:table-cell>
          <table:table-cell office:value-type="string" calcext:value-type="string">
            <text:p><text:s text:c="13"/>körül, aztán továbbállnak. Bizonyára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foglalni a boldogan sétáló hegyi tündér </text:p>
          </table:table-cell>
          <table:table-cell office:value-type="string" calcext:value-type="string">
            <text:p>… lakás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5</text:p>
          </table:table-cell>
          <table:table-cell office:value-type="string" calcext:value-type="string">
            <text:p><text:s text:c="7"/>ötszázvalahány szlovákiai magyar települést b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utatni, vagy mi szerint válogatnak? 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5</text:p>
          </table:table-cell>
          <table:table-cell office:value-type="string" calcext:value-type="string">
            <text:p><text:s text:c="9"/>mondataiba, amikor mindenáron függetleníte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gát a súgógéptől vagy a papírtól. Persze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5</text:p>
          </table:table-cell>
          <table:table-cell office:value-type="string" calcext:value-type="string">
            <text:p><text:s text:c="9"/>eladása, ha már úgy döntött Ferenc, hogy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tartani, akkor is megérte volna, pénznyereményén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5</text:p>
          </table:table-cell>
          <table:table-cell office:value-type="string" calcext:value-type="string">
            <text:p><text:s text:c="13"/>egyébiránt Harsányi Gábor alakít, örök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ogadni Esztikét (ő nevezte el így az édesanyj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5</text:p>
          </table:table-cell>
          <table:table-cell office:value-type="string" calcext:value-type="string">
            <text:p><text:s text:c="11"/>kapcsoljak vissza a focira vagy a Columbó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nézni? - kérdi a feleségem. Hagyd itt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6</text:p>
          </table:table-cell>
          <table:table-cell office:value-type="string" calcext:value-type="string">
            <text:p><text:s text:c="14"/>is, a doktor úr imigyen szólt: Csak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tartani?! A szomszéd nénit talá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7</text:p>
          </table:table-cell>
          <table:table-cell office:value-type="string" calcext:value-type="string">
            <text:p><text:s text:c="8"/>felkészítésüket. Ez a bevezető csupán jelez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honnan indultunk és hová jutottunk az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7"/>készítője azt látja, hogy " a boszorkák hogya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hurcolni a plébános urat és azt is, a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9</text:p>
          </table:table-cell>
          <table:table-cell office:value-type="string" calcext:value-type="string">
            <text:p><text:s text:c="14"/>nem gondoljátok, Hogy fejöket szedni ti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, Vitézi testöket azzal szidalmazjátok. <text:s/>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3</text:p>
          </table:table-cell>
          <table:table-cell office:value-type="string" calcext:value-type="string">
            <text:p><text:s/>elmulasztanának, haladásunk gyorsasága által pótol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, erre az egész nemzet közreműködésre kívántati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4</text:p>
          </table:table-cell>
          <table:table-cell office:value-type="string" calcext:value-type="string">
            <text:p><text:s text:c="8"/>vidéki szervek és közegek megfélemlítés révé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isszatartani a magyar polgárokat a CSEMADOK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4</text:p>
          </table:table-cell>
          <table:table-cell office:value-type="string" calcext:value-type="string">
            <text:p><text:s text:c="14"/>szervekben fészkelő reakciós elemek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félemlíteni a magyar lakosságot és visszatarta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4</text:p>
          </table:table-cell>
          <table:table-cell office:value-type="string" calcext:value-type="string">
            <text:p><text:s text:c="13"/>jövőben is a legmesszebbmenőkig segíte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. " Ezt a nemzetiségi politikában tapasztal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5"/>tartottam az ilyen napot. Aki viszont provokál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sorsot, és ráfizet, az magára vessen...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14"/>miért?! Egyszerű: a szarvasokat lesi. ő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környéken meglőni az elsőt. Ilyenkor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10"/>éjjel is kitart a helyén, mert okvetlen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őni - már csak virtusból is - a környé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13"/>hallani sem akart, mert mint mondta,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ijeszteni a mamát. Szegény! Annyit gondol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8"/>kárókatonának is. Ebből az következik, ha meg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enteni halállományunkat, az első alapfeltét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3"/>, de nincs szíve kezet emelni rá. Ha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ütni, úgy néz, mint a kiskecske, amelyikn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3"/>úgy néz, mint a kiskecske, amelyiknek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ágni a nyakát. - A Szigethátra kellen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9"/>tovább kacarászott fölöttem. -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agadat eljegyezni velem? - kérdezte csodálkozv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1"/>hogy mi most azért jöttünk ide, mert lát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, miként röppen el belőle a lélek?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20"/>patája van az öregnek. - Csak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leszedni róla a rongyait? - Levehet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2"/>Nem kapálták meg a sírját, a házát meg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dni, hogy majd beköltöznek a városba.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7"/>támlája holt anyag... - Csak nem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ondani, hogy elfelejtetted? - H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9"/>, valódi lagzis csinnadratta. - H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ni, hogy ez a mocsok taxis mit csiná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1"/>meg nekünk ígérte Laci bácsi, de valaki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őlünk lopni. - Csak nem gondoljáto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3"/>gondolkodású kölök, mindig a végére akar járni,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centizni az igazságot. Ez érthető dolo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11"/>gondolatot, hogy ha valakit vernek, és úgy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allomásra kényszeríteni, úgy akarják belől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12"/>úgy akarják vallomásra kényszeríteni, úgy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belőle kihúzni az igazat, akkor az az eset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11"/>ható alkat. Rájöttem arra is, hogy aki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ltani a világot, vagy legalábbis mindenáro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13"/>akar vele keresni, és azt a pénzt a nőr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ölteni. No most, mennyiben érvényes e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11"/>két hét után megkérdeztem tőle, hogy mikor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ár leadni az első cikkedet, azt válaszol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7"/>újságíró, tehát az normális, hogy az ember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gát mutatni. No de kinek akarja magá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10"/>ember meg akarja magát mutatni. No de kinek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gát megmutatni? Nem az embereknek? És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13"/>megmutatni? Nem az embereknek? És te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agadat mutatni olyanoknak, akiket nem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14"/>úgy a saját gyönyörűségünkre. De te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írni ezt az interjút, amivel pedig óhatatlanu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13"/>. Tisztában van azzal a ténnyel, hogy k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őt játszani, akárcsak az elődeit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13"/>megdöbbenve néz rá, elfehéredik, neheze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hinni, hogy ilyesmi megtörténhet. Hirtel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5"/>mesterkedése rejtőzik. Valami miatt tíz napra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ávolítani a városból... Ennek ellenér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18"/>neked való. Mit szólsz hozzá? -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kérni a kezemet, fiúka? Jake elpirosodo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4"/>viselkedett. Úgy vettem észre, gondban van, s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lem megbeszélni a problémáit. Észrevehető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</text:p>
          </table:table-cell>
          <table:table-cell office:value-type="string" calcext:value-type="string">
            <text:p><text:s text:c="2"/>sparherdre. - Bújj szorosan mellém, érezni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. - Így jó? - Közelebb.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</text:p>
          </table:table-cell>
          <table:table-cell office:value-type="string" calcext:value-type="string">
            <text:p><text:s text:c="18"/>eladni nekem azt a képmagnót! -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? - Én? - csodálkozott Korand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</text:p>
          </table:table-cell>
          <table:table-cell office:value-type="string" calcext:value-type="string">
            <text:p><text:s text:c="11"/>vagyok ébren vagy eszméletemnél. Miért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utatni az arcát? Ki ő? Kikhez tartozi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</text:p>
          </table:table-cell>
          <table:table-cell office:value-type="string" calcext:value-type="string">
            <text:p><text:s/>Yvonne-t és feleségül akarom venni, hogy el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hagyni téged... vagy hogy Ravelli a protézisé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</text:p>
          </table:table-cell>
          <table:table-cell office:value-type="string" calcext:value-type="string">
            <text:p><text:s text:c="9"/>Bernard? Bűnbakot keresel? Itt nálam? Rajta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kitölteni a bosszúdat? - Meg kén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</text:p>
          </table:table-cell>
          <table:table-cell office:value-type="string" calcext:value-type="string">
            <text:p><text:s text:c="13"/>. Kezével óvatosan a combjához nyúl,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sszírozni a lábát. Ekkor valami katt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</text:p>
          </table:table-cell>
          <table:table-cell office:value-type="string" calcext:value-type="string">
            <text:p><text:s text:c="9"/>csomag nélkül! - veszi át a szót Vidal. - N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indenáron besározni őt. A kábítószer má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</text:p>
          </table:table-cell>
          <table:table-cell office:value-type="string" calcext:value-type="string">
            <text:p><text:s text:c="10"/>rögtön talál. Bourbion megtántorodik, el s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inni, hogy ilyesmi megtörténhet vele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</text:p>
          </table:table-cell>
          <table:table-cell office:value-type="string" calcext:value-type="string">
            <text:p><text:s text:c="10"/>Fullert, a részeg rakodómunkást, s épp ü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gy szögletes üveggel, amikor a biliárdterem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</text:p>
          </table:table-cell>
          <table:table-cell office:value-type="string" calcext:value-type="string">
            <text:p><text:s text:c="10"/>őnekik beadniuk a kulcsot. Pepe Carlucci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deríteni az okot, eltökélt szándéka megfejte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3</text:p>
          </table:table-cell>
          <table:table-cell office:value-type="string" calcext:value-type="string">
            <text:p><text:s text:c="6"/>kívánják elhunyt rokonaikat, vagy esetleg maguk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távolítani a síremlékeket és fejfák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3</text:p>
          </table:table-cell>
          <table:table-cell office:value-type="string" calcext:value-type="string">
            <text:p><text:s text:c="13"/>már egy százalékot annak ad, akinek ad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választékból.) Mivel az ember ma már <text:s/>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4</text:p>
          </table:table-cell>
          <table:table-cell office:value-type="string" calcext:value-type="string">
            <text:p><text:s text:c="2"/>halászik/horgászik annyit jelent: megvesztegetéss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érni célját. Összefoglaláskén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6</text:p>
          </table:table-cell>
          <table:table-cell office:value-type="string" calcext:value-type="string">
            <text:p><text:s text:c="6"/>keresztül társra találnia. Ha még publikálni is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ítélő véleményét, készüljön fel az önhi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6</text:p>
          </table:table-cell>
          <table:table-cell office:value-type="string" calcext:value-type="string">
            <text:p><text:s text:c="6"/>esztétikai értékben is konkretizálódó vetületé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megírt drámában kifejezni. Éppen ezér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6</text:p>
          </table:table-cell>
          <table:table-cell office:value-type="string" calcext:value-type="string">
            <text:p><text:s text:c="10"/>Verseiben az idő dimenzióinak egyidejűségé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ábrázolni. A Lovak az éjben ciklus Sztélé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6</text:p>
          </table:table-cell>
          <table:table-cell office:value-type="string" calcext:value-type="string">
            <text:p><text:s text:c="8"/>költői gesztusai minden helyzetben a Lényege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érinteni. A költészetét? A Versét?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6</text:p>
          </table:table-cell>
          <table:table-cell office:value-type="string" calcext:value-type="string">
            <text:p><text:s text:c="14"/>irodalmárokról, miközben minduntalan 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izonyítani, hogy bennem a csehszlovákia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7</text:p>
          </table:table-cell>
          <table:table-cell office:value-type="string" calcext:value-type="string">
            <text:p><text:s text:c="8"/>pontosításával a műalkotás hatásmechanizmus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öltárni. Bizonyos stilisztikatörténe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8</text:p>
          </table:table-cell>
          <table:table-cell office:value-type="string" calcext:value-type="string">
            <text:p><text:s text:c="9"/>kérdésre is... Biztos vagy abban, hogy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a választ? - Hát persze, hiszen azér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0</text:p>
          </table:table-cell>
          <table:table-cell office:value-type="string" calcext:value-type="string">
            <text:p><text:s text:c="14"/>néhány telhetetlen, aki még gyarapíta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zsákmányát, de ez nem fizetődik ki, mer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0</text:p>
          </table:table-cell>
          <table:table-cell office:value-type="string" calcext:value-type="string">
            <text:p><text:s text:c="12"/>Hát mi baja annak a kalapnak, hogy tönkre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<text:s/>tenni? Megszállottan bizonygatják, hog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0</text:p>
          </table:table-cell>
          <table:table-cell office:value-type="string" calcext:value-type="string">
            <text:p><text:s text:c="13"/>ad egykönnyen hitelt a szavaimnak, lá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bika nyomát. Persze nehézség nélkül megmutatom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0</text:p>
          </table:table-cell>
          <table:table-cell office:value-type="string" calcext:value-type="string">
            <text:p><text:s text:c="13"/>felé les, hol pedig kaparászik. Talán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rejteni a reggelije maradékát. Csendes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0</text:p>
          </table:table-cell>
          <table:table-cell office:value-type="string" calcext:value-type="string">
            <text:p><text:s text:c="12"/>kergetőzésre ingerli. Már mennénk, de nem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őket világgá zavarni, hát várunk, háth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3</text:p>
          </table:table-cell>
          <table:table-cell office:value-type="string" calcext:value-type="string">
            <text:p><text:s text:c="10"/>mondani - fordult felém Horváth Béla. - Azt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<text:s/>mondani, hogy a szabadság remény nélk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3</text:p>
          </table:table-cell>
          <table:table-cell office:value-type="string" calcext:value-type="string">
            <text:p><text:s text:c="13"/>reggelig ki kell ötölnünk valamit, ha el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kerülni a teljes lebukást. Ha ugyan fö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3</text:p>
          </table:table-cell>
          <table:table-cell office:value-type="string" calcext:value-type="string">
            <text:p><text:s text:c="10"/>másikon ki, amit én mondok... Sát, ha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, elég ritkán alszik itthon. Volt úgy, hogy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9"/>haragszik rá, mert azt hiszi, hogy ő üldöz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szerelmével, holott szó sincs róla, ő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9"/>szappanom - mondta. - Na és? -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ni? - Hiszen tegnapelőtt már kiosztott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1"/>többes számot. Talán a nem létező érdemei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itogtatni az idegen előtt? - Se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0"/>Ottót, Imola tudja, hogy Thészeusz megkap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őt csupán, Ottó tudja, hogy Imola is csa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4"/>Ottó tudja, hogy Imola is csak megkap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őt. Ugyanaz a szenvedély hajt mindkettőnke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3"/>testvére lenne. - Azért jöttem, mert nem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önt becsapni - kotyogott közbe Kalámus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9"/>tenni? - Nem - mondtam. - Nem téged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tönkretenni, hanem magamat nem akarom tönkreten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6"/>a szegény fiúval? Te mindenkinek pokollá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enni az életét? Te gyilkos. A váratl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22"/>hogy gúnyos leszek. - Csak nem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ondani, hogy te is gyászoltál? -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5"/>Gusztáv emlékét néhány cimborája könyvbe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örökíteni, de hogy nem ilyen könyv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5</text:p>
          </table:table-cell>
          <table:table-cell office:value-type="string" calcext:value-type="string">
            <text:p><text:s text:c="13"/>mondani - fordult felém Horváth Béla. - Azt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<text:s/>mondani, hogy a szabadság remény nélk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5</text:p>
          </table:table-cell>
          <table:table-cell office:value-type="string" calcext:value-type="string">
            <text:p><text:s text:c="23"/>hát miért? Mit követtem el? -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hitetni velem, hogy te is virág vagy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22"/>saját lányom! - De azt remélem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a nyakamba varrni, hogy vérfertőző vagy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3"/>hogy nem érted, amit mondok. Te tényleg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felfogni, hogy miről beszélek? Ugye, n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7"/>mi a bajod? Csak nem fogunk vitázni? El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rontani az estét? - kérdezte, aztán hátrafordu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7"/>hitetlenkedve a fejét, ez is a legjobb barátnőjé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csalni, hümmögött, s lehúzta az ablako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3"/>biggyesztett a végére. - Hülye vagy? A sör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kifizetni? Kölcsön kell? - kérdezte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20"/>BARBARA (incselkedve) Biztosan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? Nem akarsz egy kicsit várni?... Esetleg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7"/>az arca. - Ja, mexikói csodapaprika!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próbálni? - mutatott Simonra. - Ima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9</text:p>
          </table:table-cell>
          <table:table-cell office:value-type="string" calcext:value-type="string">
            <text:p><text:s text:c="12"/>történelem jelentőségét hangsúlyozza, de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" ábrázolni " azt. Nem idegen tőle a parodizáló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9</text:p>
          </table:table-cell>
          <table:table-cell office:value-type="string" calcext:value-type="string">
            <text:p><text:s text:c="16"/>ha az olvasás természetes lendületét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törni - nagyon könnyen előfordulhat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9</text:p>
          </table:table-cell>
          <table:table-cell office:value-type="string" calcext:value-type="string">
            <text:p><text:s text:c="15"/>azonban nem épít valóságeffektusokra.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hitetni velünk, hogy amiről itt szó v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9</text:p>
          </table:table-cell>
          <table:table-cell office:value-type="string" calcext:value-type="string">
            <text:p><text:s text:c="16"/>is a megvívandó háború. Ha ezt világossá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tenni, ezzel mindenképpen együtt jár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9</text:p>
          </table:table-cell>
          <table:table-cell office:value-type="string" calcext:value-type="string">
            <text:p><text:s text:c="16"/>az tűnhet ki, hogy ez az kísérlet szem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állítani egymással a hermeneutikát és 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8"/>kijelentése. Úgy vélte, az asszony ezzel csak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ugratni a nyulat a bokorból. Felréml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főhadnagy úr! - Dehogynem. Csak maga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rteni. Igen, a hadnagy úr tegnap telefoná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Nem olyan sürgős, de ha mindenáron lá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először vigye haza a csomagjait, addig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7"/>Legtöbbször verset is gyárt. Ezzel is bizonyíta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hogy ő a különb kettőjük közül. Majd mindjár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6"/>osztályozás, és a Záhorszky tanár úr fizikábul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uktatni. Azt írta, hogy gyöjjek be, é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Látod, még ezt sem tudtad. Ha valaki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smerni a várost, elmegy a várfalhoz, megnéz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21"/>és várt. - Menjünk, Magda, apám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utatni a birodalmát - nevetett Jóska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4"/>értelemben mondtam. Nem a mai nap folyamán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egmutatni a levelet. Két hétig, Ivanic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! Arra gondolt, hogy talán kényszeríten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alamire, és ráijesztenek. Pár óra múlva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7"/>fegyverrel harcol. Biztosan maguk is k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enni részüket a haza megvédéséből. Ki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5"/>rohamsisakot viselt. Először arra gondolt, hogy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utatni, milyen katonai felszerelése v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kellenek emberek. A csendőr altisztekbő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összeállítani a házi rendőrséget, mer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3"/>volt szó, hanem mit fizetett neki! Vagy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ebizonyítani nekem, hogy a rózsafüzér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, szerény tapintattal megkérdezte, mikor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tartani az eljegyzést. És egy pillantá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23"/>Tessék, népügyész úr! - Ezzel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 - fordult a népügyész Ivanics felé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4"/>ezt az egészet így, egymással párhuzamosan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ültetni? - Igen! Miért? -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2"/>gyerekem tőled, például, ha mindenáron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! - Nézd, Magda! Előbb azt mondtam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2"/>Vajon miért kegyetlen hozzád a sors? Ezt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észrevenni, ezt nem akarod meglátni. Sors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sors? Ezt nem akarod észrevenni, ezt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eglátni. Sorsra, múltra hivatkozol, sírs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3"/>minden hájjal megkent asszony? Biztosan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újságolni, hogy Jóskát látta, gondol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3"/>szénhalászokat akarta hazazavarni. - Na,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tt lapáttal szétvágni a másik fejét? Jelentkezz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akar állni rajta, ilyen körmönfont módo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ajba sodorni. Megrázta a fejét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22"/>meg a vállát Magda. - Csak nem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zzel mondani, hogy én tanítsam meg rá!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7"/>Csak úgy kipróbálni az ilyesmit! Ha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udni, hogyan szeretünk, szeress te is!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úgy hallottam itt a szomszédban, hogy ő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választani polgármesternek. Vigye 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7"/>aztán lazul a vasabroncs, mely belülrő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étlökni a testét. A férfi még mindig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3"/>Isten rendelt erre a helyre! Az ő törvényé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e megingatni? Te istentelen! - Ez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7"/>összeért. A tenyerébe temeti arcát,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ni, ahogy elmegy, távolodik, belevés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6"/>házamban akarsz óbégatni egész nap?! It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siratni a halottadat, az én nyakamon?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3"/>lakhelyül választották a szellemek. Sámánná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enni egy olyan korban, melynek nincs má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1"/>zúgtak felé a hangok, kapkodta a fejét. -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váltani ezt a kiválasztottat a szent betegségtő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5"/>ember belelát a gondolataiba? Ó, hisz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ántani - most még. Ő a szelíd meggyőzé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7"/>állíthatja meg. Új bűnösöket akar, új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ni a kövek nyomán támadó borzalmas seb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6"/>nyomán támadó borzalmas sebeket, halla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halálsikolyt és a tömeg kárörvendő kiáltásai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5"/>de lehet, hogy csak azért mondja, mert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relni a figyelmemet. Persze, úgysem tudj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5"/>csínytevése miatt lakolt, hát ezt most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űzni a suliból. Ezen volt fölháborodv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5"/>is akar. Azonkívül a bizonyítványát is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javítani, mert Pesten akar egyetemre jár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7"/>nyomdában van, de a következőbe nemige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ozni a cikkeket. Hogy már megint? Igaz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5"/>van hibásan írva, valaki a szlovák lány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relni a gyanút, csakhogy az egy szó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5</text:p>
          </table:table-cell>
          <table:table-cell office:value-type="string" calcext:value-type="string">
            <text:p><text:s text:c="15"/>borítsa fel. És főleg ne a gyerekek előt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kérdőjelezni. ˇ Például egy ily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1"/>lélegzetünk. E súlyos " történelmi vérrögöt "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ezzel az összefoglalóval a torkunkból eltávolíta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5"/>kell igyekeznünk, ha még e században utol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érni magunkat. Az eltiltott művek a társadalm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5"/>morfondírozik tovább Sztálin - jelezni is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zt. Tudtára akarják adni neki, Sztálinna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5"/>Sztálin - jelezni is akarják ezt. Tudtára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dni neki, Sztálinnak, hogy vannak más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2"/>tudhatjuk. Ha egy ország az európaiság arc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gára ölteni, nem engedhet a nacionalis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4"/>megkerült minden, ha mellékúton is. Arra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kérni, hogy ha a Csallóköz-írásomat elfogadod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5"/>magyarok erős öntudattal mindenképpen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őrizni eredetüket, ehhez azonban lap kel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4"/>evés - idilljére vágyik, minduntalan össz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gyeztetni a kispolgárság attitűdjeit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9"/>könyveket írni. Az emberek a maguk görbe tükré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látni, az pedig legyen valóban görbe: vagyi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6"/>szeptembertől, érettségi után Mariannát Budapestr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inni. Ott tanulna és játszana tovább.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5"/>visszaveti ez az esemény, de ha folyta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kézilabdát, akár már ősszel ott lehe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6"/>. Németh Pali azt mondta neki, hogy vel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oldani a balösszekötő posztját, ezé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17"/>mondta (nem mondta, csak sugallta),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ép kacsóit ily brutál ügyekkel koszol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17"/>(Mi az, hogy nem jellemző, csak nem azt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<text:s/>csicseregni, hogy nem kaptatok eleget!)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14"/>szemét, lassan, fejét picit hátra stb.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zzel mondani, hogy felületes vagyok, kérdez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13"/>hívják, Klára, és őt, esetleg ha hívni,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? De, akarom, na látod, akarhatnám épp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/>Figyelj, Klára, vakkantotta röviden, én nem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feltartani, és ha úgy érzed, zavarok, aká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11"/>teavaj túl kemény (jól hűt a régi kalex), így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rákenni a kenyérre - kiesik a belseje (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5"/>volt az utolsó közös akciónk. Látni sem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többé! Csend, aztán oké, mondta Klára, <text:s/>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9</text:p>
          </table:table-cell>
          <table:table-cell office:value-type="string" calcext:value-type="string">
            <text:p><text:s text:c="28"/>? - Mi azt nem tudjuk. -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mondani. Mi jogon teszik ezt velem?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7"/>hölgyek nyelvén beszélni. Bizonyára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özölni, hogy ez az erdő magánterület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5"/>ráébred, hogy te nem az ő és anyám helyé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foglalni a szívemben, hanem engem akars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20"/>nem hagyta szóhoz jutni. - Kérem, n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édeni a fiát. Amióta csak ismerem, baj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5"/>hogy a tűzisten imádásán alapuló hatalmá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egingatni, ellenünk szítja az egész törzs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0"/>tudjátok, akar -e Kola az apja lenni Mbulának,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-e őt magával vinni, és ha igen, mit csináln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90463</text:p>
          </table:table-cell>
          <table:table-cell/>
          <table:table-cell office:value-type="string" calcext:value-type="string">
            <text:p>limited to 500 lines; 386 remaining with infinitival complemen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 <text:s text:c="5"/>Query <text:s text:c="3"/>word,[word="akart(ad|a|uk|átok|ák)"] 90463</text:p>
          </table:table-cell>
          <table:table-cell/>
          <table:table-cell table:style-name="ce2" office:value-type="string" calcext:value-type="string">
            <text:p>After duplicates/errors/ellipsis</text:p>
          </table:table-cell>
          <table:table-cell table:formula="of:=ROWS([.A323:.A679])" office:value-type="float" office:value="357" calcext:value-type="float">
            <text:p>357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/>bukkant, mely tele volt arannyal. Barátjána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jándékozni, hiszen annak földjében lelt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5"/>szünetet tartott, mert nem merte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mondani, belemondani a pofámba, hogy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6"/>meg hogy elrontom a csajokat, szóval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zt a szemembe vágni, inkább csak motyogot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6"/>vezényelt a bandának. Végül elaludt. Ot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hagyni, de Jenő lelkiismereti és emberszeretet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6"/>. Hirtelen mozdulatot tett, mintha düh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elhessegtetni, s ezzel feldöntöt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7"/>Efelől már nem volt baj. Úgyis a papna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odaadni a pénzt. - Magára bízom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2"/>bácsi amikor részegen jött haza, s a fia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engedni a házba. Engedj be, na. A fi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6"/>magára szeretett figyelni, saját szavai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llani, az volt neki az élvezet, ha más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7"/>is voltak a vendéglő bejárata előtt.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yitni az ajtót, mire az kicsapódott, része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8"/>idődből kitelik. Khajmor habozott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fogadni a könyveket, de aztán Laci érvelés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2"/>belépett. Merek arra következtetni, hogy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: talán mégiscsak akad egy ily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/>kívánkozott vissza Németországba, soha többé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 családtagjait. Azt sem tudta rólu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9"/>pár pillanat múltán kiment a házból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ézni azt az egyszerű, és egyszerűségé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10"/>a szekér mellett; mikor a leányunoka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a szekérderékba, az apja reászó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8"/>lépéssel odébbment. De visszafordult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otthagyni a madarat, úgyhogy ismét elővet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13"/>sokáig késett. Bőrig ázott. Mikor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tni a kabátot, akkor jutott eszébe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</text:p>
          </table:table-cell>
          <table:table-cell office:value-type="string" calcext:value-type="string">
            <text:p><text:s text:c="4"/>apjukat a sorozóbizottságtól is: azok frontr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üldeni. Pedig betöltötte már ötvenharmadi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3"/>felhúztam -e már a fogkefét, pedig a harisny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. Tegnapelőtt pedig azt mond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8"/>az utcán maradni, csakhogy a néni ez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érteni. Kiütött rajta az idegesség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6"/>Zsóki a tegnap, amikor egy kiscsoporto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ézni a rajzát, morcosán azt mondta: "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7"/>akkor már nem bölcsködött tovább, hanem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rontani a kedvemet. Azt mondta, mire é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9"/>lett volna vásárolnivalónk, de ő ez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. Ettől anyu felhangosodott, és po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</text:p>
          </table:table-cell>
          <table:table-cell office:value-type="string" calcext:value-type="string">
            <text:p><text:s text:c="6"/>őket. Ez egy jó játék. Tibiék is rögtön e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játszani, de úgy, hogy tőlünk kiszabadítjá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6"/>végső célnak, ahogy például a kereszténysé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áz százalékosan kereszténnyé tenni a <text:s/></text:p>
          </table:table-cell>
          <table:table-cell office:value-type="string" calcext:value-type="string">
            <text:p>a világo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9"/>harmóniájának létéről beszélt tehát;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szinte kétségbeesetten, hogy oly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7"/>Tehát nem a háromszögről papolt, hanem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értetni a tunya világgal, hogy harmóni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7"/>másik hangmagasságához igazodni, senki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tömeg hangjának átlagmagasságát sem elkap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3"/>ugyanaz volt mindig is: az Ember a mindenség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fogni valahogyan. A különbség csupá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/>hivatalos dolga. Ő is vele ment, mert nyaralássá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ővíteni a kiküldetést. Amint mond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7"/>kávét akartak, és a pincér az istennek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érteni a vaj szót semmilyen nyelven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2"/>legkülönbözőbb variációit persze már többen f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alálni. És mindegyikük rossz pontból indu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7"/>másik meg férfi. És mégsem az egyedi ruhá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z okosok feltalálni soha, hanem a tökélet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13"/>szemtanúi. Megesett, hogy valóban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ürkészni a növényke privát életét is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7"/>szemébe nevető büszkeségét a bankvilág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örni, és úgy manipulálta a dolgokat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8"/>találjuk minden korban: a Hatalom soha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aját népét igazán műveltté tenni. Kiképez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8"/>hogy nálunk egyszer valaki gyökerese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áltoztatni az örök sémát. Rajk László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</text:p>
          </table:table-cell>
          <table:table-cell office:value-type="string" calcext:value-type="string">
            <text:p><text:s text:c="9"/>voltaképpen egyebet sem tettek, mint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érteni és értetni a különlegességet: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7</text:p>
          </table:table-cell>
          <table:table-cell office:value-type="string" calcext:value-type="string">
            <text:p><text:s text:c="7"/>cimborák s barátok itattak reggelig: lá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mit nem lehet: az álmom, s hogy mily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8</text:p>
          </table:table-cell>
          <table:table-cell office:value-type="string" calcext:value-type="string">
            <text:p><text:s text:c="9"/>sokan voltak, akik erőnek erejével hin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hogy Kurkó Gyárfást, Balogh Edgárt, Demeter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9</text:p>
          </table:table-cell>
          <table:table-cell office:value-type="string" calcext:value-type="string">
            <text:p><text:s text:c="5"/>javasolta Andrénak az első találkozáson. Í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fogni. Ha az elején elárul mindent,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0"/>az eddigi társalgás kellemes tempójába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mesélni, hogy mit tapasztalt, amikor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7"/>nyújtotta a kezét, mert közben a vécéajtó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csukni. - És azokkal fölösleges társalog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0"/>szerencsétlen azt hitte, a magas polcr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dugni előle az üveget. A dagadt meg, képzelj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8"/>kocát, és Flórenc ezt nem tudta,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, és kimérte a húst. A fél falu beteg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0"/>meg, hisz én vagyok, Misu! Veronika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imogatni, de a torzonborz emberke elszalad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6"/>befáslizza. A tükröt ezúttal elkerülte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 eltorzult arcát. Neki nem szabad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8"/>ott. Elismeréssel gondolt rá, mert nem is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ott találni. És egyszerűbb volt így elbúcsúz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6"/>vissza a tengerpartról, ahol az állatorvos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felejteni. Április vége volt. Krlea megkérdez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3"/>festett, hogy új éra kezdődik. Mintha csak e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olna lehetetlenné tenni Vásárhelyt: összeverté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3"/>díjaimnál. - Bocsáss meg, igazán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magyarázkodásra kényszeríteni. - Te bocsás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0"/>hitványnak titulált bejárati ajtót is ő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sőként betörni). Délután öt ó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9"/>félelmét és ellenérzését, másra gondolv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törni a varázst. De egyre bizonyosab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 text:c="10"/>figyelt fokozottabban, mert saját mag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ismerni, mintha a titokzatos dolgo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31</text:p>
          </table:table-cell>
          <table:table-cell office:value-type="string" calcext:value-type="string">
            <text:p><text:s/>összehasonlításoknál tartunk, tavaly egész Székelyfölde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meghódítani: mi, az írók és költők, barátainkk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2</text:p>
          </table:table-cell>
          <table:table-cell office:value-type="string" calcext:value-type="string">
            <text:p><text:s text:c="23"/>szívű reménnyel hitehót megvál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világot utánairamodtam vágyam lángol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5"/>volt. Ezek voltak... Szóval Nagy Pista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dni a földet. Na aztán tartotta apám haszonbér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7"/>- mondták aztán a többi fiúk - mind fő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őni magát. Bánatában. Na aztán megad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23"/>, amikor volt a felfordulás. - A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intézni, hogy felmentsék a katonáskodá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4"/>kutyákat Bukarestből vagy honnan, David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cigányt ölni. David erős román fiú vol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8"/>hogy ne menj el üresen a háztól. De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Jakab úr elvenni. Neki csak addig kellet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23"/>" Mondta ez a tanító, a Niste. - Ő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szabni, hogy hány marhát engedjen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5"/>látszott, hogy salétromos, négyszáz lejér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iadni. Úgy volt, hogy megegyezünk és akko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3"/>amikor megint Románia lett, eljött és vissz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a házat Nágeltol. Vissza akarta csinál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3</text:p>
          </table:table-cell>
          <table:table-cell office:value-type="string" calcext:value-type="string">
            <text:p><text:s text:c="13"/>vissza akarta venni a házat Nágeltol. Vissz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csinálni a dolgot. Igaz, Nágel is élni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4</text:p>
          </table:table-cell>
          <table:table-cell office:value-type="string" calcext:value-type="string">
            <text:p><text:s text:c="18"/>nem sikerült magához nevelnie,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háztartással kínozni; zeneiskolába jár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4</text:p>
          </table:table-cell>
          <table:table-cell office:value-type="string" calcext:value-type="string">
            <text:p><text:s text:c="18"/>lelépett. Ha pedig nem értette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teni a dolgot, sorban elhúztuk a csík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4</text:p>
          </table:table-cell>
          <table:table-cell office:value-type="string" calcext:value-type="string">
            <text:p><text:s text:c="12"/>semmiféle bankót, mert az az igazság, hogy le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építeni Jánost. Végigsétáltunk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4</text:p>
          </table:table-cell>
          <table:table-cell office:value-type="string" calcext:value-type="string">
            <text:p><text:s text:c="13"/>Behívtak, későig dolgoztam a gyárban, és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zavarni - mondta olyankor, ha kimaradt,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4</text:p>
          </table:table-cell>
          <table:table-cell office:value-type="string" calcext:value-type="string">
            <text:p><text:s text:c="17"/>rágalmazás. Ebben egyetértettünk, még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venni: a Giliszta ügye csupán rám tartozi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4</text:p>
          </table:table-cell>
          <table:table-cell office:value-type="string" calcext:value-type="string">
            <text:p><text:s text:c="10"/>belopózkodásomat, kopogott az ajtón, a vacsor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jelenteni. De én direkt háttal állta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7"/>de az is lehetséges, hogy egyszerűen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tagadni magától ezt a teljesen ingyenes </text:p>
          </table:table-cell>
          <table:table-cell office:value-type="string" calcext:value-type="string">
            <text:p>kora reggeli jó érzés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21"/>Ruganyos bácsit először szabotázsér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irúgni az állásából. Miután sikerült bebizonyítani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7"/>és fűszálakat, télen pedig a hópelyhek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számolni. Az apró dolgok szépsége megbabonáz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4"/>körülötte röpködött, ringott, vonaglott,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ájolni a világot, de ez csak részben sikerü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8"/>sértődötten az öreg motoros, és má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indenáron ébren tartani Facsigá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4"/>dörögte az asszony és elviharzott, mer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 asztalt épp most a férjére borítani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7"/>Facsiga Ruganyos Őzike türkizkék ruháj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átfúrni tekintetével, hogy megsimogass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4"/>tétovázott, ígéretét gyakorlati bemutatóva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tásosabbá tenni. Emeletes Manci az egyenlőtl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7"/>lehettek a felnőtt-nevelésről. Talán meg </text:p>
          </table:table-cell>
          <table:table-cell office:value-type="string" calcext:value-type="string">
            <text:p><text:s/>akarta </text:p>
          </table:table-cell>
          <table:table-cell table:style-name="ce3" office:value-type="string" calcext:value-type="string">
            <text:p><text:s/>váltania világot. Bízott magában és az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3"/>egyre gyorsabban pergette a szót. Mindet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álaszolni. Közben korholta, szidta Facsigá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24"/>Lötyi éppen a tengerparti ügyek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erelni a beszélgetést, amikor hirtel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7"/>De Nagy Kormorán mester kidobta, meg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smerni, mert távollétünkben vizsgálato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6</text:p>
          </table:table-cell>
          <table:table-cell office:value-type="string" calcext:value-type="string">
            <text:p><text:s text:c="11"/>öregurat kerestek az önkéntesek. Akik segíte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őket, fénymásolással sokszorosított papírlapró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7</text:p>
          </table:table-cell>
          <table:table-cell office:value-type="string" calcext:value-type="string">
            <text:p><text:s text:c="11"/>indulásod időpontját. Pedig mindenképpen látni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. Komolyan mondom. És hidd, hogy nemcsak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67</text:p>
          </table:table-cell>
          <table:table-cell office:value-type="string" calcext:value-type="string">
            <text:p><text:s text:c="13"/>mintha készakarva Bodokánt, a sarki fuvaros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volna utánozni, aki Szibériából csonto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18"/>ezt a nyilvánvaló ellentmondását i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yarázni, de a vitázó bámészkodók valamiér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23"/>az autóbuszon. Egyszer a hússorba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utolérni. " Ki ez az ember, akitő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11"/>megigazítsa tévé-antennáját, mert éles képeken </text:p>
          </table:table-cell>
          <table:table-cell office:value-type="string" calcext:value-type="string">
            <text:p><text:s/>akarta </text:p>
          </table:table-cell>
          <table:table-cell table:style-name="ce3" office:value-type="string" calcext:value-type="string">
            <text:p><text:s/>fognia 21. századot. Amikor végzett a munkáv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18"/>nem tudta, és nagyon izgatott lett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szalasztani az adás kezdetet, mert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0</text:p>
          </table:table-cell>
          <table:table-cell office:value-type="string" calcext:value-type="string">
            <text:p><text:s text:c="8"/>homlokával, a vállával, a térdével és a fenekév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elibe találni a bort. Időnként, amik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6"/>megkérdezése nélkül nem helyeselte és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zét kinyujtani ősi jogaink és régi kiváltságain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8"/>a pénzes zacskót, mikor a generáli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gyalázni a székelyek becsületét, dehá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3"/>miért hívatja a generális. Maga s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mikor a pennát a kezébe nyom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2"/>rohamok elmultak ugyan, de a felcser mégis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tetni Lázár Istvánt az ispotályba. Csere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1"/>tenni az esküt. A generális látni s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ket, de fejenkint öt aranyat küldött k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0"/>Adjatok egy petákot s megmutatom!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hogy itt hullott el a fahordás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7"/>szamárságokkal nem törődik, csak éppen tudomásukr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ozni, - úgy vigyázzanak az urak, -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3"/>nála a becsület! Cserei Elek el s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inni. Higgadtabb, tapasztaltabb volt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8"/>peták patkópénzt, amiért Taplocán agyo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őket verni, azt mondván, hogy látják, úgyis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8"/>fiút. - Írja kérem!... Ha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 Lázár István, hogyan jár el a generáli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3"/>Komolyan, férfiasan, tekintélyese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őadni Lázár István a nagy titkát, de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7"/>életveszedelemben forgó széki fogalmazó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menteni? - Én? Jani bátyámért?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8"/>szemeláttára tovább nyomorgatták azokat, akik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elvenni a fegyvert. Naponta jöttek a panasz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7"/>az összefüggést. Az erkölcsi akadályoka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árítani a főkormányszéki elnökség útjábó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6"/>Előre látta az eseményeket és biztosí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önmagát. - Kár! - sajnálkozott szivélyes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0"/>trón fényéhez. Első hallásra senki s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hogy a generális, ez az erőszako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7"/>nyomorítottak meg. Eltörték kezét, lábát, mer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venni a fegyvert s most két istápp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7"/>katonaságot " e szent helyről ", majd a templomba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rejteni társát a miseruhák között; d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4"/>boldogan Lázár István. - A menaságiak be s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reszteni a határkapun Füstös István ur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4"/>titokban készítette elő a támadást. Álmába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lepni a mit sem sejtő népet. A parancsnokló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3"/>- Mi volt ez? Zöld Péter éppen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hogy bizonyosan a hó zuhant l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5"/>egyszer, Istenem... csak még egyszer lát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s amikor érezte, hogy vége van, még egyszer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20"/>szidni, mocskolni. - Gyalázatosak! El </text:p>
          </table:table-cell>
          <table:table-cell office:value-type="string" calcext:value-type="string">
            <text:p><text:s/>akartátok </text:p>
          </table:table-cell>
          <table:table-cell office:value-type="string" calcext:value-type="string">
            <text:p><text:s/>hitetni, hogy ez az én uram?... Nem ig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1</text:p>
          </table:table-cell>
          <table:table-cell office:value-type="string" calcext:value-type="string">
            <text:p><text:s text:c="17"/>de újra ágynak esett. A doktort közel s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ngedni magához. - A kancellárné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73</text:p>
          </table:table-cell>
          <table:table-cell office:value-type="string" calcext:value-type="string">
            <text:p><text:s text:c="13"/>írónak tekintett Kovács György tollából. Nem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leközölni, s Robotos elvitte a Központ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0</text:p>
          </table:table-cell>
          <table:table-cell office:value-type="string" calcext:value-type="string">
            <text:p><text:s text:c="17"/>a magyarlakta vidék népdalkincsét is f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érni. Kérdőíveket nyomtattak, melyek köz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0</text:p>
          </table:table-cell>
          <table:table-cell office:value-type="string" calcext:value-type="string">
            <text:p><text:s text:c="12"/>kötetünkben közölt dallamokat műfajok szerin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rendszerezni, akárcsak a Magyar Népzen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2</text:p>
          </table:table-cell>
          <table:table-cell office:value-type="string" calcext:value-type="string">
            <text:p><text:s text:c="25"/>fáradt-szelíd bariton. II. Apj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ívni épp, amikor csördült a frig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3</text:p>
          </table:table-cell>
          <table:table-cell office:value-type="string" calcext:value-type="string">
            <text:p><text:s text:c="14"/>további reminiszcenciáiból-hallucinációibó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írni az élet és a halál határmezsgyéjé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3</text:p>
          </table:table-cell>
          <table:table-cell office:value-type="string" calcext:value-type="string">
            <text:p><text:s text:c="12"/>szerencsétlenséghez. Mintha csak a bűntudat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velem megosztani. Mi több: akárh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4</text:p>
          </table:table-cell>
          <table:table-cell office:value-type="string" calcext:value-type="string">
            <text:p><text:s text:c="18"/>mérgében, hogy nem kapott vacsorát,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nni a cipőt. A topán megrémült: bármennyi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5</text:p>
          </table:table-cell>
          <table:table-cell office:value-type="string" calcext:value-type="string">
            <text:p><text:s text:c="16"/>ha Kovács István legutóbbi mecscsét lá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hölgyek, már puszta kíváncsiságból is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6</text:p>
          </table:table-cell>
          <table:table-cell office:value-type="string" calcext:value-type="string">
            <text:p><text:s text:c="16"/>mely évtizedeken át örökösen a tudatunka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ormálni, illetve formálta is úgy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6</text:p>
          </table:table-cell>
          <table:table-cell office:value-type="string" calcext:value-type="string">
            <text:p><text:s text:c="15"/>elérendő cél. Vagyis ők nem a legnagyobba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hanem a legjobbat. A kettő nem ugyan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6</text:p>
          </table:table-cell>
          <table:table-cell office:value-type="string" calcext:value-type="string">
            <text:p><text:s text:c="22"/>egymást? Csak az nem látta, aki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, no meg, főként vezető főként, azo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7</text:p>
          </table:table-cell>
          <table:table-cell office:value-type="string" calcext:value-type="string">
            <text:p><text:s text:c="17"/>indulás első napjától kezdve bizonyí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pességeit és elhivatott-ságát.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7"/>nép védett meg akkor, amikor támadóik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őket hurcolni. Érdekes módon Pribele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3"/>gyülekeztek a boszorkányok meg azok, akik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ajátítani a rossz asszonyok tudomány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4"/>ezért felháborodott; a papot és a bírót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erni. Valahogy megegyeztek: a két harango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8"/>amelyik az Ipoly-partra vitte őt. Vízb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ojtani, de utolérték a falusiak. 1977-b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2"/>asszony kiment, és a ló az Ipóra vitte őt.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ujtanyi a vízbe. Akkor mentek utánna az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9"/>feljegyzéséből tudjuk, hogy annak idején, ha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inden áron szerezni a legényt, Mezei Lajosékho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8"/>köllött neki aztán ott hordanyi. Ha nem </text:p>
          </table:table-cell>
          <table:table-cell office:value-type="string" calcext:value-type="string">
            <text:p><text:s/>akartuk </text:p>
          </table:table-cell>
          <table:table-cell table:style-name="ce3" office:value-type="string" calcext:value-type="string">
            <text:p><text:s/>a nyakába tennyi, az ágyba is tehettük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5"/>Holuby Adolf már évekkel ezelőtt ismét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onosítani a magyar isteni tiszteletet;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7"/>kart jószágainak elkobzásával, s behoz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Keresztény-zsidó házasságot és pedig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3"/>énekelve. 9 Ipolyszécsénkén mindenki elsőne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kapni a kiszét, mert - a hiedelem szeri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7"/>másik határ birtokosai is " távoztatni "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ajátjukból, ezért " botokkal felfegyverkezve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8</text:p>
          </table:table-cell>
          <table:table-cell office:value-type="string" calcext:value-type="string">
            <text:p><text:s text:c="15"/>szépségüket, tisztaságukat és ügyességüke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iztosítani, bizonyítani akkor, amikor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9</text:p>
          </table:table-cell>
          <table:table-cell office:value-type="string" calcext:value-type="string">
            <text:p><text:s text:c="14"/>kívül fogja folytatni pályáját, biztosí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át az életkorára hivatkozó elutasításo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9</text:p>
          </table:table-cell>
          <table:table-cell office:value-type="string" calcext:value-type="string">
            <text:p><text:s text:c="16"/>Lajos Petőfi Sándortól, midőn Selmecet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gyni. " Távozás Selmecről - további Ho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9</text:p>
          </table:table-cell>
          <table:table-cell office:value-type="string" calcext:value-type="string">
            <text:p><text:s text:c="17"/>és Hrencsik Károly, tót lelkész, kik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rájok bízott talentumokat elásni, s készséggel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9</text:p>
          </table:table-cell>
          <table:table-cell office:value-type="string" calcext:value-type="string">
            <text:p><text:s text:c="15"/>báró Frank, a megyefőnök sem, aki Losonco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fogni Krúdyt. Nagy tisztelője viszo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89</text:p>
          </table:table-cell>
          <table:table-cell office:value-type="string" calcext:value-type="string">
            <text:p><text:s text:c="16"/>Kandúr, azaz Krúdy Kálmán bandájukkal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eckéztetni mindazokat, akik " Kossuth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0</text:p>
          </table:table-cell>
          <table:table-cell office:value-type="string" calcext:value-type="string">
            <text:p><text:s text:c="15"/>maguk összefüggéseiben vizsgálta, s így is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okat megoldani. Már Selmecre kerüléséne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0</text:p>
          </table:table-cell>
          <table:table-cell office:value-type="string" calcext:value-type="string">
            <text:p><text:s text:c="15"/>irodalmi értékrenddel ", s az új irodalma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" diadalra vinni ". (Csáky K., 1992. 23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0</text:p>
          </table:table-cell>
          <table:table-cell office:value-type="string" calcext:value-type="string">
            <text:p><text:s text:c="11"/>monarchia alatt Matunák olyannyira bizonyí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yar hazafiasságát, hogy még irodalm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0</text:p>
          </table:table-cell>
          <table:table-cell office:value-type="string" calcext:value-type="string">
            <text:p><text:s text:c="15"/>Matunákhoz hasonlók mindenképp bizonyíta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szlovákság hazafiasságát, a magyarokka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0</text:p>
          </table:table-cell>
          <table:table-cell office:value-type="string" calcext:value-type="string">
            <text:p><text:s text:c="15"/>fel, a városi tanács az orvosi oklevelétő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fosztani. Ebben a küzdelmében vívta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1</text:p>
          </table:table-cell>
          <table:table-cell office:value-type="string" calcext:value-type="string">
            <text:p><text:s text:c="13"/>összecsődültek, s a béremelést kierőszakol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. Nagy nehezen csillapíttattak le. Ormisz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1</text:p>
          </table:table-cell>
          <table:table-cell office:value-type="string" calcext:value-type="string">
            <text:p><text:s text:c="6"/>segítségével az előkészítendő ércek koncentrációj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égrehajtani, s mely elvek később az osztályozásná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2</text:p>
          </table:table-cell>
          <table:table-cell office:value-type="string" calcext:value-type="string">
            <text:p><text:s text:c="18"/>a területet feltöltötték, és szántókén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használni, viszont a Duna magas vízállás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2</text:p>
          </table:table-cell>
          <table:table-cell office:value-type="string" calcext:value-type="string">
            <text:p><text:s text:c="15"/>valamikor. A legenda szerint erre a helyr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falu templomát építtetni. Ide hordtá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4</text:p>
          </table:table-cell>
          <table:table-cell office:value-type="string" calcext:value-type="string">
            <text:p><text:s text:c="8"/>szervezetet, valamint a Csemadok járási vezetés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" párt vezető szerepe biztosításával <text:s/></text:p>
          </table:table-cell>
          <table:table-cell office:value-type="string" calcext:value-type="string">
            <text:p>… pacifikálni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5</text:p>
          </table:table-cell>
          <table:table-cell office:value-type="string" calcext:value-type="string">
            <text:p><text:s text:c="9"/>hivatalos ténykedők rendelkezésre bocsájtani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-- vagy nem tudták. A rendeletet <text:s/>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14"/>többiek csak " balekok " voltak. Hogy miér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fakópusztai vadászatot elrontani, még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13"/>rókahajtással, de eredménytelenül. Folytatni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sétánkat Alsójánosiba. Az egyik lénián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14"/>által visszahagyott toronymagas létrára.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ozni a sörétes puskáját is, természetes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16"/>darabban mutogatták magukat, ahol kímélni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őket, vagy pedig két borjúval jött elém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14"/>ködös időt, felhúzódott a Dunántúlon é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ámadni a németországi ipartelepeket, elsősor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6</text:p>
          </table:table-cell>
          <table:table-cell office:value-type="string" calcext:value-type="string">
            <text:p><text:s text:c="15"/>reményben, hogy a fészekalj már teljes, ki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szedni, de nagy csalódás ért. A fészekb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3"/>észre, mert felemelte a szoknyáját és dolg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égezni. Nagy csupasz fenekét felém fordítot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9"/>egyszer te is rajzoltál nekem?... Én?,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rdezni, de inkább hallgatott, s hagy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6"/>az ura agyonveri. S persze az állását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adni, mert kényelmes helye volt: e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5"/>hintettél rá. Az egyik ács a port előbb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újni a horonyból, de mivel nem sikerü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6"/>sem lehetett. Bár vezetői tekintélyét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artani, nap mint nap olyan fura helyzet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8"/>volt kizárt, hogy a panaszos csupán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érni, hogy foglalkozzanak vele. Az i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6"/>Bertalan bután nézett a feleségére, s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most már hagyja abba a hülyéskedés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23"/>vissza Magdol néne. A vendégek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témát feszegetni, inkább a poharaik utá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24"/>ismerhetnék kétezer gyereket?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hogy egy igazgatónak mindenki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4"/>maga körül. A gránitról pedig mindenáron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izonyítani, hogy mészkő, mert szerin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13"/>lépett, szélesre tárta a karjait, mintha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ölelni Pintért, s nagy lendülett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22"/>sült. - Megtehetik, hiszen... -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tízszeres árat kérnek már ér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7</text:p>
          </table:table-cell>
          <table:table-cell office:value-type="string" calcext:value-type="string">
            <text:p><text:s text:c="21"/>A legény rántott egyet a hurkon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ojtani a kutyát, de csak fojtogatta.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11"/>tartotta elsődleges feladatának, mivel általuk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valósítani a kötelező nyolcosztályos </text:p>
          </table:table-cell>
          <table:table-cell office:value-type="string" calcext:value-type="string">
            <text:p>… áttérés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18"/>magyar politika őszintén és igazságosa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oldani a nemzetiségi kérdést, köztü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11"/>1933-ban megszűnt Szlovenszkói Magyar Tanügy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pótolni, de már nem annak a hangvétel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18"/>terveit helyi szervezetek létesítésév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alóra váltani. Bárhol, ahol legalább 20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20"/>ösztönözze. 6. Országos rendezésekk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mozgatni a kisebbségi magyar társadalm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11"/>terület visszaszerzését a kultúra segítségév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éghezvinni. Politikai céljai elérésé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9"/>kóborlásról testi fenyítéssel, börtönbe zárássa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eszoktatni őket. Ha pedig olyan bűnt követt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8"/>teljesíteniük kellett, mint a legénységnek, ha k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érdemelni napi élelem fejadagjukat. Eköz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8"/>felkészítés szempontjából mihamarabb biztonságba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udni a gyereküket, ezért a jobb képességűeke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13"/>politikai pártok vezetői mindnyájan maguknak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kaparintani a hatalmat, nem tudva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15"/>után szigorúbbá vált. Ha a szülők hittanr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járatni gyermekeiket, olyan kérvényt kell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8</text:p>
          </table:table-cell>
          <table:table-cell office:value-type="string" calcext:value-type="string">
            <text:p><text:s text:c="16"/>nem fogadta el, egyrészt, mert általa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cserkészmozgalom kibontakozását megakadályoz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table:style-name="ce3" office:value-type="string" calcext:value-type="string">
            <text:p><text:s text:c="15"/>további reminiszcenciáibólhallucinációibó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írni az élet és a halál határmezsgyéjén </text:p>
          </table:table-cell>
          <table:table-cell office:value-type="string" calcext:value-type="string">
            <text:p>… forgatókönyv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99</text:p>
          </table:table-cell>
          <table:table-cell office:value-type="string" calcext:value-type="string">
            <text:p><text:s text:c="16"/>Hát, csakhamar megtudtam. Alanyaim soráb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könyörögni, kunyerálni, konyhorálni mag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12"/>történetét. Hitetlenkedve nézett rám, neheze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hogy ilyesmi előfordulhat.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15"/>kissé tétovázott. Volt egy lehetősége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hagyni. Rengeteg lehetőséget elmulasztot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14"/>Cora óhaja előtt. Szerette a feleségét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bántani: ha tényleg annyira ragaszkodi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23"/>volna... Belenézett a tükörbe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hogy az a valaki, aki visszané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14"/>készítményt a kirakatban, sokáig nézte,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erezni, de fényes nappal elszállt a bátorság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16"/>távolságból. Millard vigyázva haladt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ára vonni a potyautasok figyelmé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17"/>Greger hátán végigfutkosott a hideg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hogy megtörténhet vele még ilyesm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0</text:p>
          </table:table-cell>
          <table:table-cell office:value-type="string" calcext:value-type="string">
            <text:p><text:s text:c="22"/>Üzletről van szó? - Jack tavaly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azt a házat, amelyben lakom. Ha még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</text:p>
          </table:table-cell>
          <table:table-cell office:value-type="string" calcext:value-type="string">
            <text:p><text:s text:c="16"/>Minthogy nem ismert más települést és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agyni megszokott környezetét, a falu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</text:p>
          </table:table-cell>
          <table:table-cell office:value-type="string" calcext:value-type="string">
            <text:p><text:s text:c="10"/>félreértés történt! A kedves lakótársa csak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, hány óra van, ezért szólt le az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</text:p>
          </table:table-cell>
          <table:table-cell office:value-type="string" calcext:value-type="string">
            <text:p><text:s text:c="17"/>amikor megmutattak neki a kórházban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hogy az a dúshajú kis vasgyúró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</text:p>
          </table:table-cell>
          <table:table-cell office:value-type="string" calcext:value-type="string">
            <text:p><text:s text:c="13"/>házat, s a szomszédok segítségével riasz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tűzoltókat. A Dymogram jellegzetes szaga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</text:p>
          </table:table-cell>
          <table:table-cell office:value-type="string" calcext:value-type="string">
            <text:p><text:s text:c="16"/>okát. Manyika, aggódó természete lévén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deríteni az okot, s megérdeklődte tőlün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1</text:p>
          </table:table-cell>
          <table:table-cell office:value-type="string" calcext:value-type="string">
            <text:p><text:s text:c="17"/>is jöhetett volna, de az otthonunka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" őrizetlenül " hagyni, inkább maradt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</text:p>
          </table:table-cell>
          <table:table-cell office:value-type="string" calcext:value-type="string">
            <text:p><text:s text:c="17"/>időn túl aligha találna ott valakit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dolgot a következő napra halasztani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</text:p>
          </table:table-cell>
          <table:table-cell office:value-type="string" calcext:value-type="string">
            <text:p><text:s text:c="10"/>városban vagy a környékén lakik. Mindenáro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alálni őt, hogy végre a szemébe nézhess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</text:p>
          </table:table-cell>
          <table:table-cell office:value-type="string" calcext:value-type="string">
            <text:p><text:s text:c="18"/>hogy szakításról beszéljek... Addig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elhagyni, amíg nem közlöm veled az elhatározásoma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2</text:p>
          </table:table-cell>
          <table:table-cell office:value-type="string" calcext:value-type="string">
            <text:p><text:s text:c="14"/>össze bennünket. Elterveztem valamit, s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beavatni, neked ott volt Yvonne. Bizto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3</text:p>
          </table:table-cell>
          <table:table-cell office:value-type="string" calcext:value-type="string">
            <text:p><text:s text:c="15"/>agyonverünk! - Ezzel újra megverték, és k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dobni a városból. A bölcs azonba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3</text:p>
          </table:table-cell>
          <table:table-cell office:value-type="string" calcext:value-type="string">
            <text:p><text:s text:c="18"/>bíró a szervezők szégyenére már-már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akítani a mérkőzést technikai okokr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3</text:p>
          </table:table-cell>
          <table:table-cell office:value-type="string" calcext:value-type="string">
            <text:p><text:s text:c="14"/>mindenre kapható, ezért az egyik csendőr rá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őt, hogy ruhástól ugorjon fejes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4</text:p>
          </table:table-cell>
          <table:table-cell office:value-type="string" calcext:value-type="string">
            <text:p><text:s text:c="15"/>kezdetben inkább csak a páros friss tánco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nevezni. Egyebek közt bizonyság erre Czuczo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7</text:p>
          </table:table-cell>
          <table:table-cell office:value-type="string" calcext:value-type="string">
            <text:p><text:s text:c="17"/>terjesztését már az iskolás korúaknál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zdeni. Nyilatkozatának részlete egyszer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7</text:p>
          </table:table-cell>
          <table:table-cell office:value-type="string" calcext:value-type="string">
            <text:p><text:s text:c="16"/>űr meghódítójának, a hős Gagarinnak nevé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dni a gyermeküknek. De nem ám a Jurij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7</text:p>
          </table:table-cell>
          <table:table-cell office:value-type="string" calcext:value-type="string">
            <text:p><text:s text:c="14"/>irodalomkritika sokszorosan az. Zalabai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öljelenteni társait. Sem pedig saját mag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7</text:p>
          </table:table-cell>
          <table:table-cell office:value-type="string" calcext:value-type="string">
            <text:p><text:s text:c="10"/>működtetett intézményrendszerre építette, s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egészíteni, annak tevékenységét elmélyíte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7</text:p>
          </table:table-cell>
          <table:table-cell office:value-type="string" calcext:value-type="string">
            <text:p><text:s text:c="14"/>sűrűn léptek asztalához a melósok, akik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zerezni valamelyik könyvét, amely az 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7</text:p>
          </table:table-cell>
          <table:table-cell office:value-type="string" calcext:value-type="string">
            <text:p><text:s text:c="17"/>ő sorsukról szól, vagy hiteles forrásbó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tudni egy-egy szlovák szakkifejezés <text:s/></text:p>
          </table:table-cell>
          <table:table-cell office:value-type="string" calcext:value-type="string">
            <text:p>… megfelelőj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7</text:p>
          </table:table-cell>
          <table:table-cell office:value-type="string" calcext:value-type="string">
            <text:p><text:s text:c="4"/>prekoncepciónak rendelődnek alá, hogy Zalabai egymag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alakítani az összmagyarról általa leválasztandónak </text:p>
          </table:table-cell>
          <table:table-cell office:value-type="string" calcext:value-type="string">
            <text:p>… kánonj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8</text:p>
          </table:table-cell>
          <table:table-cell office:value-type="string" calcext:value-type="string">
            <text:p><text:s text:c="18"/>hatalmas " teóriákat gyártunk, hogy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fejezni, meg amazt akarta elmondani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8</text:p>
          </table:table-cell>
          <table:table-cell office:value-type="string" calcext:value-type="string">
            <text:p><text:s text:c="11"/>gyártunk, hogy azt akarta kifejezni, meg am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mondani a kőkorszaki művész... bla..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9</text:p>
          </table:table-cell>
          <table:table-cell office:value-type="string" calcext:value-type="string">
            <text:p><text:s text:c="14"/>előbb koldussá, majd katolikussá és németté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enni, szintén tevékenyen részt vett vidékün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09</text:p>
          </table:table-cell>
          <table:table-cell office:value-type="string" calcext:value-type="string">
            <text:p><text:s text:c="13"/>Magyarország feldarabolását a kulcsodiak s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hinni még akkor sem, amikor 1918 december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0</text:p>
          </table:table-cell>
          <table:table-cell office:value-type="string" calcext:value-type="string">
            <text:p><text:s text:c="17"/>szereplésére vártunk, aki az ötlövetűm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lőtéren kipróbálni Miért, miért nem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0</text:p>
          </table:table-cell>
          <table:table-cell office:value-type="string" calcext:value-type="string">
            <text:p><text:s text:c="18"/>már a legközelebbi cimborája segítség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rni a nyulak cipelésében, amikor a következő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1</text:p>
          </table:table-cell>
          <table:table-cell office:value-type="string" calcext:value-type="string">
            <text:p><text:s text:c="17"/>mulató gazdája nem vette észre,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szrevenni a lakháborítót, és ha vala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1</text:p>
          </table:table-cell>
          <table:table-cell office:value-type="string" calcext:value-type="string">
            <text:p><text:s text:c="15"/>öreg pedig elballagott, úgy láttam, oldal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állni a disznók útját. Némi ideoda rángatáss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1</text:p>
          </table:table-cell>
          <table:table-cell office:value-type="string" calcext:value-type="string">
            <text:p><text:s text:c="12"/>tilosban járót észrevéve a kutyáját ráuszítv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fogni, s a terve csaknem bevált. A rárohan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1</text:p>
          </table:table-cell>
          <table:table-cell office:value-type="string" calcext:value-type="string">
            <text:p><text:s text:c="18"/>Észrevette a lapuló rókát, fölé hajolv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ejteni, gyors duplát ki is lőtt közvetl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3</text:p>
          </table:table-cell>
          <table:table-cell office:value-type="string" calcext:value-type="string">
            <text:p><text:s text:c="25"/>Erika. - Micsoda kérdés... -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zavarba hozni. - Apánkat nagyon elszomorítaná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3</text:p>
          </table:table-cell>
          <table:table-cell office:value-type="string" calcext:value-type="string">
            <text:p><text:s text:c="17"/>hogy öngyilkos lesz, és persze magát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evetségessé tenni egy csomó ismeretl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3</text:p>
          </table:table-cell>
          <table:table-cell office:value-type="string" calcext:value-type="string">
            <text:p><text:s text:c="23"/>Sajnálom. - Micsoda? - Az, hogy el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hagyni. - El akartál hagyni? Hog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3</text:p>
          </table:table-cell>
          <table:table-cell office:value-type="string" calcext:value-type="string">
            <text:p><text:s text:c="21"/>lehetetlen? - Én téged akkor már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feleségül venni. - Mikor akkor?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7"/>hogy ravasz vagyok, s előbb a gyengéim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puhatolni. Mert bár reszketett a kez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7"/>savanyú hangon beszéltem vele. - Annyira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látni - sóhajtotta. - Menjek el?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7"/>Csak én nem akarok élni vele. Oszká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szrevenni, hogy tisztes kort értünk me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5"/>előre, hogy ez lesz a vége. Pedig éppen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t jegyezni Ottó. Már az eljegyzésük napjá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3"/>váltak. Nem találkoztunk mindennap, mert nem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erőltetni az együttlétet. Hagytam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2"/>Oszkár azonban kegyes hangulatban volt, 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utatni, hogy lojális a régi barátságunkho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2"/>legritkábban használtam csak. Mostohaapám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 udvarunkat elcsúfítani azzal, hogy garázs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9"/>városrendezési terv szinte a teljes belvárost 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lakítani, de mostohaapám ezt is megakadályoz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4</text:p>
          </table:table-cell>
          <table:table-cell office:value-type="string" calcext:value-type="string">
            <text:p><text:s text:c="11"/>nyomára. Halápi Gusztáv a fogadással egyszer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kis kopasz embert megszégyeníteni és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5</text:p>
          </table:table-cell>
          <table:table-cell office:value-type="string" calcext:value-type="string">
            <text:p><text:s text:c="11"/>leginkább egyformán beteljesülőnek, mintha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elhitetni, hogy a halálban megsemmis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5</text:p>
          </table:table-cell>
          <table:table-cell office:value-type="string" calcext:value-type="string">
            <text:p><text:s text:c="9"/>színjáték nekik is szólt. Őket is figyelmezte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rájuk is sor kerülhet még. A tárgyaláson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5</text:p>
          </table:table-cell>
          <table:table-cell office:value-type="string" calcext:value-type="string">
            <text:p><text:s text:c="18"/>hanem a csalódottságé. A város bűnösne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 Páll Imrét, és szerette volna nyilvános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5</text:p>
          </table:table-cell>
          <table:table-cell office:value-type="string" calcext:value-type="string">
            <text:p><text:s text:c="17"/>hogy öngyilkos lesz, és persze magát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evetségessé tenni egy csomó ismeretl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5</text:p>
          </table:table-cell>
          <table:table-cell office:value-type="string" calcext:value-type="string">
            <text:p><text:s text:c="8"/>tulajdonképpen eszi a fene. Ám ilyen a világ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 a barátját világért sem megbántani, s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6"/>volt, s most mégis ellenséges, mintha í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megbosszulni magát. - Nem bírom tovább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3"/>illedelmesen. Simon csaknem utánakapott,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inteni, mint egy megrögzött lepkevadász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9"/>került hozzád? - Nem fogod elhinni.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faszi az egészet dobni. - sóhajtotta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7"/>az elcsent fehérneműt pontosan a helyé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sszahelyezni, aztán óvatosan felemel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3"/>nyakát, elejteni, mint egy kisgidát, hall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nyakcsigolyák roppanását, a csontok elpattanásá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3"/>elpattanását, a zsigerek repedését, a szag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ezni, ahogy kibuggyannak a belső szerve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3"/>kibuggyannak a belső szervei, s az élvezetet </text:p>
          </table:table-cell>
          <table:table-cell office:value-type="string" calcext:value-type="string">
            <text:p><text:s/>akarta </text:p>
          </table:table-cell>
          <table:table-cell table:style-name="ce3" office:value-type="string" calcext:value-type="string">
            <text:p>, érezni, ahogy a farka beléhatol, tüszköl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8"/>védekezve.- Elütöttem... - Simon! Te ki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nyírni azt a szerencsétlen ebet! - csatta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6</text:p>
          </table:table-cell>
          <table:table-cell office:value-type="string" calcext:value-type="string">
            <text:p><text:s text:c="14"/>kapcsolatban az igazsághoz, de leginkább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verni a dákót, igen, ezt szeret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7</text:p>
          </table:table-cell>
          <table:table-cell office:value-type="string" calcext:value-type="string">
            <text:p><text:s text:c="15"/>elsőbbséget, aki szintén jól láthatólag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a jussát a társadalmi problémák megoldásáb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7</text:p>
          </table:table-cell>
          <table:table-cell office:value-type="string" calcext:value-type="string">
            <text:p><text:s text:c="14"/>sokfajta szépség van a világon. Igen, soka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ár megfogalmazni, lefesteni, leírni. Badarság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7</text:p>
          </table:table-cell>
          <table:table-cell office:value-type="string" calcext:value-type="string">
            <text:p><text:s text:c="12"/>kíváncsian koslatva a Púpost, mintha csak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kérdezni, hogy vajon hogy nézhet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7</text:p>
          </table:table-cell>
          <table:table-cell office:value-type="string" calcext:value-type="string">
            <text:p><text:s text:c="22"/>tükörsimára borotvált fejbőrét. Azt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mondani, hogy a köcsögnek, ugye? -pimaszkod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7</text:p>
          </table:table-cell>
          <table:table-cell office:value-type="string" calcext:value-type="string">
            <text:p><text:s text:c="13"/>tartott, éppen a sarokban álló szemétkosárb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elyezni, mikor így váratlanul rányitotta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9</text:p>
          </table:table-cell>
          <table:table-cell office:value-type="string" calcext:value-type="string">
            <text:p><text:s text:c="11"/>szomszédok néha felröppentették a varjakat,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űzni őket, mert már nem bírták elvisel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19</text:p>
          </table:table-cell>
          <table:table-cell office:value-type="string" calcext:value-type="string">
            <text:p><text:s text:c="18"/>magadnak. (...) Feltámasztottad őt. Nem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elhinni, hogy ő fekszik ott lenn, mik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4"/>utcában laktak, ahová Mikes hadnagy má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dát elkísérni. Ez alkalommal mégis eljöt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2"/>tisztviselő ült mögötte. Ivanicsné nyomban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ntézni a passzus átírását is. -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8"/>mosoly jelent meg. Amikor már éppen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csetelni, hogy ő milyen egyedül él eb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7"/>. Tizenegy felé járt az idő. Már-már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rdezni az óranézés okát, de Huszár megelőz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Magda korán reggel indult, minél előbb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ntézni az ügyet. Legközelebb esett az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8"/>a szobában, szeretné megmutatni, de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lányt magára hagyni, türelmetlenül várta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6"/>édesanyjának is oly sokszor magyarázott, amiko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t elengedni Pestre. Ilyen az élet. Ak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7"/>nem mondta nekem - fordult el Magda, í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solyát elrejteni. Az asszony a tűzhely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4"/>tisztviselőnő levágta a kagylót. Valakin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ölteni a mérgét. Rákiáltott Magdára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7"/>futotta el Magdát a méreg. Még folytat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, de egy katonás tartású bajuszos férfi <text:s/>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4"/>elgondolkozott, hol is kezdje. Mulatságos történett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felejtetni a férfival azt a pár perc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8"/>egész pérót megszállta a rendőrség.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ogni a kísértetet. Az éjjel egyetlene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4"/>állította össze napi elemózsiáját, mer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feleségét olyan korán felkelteni. Fél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kollégája majd szétrobban a méregtől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őzni a kitörő vihart. Odaintette magáho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8"/>A rendőr üldözőbe vette a gyereket,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ogni. A kisfiú ügyesebb volt, a rendő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húzta-halasztotta az időt. Mindenáro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árni Magdát. Szabónével, Berényi háziasszonyáv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0"/>másvalakit. Ezzel fejére tette a sapkát, és ot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gyni Erőst. - A probléma nem 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7"/>kissé megemelte a kezét, mintha kalapj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levenni. Szótlanul ballagtak. Az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az életüket. Megsodorta a cigarettát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dobozt visszadobni. Intett a fiúnak,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4"/>durva papír kilógott a félcipőből. Mikor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épni, a szakaszvezető rászólt, hogy drótozz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2"/>Krejcsi bokrosodott meg, és az égvilágért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enni azt, amit Cserivel főztek. Kiderü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4"/>lány. A fiúknak nem említette a dolgot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kedvetleníteni Cserit, tudta, hogy esténké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1"/>megkötözte. A kötél másik végével Puskás kez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összekötni. - Azt nem kell! - szó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8"/>épületet körbekerítettek dróttal. Ezz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akadályozni a táboron belüli állandó </text:p>
          </table:table-cell>
          <table:table-cell office:value-type="string" calcext:value-type="string">
            <text:p>vándorlás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7"/>miben mosnak az emberek, mert ő a mosás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szervezni. A legtöbb találékony katon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rá. Egyik délben társai felé tartott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ogatni Gergelyt. A rendelő mellett halad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3"/>mennyezetét bámulták. Egyikük sem szólt,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zavarni idegbeteg társukat. Egyszer cs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7"/>Cseri estefelé egy nyaláb friss szénáva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ajándékozni, pedig törte a derekát 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2"/>abbahagyta. Lábujjhegyre fogta a lépteit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ölébreszteni a ház népét. Amint kezé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0"/>megmentette a nyilasok fogságától, amikor azza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nyilaspártba kényszeríteni, hogy a leány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8"/>gondnok a szavakat, nagyon tapintatosa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képzelését Magda tudomására hozni -,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8"/>alkottak körülötte, mert mindenki lát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, tanúja kívánt lenni szavainak, mozdulatainak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8"/>Gergelyékhez, és elmeséli neki, előtte azonban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szelni a szobáját. Úgy gondolta, mégiscs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tudta egyedül kivinni, Szabónét pedig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kérni, hogy segítsen neki. Mikor elkészü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sziszegte a lány. Mintha a zenekar is alá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támasztani Magda igazát, abbahagytá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6"/>Lajos egyelőre várjon a sorára. Ugye, e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nagyságos asszony? - Ig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2"/>vissza. Egyikük az volt, aki a szénhalászoka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zazavarni. - Na, ki akarja itt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4"/>leső kuvik, kitartóan várt az irodában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esni Magdát. Tudta, érezte, szomjas na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7"/>a szó Szapuné szájából, pedig nem is e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rdezni. - Igen, igen, rendben találta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5"/>beszélnek róla! Szapuné ezt megint nem í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. - Az lehet, de ez nem énrá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8"/>sehogyan sem ment. Aztán a mankó végé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rácsavarni a zsebkendőt. A kutya vad örömm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0</text:p>
          </table:table-cell>
          <table:table-cell office:value-type="string" calcext:value-type="string">
            <text:p><text:s text:c="14"/>támadt. Mindenki Polgár felé fordult. Lá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inden mozdulatát. Már előre látták, hogy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4"/>néhány kellemetlenségtől. Amikor a testem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használni, akkor persze serényked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8"/>istencsapása, megfeszült, égetett, sz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akítani, aztán... Aztán hirtelen vég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7"/>már nem haragudott senkire, már csak tú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lni. Két támadás között még valami felszíne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23"/>Szemtelen vagy! - Nem, dehogy.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megbántani. Csak nem vagyok idevalósi.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2"/>kerekedett ki a fiatalember szeme. - Talán én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meglátogatni? Én próbáltalak mondvacsiná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7"/>belelovalta magát a felháborodásba -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ismerni: fél. A haláltól nem félt. D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3"/>menettel, leült a földre, ott óbégatott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 a sírhelyet, a földi út végső állomá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 <text:s text:c="11"/>akarnád... Talán nem késő még...! Csak kímélni </text:p>
          </table:table-cell>
          <table:table-cell/>
          <table:table-cell office:value-type="string" calcext:value-type="string">
            <text:p><text:s/>akartalak </text:p>
          </table:table-cell>
          <table:table-cell office:value-type="string" calcext:value-type="string">
            <text:p>! Nem akartam, hogy terhem alatt te is leroskadj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1</text:p>
          </table:table-cell>
          <table:table-cell office:value-type="string" calcext:value-type="string">
            <text:p><text:s text:c="11"/>odafutott a rabbihoz, de az nem látta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, bámulta a messzeséget, és bezáru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7"/>. Mégis igaza volt anyukának, amiko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venni nekem a fekete műbőrt, hiába kért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8"/>- mint a Kosztolányi-novella hőse - í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gyakorolni a nyelvet? Ezt leszámítva 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8"/>egész idő alatt, olyannyira hogy meg is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erni miatta, hiszen Jutkának komoly hódolój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6"/>orra esett az ajtóban. Hát, ő is csak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alahogy szólítani a Tündét. János meg,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6"/>Mint egy álom. És még a táskámat is vin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, amit persze nem hagytam, mondtam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2</text:p>
          </table:table-cell>
          <table:table-cell office:value-type="string" calcext:value-type="string">
            <text:p><text:s text:c="17"/>a hosszabbik úton. Már megint a táskáma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nni, én azt hittem, hogy ilyenek manapsá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3</text:p>
          </table:table-cell>
          <table:table-cell office:value-type="string" calcext:value-type="string">
            <text:p><text:s text:c="12"/>szolgálta (Várkony). A csillagforgatással a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érni, hogy az egész ház megkapja a szerencsé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3</text:p>
          </table:table-cell>
          <table:table-cell office:value-type="string" calcext:value-type="string">
            <text:p><text:s text:c="16"/>szimbolikus cselekményekkel a természete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hasonló bőségre serkenteni. Eredetileg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3</text:p>
          </table:table-cell>
          <table:table-cell office:value-type="string" calcext:value-type="string">
            <text:p><text:s text:c="14"/>negyven napos böjt szigorúságát, komorságá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érzékeltetni. A csallóközi parasz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3</text:p>
          </table:table-cell>
          <table:table-cell office:value-type="string" calcext:value-type="string">
            <text:p><text:s text:c="18"/>termést (kender), az anyagi gazdagságo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iztosítani. E termékenységet varázsló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3</text:p>
          </table:table-cell>
          <table:table-cell office:value-type="string" calcext:value-type="string">
            <text:p><text:s text:c="14"/>nagygazda éppen Sarlós Boldogasszony napjá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munkásait kiküldeni aratni. A szolgálólány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3</text:p>
          </table:table-cell>
          <table:table-cell office:value-type="string" calcext:value-type="string">
            <text:p><text:s text:c="16"/>is a felsőbb hatalmak jóindulatát, kegyé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nyerni. Néhány faluban, pl. Doborgaz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3</text:p>
          </table:table-cell>
          <table:table-cell office:value-type="string" calcext:value-type="string">
            <text:p><text:s text:c="12"/>szórták szét az udvaron, ahova a kiscsirkéke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zoktatni. A medveiek a karácsonyes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3</text:p>
          </table:table-cell>
          <table:table-cell office:value-type="string" calcext:value-type="string">
            <text:p><text:s text:c="18"/>olyan szokás volt, hogy ha a legén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kérni a kocsmárostól a fertály bort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7"/>segíteni akar - érezzük, hogy az író e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zékeltetni, ez azonban csak félig-meddi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8"/>véletlenül vizsgálja ezeket az éveket. A gyöker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keresni: honnan indult, hogyan alakulhat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0"/>alakulhatott ki a roppant vérengzés. A csíráj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, láttatni annak a pusztításnak, amely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7"/>magasabb helyen döntöttek így! " - ezz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nyugtatni a fiáért remegő asszonyt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5"/>ablakhoz közel, a sarokban. G. többször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öpörni, hisz rég elpusztult, kiszárad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0"/>hajlandó többé pályára menni. Én tudom, önmag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üntetni, de ilyen önkényeskedés nem engedhető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8"/>meg nem engedi. - Molnár Arankát vissz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ívni a János is - mondtam. - Elvileg ninc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6</text:p>
          </table:table-cell>
          <table:table-cell office:value-type="string" calcext:value-type="string">
            <text:p><text:s text:c="11"/>szociológia, pszichológia. Ami benned volt, át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adni. És nem csak nekem. Voltak körülötted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21"/>Hehe.) Hogyan kerültél oda (ezekhez,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) a baptistákhoz? Rendelt még eg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17"/>vannak, csak jól nem. Mire alapozod ezt,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 a kolléga, mármint hogy az Ikrekn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16"/>tetszett neki a saját vicce, sőt abba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gyni a nevetést. Még később, a 11-es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 <text:s text:c="15"/>csak a seggnyalás (bocsáss meg, komám, nem </text:p>
          </table:table-cell>
          <table:table-cell/>
          <table:table-cell office:value-type="string" calcext:value-type="string">
            <text:p><text:s/>akartalak </text:p>
          </table:table-cell>
          <table:table-cell office:value-type="string" calcext:value-type="string">
            <text:p><text:s/>megbántani, semmi baj, komám), vagy eláshatod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13"/>djúti-fríben, mert maradt pár cented, és nem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hazahozni. Együk meg, Klára, szerintem,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7</text:p>
          </table:table-cell>
          <table:table-cell office:value-type="string" calcext:value-type="string">
            <text:p><text:s text:c="15"/>Kommunikálni kezdtünk, where we find that,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udni rossz angolsággal, turn your fac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8</text:p>
          </table:table-cell>
          <table:table-cell office:value-type="string" calcext:value-type="string">
            <text:p><text:s text:c="16"/>Ottó pedig 1910-ben egyenesen Nobel-díjr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őterjeszteni! Az utókor számára beigazolód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29</text:p>
          </table:table-cell>
          <table:table-cell office:value-type="string" calcext:value-type="string">
            <text:p><text:s text:c="16"/>ki van a hintóban. Körülvették azt. Lá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fejedelemasszonyt, hogy legalább egy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1"/>kidagadtak az erek, a szeme vérben forgott.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ordítani, hogy azonnal végezzenek Komaguv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5"/>jog birodalmába tette a lábát. Ha netán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rülni a találkozást az ügyvéd úr tovább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25"/>- Hazamegyünk! Alfred báró fél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ütni a pisztolyt tartó kezet, de elkés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5"/>saját szerencséjét, ügyességét, életerej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domborítani. Alfred báró közelebb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6"/>grófnak. Ő eredetileg az egész betétet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, mondván, hogy mint egyedüli túlélő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20"/>nyugodtan hazakocsikázhatunk. Pali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nteni, de a többiek olyan egyértelmű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3"/>hallgatott rá. Erre Pali odalépett hozzá.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csavarni a kezéből a fegyvert, és az elsü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8"/>öltött. Ha ezzel a mondanivalója súly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láhúzni, feleslegesen lőtt túl a cél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24"/>- Akkor automobil. Blau Ármi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nteni a hallása becsületét. - Automobi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21"/>meghalt. A leopárdok tépték szét.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ég mondani, hogy a leopárdokat agyonlőtté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1</text:p>
          </table:table-cell>
          <table:table-cell office:value-type="string" calcext:value-type="string">
            <text:p><text:s text:c="18"/>beszélt, és az Oboray család történet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írni; a szarajevói merénylet azon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2</text:p>
          </table:table-cell>
          <table:table-cell office:value-type="string" calcext:value-type="string">
            <text:p><text:s text:c="17"/>arcába. Laci a virágok árnyékában kezé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a lány kezét, de a várt puha, mele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2</text:p>
          </table:table-cell>
          <table:table-cell office:value-type="string" calcext:value-type="string">
            <text:p><text:s text:c="12"/>helyett... Vissza sem akart nézni a tájra,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épni a szívéből az utolsó emléket is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2</text:p>
          </table:table-cell>
          <table:table-cell office:value-type="string" calcext:value-type="string">
            <text:p><text:s text:c="18"/>autó mérgesen nekirontott, nyilván sz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t tiporni, holott semmit sem vétett ellen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2</text:p>
          </table:table-cell>
          <table:table-cell office:value-type="string" calcext:value-type="string">
            <text:p><text:s text:c="18"/>valaki rágondolt a városra, és maga elé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dézni, legelőször ez az építmény ötlöt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132</text:p>
          </table:table-cell>
          <table:table-cell office:value-type="string" calcext:value-type="string">
            <text:p><text:s text:c="14"/>éppúgy, mint a többi ember. A takarítónő 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ázolni a foltot. Hevesen tiltakoztam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500</text:p>
          </table:table-cell>
          <table:table-cell table:number-columns-repeated="7"/>
          <table:table-cell table:style-name="ce2"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<text:s text:c="5"/>Query <text:s text:c="3"/>word,[word="akar(od|ja|juk|játok|ják|lak)"] 194732</text:p>
          </table:table-cell>
          <table:table-cell/>
          <table:table-cell table:style-name="ce2" office:value-type="string" calcext:value-type="string">
            <text:p>After duplicates/errors/ellipsis</text:p>
          </table:table-cell>
          <table:table-cell table:formula="of:=ROWS([.A688:.A1059])" office:value-type="float" office:value="372" calcext:value-type="float">
            <text:p>372</text:p>
          </table:table-cell>
          <table:table-cell table:number-columns-repeated="4"/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  <table:table-cell table:style-name="ce2" office:value-type="string" calcext:value-type="string">
            <text:p>Adjac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text:s text:c="5"/>Random sample <text:s text:c="3"/>500 5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table:formula="of:=COUNTIF([.F688:.F1483]; &quot;123&quot;)" office:value-type="float" office:value="361" calcext:value-type="float">
            <text:p>361</text:p>
          </table:table-cell>
          <table:table-cell table:style-name="ce7" table:formula="of:=([.J687]/[.J694])*100" office:value-type="float" office:value="45.8703939008895" calcext:value-type="float">
            <text:p>45.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236</text:p>
          </table:table-cell>
          <table:table-cell office:value-type="string" calcext:value-type="string">
            <text:p><text:s text:c="4"/>utca... Egy biztos, ezt a történelmet nem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folytatni, először is megtisztítjuk ez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office:value-type="float" office:value="132" calcext:value-type="float">
            <text:p>132</text:p>
          </table:table-cell>
          <table:table-cell table:formula="of:=COUNTIF([.F688:.F1483]; &quot;132&quot;)" office:value-type="float" office:value="50" calcext:value-type="float">
            <text:p>50</text:p>
          </table:table-cell>
          <table:table-cell table:style-name="ce7" table:formula="of:=([.J688]/[.J694])*100" office:value-type="float" office:value="6.35324015247776" calcext:value-type="float">
            <text:p>6.35</text:p>
          </table:table-cell>
          <table:table-cell table:formula="of:==COUNTIFS([.F687:.F1352]; &quot;132&quot;; [.G687:.G1352]; &quot;Yes&quot;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254</text:p>
          </table:table-cell>
          <table:table-cell office:value-type="string" calcext:value-type="string">
            <text:p><text:s text:c="4"/>Imrét román kastélyában, mert Hruscsov rá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ízni Magyarország helytartóságát, mihely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688:.F1483]; &quot;213&quot;)" office:value-type="float" office:value="35" calcext:value-type="float">
            <text:p>35</text:p>
          </table:table-cell>
          <table:table-cell table:style-name="ce7" table:formula="of:=([.J689]/[.J694])*100" office:value-type="float" office:value="4.44726810673444" calcext:value-type="float">
            <text:p>4.45</text:p>
          </table:table-cell>
          <table:table-cell table:formula="of:==COUNTIFS([.F687:.F1352]; &quot;213&quot;; [.G687:.G1352]; &quot;Yes&quot;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311</text:p>
          </table:table-cell>
          <table:table-cell office:value-type="string" calcext:value-type="string">
            <text:p><text:s text:c="6"/>Van, akit a táj érdekel, vagy a nyelve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tanulni. Van, aki önmaga elől menekü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231" calcext:value-type="float">
            <text:p>231</text:p>
          </table:table-cell>
          <table:table-cell table:formula="of:=COUNTIF([.F688:.F1483]; &quot;231&quot;)" office:value-type="float" office:value="1" calcext:value-type="float">
            <text:p>1</text:p>
          </table:table-cell>
          <table:table-cell table:style-name="ce7" table:formula="of:=([.J690]/[.J694])*100" office:value-type="float" office:value="0.127064803049555" calcext:value-type="float">
            <text:p>0.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319</text:p>
          </table:table-cell>
          <table:table-cell office:value-type="string" calcext:value-type="string">
            <text:p><text:s text:c="6"/>lefogta a kezemet. - Hagyjad... Csak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dni a fagylaltját a demokrócióban, va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312" calcext:value-type="float">
            <text:p>312</text:p>
          </table:table-cell>
          <table:table-cell table:formula="of:=COUNTIF([.F688:.F1483]; &quot;312&quot;)" office:value-type="float" office:value="221" calcext:value-type="float">
            <text:p>221</text:p>
          </table:table-cell>
          <table:table-cell table:style-name="ce7" table:formula="of:=([.J691]/[.J694])*100" office:value-type="float" office:value="28.0813214739517" calcext:value-type="float">
            <text:p>28.08</text:p>
          </table:table-cell>
          <table:table-cell table:formula="of:==COUNTIFS([.F689:.F1354]; &quot;312&quot;; [.G689:.G1354]; &quot;Yes&quot;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344</text:p>
          </table:table-cell>
          <table:table-cell office:value-type="string" calcext:value-type="string">
            <text:p><text:s text:c="3"/>hogy azért gyűlt össze ennyi nép, mert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ljenezni Bécs legnagyobb fiát, amikor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321" calcext:value-type="float">
            <text:p>321</text:p>
          </table:table-cell>
          <table:table-cell table:formula="of:=COUNTIF([.F688:.F1483]; &quot;321&quot;)" office:value-type="float" office:value="7" calcext:value-type="float">
            <text:p>7</text:p>
          </table:table-cell>
          <table:table-cell table:style-name="ce7" table:formula="of:=([.J692]/[.J694])*100" office:value-type="float" office:value="0.889453621346887" calcext:value-type="float">
            <text:p>0.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350</text:p>
          </table:table-cell>
          <table:table-cell office:value-type="string" calcext:value-type="string">
            <text:p><text:s/>Siegfried March szavai szerint - " egyidejűl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oldani a spekulatív filozófia és a társadalom </text:p>
          </table:table-cell>
          <table:table-cell office:value-type="string" calcext:value-type="string">
            <text:p>problémái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688:.F1483]; &quot;*pro*&quot;)" office:value-type="float" office:value="112" calcext:value-type="float">
            <text:p>112</text:p>
          </table:table-cell>
          <table:table-cell table:style-name="ce7" table:formula="of:=([.J693]/[.J694])*100" office:value-type="float" office:value="14.2312579415502" calcext:value-type="float">
            <text:p>14.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#357</text:p>
          </table:table-cell>
          <table:table-cell office:value-type="string" calcext:value-type="string">
            <text:p><text:s text:c="14"/>a tűzhely fölös parazsával. -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csináltatni? - kérdi a vendég. -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Total</text:p>
          </table:table-cell>
          <table:table-cell table:formula="of:=SUM([.J687:.J693])" office:value-type="float" office:value="787" calcext:value-type="float">
            <text:p>7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433</text:p>
          </table:table-cell>
          <table:table-cell office:value-type="string" calcext:value-type="string">
            <text:p><text:s text:c="3"/>szövetségesünk, a Szovjetunió ellen. Sőt, el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kerülni, hogy megint orosz katonákra kellj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style-name="ce2" office:value-type="string" calcext:value-type="string">
            <text:p>Tota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c#433</text:p>
          </table:table-cell>
          <table:table-cell office:value-type="string" calcext:value-type="string">
            <text:p><text:s text:c="7"/>megszerezni, de megtartani és növelni is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hatalmát. Ez a funkciója, ha tetszik,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erson count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c#488</text:p>
          </table:table-cell>
          <table:table-cell office:value-type="string" calcext:value-type="string">
            <text:p><text:s/>individualista, elefántcsonttorony-tiltakozást m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újítani, úgy ez az ország demokratiku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1SG&gt;3</text:p>
          </table:table-cell>
          <table:table-cell table:formula="of:=COUNTIF([.H688:.H1483]; &quot;1SG&gt;3&quot;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493</text:p>
          </table:table-cell>
          <table:table-cell office:value-type="string" calcext:value-type="string">
            <text:p><text:s text:c="9"/>persze hogy elmegy, és tudni, tapasztal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hogy szólnak -e hozzánk a halottak. Nagyo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1PL&gt;3</text:p>
          </table:table-cell>
          <table:table-cell table:formula="of:=COUNTIF([.H688:.H1483]; &quot;1PL&gt;3&quot;)"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512</text:p>
          </table:table-cell>
          <table:table-cell office:value-type="string" calcext:value-type="string">
            <text:p><text:s text:c="9"/>semlegességi nyilatkozattal kapcsolatosa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" bűnösségének " elismerésére rávenni,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1SG&gt;2</text:p>
          </table:table-cell>
          <table:table-cell table:formula="of:=COUNTIF([.H688:.H1483]; &quot;1SG&gt;2&quot;)"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512</text:p>
          </table:table-cell>
          <table:table-cell office:value-type="string" calcext:value-type="string">
            <text:p><text:s text:c="8"/>bőbeszédű elvtárssal! Harasztit a vád ar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használni, hogy bebizonyítsa: Nagy Im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2SG&gt;3</text:p>
          </table:table-cell>
          <table:table-cell table:formula="of:=COUNTIF([.H688:.H1483]; &quot;2SG&gt;3&quot;)" office:value-type="float" office:value="31" calcext:value-type="float">
            <text:p>3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531</text:p>
          </table:table-cell>
          <table:table-cell office:value-type="string" calcext:value-type="string">
            <text:p><text:s text:c="10"/>akik a verseikkel vagy más írásaikkal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leplezni a rendszer bűneit. - Mi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string" calcext:value-type="string">
            <text:p>2PL&gt;3</text:p>
          </table:table-cell>
          <table:table-cell table:formula="of:=COUNTIF([.H688:.H1483]; &quot;2PL&gt;3&quot;)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574</text:p>
          </table:table-cell>
          <table:table-cell office:value-type="string" calcext:value-type="string">
            <text:p><text:s text:c="8"/>vár, kezdődik. Ha elmulasztod, elkésed, k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cserélni, akkor két perc alatt elintézi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office:value-type="string" calcext:value-type="string">
            <text:p>3SG&gt;3</text:p>
          </table:table-cell>
          <table:table-cell table:formula="of:=COUNTIF([.H688:.H1483]; &quot;3SG&gt;3&quot;)" office:value-type="float" office:value="437" calcext:value-type="float">
            <text:p>4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579</text:p>
          </table:table-cell>
          <table:table-cell office:value-type="string" calcext:value-type="string">
            <text:p><text:s text:c="4"/>megpróbált megcsókolni. - Mi az? A fiatalság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ebizonyítani? - mondtam, miután a dohányo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string" calcext:value-type="string">
            <text:p>3PL&gt;3</text:p>
          </table:table-cell>
          <table:table-cell table:formula="of:=COUNTIF([.H688:.H1483]; &quot;3PL&gt;3&quot;)" office:value-type="float" office:value="253" calcext:value-type="float">
            <text:p>2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608</text:p>
          </table:table-cell>
          <table:table-cell office:value-type="string" calcext:value-type="string">
            <text:p><text:s text:c="10"/>nem is tudjuk, hol él, kivel van, nem is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tudni a büdös ribancát, Janika a mienk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style-name="ce2" office:value-type="string" calcext:value-type="string">
            <text:p>Total</text:p>
          </table:table-cell>
          <table:table-cell table:formula="of:=SUM([.J697:.J703])" office:value-type="float" office:value="787" calcext:value-type="float">
            <text:p>7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c#652</text:p>
          </table:table-cell>
          <table:table-cell office:value-type="string" calcext:value-type="string">
            <text:p><text:s text:c="10"/>a jelentés " első szintjén " ez csak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: félti Pistát a hőségtől (amely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table:style-name="ce35"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58</text:p>
          </table:table-cell>
          <table:table-cell office:value-type="string" calcext:value-type="string">
            <text:p><text:s text:c="10"/>nem kevés; ezt azonban olyan dogmatikává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összegyúrni, ami tud hatni a megzavarod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resent counts</text:p>
          </table:table-cell>
          <table:table-cell table:number-columns-repeated="2"/>
          <table:table-cell table:style-name="ce2" office:value-type="string" calcext:value-type="string">
            <text:p>Present person c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#707</text:p>
          </table:table-cell>
          <table:table-cell office:value-type="string" calcext:value-type="string">
            <text:p><text:s/>Mindketten odarohannak hozzá, le </text:p>
          </table:table-cell>
          <table:table-cell office:value-type="string" calcext:value-type="string">
            <text:p><text:s/>akarják </text:p>
          </table:table-cell>
          <table:table-cell table:style-name="ce31" office:value-type="string" calcext:value-type="string">
            <text:p><text:s/>fogni a kezét, de Vanda kisiklik közülük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123" calcext:value-type="float">
            <text:p>123</text:p>
          </table:table-cell>
          <table:table-cell table:formula="of:=COUNTIF([.F688:.F1058]; &quot;123&quot;)" office:value-type="float" office:value="186" calcext:value-type="float">
            <text:p>186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688:.H1058]; &quot;1SG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714</text:p>
          </table:table-cell>
          <table:table-cell office:value-type="string" calcext:value-type="string">
            <text:p><text:s text:c="20"/>hozományon vesztek össze, Leon most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utatni, hogy már nem is érdekli más, cs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132" calcext:value-type="float">
            <text:p>132</text:p>
          </table:table-cell>
          <table:table-cell table:formula="of:=COUNTIF([.F688:.F1058]; &quot;132&quot;)" office:value-type="float" office:value="26" calcext:value-type="float">
            <text:p>26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688:.H1058]; &quot;1PL&gt;3&quot;)"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24"/>17.10) Azonban hogy a fő hadseregr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áthárítani és a vezérkari főnökét hibáztatj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13" calcext:value-type="float">
            <text:p>213</text:p>
          </table:table-cell>
          <table:table-cell table:formula="of:=COUNTIF([.F688:.F1058]; &quot;213&quot;)" office:value-type="float" office:value="18" calcext:value-type="float">
            <text:p>18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688:.H1058]; &quot;1SG&gt;2&quot;)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74</text:p>
          </table:table-cell>
          <table:table-cell office:value-type="string" calcext:value-type="string">
            <text:p><text:s text:c="25"/>Tájbor! Azért éreztem én, hogy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étszaggatni az aszfaltot az R9 GTS-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float" office:value="231" calcext:value-type="float">
            <text:p>231</text:p>
          </table:table-cell>
          <table:table-cell table:formula="of:=COUNTIF([.F688:.F1058]; &quot;231&quot;)" office:value-type="float" office:value="0" calcext:value-type="float">
            <text:p>0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688:.H1058]; &quot;2SG&gt;3&quot;)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75</text:p>
          </table:table-cell>
          <table:table-cell office:value-type="string" calcext:value-type="string">
            <text:p><text:s text:c="12"/>software Astrology for Windows-a. Amennyiben le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ölteni, a www.halloran.com -on megtalálod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312" calcext:value-type="float">
            <text:p>312</text:p>
          </table:table-cell>
          <table:table-cell table:formula="of:=COUNTIF([.F688:.F1058]; &quot;312&quot;)" office:value-type="float" office:value="90" calcext:value-type="float">
            <text:p>90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688:.H1058]; &quot;2PL&gt;3&quot;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76</text:p>
          </table:table-cell>
          <table:table-cell office:value-type="string" calcext:value-type="string">
            <text:p><text:s text:c="23"/>Kedves hc! Örülök, hogy itt vagy!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 orvosságot kötelezővé tenni? Csak minél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321" calcext:value-type="float">
            <text:p>321</text:p>
          </table:table-cell>
          <table:table-cell table:formula="of:=COUNTIF([.F688:.F1058]; &quot;321&quot;)" office:value-type="float" office:value="2" calcext:value-type="float">
            <text:p>2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688:.H1058]; &quot;3SG&gt;3&quot;)" office:value-type="float" office:value="199" calcext:value-type="float">
            <text:p>1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77</text:p>
          </table:table-cell>
          <table:table-cell office:value-type="string" calcext:value-type="string">
            <text:p><text:s text:c="15"/>vezetek. Az automata váltó annak jó, aki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lvezni a vezetést. Nincs annál jobb, amik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6" office:value-type="string" calcext:value-type="string">
            <text:p>pro</text:p>
          </table:table-cell>
          <table:table-cell table:formula="of:=COUNTIF([.F688:.F1058]; &quot;*pro*&quot;)" office:value-type="float" office:value="49" calcext:value-type="float">
            <text:p>49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688:.H1058]; &quot;3PL&gt;3&quot;)" office:value-type="float" office:value="107" calcext:value-type="float">
            <text:p>1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77</text:p>
          </table:table-cell>
          <table:table-cell office:value-type="string" calcext:value-type="string">
            <text:p><text:s text:c="13"/>esetleg Milosevics (vagy Arkan vajda) igazol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népe előtt, hogy a NATO az agresszor..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Total</text:p>
          </table:table-cell>
          <table:table-cell table:formula="of:=SUM([.J707:.J713])" office:value-type="float" office:value="371" calcext:value-type="float">
            <text:p>371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707:.M713])" office:value-type="float" office:value="371" calcext:value-type="float">
            <text:p>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81</text:p>
          </table:table-cell>
          <table:table-cell office:value-type="string" calcext:value-type="string">
            <text:p><text:s text:c="19"/>nem libák, és allergiásak arra, ha tömn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őket. Én azt szeretem, ha ők kérdeznek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83</text:p>
          </table:table-cell>
          <table:table-cell office:value-type="string" calcext:value-type="string">
            <text:p><text:s text:c="16"/>azonban sehogy sem vesz be a gyomrom, miér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venni a 60000ft-os nyogdijas a 20000ft-os </text:p>
          </table:table-cell>
          <table:table-cell office:value-type="string" calcext:value-type="string">
            <text:p>… azt az 1500ft-ot.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Past counts</text:p>
          </table:table-cell>
          <table:table-cell table:number-columns-repeated="2"/>
          <table:table-cell table:style-name="ce2" office:value-type="string" calcext:value-type="string">
            <text:p>Past person cou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#984</text:p>
          </table:table-cell>
          <table:table-cell office:value-type="string" calcext:value-type="string">
            <text:p><text:s text:c="18"/>mondta, hogy azért nem írja alá, mert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gy független bíróság döntését felülbírál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85</text:p>
          </table:table-cell>
          <table:table-cell office:value-type="string" calcext:value-type="string">
            <text:p><text:s text:c="16"/>képviseli, sőt 3. A párton belüli helyzeté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rősíteni 4. Nagyon örül annak, hogy komoly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office:value-type="float" office:value="123" calcext:value-type="float">
            <text:p>123</text:p>
          </table:table-cell>
          <table:table-cell table:formula="of:=COUNTIF([.F1067:.F1483]; &quot;123&quot;)" office:value-type="float" office:value="175" calcext:value-type="float">
            <text:p>175</text:p>
          </table:table-cell>
          <table:table-cell/>
          <table:table-cell office:value-type="string" calcext:value-type="string">
            <text:p>1SG&gt;3</text:p>
          </table:table-cell>
          <table:table-cell table:formula="of:=COUNTIF([.H1067:.H1483]; &quot;1SG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85</text:p>
          </table:table-cell>
          <table:table-cell office:value-type="string" calcext:value-type="string">
            <text:p><text:s text:c="19"/>kell, hogy igazat adjanak nekik, csak n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hallgatatni, vagy lejáratni őket. Talá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office:value-type="float" office:value="132" calcext:value-type="float">
            <text:p>132</text:p>
          </table:table-cell>
          <table:table-cell table:formula="of:=COUNTIF([.F1067:.F1483]; &quot;132&quot;)" office:value-type="float" office:value="24" calcext:value-type="float">
            <text:p>24</text:p>
          </table:table-cell>
          <table:table-cell/>
          <table:table-cell office:value-type="string" calcext:value-type="string">
            <text:p>1PL&gt;3</text:p>
          </table:table-cell>
          <table:table-cell table:formula="of:=COUNTIF([.H1067:.H1483]; &quot;1PL&gt;3&quot;)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88</text:p>
          </table:table-cell>
          <table:table-cell office:value-type="string" calcext:value-type="string">
            <text:p><text:s text:c="25"/>jeszty) Fant6mas, te suttyomban k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fosztani Wágner úr " Hordóját "? Kéreti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213" calcext:value-type="float">
            <text:p>213</text:p>
          </table:table-cell>
          <table:table-cell table:formula="of:=COUNTIF([.F1067:.F1483]; &quot;213&quot;)" office:value-type="float" office:value="17" calcext:value-type="float">
            <text:p>17</text:p>
          </table:table-cell>
          <table:table-cell/>
          <table:table-cell office:value-type="string" calcext:value-type="string">
            <text:p>1SG&gt;2</text:p>
          </table:table-cell>
          <table:table-cell table:formula="of:=COUNTIF([.H1067:.H1483]; &quot;1SG&gt;2&quot;)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89</text:p>
          </table:table-cell>
          <table:table-cell office:value-type="string" calcext:value-type="string">
            <text:p><text:s text:c="15"/>lélekről ", ezt jelenti? Vagy ezzel csak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ondani, hogy: " KAPTÁL VALAMIT A KATOLIKU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office:value-type="float" office:value="231" calcext:value-type="float">
            <text:p>231</text:p>
          </table:table-cell>
          <table:table-cell table:formula="of:=COUNTIF([.F1067:.F1483]; &quot;231&quot;)" office:value-type="float" office:value="1" calcext:value-type="float">
            <text:p>1</text:p>
          </table:table-cell>
          <table:table-cell/>
          <table:table-cell office:value-type="string" calcext:value-type="string">
            <text:p>2SG&gt;3</text:p>
          </table:table-cell>
          <table:table-cell table:formula="of:=COUNTIF([.H1067:.H1483]; &quot;2SG&gt;3&quot;)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95</text:p>
          </table:table-cell>
          <table:table-cell office:value-type="string" calcext:value-type="string">
            <text:p><text:s text:c="16"/>CooCooFooZoo 04/16/99 12:54:47 Csak nem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ondani, hogy nem lesz TV?! Nem is megy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office:value-type="float" office:value="312" calcext:value-type="float">
            <text:p>312</text:p>
          </table:table-cell>
          <table:table-cell table:formula="of:=COUNTIF([.F1067:.F1483]; &quot;312&quot;)" office:value-type="float" office:value="131" calcext:value-type="float">
            <text:p>131</text:p>
          </table:table-cell>
          <table:table-cell/>
          <table:table-cell office:value-type="string" calcext:value-type="string">
            <text:p>2PL&gt;3</text:p>
          </table:table-cell>
          <table:table-cell table:formula="of:=COUNTIF([.H1067:.H1483]; &quot;2PL&gt;3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996</text:p>
          </table:table-cell>
          <table:table-cell office:value-type="string" calcext:value-type="string">
            <text:p><text:s text:c="19"/>Hát kezdésnek (mivel nem derült ki, mire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használni) néhány általános javaslat. Az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office:value-type="float" office:value="321" calcext:value-type="float">
            <text:p>321</text:p>
          </table:table-cell>
          <table:table-cell table:formula="of:=COUNTIF([.F1067:.F1483]; &quot;321&quot;)" office:value-type="float" office:value="5" calcext:value-type="float">
            <text:p>5</text:p>
          </table:table-cell>
          <table:table-cell/>
          <table:table-cell office:value-type="string" calcext:value-type="string">
            <text:p>3SG&gt;3</text:p>
          </table:table-cell>
          <table:table-cell table:formula="of:=COUNTIF([.H1067:.H1483]; &quot;3SG&gt;3&quot;)" office:value-type="float" office:value="238" calcext:value-type="float">
            <text:p>2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00</text:p>
          </table:table-cell>
          <table:table-cell office:value-type="string" calcext:value-type="string">
            <text:p><text:s text:c="18"/>aztán még közelebb lehessek. Az, hogy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megbántani még baromira kevés. Akarni kel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style-name="ce6" office:value-type="string" calcext:value-type="string">
            <text:p>pro</text:p>
          </table:table-cell>
          <table:table-cell table:formula="of:=COUNTIF([.F1067:.F1483]; &quot;*pro*&quot;)" office:value-type="float" office:value="63" calcext:value-type="float">
            <text:p>63</text:p>
          </table:table-cell>
          <table:table-cell/>
          <table:table-cell office:value-type="string" calcext:value-type="string">
            <text:p>3PL&gt;3</text:p>
          </table:table-cell>
          <table:table-cell table:formula="of:=COUNTIF([.H1067:.H1483]; &quot;3PL&gt;3&quot;)" office:value-type="float" office:value="146" calcext:value-type="float">
            <text:p>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00</text:p>
          </table:table-cell>
          <table:table-cell office:value-type="string" calcext:value-type="string">
            <text:p><text:s text:c="12"/>vételárat bankkölcsönből és a kft. bevételeibő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örleszteni. &amp;lt; em&amp;gt;&amp;lt; stron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style-name="ce2" office:value-type="string" calcext:value-type="string">
            <text:p>Total</text:p>
          </table:table-cell>
          <table:table-cell table:formula="of:=SUM([.J718:.J724])" office:value-type="float" office:value="416" calcext:value-type="float">
            <text:p>416</text:p>
          </table:table-cell>
          <table:table-cell/>
          <table:table-cell table:style-name="ce2" office:value-type="string" calcext:value-type="string">
            <text:p>Total</text:p>
          </table:table-cell>
          <table:table-cell table:formula="of:=SUM([.M718:.M724])" office:value-type="float" office:value="416" calcext:value-type="float">
            <text:p>4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c#1001</text:p>
          </table:table-cell>
          <table:table-cell office:value-type="string" calcext:value-type="string">
            <text:p><text:s text:c="20"/>követik ezt a módszert, mert ott inkább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ráirányítani a nézők figyelmét valami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4</text:p>
          </table:table-cell>
          <table:table-cell office:value-type="string" calcext:value-type="string">
            <text:p><text:s text:c="15"/>statikus oldalakat szolgaltato webszerverr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tolteni Újlaki 06/28/99 23:12:31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6</text:p>
          </table:table-cell>
          <table:table-cell office:value-type="string" calcext:value-type="string">
            <text:p><text:s text:c="20"/>ki magát. Nem magyarok ezek, csak annak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láttatni magukat. Én ezt visszautasito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7</text:p>
          </table:table-cell>
          <table:table-cell office:value-type="string" calcext:value-type="string">
            <text:p><text:s text:c="13"/>gyöngéket..... te, te undok kis féreg, hát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hinni nekem, hogy van harmónia, van bensőség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8</text:p>
          </table:table-cell>
          <table:table-cell office:value-type="string" calcext:value-type="string">
            <text:p><text:s text:c="10"/>vizsgaztatoknak ne legyen az a benyomasa, hogy le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oket hengerelni. Az elso resze a vizsgana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1</text:p>
          </table:table-cell>
          <table:table-cell office:value-type="string" calcext:value-type="string">
            <text:p><text:s text:c="11"/>technologia is nagyon ok, de ha mindenkeppen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nevelni, akkor az ultrahangos pavlovi reflexeke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1</text:p>
          </table:table-cell>
          <table:table-cell office:value-type="string" calcext:value-type="string">
            <text:p><text:s text:c="20"/>Ezzel is zilálják a rendszert, buktatn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kormányt. Cus 08/03/99 13:49:59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4</text:p>
          </table:table-cell>
          <table:table-cell office:value-type="string" calcext:value-type="string">
            <text:p><text:s text:c="19"/>ember, de azt mondta, hogy azert azt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reszkirozni. Van hatranya is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6</text:p>
          </table:table-cell>
          <table:table-cell office:value-type="string" calcext:value-type="string">
            <text:p><text:s text:c="12"/>próbáljuk meg, szerintem el fogom hinni. De nem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zaklatni. Ha nem akarsz beszélni róla,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8</text:p>
          </table:table-cell>
          <table:table-cell office:value-type="string" calcext:value-type="string">
            <text:p><text:s text:c="17"/>bár ezt ma már ki tudja...) Én tényleg nem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elszomorítani, de minden mondatodból 1-r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9</text:p>
          </table:table-cell>
          <table:table-cell office:value-type="string" calcext:value-type="string">
            <text:p><text:s text:c="18"/>azért is problematikusnak tartom, mert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relni a figyelmet arról, amire a kép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9</text:p>
          </table:table-cell>
          <table:table-cell office:value-type="string" calcext:value-type="string">
            <text:p><text:s text:c="10"/>támogatására. Így is tesznek. Von Papen ekkor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győzni az öreg tábornokot, hogy forduljo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1</text:p>
          </table:table-cell>
          <table:table-cell office:value-type="string" calcext:value-type="string">
            <text:p><text:s text:c="17"/>valaki külön topic-ot nyitott, mondván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olvasni a könyvet, de írjátok le belől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2</text:p>
          </table:table-cell>
          <table:table-cell office:value-type="string" calcext:value-type="string">
            <text:p><text:s text:c="20"/>gyerekes nézeteid? " Kedves Endi! Miér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üldözni Spender barátunkat? Ráadásul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38</text:p>
          </table:table-cell>
          <table:table-cell office:value-type="string" calcext:value-type="string">
            <text:p><text:s text:c="11"/>megtartják a rendkívüli ülésszakot, és tárgyaln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törvénytervezetet. Ezt követő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49</text:p>
          </table:table-cell>
          <table:table-cell office:value-type="string" calcext:value-type="string">
            <text:p><text:s text:c="16"/>elrugaszkodási pontok, tehát hogy folyta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-e őket, vagy inkább kiindulna belőlük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49</text:p>
          </table:table-cell>
          <table:table-cell office:value-type="string" calcext:value-type="string">
            <text:p><text:s text:c="16"/>amiben viszont kevésbé van igazuk. A WTO 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ktatni szabályai közé a szociális követelmény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51</text:p>
          </table:table-cell>
          <table:table-cell office:value-type="string" calcext:value-type="string">
            <text:p><text:s text:c="22"/>J. Garai Béla/Újvidék Orbán Viktor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ezdeni a vajdasági nemzetiségi viszonyok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54</text:p>
          </table:table-cell>
          <table:table-cell office:value-type="string" calcext:value-type="string">
            <text:p><text:s text:c="16"/>megpróbál tárgyalni a palesztinokkal. -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jd mutatni, hogy tényleg békét akar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55</text:p>
          </table:table-cell>
          <table:table-cell office:value-type="string" calcext:value-type="string">
            <text:p><text:s text:c="19"/>, csütörtök A Dunaferr-ügyet mindenki l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zárni , Kibírja -e a Dunaferr az ellen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55</text:p>
          </table:table-cell>
          <table:table-cell office:value-type="string" calcext:value-type="string">
            <text:p><text:s text:c="17"/>hajlandó tárgyalni a tálibokkal, és nem is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lük ismertetni az Oszama bin Ladenre <text:s/></text:p>
          </table:table-cell>
          <table:table-cell office:value-type="string" calcext:value-type="string">
            <text:p>… dokumentumok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1</text:p>
          </table:table-cell>
          <table:table-cell office:value-type="string" calcext:value-type="string">
            <text:p><text:s text:c="10"/>jogszabályon alig száradt meg a festék, máris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áltoztatni. Az Országgyűlés kedden dön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1</text:p>
          </table:table-cell>
          <table:table-cell office:value-type="string" calcext:value-type="string">
            <text:p><text:s text:c="15"/>teoretikus közgazdászai nyilván egy csapdába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belecsalni a Fidesz kormányt. Költségvetés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1</text:p>
          </table:table-cell>
          <table:table-cell office:value-type="string" calcext:value-type="string">
            <text:p><text:s text:c="16"/>lépésként a két és többgyerekes családokná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evezetni a részmunkaidős foglalkoztatás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4</text:p>
          </table:table-cell>
          <table:table-cell office:value-type="string" calcext:value-type="string">
            <text:p><text:s text:c="19"/>szűkíteni akarják az elnök jogkörét,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alósítani a parlamenti irányítási rendsze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5</text:p>
          </table:table-cell>
          <table:table-cell office:value-type="string" calcext:value-type="string">
            <text:p><text:s text:c="18"/>szerint azért jó a javaslat, mert nem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abályozni, hogy mi lehet válsághelyz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6</text:p>
          </table:table-cell>
          <table:table-cell office:value-type="string" calcext:value-type="string">
            <text:p><text:s text:c="19"/>görkorcsolya-parti zárja le. Bécsben az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érni, hogy a kerékpárutakat és a kiszolgál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7</text:p>
          </table:table-cell>
          <table:table-cell office:value-type="string" calcext:value-type="string">
            <text:p><text:s text:c="19"/>, a tárca MDF-es irányítója közölte: az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állapítani, mi kell ahhoz, hogy a Gazdasá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8</text:p>
          </table:table-cell>
          <table:table-cell office:value-type="string" calcext:value-type="string">
            <text:p><text:s text:c="16"/>kilométert. A három szakszervezet ezzel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érni, hogy emeljék a béreket, állítsá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8</text:p>
          </table:table-cell>
          <table:table-cell office:value-type="string" calcext:value-type="string">
            <text:p><text:s text:c="13"/>kelljen a nőknek hónapokat várakozniuk, ha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izsgáltatni magukat. Ember István professz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8</text:p>
          </table:table-cell>
          <table:table-cell office:value-type="string" calcext:value-type="string">
            <text:p><text:s text:c="17"/>angol Leeds United vezetőségével, akik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engedni a két futballistát. 2000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8</text:p>
          </table:table-cell>
          <table:table-cell office:value-type="string" calcext:value-type="string">
            <text:p><text:s text:c="19"/>, szerinte a kormányfő kampányeszközkén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használni a labdarúgást. Tibor Tamá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0</text:p>
          </table:table-cell>
          <table:table-cell office:value-type="string" calcext:value-type="string">
            <text:p><text:s text:c="11"/>belvízelvezető rendszer létesítésének költségei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fizettetni a földtulajdonhoz jutott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0</text:p>
          </table:table-cell>
          <table:table-cell office:value-type="string" calcext:value-type="string">
            <text:p><text:s text:c="19"/>hogy beleremegjen a liberális tábor. Meg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utatni, hogy itt van az erő, a többsé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1</text:p>
          </table:table-cell>
          <table:table-cell office:value-type="string" calcext:value-type="string">
            <text:p><text:s text:c="18"/>tanácsadók.) A vasutat minden kormány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nteni, de érdemi lépéseket egyik sem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2</text:p>
          </table:table-cell>
          <table:table-cell office:value-type="string" calcext:value-type="string">
            <text:p><text:s text:c="20"/>nyilvántartást is állami felügyelet alá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elyezni. A változások eredményeként állam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3</text:p>
          </table:table-cell>
          <table:table-cell office:value-type="string" calcext:value-type="string">
            <text:p><text:s text:c="15"/>elnök kijelentette ugyan, hogy a végsőkig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erülni az erő alkalmazását, ezért több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8</text:p>
          </table:table-cell>
          <table:table-cell office:value-type="string" calcext:value-type="string">
            <text:p><text:s text:c="8"/>energikusabb játékra lenne szükség. Feltéve, ha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tni lábát a csapatban. Egyébként ez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0</text:p>
          </table:table-cell>
          <table:table-cell office:value-type="string" calcext:value-type="string">
            <text:p><text:s text:c="13"/>cégeknek. Azon vállalkozások, amelyek hitell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finanszírozni tevékenységüket, egyáltalá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6</text:p>
          </table:table-cell>
          <table:table-cell office:value-type="string" calcext:value-type="string">
            <text:p><text:s text:c="16"/>elnökjelölt megfelelően opportunista és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bből az állapotból kizökkenteni az amerikai </text:p>
          </table:table-cell>
          <table:table-cell office:value-type="string" calcext:value-type="string">
            <text:p>választók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1</text:p>
          </table:table-cell>
          <table:table-cell office:value-type="string" calcext:value-type="string">
            <text:p><text:s text:c="19"/>szerint a nagy versenyben minden cég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alahogy különböztetni magát a többiektő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5</text:p>
          </table:table-cell>
          <table:table-cell office:value-type="string" calcext:value-type="string">
            <text:p><text:s text:c="19"/>árát az dönti majd el, hogy mi mindenn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felszerelni a repülőket, illetve mi az,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8</text:p>
          </table:table-cell>
          <table:table-cell office:value-type="string" calcext:value-type="string">
            <text:p><text:s text:c="13"/>helyezni tárgyalásain, egyszersmind képvisel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 MDF hagyományos nézeteit. Éppen ezér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9</text:p>
          </table:table-cell>
          <table:table-cell office:value-type="string" calcext:value-type="string">
            <text:p><text:s text:c="19"/>rajta részt, aki akar. Minél hamarabb el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érni ugyanakkor, hogy a doktori képzéshe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9</text:p>
          </table:table-cell>
          <table:table-cell office:value-type="string" calcext:value-type="string">
            <text:p><text:s text:c="18"/>képviselők mulasztását, különösen, ha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tenni az amerikai belpolitikát egy újabb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0</text:p>
          </table:table-cell>
          <table:table-cell office:value-type="string" calcext:value-type="string">
            <text:p><text:s text:c="20"/>- Megjegyzem, magam sem értettem, miér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illámsebesen eladni a futball kft. tulajdonjogá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5</text:p>
          </table:table-cell>
          <table:table-cell office:value-type="string" calcext:value-type="string">
            <text:p><text:s/>Frunda államfő- jelöltként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ltoztatni az alkotmánynak a Románia nemzeti </text:p>
          </table:table-cell>
          <table:table-cell office:value-type="string" calcext:value-type="string">
            <text:p>… kitétel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3</text:p>
          </table:table-cell>
          <table:table-cell office:value-type="string" calcext:value-type="string">
            <text:p><text:s text:c="18"/>meg. Az anyád kényszerített rá. Mivel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bevallani, hogy erőszakot alkalmaztak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3</text:p>
          </table:table-cell>
          <table:table-cell office:value-type="string" calcext:value-type="string">
            <text:p><text:s text:c="6"/>atomhulladék-import és az újrafeldolgozás bevételébő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őteremteni. A Szovjetunió feloszlása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5</text:p>
          </table:table-cell>
          <table:table-cell office:value-type="string" calcext:value-type="string">
            <text:p><text:s text:c="7"/>megszállására vonatkozó parancsomnak, vagy folyta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-e a számára meghagyott hadmozdulatot?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6</text:p>
          </table:table-cell>
          <table:table-cell office:value-type="string" calcext:value-type="string">
            <text:p><text:s text:c="19"/>ártatlan Pásztorok: az én dühösségem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' ti békeségteket meg háborítani (13/169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1</text:p>
          </table:table-cell>
          <table:table-cell office:value-type="string" calcext:value-type="string">
            <text:p><text:s text:c="15"/>kívánja. Előzetesen, a névvel is biztosíta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 író együttérzésünket a Trogtalite-házaspár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3</text:p>
          </table:table-cell>
          <table:table-cell office:value-type="string" calcext:value-type="string">
            <text:p><text:s text:c="18"/>állította, hogy Erdély veszélyben van, b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építeni egy központi európai államba. Enn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5</text:p>
          </table:table-cell>
          <table:table-cell office:value-type="string" calcext:value-type="string">
            <text:p><text:s text:c="19"/>JEGYZÉSEK Ha csak egy-két árú árfolyamá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egtudni, használható a QuoteCom szolgáltatás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63</text:p>
          </table:table-cell>
          <table:table-cell office:value-type="string" calcext:value-type="string">
            <text:p><text:s text:c="16"/>megtudják, vérig sértődnek. Azt hiszik, meg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őket alázni. Nem ér meg az egész kutya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548</text:p>
          </table:table-cell>
          <table:table-cell office:value-type="string" calcext:value-type="string">
            <text:p><text:s text:c="16"/>hozzám, társaságban tréfásan előzően: -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kompromittálni magad velünk! - Épp eleg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626</text:p>
          </table:table-cell>
          <table:table-cell office:value-type="string" calcext:value-type="string">
            <text:p><text:s text:c="18"/>politikusok akarnak tőle többet ennél. B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úzni mindenféle csőbe. Vele takarózna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43</text:p>
          </table:table-cell>
          <table:table-cell office:value-type="string" calcext:value-type="string">
            <text:p><text:s text:c="11"/>hadifoglyot. Hogy a koreaiak és a kínaiak vissza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kapni a saját embereiket s ezért kész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47</text:p>
          </table:table-cell>
          <table:table-cell office:value-type="string" calcext:value-type="string">
            <text:p><text:s text:c="11"/>közvetlen hangot üt meg; látszik, hogy a közepé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ezdeni. " Hallom, gyerekkorában sokszo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58</text:p>
          </table:table-cell>
          <table:table-cell office:value-type="string" calcext:value-type="string">
            <text:p><text:s text:c="26"/>- A kórházak minél hamarabb kívü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udni a kapun a nemkívánatos betegeket,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66</text:p>
          </table:table-cell>
          <table:table-cell office:value-type="string" calcext:value-type="string">
            <text:p><text:s text:c="25"/>fiaira. - Lezárják a koporsót, meg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<text:s/>nézni előtte még egyszer? Kőhida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74</text:p>
          </table:table-cell>
          <table:table-cell office:value-type="string" calcext:value-type="string">
            <text:p><text:s text:c="16"/>feledjük, csak a kis létszámú szervezőgárd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zt kiprovokálni, a " minél rosszabb, annál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809</text:p>
          </table:table-cell>
          <table:table-cell office:value-type="string" calcext:value-type="string">
            <text:p><text:s text:c="14"/>fölénye, mely a maga feje tetejét is fölülrő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ni; s a szellemi közügy és magánü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816</text:p>
          </table:table-cell>
          <table:table-cell office:value-type="string" calcext:value-type="string">
            <text:p><text:s text:c="19"/>onnét a másik fél Fáncs - ha esetleg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ogatni Béni bátyját. Azaz: ha sajnálod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894</text:p>
          </table:table-cell>
          <table:table-cell office:value-type="string" calcext:value-type="string">
            <text:p><text:s text:c="20"/>ha az absztrakt művészet végső értelmé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határozni. De vajjon ez volna az absztrak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907</text:p>
          </table:table-cell>
          <table:table-cell office:value-type="string" calcext:value-type="string">
            <text:p><text:s text:c="18"/>az adott dolgokkal. És nekünk, ha követ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őket, nem eredményeiket kell elfogadnun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962</text:p>
          </table:table-cell>
          <table:table-cell office:value-type="string" calcext:value-type="string">
            <text:p><text:s text:c="12"/>kisasszony agyonokoskodja ezt az egészet. Mag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elemagyarázni az én szavaimba, meg ami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026</text:p>
          </table:table-cell>
          <table:table-cell office:value-type="string" calcext:value-type="string">
            <text:p><text:s text:c="19"/>. Bevásárolni küldtek talán? Vagy vissza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adni a kocsit? Elkísérlek, és akkor elbeszélgetün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029</text:p>
          </table:table-cell>
          <table:table-cell office:value-type="string" calcext:value-type="string">
            <text:p><text:s text:c="19"/>így ő, segről-végről gyönyörű. Ezzel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, hogy hátulról nézve is, ahol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37</text:p>
          </table:table-cell>
          <table:table-cell office:value-type="string" calcext:value-type="string">
            <text:p><text:s text:c="10"/>társasházak a bevételeiket nem saját maguk közöt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szétosztani (Dr. Kis Zoltán: Megadóztatj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38</text:p>
          </table:table-cell>
          <table:table-cell office:value-type="string" calcext:value-type="string">
            <text:p><text:s text:c="16"/>ciprusi, Kajmán-szigeteki off-shore cégekr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égérvényesen bízni a minisztériumban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42</text:p>
          </table:table-cell>
          <table:table-cell office:value-type="string" calcext:value-type="string">
            <text:p><text:s text:c="18"/>új körzetek létrehozását pluszforrásokbó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ámogatni, vagy a meglévő kasszát osztaná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47</text:p>
          </table:table-cell>
          <table:table-cell office:value-type="string" calcext:value-type="string">
            <text:p><text:s text:c="13"/>emlegetik. Hogyan, mi módon, mennyiért és hogy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zt megvalósítani? Erről semmit nem beszél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47</text:p>
          </table:table-cell>
          <table:table-cell office:value-type="string" calcext:value-type="string">
            <text:p><text:s text:c="13"/>elkészített Főutca-főtér pályázat keretében 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abni a város eddig féltő gonddal ápolt </text:p>
          </table:table-cell>
          <table:table-cell office:value-type="string" calcext:value-type="string">
            <text:p>… főter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49</text:p>
          </table:table-cell>
          <table:table-cell office:value-type="string" calcext:value-type="string">
            <text:p><text:s text:c="7"/>politikájának újbóli felemlegetése. Igen, mert ezz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kormányzat megfelelő módon csepegtetni </text:p>
          </table:table-cell>
          <table:table-cell office:value-type="string" calcext:value-type="string">
            <text:p>a pénz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0</text:p>
          </table:table-cell>
          <table:table-cell office:value-type="string" calcext:value-type="string">
            <text:p><text:s text:c="10"/>költségvetés megbukik és fölborul, és ezt önökk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etetni és végigcsináltatni! Egyébké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1</text:p>
          </table:table-cell>
          <table:table-cell office:value-type="string" calcext:value-type="string">
            <text:p><text:s text:c="25"/>. Miért teszi ezt a kormány? Miér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éheztetni a magyar sportot? Mi lehe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1</text:p>
          </table:table-cell>
          <table:table-cell office:value-type="string" calcext:value-type="string">
            <text:p><text:s text:c="18"/>tekintették mérvadónak. Ha ezt a jogelve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folytatni, tegyenek egy javaslatot, és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7</text:p>
          </table:table-cell>
          <table:table-cell office:value-type="string" calcext:value-type="string">
            <text:p><text:s text:c="19"/>Országos Egyesületének a támogatását s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növelni. Az itt felsorolt civil szervezet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8</text:p>
          </table:table-cell>
          <table:table-cell office:value-type="string" calcext:value-type="string">
            <text:p><text:s text:c="14"/>fogyasztóvédelmi eseti bizottság jelentésébe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tenni rendszemléletű javaslatait ezz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8</text:p>
          </table:table-cell>
          <table:table-cell office:value-type="string" calcext:value-type="string">
            <text:p><text:s text:c="16"/>minden egyes kormányváltás után mindenki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alálni a spanyolviaszt, minden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61</text:p>
          </table:table-cell>
          <table:table-cell office:value-type="string" calcext:value-type="string">
            <text:p><text:s text:c="24"/>biztosítani. Az a nagy kérdés, hogy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-e megcsinálni vagy nem. Ha önök nem akarjá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64</text:p>
          </table:table-cell>
          <table:table-cell office:value-type="string" calcext:value-type="string">
            <text:p><text:s text:c="25"/>szembenézés. Önök ismét trükkökk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téveszteni az embereket, arra számítv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64</text:p>
          </table:table-cell>
          <table:table-cell office:value-type="string" calcext:value-type="string">
            <text:p><text:s text:c="20"/>parlament többsége úgy dönt, hogy ők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szűkíteni ezt például az anyagi helyzet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67</text:p>
          </table:table-cell>
          <table:table-cell office:value-type="string" calcext:value-type="string">
            <text:p><text:s text:c="19"/>mostani koalíciót, hogy az önmaga képér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ormálni az alkotmányozást és alkotmányo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69</text:p>
          </table:table-cell>
          <table:table-cell office:value-type="string" calcext:value-type="string">
            <text:p><text:s text:c="20"/>ötven év utáni juttatást még mindig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onni, még mindig ki akarja tolni a fizetés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69</text:p>
          </table:table-cell>
          <table:table-cell office:value-type="string" calcext:value-type="string">
            <text:p><text:s text:c="17"/>amikor úgy tűnik, hogy az egyesülési jogo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terjeszteni, azonban ha közelebbről megvizsgálju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69</text:p>
          </table:table-cell>
          <table:table-cell office:value-type="string" calcext:value-type="string">
            <text:p><text:s text:c="19"/>tűzésnek a gondolatát. Kinek a kalapjá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űzni ezt a törvényjavaslatot? Talán n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0</text:p>
          </table:table-cell>
          <table:table-cell office:value-type="string" calcext:value-type="string">
            <text:p><text:s text:c="16"/>lábán vagy nem tud megállni. Ha mi komolyan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venni, hogy rend legyen a vadászat területé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2</text:p>
          </table:table-cell>
          <table:table-cell office:value-type="string" calcext:value-type="string">
            <text:p><text:s text:c="15"/>akarjuk fejezni a gazdasági átalakulást. Meg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teremteni az euro-atlanti integrációs szervezetekhez </text:p>
          </table:table-cell>
          <table:table-cell office:value-type="string" calcext:value-type="string">
            <text:p>… feltételei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5</text:p>
          </table:table-cell>
          <table:table-cell office:value-type="string" calcext:value-type="string">
            <text:p><text:s text:c="20"/>ezt az országot! (Dr. Balsai István: Ti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<text:s/>sulykolni!) Nem! Ezt halljuk állandóan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6</text:p>
          </table:table-cell>
          <table:table-cell office:value-type="string" calcext:value-type="string">
            <text:p><text:s text:c="18"/>növekszik a befizetések hatékonysága. Elő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egíteni azonban azt is, hogy a kisparcellá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6</text:p>
          </table:table-cell>
          <table:table-cell office:value-type="string" calcext:value-type="string">
            <text:p><text:s text:c="20"/>azt szeretném mondani, hogy ha komolyan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a folyamatokat elemezni, akkor nem 1994-hez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0</text:p>
          </table:table-cell>
          <table:table-cell office:value-type="string" calcext:value-type="string">
            <text:p><text:s text:c="19"/>pénz áramlik kifelé az országból, és nem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észrevenni: hát ezt építettük bele a rendszereinkb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2</text:p>
          </table:table-cell>
          <table:table-cell office:value-type="string" calcext:value-type="string">
            <text:p><text:s text:c="16"/>hogy ha mégis lesz olyan képviselő, aki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hallgatni Bauer képviselő urat, távozhasso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3</text:p>
          </table:table-cell>
          <table:table-cell office:value-type="string" calcext:value-type="string">
            <text:p><text:s text:c="14"/>tovább megjegyzi, hogy Simon az MKP asztalá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nni a " témát ", azaz megkérdőjelez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5</text:p>
          </table:table-cell>
          <table:table-cell office:value-type="string" calcext:value-type="string">
            <text:p><text:s text:c="16"/>ahol a faliújságot elhelyezték, továbbá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smerni a tender meghirdetésének és a pályázati </text:p>
          </table:table-cell>
          <table:table-cell office:value-type="string" calcext:value-type="string">
            <text:p>… időpontj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91</text:p>
          </table:table-cell>
          <table:table-cell office:value-type="string" calcext:value-type="string">
            <text:p><text:s text:c="13"/>homoszexuálisok sem, ám a lehető legkevesebbe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látni a vietnamiakat és a muszlimokat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93</text:p>
          </table:table-cell>
          <table:table-cell office:value-type="string" calcext:value-type="string">
            <text:p><text:s/>&amp;ldquo;Magyarországról bizonyos politikai pártok állandóan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gyűrni a torkunkon a többpártrendszer gondolatát&amp;rdquo;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03</text:p>
          </table:table-cell>
          <table:table-cell office:value-type="string" calcext:value-type="string">
            <text:p><text:s text:c="23"/>szerint azt a 13 " DNS gyökérszervert "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bénítani, amelyek valójában többezr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09</text:p>
          </table:table-cell>
          <table:table-cell office:value-type="string" calcext:value-type="string">
            <text:p><text:s text:c="22"/>, mi lesz a folytatás. A látszatát is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erülni, hogy a szétválásban háttéralku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23</text:p>
          </table:table-cell>
          <table:table-cell office:value-type="string" calcext:value-type="string">
            <text:p><text:s text:c="22"/>Épp ezért vezet magasan a Fidesz. Aki l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ltani a kormánypártot, annak fel kellen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23</text:p>
          </table:table-cell>
          <table:table-cell office:value-type="string" calcext:value-type="string">
            <text:p><text:s text:c="22"/>ellenére is, hogy a fiú ezt egyelőre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hinni. Zsuzsi teljesen őszintén vall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29</text:p>
          </table:table-cell>
          <table:table-cell office:value-type="string" calcext:value-type="string">
            <text:p><text:s text:c="22"/>Az internetes óriás az új keresőmodell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iztosítani pozícióit a piacon, miután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36</text:p>
          </table:table-cell>
          <table:table-cell office:value-type="string" calcext:value-type="string">
            <text:p><text:s text:c="22"/>fejlődés történt. Aki ezt tagadja, az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 a magyar emberek sikerélményét "&amp;ndash;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39</text:p>
          </table:table-cell>
          <table:table-cell office:value-type="string" calcext:value-type="string">
            <text:p><text:s text:c="14"/>eltávolíttatja a szilkont, mert ezzel is növel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remszerzési esélyeit a 2012-es olimpiá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16"/>alelnök kezében ott van a megoldás, csupán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okat használni. A felvetések szerint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17"/>milyen feltéteknek és szűréseknek megfelelőe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dokumentumait az adott pillanatban lát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1</text:p>
          </table:table-cell>
          <table:table-cell office:value-type="string" calcext:value-type="string">
            <text:p><text:s text:c="17"/>programozást függetlenítse a desktoptól. Újra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írni az erőviszonyokat - fogalmazott 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22"/>nevelni őket. Ha a párhuzamot még tovább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vinni, akkor jelen esetben mi voltunk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21"/>Tudja ezt a királyfi, és mivel nagyon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apni a gyönyörű lányt, elhatározza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26"/>jelent meg. A fejlesztők azonban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nnyiban hagyni a projektet és rögtön e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9"/>kipróbálható demó verzióját. Amennyiben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zt tekinteni, töltsd le tőlünk... méret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6</text:p>
          </table:table-cell>
          <table:table-cell office:value-type="string" calcext:value-type="string">
            <text:p><text:s text:c="23"/>azt boncolgattuk, hogy ha finnek vissza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állítani a megtépázott renoméjukat, akko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7</text:p>
          </table:table-cell>
          <table:table-cell office:value-type="string" calcext:value-type="string">
            <text:p><text:s text:c="21"/>arra, hogy ezeket milyen marketingdumáva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szegény emberre rátukmálni. Ezek közö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8</text:p>
          </table:table-cell>
          <table:table-cell office:value-type="string" calcext:value-type="string">
            <text:p><text:s text:c="16"/>erőltetését tartom. A játék lépten-nyomon ránk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ukmálni a " super cop " tuningját, amiv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9</text:p>
          </table:table-cell>
          <table:table-cell office:value-type="string" calcext:value-type="string">
            <text:p><text:s text:c="19"/>saját PC-nk előtt ülünk; ha más rendszerről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elérni a bejelentkezést igénylő netes szolgáltatások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4</text:p>
          </table:table-cell>
          <table:table-cell office:value-type="string" calcext:value-type="string">
            <text:p><text:s text:c="22"/>napló őszinte, még akkor is, ha magunka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becsapni ". Ez a mottója a ma indult Blogge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5</text:p>
          </table:table-cell>
          <table:table-cell office:value-type="string" calcext:value-type="string">
            <text:p><text:s text:c="20"/>hogy az intézet elemzésében mindenáron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mutatni, hogy az MDF valamilyen " söté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7</text:p>
          </table:table-cell>
          <table:table-cell office:value-type="string" calcext:value-type="string">
            <text:p><text:s text:c="21"/>aki szerint vérlázító, hogy részben velük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vitetni a " balhét ", ezért megtette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9</text:p>
          </table:table-cell>
          <table:table-cell office:value-type="string" calcext:value-type="string">
            <text:p><text:s text:c="10"/>leamortizálta magát, azonban sokan a tagok közül tú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élni a következő választásokat, és számukr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3</text:p>
          </table:table-cell>
          <table:table-cell office:value-type="string" calcext:value-type="string">
            <text:p><text:s text:c="14"/>tulajdonosok tetemes adósságot hátrahagyva maguk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bezárni a rádiót Auer János közölte: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7</text:p>
          </table:table-cell>
          <table:table-cell office:value-type="string" calcext:value-type="string">
            <text:p><text:s text:c="18"/>időszakot és a 1989-es jogállami forradalma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kitörölni a magyar történelemből. Ez elfogadhatatl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9</text:p>
          </table:table-cell>
          <table:table-cell office:value-type="string" calcext:value-type="string">
            <text:p><text:s text:c="17"/>Egyelőre nem tudni, hogy ezt a kabinet mikén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valósítani, a fideszes politikusok rend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70</text:p>
          </table:table-cell>
          <table:table-cell office:value-type="string" calcext:value-type="string">
            <text:p><text:s text:c="23"/>szabadságát, lényegében betegállományb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ényszeríteni a hetedik hónapos terhes <text:s/></text:p>
          </table:table-cell>
          <table:table-cell office:value-type="string" calcext:value-type="string">
            <text:p>kismam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70</text:p>
          </table:table-cell>
          <table:table-cell office:value-type="string" calcext:value-type="string">
            <text:p><text:s text:c="23"/>hogy a jelenlegi kormány örök életre 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etonozni magát ideológiailag is, azz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71</text:p>
          </table:table-cell>
          <table:table-cell office:value-type="string" calcext:value-type="string">
            <text:p><text:s text:c="22"/>" sorába. Véleménye szerint a Fidesz f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ámolni az önkormányzati rendszert.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23"/>az áll, hogy gabonából továbbra is fen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artani exportképességüket, ezért érdekelt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18"/>csarnok építését a legrövidebb időn belül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kezdeni és még az idén át akarják adni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22"/>elszörnyedésen túl hirtelen mindenki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oldani a problémát, a szakemberek szeri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5"/>intézkedések egyike, amelyekkel Újdelhi növel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derítő képességét - jelentette be az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21"/>átkelőn keresztül a térségbe vinni, ezér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szóban forgó járműveket izraeli ellenőrzőpontokhoz </text:p>
          </table:table-cell>
          <table:table-cell office:value-type="string" calcext:value-type="string">
            <text:p>irányíta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283</text:p>
          </table:table-cell>
          <table:table-cell office:value-type="string" calcext:value-type="string">
            <text:p><text:s text:c="19"/>mondták, a közlekedési korlátozásokkal arra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felhívni a figyelmet, hogy " milyen érzés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9"/>Oroszországban a hadsereg modernizálása. Tíz év alat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echnikailag teljesen megújítani a fegyveres </text:p>
          </table:table-cell>
          <table:table-cell office:value-type="string" calcext:value-type="string">
            <text:p>erőke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0"/>kihirdetésével. A szakszervezetek addig is folytatn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nyomásgyakorlást abban a reményben, hogy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9"/>hónapra betiltották az arany exportját. Így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akadályozni, hogy a Mubarak-rezsim egykor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22"/>IMF-hez fordult. Magyarország az IMF-f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mentetni magát címmel berlini keltezésű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9"/>avval vádolta az ellenzéket, hogy az tönkr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nni az olajipart. Az ágazat termeli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4</text:p>
          </table:table-cell>
          <table:table-cell office:value-type="string" calcext:value-type="string">
            <text:p><text:s text:c="19"/>salsát, mint a lázadás szimbólumát (!) mag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járni barátjával egy országos táncverseny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7</text:p>
          </table:table-cell>
          <table:table-cell office:value-type="string" calcext:value-type="string">
            <text:p><text:s text:c="17"/>behívott magához és kijelentette, egyszer s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t látni, hogy a bal hátvédünk mögött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22"/>ez nekünk, magyaroknak fontosabb?, arró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faggatni: miért lett a megalapozója 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22"/>neve meg a mobilszám is, hátha valaki l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zárni a privátját. A kordon mögött unatkozó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23"/>vád, hogy Orbán csakis a saját hatalm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ebetonozni. Ennyire egyszerű lenne a képl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95</text:p>
          </table:table-cell>
          <table:table-cell office:value-type="string" calcext:value-type="string">
            <text:p><text:s text:c="11"/>visszacsatolást vár el saját véleményéről. Igazolv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ni, hogy amit ő tervez, az a jó. Me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1</text:p>
          </table:table-cell>
          <table:table-cell office:value-type="string" calcext:value-type="string">
            <text:p><text:s text:c="16"/>nulláról építette az új Evót és gyökeresen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ltoztatni a típusról kialakult képe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2</text:p>
          </table:table-cell>
          <table:table-cell office:value-type="string" calcext:value-type="string">
            <text:p><text:s text:c="20"/>elveszni az adatokban, de a Hyundai nem is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agadni, hogy elsősorban a funkcionalitá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18</text:p>
          </table:table-cell>
          <table:table-cell office:value-type="string" calcext:value-type="string">
            <text:p><text:s text:c="13"/>jövőbetekintés. Például, ha egyszerűen csak tud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ire számítsunk a közeljövőben, egy felvázo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18</text:p>
          </table:table-cell>
          <table:table-cell office:value-type="string" calcext:value-type="string">
            <text:p><text:s text:c="23"/>Hol a lé? " - SZDSZ-kampánynyitó Aki l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ltani a kormányt, annak az SZDSZ-re kel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18</text:p>
          </table:table-cell>
          <table:table-cell office:value-type="string" calcext:value-type="string">
            <text:p><text:s text:c="22"/>nem csak egyszer történnek meg. Sokkol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egész Európát! Sokan azt mondták, hogy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3</text:p>
          </table:table-cell>
          <table:table-cell office:value-type="string" calcext:value-type="string">
            <text:p><text:s text:c="10"/>részletfizetés mellett dönt. A vásárlók 10 százalék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finanszírozást lízing formájában megolda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3</text:p>
          </table:table-cell>
          <table:table-cell office:value-type="string" calcext:value-type="string">
            <text:p><text:s text:c="22"/>leggazdagabb orosz pénzoligarcha fia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 a néhány héttel ezelőtt tönkrement </text:p>
          </table:table-cell>
          <table:table-cell office:value-type="string" calcext:value-type="string">
            <text:p>… autógyára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8</text:p>
          </table:table-cell>
          <table:table-cell office:value-type="string" calcext:value-type="string">
            <text:p><text:s text:c="12"/>szórakoztatóan kezeli helyzetet. Ne lelkizzünk, ne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egváltani a világot, és boldogtalanságunk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0</text:p>
          </table:table-cell>
          <table:table-cell office:value-type="string" calcext:value-type="string">
            <text:p><text:s text:c="20"/>Mike Welsh a saját tapasztalatait elmondv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hívni a férfitársak figyelmét arra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3</text:p>
          </table:table-cell>
          <table:table-cell office:value-type="string" calcext:value-type="string">
            <text:p><text:s text:c="25"/>fel a csatát. berta1katal215 Amerik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hódítani a Futureal Mintegy 3,5 milliárd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4</text:p>
          </table:table-cell>
          <table:table-cell office:value-type="string" calcext:value-type="string">
            <text:p><text:s text:c="21"/>hogy ezek az érett témák biztosan a sexe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jelenteni, és így is van: G-pont, gender-bendin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9</text:p>
          </table:table-cell>
          <table:table-cell office:value-type="string" calcext:value-type="string">
            <text:p><text:s text:c="15"/>szükséges is. A Motel 2 -ben, amikor Stuart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rőszakolni Betht, semmit nem mutatok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49</text:p>
          </table:table-cell>
          <table:table-cell office:value-type="string" calcext:value-type="string">
            <text:p><text:s text:c="22"/>lépni, mert olyankor az ember mindig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utatni magát. Általában elmondhatom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54</text:p>
          </table:table-cell>
          <table:table-cell office:value-type="string" calcext:value-type="string">
            <text:p><text:s text:c="22"/>hogy mi tegyenek abban az esetben, ha l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enni a fegyvert, és miként jelezzék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55</text:p>
          </table:table-cell>
          <table:table-cell office:value-type="string" calcext:value-type="string">
            <text:p><text:s text:c="17"/>önkormányzat januártól közhasznú társaságkén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űködtetni az intézményt - írja a Népszabadsá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59</text:p>
          </table:table-cell>
          <table:table-cell office:value-type="string" calcext:value-type="string">
            <text:p><text:s text:c="20"/>egyszerűen csak idegesíti őket, hogy rájuk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ukmálni a drágább benzint. Ráadásul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59</text:p>
          </table:table-cell>
          <table:table-cell office:value-type="string" calcext:value-type="string">
            <text:p><text:s text:c="23"/>neki azt mondták Pölöskeiék, hogy azér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adni a házukat, mert egy másik városb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59</text:p>
          </table:table-cell>
          <table:table-cell office:value-type="string" calcext:value-type="string">
            <text:p><text:s text:c="19"/>gyalázatos " az, hogy turulmadár szobra alá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bevésni a második világháborúban meghaltaknak </text:p>
          </table:table-cell>
          <table:table-cell office:value-type="string" calcext:value-type="string">
            <text:p>a nev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0</text:p>
          </table:table-cell>
          <table:table-cell office:value-type="string" calcext:value-type="string">
            <text:p><text:s text:c="18"/>programjuk és az SZDSZ-esek csak a pártjuka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pozícionálni az ilyen kijelentésekkel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2</text:p>
          </table:table-cell>
          <table:table-cell office:value-type="string" calcext:value-type="string">
            <text:p><text:s text:c="19"/>hogy a reformot társadalmi párbeszéd nélkü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társadalomra erőltetni. " A tőke nem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3</text:p>
          </table:table-cell>
          <table:table-cell office:value-type="string" calcext:value-type="string">
            <text:p><text:s text:c="16"/>Tasnádi Edit. " A szekuláris államot senki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törni, egyszerűen csak szeretnék, h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3</text:p>
          </table:table-cell>
          <table:table-cell office:value-type="string" calcext:value-type="string">
            <text:p><text:s text:c="17"/>felfüggesztenek. Az ok, hogy az ügyészség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rni, míg a Fővárosi Bíróságon befejeződi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4</text:p>
          </table:table-cell>
          <table:table-cell office:value-type="string" calcext:value-type="string">
            <text:p><text:s text:c="15"/>Tűrhetetlen, hogy a kormány nem tudja és nem is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garantálni az emberek életének, családjának </text:p>
          </table:table-cell>
          <table:table-cell office:value-type="string" calcext:value-type="string">
            <text:p>… biztonság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5</text:p>
          </table:table-cell>
          <table:table-cell office:value-type="string" calcext:value-type="string">
            <text:p><text:s text:c="17"/>pártelnök ezért azt kérte, szavazzanak arról,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-e módosítani korábbi döntésüke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6</text:p>
          </table:table-cell>
          <table:table-cell office:value-type="string" calcext:value-type="string">
            <text:p><text:s text:c="15"/>Szerinte nem a közös jelöltek ajánlószelvényei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átírni az MDF-SZDSZ pártnevet MDF-re, han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6</text:p>
          </table:table-cell>
          <table:table-cell office:value-type="string" calcext:value-type="string">
            <text:p><text:s text:c="19"/>feladatra vállalkozik a kormány, amikor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nteni az egészségügyet - mondta Mikol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7</text:p>
          </table:table-cell>
          <table:table-cell office:value-type="string" calcext:value-type="string">
            <text:p><text:s text:c="20"/>négy-öt méter magasságú védőgát építésév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menteni egy esetleges újabb gátszakadástó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70</text:p>
          </table:table-cell>
          <table:table-cell office:value-type="string" calcext:value-type="string">
            <text:p><text:s text:c="18"/>hangulatkeltésre használja a témát, és " az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hitetni az országgal, hogy bármiféle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4</text:p>
          </table:table-cell>
          <table:table-cell office:value-type="string" calcext:value-type="string">
            <text:p><text:s text:c="17"/>ellenőrök elől. Szíria szerint Izrael csak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relni a figyelmet saját fegyverarzenáljár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4</text:p>
          </table:table-cell>
          <table:table-cell office:value-type="string" calcext:value-type="string">
            <text:p><text:s text:c="22"/>olyan hírek, hogy az Egyesült Államok 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elyezni Németországban állomásozó, hetvenezer </text:p>
          </table:table-cell>
          <table:table-cell office:value-type="string" calcext:value-type="string">
            <text:p>… rész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4</text:p>
          </table:table-cell>
          <table:table-cell office:value-type="string" calcext:value-type="string">
            <text:p><text:s text:c="22"/>népszavazás után elindult békefolyamato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torpedózni. Az ügyészi szerv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5</text:p>
          </table:table-cell>
          <table:table-cell office:value-type="string" calcext:value-type="string">
            <text:p><text:s text:c="20"/>bírái elé állhat, mert a jogi szakértők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kerülni az olyan jogi félrecsúszásokat,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5</text:p>
          </table:table-cell>
          <table:table-cell office:value-type="string" calcext:value-type="string">
            <text:p><text:s text:c="22"/>holtteste kap szerepet. A társulat ezz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oszlatni a halál körüli rejtélyeke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6</text:p>
          </table:table-cell>
          <table:table-cell office:value-type="string" calcext:value-type="string">
            <text:p><text:s text:c="23"/>tizenöt amerikai megsebesült. Terrorra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akadályozni az iraki választást Tartálykocs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1</text:p>
          </table:table-cell>
          <table:table-cell office:value-type="string" calcext:value-type="string">
            <text:p><text:s text:c="21"/>már korábban felfüggesztették, " mert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rni, hogy tisztázódjanak a vádak ". Mi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2</text:p>
          </table:table-cell>
          <table:table-cell office:value-type="string" calcext:value-type="string">
            <text:p><text:s text:c="16"/>fogságban volt, mert a magyar hatóságok ittho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bíróság elé állítani: november közepén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3</text:p>
          </table:table-cell>
          <table:table-cell office:value-type="string" calcext:value-type="string">
            <text:p><text:s text:c="20"/>vérfarkas-rendőröknek, akik fizikailag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semmisíteni az őszinte orosz művészet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8</text:p>
          </table:table-cell>
          <table:table-cell office:value-type="string" calcext:value-type="string">
            <text:p><text:s text:c="28"/>. Ami még nagyon fontos, ha vissza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kapni őt: légy elnéző azzal, hogy elcsábu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9</text:p>
          </table:table-cell>
          <table:table-cell office:value-type="string" calcext:value-type="string">
            <text:p><text:s text:c="23"/>javasolt. Jó akkor, ha csak csökkenteni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a cigaretta mennyiséget. Az egyikne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10</text:p>
          </table:table-cell>
          <table:table-cell office:value-type="string" calcext:value-type="string">
            <text:p><text:s text:c="18"/>Tilos fürdőzni például hajóútban, így aki 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úszni a Dunát, szükségszerűen tilosban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6</text:p>
          </table:table-cell>
          <table:table-cell office:value-type="string" calcext:value-type="string">
            <text:p><text:s text:c="23"/>ingatlant nettó 850 millió forintért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dni. A polgármester értesülései szeri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6</text:p>
          </table:table-cell>
          <table:table-cell office:value-type="string" calcext:value-type="string">
            <text:p><text:s text:c="20"/>Creating Valahogy a játékok fejlesztői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felvállalni, hogy az emberiségre nem feltétl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9</text:p>
          </table:table-cell>
          <table:table-cell office:value-type="string" calcext:value-type="string">
            <text:p><text:s text:c="21"/>felhasználókat arra, ha adathalász csalók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átverni őket. A BBC brit közszolgálat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9</text:p>
          </table:table-cell>
          <table:table-cell office:value-type="string" calcext:value-type="string">
            <text:p><text:s text:c="7"/>megvalósításához, másrészt pedig, hogy mennyi idő alat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t összegyűjteni. A magyar Kezdhetede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60</text:p>
          </table:table-cell>
          <table:table-cell office:value-type="string" calcext:value-type="string">
            <text:p><text:s text:c="23"/>Szakértők szerint a súlyos ítélettel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rettenteni a hackereket, ugyanis ma má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65</text:p>
          </table:table-cell>
          <table:table-cell office:value-type="string" calcext:value-type="string">
            <text:p><text:s text:c="22"/>nekik mondani valamit, netán az energi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rezni. " Szomorú vagyok, de közben örülö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66</text:p>
          </table:table-cell>
          <table:table-cell office:value-type="string" calcext:value-type="string">
            <text:p><text:s text:c="22"/>kellene végeznünk, és ennél alább nem is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adni. Nem az a célunk, hogy becsússzun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79</text:p>
          </table:table-cell>
          <table:table-cell office:value-type="string" calcext:value-type="string">
            <text:p><text:s text:c="17"/>reblochon, roquefort és stilton. Brüsszel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érni, hogy a védett termékeket csak származás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80</text:p>
          </table:table-cell>
          <table:table-cell office:value-type="string" calcext:value-type="string">
            <text:p><text:s text:c="18"/>egyelőre nem tudni, pontosan mely iparágaka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védeni a külföldi tőkétől, a miniszte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83</text:p>
          </table:table-cell>
          <table:table-cell office:value-type="string" calcext:value-type="string">
            <text:p><text:s text:c="19"/>melynek anyavállalatát már idestova egy év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adni, tavaly hirtelen összeszedte magá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85</text:p>
          </table:table-cell>
          <table:table-cell office:value-type="string" calcext:value-type="string">
            <text:p><text:s text:c="18"/>nyilatkozott a világranglista állásáról,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árni a tavalyi növekedés hivatalos adata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86</text:p>
          </table:table-cell>
          <table:table-cell office:value-type="string" calcext:value-type="string">
            <text:p><text:s text:c="21"/>óriás tisztázásához szükséges, ha igényb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enni az Obama-kormány nyújtotta segítség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89</text:p>
          </table:table-cell>
          <table:table-cell office:value-type="string" calcext:value-type="string">
            <text:p><text:s text:c="21"/>vádakra azzal reagált: valaki ismét azza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vásárolni a szabadságát, hogy hamis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94</text:p>
          </table:table-cell>
          <table:table-cell office:value-type="string" calcext:value-type="string">
            <text:p><text:s text:c="28"/>tartani fogjuk a szintet. - Meddi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űzni ezt a sportot? Szerinted meddig leh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94</text:p>
          </table:table-cell>
          <table:table-cell office:value-type="string" calcext:value-type="string">
            <text:p><text:s text:c="24"/>pszichológia - pszichodráma. És hogya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Ön ezt összekapcsolni az informatikaval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6</text:p>
          </table:table-cell>
          <table:table-cell office:value-type="string" calcext:value-type="string">
            <text:p><text:s text:c="20"/>álomul " kell megtanulni annak, aki érte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 álmában történteket. Álmot álmodó nélkü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12</text:p>
          </table:table-cell>
          <table:table-cell office:value-type="string" calcext:value-type="string">
            <text:p><text:s text:c="13"/>közakarathoz, mint ahogy azt cinikus demagógok 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hitetni. " ... a reklámozó " a közj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13</text:p>
          </table:table-cell>
          <table:table-cell office:value-type="string" calcext:value-type="string">
            <text:p><text:s text:c="21"/>jelenti, hogy egész életünket a hit által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nézni, a hit által akarjuk élni, minden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4</text:p>
          </table:table-cell>
          <table:table-cell office:value-type="string" calcext:value-type="string">
            <text:p><text:s text:c="16"/>kritikusok, mondván, hogy Britney érzékeltet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 emberekkel, hogy megint világot fog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2</text:p>
          </table:table-cell>
          <table:table-cell office:value-type="string" calcext:value-type="string">
            <text:p><text:s text:c="21"/>Akkor használjuk, ha az igét határozókén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használni. trobar: trobando, a kele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7</text:p>
          </table:table-cell>
          <table:table-cell office:value-type="string" calcext:value-type="string">
            <text:p><text:s text:c="19"/>Nathan azt állítja, Kanadából jött. A nő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heztetni, de ekkor rájön, valaki éte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1</text:p>
          </table:table-cell>
          <table:table-cell office:value-type="string" calcext:value-type="string">
            <text:p><text:s text:c="20"/>teremtés művében, és az embereket Istenhez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zetni, mert ő maga " örömmel volt az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2</text:p>
          </table:table-cell>
          <table:table-cell office:value-type="string" calcext:value-type="string">
            <text:p><text:s text:c="17"/>értelmetlenné fognak válni. Ördögi tervét úgy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valósítani, hogy saját, K-bombát tartalmaz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2</text:p>
          </table:table-cell>
          <table:table-cell office:value-type="string" calcext:value-type="string">
            <text:p><text:s text:c="20"/>ezzel Herkules önmagát vádolja. A falu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incselni, s ezt csak Xena tudja meghiúsítan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6</text:p>
          </table:table-cell>
          <table:table-cell office:value-type="string" calcext:value-type="string">
            <text:p><text:s text:c="20"/>téríteni. A megrémült DJ azt hiszi, túszu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jteni, így a fiúk akaratukon kívül " elfoglaljá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7</text:p>
          </table:table-cell>
          <table:table-cell office:value-type="string" calcext:value-type="string">
            <text:p><text:s text:c="10"/>rádióbalesetek és gyilkosságok mögött, és őket is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pusztítani, illetve kísérletezik rajtu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8</text:p>
          </table:table-cell>
          <table:table-cell office:value-type="string" calcext:value-type="string">
            <text:p><text:s text:c="20"/>Csipike gyakran az egyiküket kergeti és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apni. A menyét (The Weasel) - 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0</text:p>
          </table:table-cell>
          <table:table-cell office:value-type="string" calcext:value-type="string">
            <text:p><text:s text:c="18"/>Spyder (William Forsythe) is keresi, aki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ölni. Spyder Joey barátnőjét, Giná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5</text:p>
          </table:table-cell>
          <table:table-cell office:value-type="string" calcext:value-type="string">
            <text:p><text:s text:c="19"/>Dullea - Karl Bollenbecker, aki eleinte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üntetni Richard cégét Sam Shepard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7</text:p>
          </table:table-cell>
          <table:table-cell office:value-type="string" calcext:value-type="string">
            <text:p><text:s text:c="15"/>fejlesztést még az idén elkezdik, és 2009-re b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fejezni. A beruházó a Sass Tamás filmrendező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8</text:p>
          </table:table-cell>
          <table:table-cell office:value-type="string" calcext:value-type="string">
            <text:p><text:s text:c="18"/>kiskeresetűek milyen további sanyargatásáva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 adócsökkentés fedezetét megteremte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9</text:p>
          </table:table-cell>
          <table:table-cell office:value-type="string" calcext:value-type="string">
            <text:p><text:s text:c="12"/>felkészülni, nem tudjuk, hogy az adott ember, hogy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jd elvinni a járművet. " Rip.-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00</text:p>
          </table:table-cell>
          <table:table-cell office:value-type="string" calcext:value-type="string">
            <text:p><text:s text:c="17"/>szlovák nemzeti érdeket erősen védő elnökkén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ajd magát feltüntetni feltehetően, úgy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02</text:p>
          </table:table-cell>
          <table:table-cell office:value-type="string" calcext:value-type="string">
            <text:p><text:s text:c="28"/>N-Sz. G.: - Azzal, hogy érdekeltté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&amp;#245;ket tenni a gyógyulásban, semmi baj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04</text:p>
          </table:table-cell>
          <table:table-cell office:value-type="string" calcext:value-type="string">
            <text:p><text:s text:c="22"/>beszélni. Filmeztünk, és kész. R.: -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mondani, hogy járt -e már nálunk előt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04</text:p>
          </table:table-cell>
          <table:table-cell office:value-type="string" calcext:value-type="string">
            <text:p><text:s text:c="21"/>megpörgetni, hanem az összekapaszkodássa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szorítani a szőnyegen kívülre és ezze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06</text:p>
          </table:table-cell>
          <table:table-cell office:value-type="string" calcext:value-type="string">
            <text:p><text:s text:c="21"/>reggel Debrecen hidrogénhajtású buszokka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újítani közösségi közlekedését, a szükség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08</text:p>
          </table:table-cell>
          <table:table-cell office:value-type="string" calcext:value-type="string">
            <text:p><text:s text:c="17"/>folyamatban olyan vizsgálat, amivel éppen az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igazolni, hogy bizonyos hatásai ideális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0</text:p>
          </table:table-cell>
          <table:table-cell office:value-type="string" calcext:value-type="string">
            <text:p><text:s text:c="22"/>a magyar érdeket a világgazdaságon belü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rvényesíteni, vagy pedig az ellen? Mos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3</text:p>
          </table:table-cell>
          <table:table-cell office:value-type="string" calcext:value-type="string">
            <text:p><text:s text:c="23"/>nemzetközi versenyeken. R.: - Na de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, hogy egyetlen tanfolyam által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8</text:p>
          </table:table-cell>
          <table:table-cell office:value-type="string" calcext:value-type="string">
            <text:p><text:s text:c="16"/>tartják a kormány igyekezetét, hogy kötelezővé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nni a fiatalok belépését a második pillérb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20</text:p>
          </table:table-cell>
          <table:table-cell office:value-type="string" calcext:value-type="string">
            <text:p><text:s text:c="21"/>kutatási célokra, vagy egyszerűen csak rá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irányítani a figyelmet erre a problémár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22</text:p>
          </table:table-cell>
          <table:table-cell office:value-type="string" calcext:value-type="string">
            <text:p><text:s text:c="21"/>boldoggá avatását, amely elindult 2011-e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-e például megakadályozni ez a kijelent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25</text:p>
          </table:table-cell>
          <table:table-cell office:value-type="string" calcext:value-type="string">
            <text:p><text:s text:c="18"/>egyszerű orvos vagy szociális munkás, ezeke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rettenteni ezekről a környékekről, 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29</text:p>
          </table:table-cell>
          <table:table-cell office:value-type="string" calcext:value-type="string">
            <text:p><text:s text:c="21"/>Kossuth - 180 perc Mv.: - Budapest vissz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ásárolni a fővárosi vízművek kisebbségi </text:p>
          </table:table-cell>
          <table:table-cell office:value-type="string" calcext:value-type="string">
            <text:p>részvénycsomagj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2</text:p>
          </table:table-cell>
          <table:table-cell office:value-type="string" calcext:value-type="string">
            <text:p><text:s text:c="27"/>van. " Rip. - De ugye azért nem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ani, hogy ne sportoljunk nyáron?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5</text:p>
          </table:table-cell>
          <table:table-cell office:value-type="string" calcext:value-type="string">
            <text:p><text:s text:c="23"/>konvenciós menekültek sorsát könnyíte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. Rip: - Ez egy uniós elvárás volt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7</text:p>
          </table:table-cell>
          <table:table-cell office:value-type="string" calcext:value-type="string">
            <text:p><text:s text:c="28"/>. R: - Látom, már nagyon siet,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osszan magára hagyni a gyerekeket, hisz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2</text:p>
          </table:table-cell>
          <table:table-cell office:value-type="string" calcext:value-type="string">
            <text:p><text:s text:c="15"/>szombaton a választmányi ülésen. Ugyanakkor meg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alapozni azt a stratégiai együttműködés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2</text:p>
          </table:table-cell>
          <table:table-cell office:value-type="string" calcext:value-type="string">
            <text:p><text:s text:c="23"/>jó -e a munkaadónak, hogyha ellenőriz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ondjuk a munkavállalóját, hogy mennyi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3</text:p>
          </table:table-cell>
          <table:table-cell office:value-type="string" calcext:value-type="string">
            <text:p><text:s text:c="21"/>eszközeként kezelik, és állami gondozásba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enni. Jelenleg Irina Halip anyja nevel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5</text:p>
          </table:table-cell>
          <table:table-cell office:value-type="string" calcext:value-type="string">
            <text:p><text:s text:c="23"/>jogszabályt, Nicolaj most egységesíte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 tankönyveket. Az elképzelés ellen, akár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7</text:p>
          </table:table-cell>
          <table:table-cell office:value-type="string" calcext:value-type="string">
            <text:p><text:s text:c="20"/>például ezt a részét. Ha ő nem kérdezi, ne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egválaszolni helyette rögtön az elejé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0</text:p>
          </table:table-cell>
          <table:table-cell office:value-type="string" calcext:value-type="string">
            <text:p><text:s text:c="22"/>város alá, hanem úgy gondolták, hogy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őrizni ezt a helyi hagyományt, ahol aká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0</text:p>
          </table:table-cell>
          <table:table-cell office:value-type="string" calcext:value-type="string">
            <text:p><text:s text:c="22"/>Állatvédő Egyesület a vásárlók figyelmé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hívni az élő, kirakatban kínlódó állatok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9</text:p>
          </table:table-cell>
          <table:table-cell office:value-type="string" calcext:value-type="string">
            <text:p><text:s text:c="23"/>akarsz valósítani, itt az ideje. Ha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változtatni a világot, itt az ideje. N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60</text:p>
          </table:table-cell>
          <table:table-cell office:value-type="string" calcext:value-type="string">
            <text:p><text:s text:c="18"/>képességeik kifejlesztéséhez! Ha prioritássá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enni a kapcsolatokat az életedben, me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62</text:p>
          </table:table-cell>
          <table:table-cell office:value-type="string" calcext:value-type="string">
            <text:p><text:s text:c="24"/>Most a lányok énekeljék, hogy csináln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Volton adta első magyarországi koncertjé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63</text:p>
          </table:table-cell>
          <table:table-cell office:value-type="string" calcext:value-type="string">
            <text:p><text:s text:c="17"/>bizony heterok. há ' ha elmegy, akkor nem az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zzal mondani, hogy " végülis mindegy "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64</text:p>
          </table:table-cell>
          <table:table-cell office:value-type="string" calcext:value-type="string">
            <text:p><text:s text:c="24"/>2013-07-05 Fandango Tulajdonkeppen min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nezni a filmet? TV vagy monitor, bar sejt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66</text:p>
          </table:table-cell>
          <table:table-cell office:value-type="string" calcext:value-type="string">
            <text:p><text:s text:c="22"/>, mint egy kenguru. A fotós egyelőre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árulni, hogy pontosan hol fényképez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67</text:p>
          </table:table-cell>
          <table:table-cell office:value-type="string" calcext:value-type="string">
            <text:p><text:s text:c="20"/>nekik nem tetsző feladatokat az Ön nyakába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sózni. Mivel a munkahelyén nincs mind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72</text:p>
          </table:table-cell>
          <table:table-cell office:value-type="string" calcext:value-type="string">
            <text:p><text:s text:c="21"/>merészeli nem érezni! Mert nem a bankokb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ntegrálni az országot, hanem fordítva,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72</text:p>
          </table:table-cell>
          <table:table-cell office:value-type="string" calcext:value-type="string">
            <text:p><text:s text:c="18"/>macsóizmus kisülését látjuk: a főnökök össz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érni, kinek van nagyobb fffóliója, vagy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74</text:p>
          </table:table-cell>
          <table:table-cell office:value-type="string" calcext:value-type="string">
            <text:p><text:s text:c="22"/>és bosszút esküszik, amiért Enikő vissz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apni az ő Gáborját. Anikóéknál nap már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75</text:p>
          </table:table-cell>
          <table:table-cell office:value-type="string" calcext:value-type="string">
            <text:p><text:s text:c="17"/>egünkre, el akar feledtetni valamit. Hitünke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gyszerűvé tenni, mígnem úgy járunk vel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81</text:p>
          </table:table-cell>
          <table:table-cell office:value-type="string" calcext:value-type="string">
            <text:p><text:s text:c="17"/>vannak. Nem az eredetit, hanem a hamisította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fogadtatni a várt jutalom fejében! Segítset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83</text:p>
          </table:table-cell>
          <table:table-cell office:value-type="string" calcext:value-type="string">
            <text:p><text:s text:c="21"/>egy monitor LED-esített háttérvilágításá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kapcsolni, arra szoktak alkalmazni e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91</text:p>
          </table:table-cell>
          <table:table-cell office:value-type="string" calcext:value-type="string">
            <text:p><text:s text:c="23"/>odaadni, aki hajlandó elfogadni. Ha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fogadni, el fog előle menekülni. A legtöbb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93</text:p>
          </table:table-cell>
          <table:table-cell office:value-type="string" calcext:value-type="string">
            <text:p><text:s text:c="23"/>helyezi értékrendjében. Ha őszintén meg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állapítani magunkról, túl minden öncsaláso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95</text:p>
          </table:table-cell>
          <table:table-cell office:value-type="string" calcext:value-type="string">
            <text:p><text:s text:c="22"/>pedig már pályázatában jelezte, hogy f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píteni a lelkekben a székesegyházat. Enn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99</text:p>
          </table:table-cell>
          <table:table-cell office:value-type="string" calcext:value-type="string">
            <text:p><text:s text:c="18"/>Ugyan már, milyen jogon és alapon? " aki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adni saját területét, identitását, kultúrá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01</text:p>
          </table:table-cell>
          <table:table-cell office:value-type="string" calcext:value-type="string">
            <text:p><text:s text:c="23"/>sorokat olvassa, kérem, döntse el, hogy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-e a saját és családja sorsát befolyásol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01</text:p>
          </table:table-cell>
          <table:table-cell office:value-type="string" calcext:value-type="string">
            <text:p><text:s text:c="18"/>teljesítmény nem portolható. Ezt a problémát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gyorsan megoldani, egy egységes és átfog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06</text:p>
          </table:table-cell>
          <table:table-cell office:value-type="string" calcext:value-type="string">
            <text:p><text:s text:c="15"/>miközben a Angela Merkel egész Európában vissz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szorítani a jobboldali szélsőségeseket,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08</text:p>
          </table:table-cell>
          <table:table-cell office:value-type="string" calcext:value-type="string">
            <text:p><text:s text:c="6"/>koncepciótlanságot érzek. El kellene dönteni, hogy össze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gyúrni a metrót a vasúttal, vagy sem, miköz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15</text:p>
          </table:table-cell>
          <table:table-cell office:value-type="string" calcext:value-type="string">
            <text:p><text:s text:c="22"/>után nyomoz, aki a bűverejű Aranygyapjú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használni az Olümposz leigázásához.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16</text:p>
          </table:table-cell>
          <table:table-cell office:value-type="string" calcext:value-type="string">
            <text:p><text:s text:c="21"/>még példákat, de aki csak az ellenkezőjé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látni, annak úgyis hiába. (Még valami jel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24</text:p>
          </table:table-cell>
          <table:table-cell office:value-type="string" calcext:value-type="string">
            <text:p><text:s text:c="17"/>elleni Ligakupa-meccsen is játszani akar,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dönteni a klubcsúcsot, ami a játszott mérkőzése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28</text:p>
          </table:table-cell>
          <table:table-cell office:value-type="string" calcext:value-type="string">
            <text:p><text:s text:c="14"/>nemutaltaknak is!! Remélem nem a következő tali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odaadni!!!!!!!!!!!!!!!!: D Boti+ Move1-ne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30</text:p>
          </table:table-cell>
          <table:table-cell office:value-type="string" calcext:value-type="string">
            <text:p><text:s text:c="22"/>mondta 1911-ben, hogy mindenáron magához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csalni a magyar radikális baloldali kultúra </text:p>
          </table:table-cell>
          <table:table-cell office:value-type="string" calcext:value-type="string">
            <text:p>legjelesebbjei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32</text:p>
          </table:table-cell>
          <table:table-cell office:value-type="string" calcext:value-type="string">
            <text:p><text:s text:c="18"/>művelnek garantálja, hogy épelméjű ember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tthon iskolaztatni a gyerekét:( egész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32</text:p>
          </table:table-cell>
          <table:table-cell office:value-type="string" calcext:value-type="string">
            <text:p><text:s text:c="22"/>Nagy az egód, állandóan kompenzálsz.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hitetni mindenkivel, hogy okos és tájékoz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33</text:p>
          </table:table-cell>
          <table:table-cell office:value-type="string" calcext:value-type="string">
            <text:p><text:s text:c="20"/>Elijah akadékoskodik, ráadásul pont Klaus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védeni. Sosem értette, miért szeret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34</text:p>
          </table:table-cell>
          <table:table-cell office:value-type="string" calcext:value-type="string">
            <text:p><text:s text:c="17"/>internet. Viszont hibabejelentéskor rögtön rá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beszélni az ügyfeleket a mobilinternet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44</text:p>
          </table:table-cell>
          <table:table-cell office:value-type="string" calcext:value-type="string">
            <text:p><text:s text:c="22"/>téli nem eredeti). Visszatérve: férj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nézni.... én meg annyi kritikát olvasta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45</text:p>
          </table:table-cell>
          <table:table-cell office:value-type="string" calcext:value-type="string">
            <text:p><text:s text:c="20"/>testvérei majd megértik, hogy Isten által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zráel népét megszabadítani, de azok nem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57</text:p>
          </table:table-cell>
          <table:table-cell office:value-type="string" calcext:value-type="string">
            <text:p><text:s text:c="25"/>gondokról? 2013-09-15 Csendike Ha meg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tartani az állásod, akkor ne kattogj sokái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57</text:p>
          </table:table-cell>
          <table:table-cell office:value-type="string" calcext:value-type="string">
            <text:p><text:s text:c="13"/>biztosítja arról, hogy csak őt szereti. Raquel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tetni a gyereket. Roberto ebédelni visz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58</text:p>
          </table:table-cell>
          <table:table-cell office:value-type="string" calcext:value-type="string">
            <text:p><text:s text:c="16"/>eszükbe sem jutott a 8 évük alatt, most meg ők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mondani, hogyan kellene csinálni. Igaz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64</text:p>
          </table:table-cell>
          <table:table-cell office:value-type="string" calcext:value-type="string">
            <text:p><text:s text:c="17"/>folyamatban van, az árverési vevőnek birtokb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adni a lakást. És meggy a habon, hogy 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67</text:p>
          </table:table-cell>
          <table:table-cell office:value-type="string" calcext:value-type="string">
            <text:p><text:s text:c="22"/>a férfi engedélye kell ahhoz, ha a nő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ordani a közös babájukat. Ő pedig ehhe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71</text:p>
          </table:table-cell>
          <table:table-cell office:value-type="string" calcext:value-type="string">
            <text:p><text:s text:c="22"/>a módszerrel a hibát eltüntetni akkor n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újból és újból megpróbálni amikor havont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71</text:p>
          </table:table-cell>
          <table:table-cell office:value-type="string" calcext:value-type="string">
            <text:p><text:s text:c="17"/>szerint hosszú távra szól, nemcsak a kormány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gyütt leváltani, hanem közösen szeretnéne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73</text:p>
          </table:table-cell>
          <table:table-cell office:value-type="string" calcext:value-type="string">
            <text:p><text:s text:c="25"/>2013-09-15 Az ember, aki léggömbökk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átszelni az óceánt 2013. szeptember 14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74</text:p>
          </table:table-cell>
          <table:table-cell office:value-type="string" calcext:value-type="string">
            <text:p><text:s text:c="21"/>hogy Frank nem az a férfi, aki mellett l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élni az életét, és az utolsó pillanat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77</text:p>
          </table:table-cell>
          <table:table-cell office:value-type="string" calcext:value-type="string">
            <text:p><text:s text:c="23"/>vagy sehogy se értem most magamat látni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most csak ennyit tudok remélem mindenre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77</text:p>
          </table:table-cell>
          <table:table-cell office:value-type="string" calcext:value-type="string">
            <text:p><text:s text:c="11"/>helyretették a hazafiak Az ismétlődő cigányterrorr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hívni a figyelmet a megyei Jobbik, a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79</text:p>
          </table:table-cell>
          <table:table-cell office:value-type="string" calcext:value-type="string">
            <text:p><text:s text:c="21"/>emeljenek eladási árat mert a kormány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! 2013-09-23 Kárpáti Aranka Köszönö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80</text:p>
          </table:table-cell>
          <table:table-cell office:value-type="string" calcext:value-type="string">
            <text:p><text:s text:c="28"/>2013-09-23 hagel Nem tudom ki-mir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enni, de lehet, hogy gépfüggő egy kissé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80</text:p>
          </table:table-cell>
          <table:table-cell office:value-type="string" calcext:value-type="string">
            <text:p><text:s text:c="23"/>-forgattam a szemem. - Ha annyira tudni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, az esküvőjükre készülnek. - És ezt nem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84</text:p>
          </table:table-cell>
          <table:table-cell office:value-type="string" calcext:value-type="string">
            <text:p><text:s text:c="23"/>kormány gyorsított törvényalkotással 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iltatni az Arany Hajnal szélsőjobboldali </text:p>
          </table:table-cell>
          <table:table-cell office:value-type="string" calcext:value-type="string">
            <text:p>párto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93</text:p>
          </table:table-cell>
          <table:table-cell office:value-type="string" calcext:value-type="string">
            <text:p><text:s text:c="19"/>autófényezőnek lenni. Hanem azért, mert meg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ezeket oldani. "@@@@@ Nos, íme néhány gondola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93</text:p>
          </table:table-cell>
          <table:table-cell office:value-type="string" calcext:value-type="string">
            <text:p><text:s text:c="17"/>Magyarország lakosságát csaló könyveléssel ki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enni az utcára. Az életében hátralévő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98</text:p>
          </table:table-cell>
          <table:table-cell office:value-type="string" calcext:value-type="string">
            <text:p><text:s text:c="13"/>tárgyalásaikat Kerry: Izrael és a palesztinok fe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gyorsítani tárgyalásaikat - kulfold.ma.hu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99</text:p>
          </table:table-cell>
          <table:table-cell office:value-type="string" calcext:value-type="string">
            <text:p><text:s text:c="11"/>Magyarországon úgy látszik mindenki kényszeresen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 másnak a tulajdonát annak kezébő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01</text:p>
          </table:table-cell>
          <table:table-cell office:value-type="string" calcext:value-type="string">
            <text:p><text:s text:c="22"/>. Nyilas 11.23-12.21 Hirtelen döntésekre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kényszeríteni, ilyenkor hajlamos lehet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01</text:p>
          </table:table-cell>
          <table:table-cell office:value-type="string" calcext:value-type="string">
            <text:p><text:s text:c="23"/>miért gondolod, hogy mások álladóan az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olvasni, hogy mennyire vagy álmos, szomorú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21</text:p>
          </table:table-cell>
          <table:table-cell office:value-type="string" calcext:value-type="string">
            <text:p><text:s text:c="21"/>Ezt elsősorban annak köszönheti, hogy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úlhajszolni magát, ezért keveset váll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22</text:p>
          </table:table-cell>
          <table:table-cell office:value-type="string" calcext:value-type="string">
            <text:p><text:s text:c="21"/>Gavra, egy ilyen gyenge szar mosakodássa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intézni az ügyet. A HVG-bőé már nem les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27</text:p>
          </table:table-cell>
          <table:table-cell office:value-type="string" calcext:value-type="string">
            <text:p><text:s text:c="23"/>óra ami jó csak éppen az ellenkezőjérő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ebizonyítani mint az eleje. Konkrétan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31</text:p>
          </table:table-cell>
          <table:table-cell office:value-type="string" calcext:value-type="string">
            <text:p><text:s text:c="16"/>paradox a punkban az, hogy valaki pont aközbe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magyarázni a véleményét a világról, miköz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32</text:p>
          </table:table-cell>
          <table:table-cell office:value-type="string" calcext:value-type="string">
            <text:p><text:s text:c="23"/>útjukat a hozzájuk legközelebb állókkal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tenni. Mindenre kíváncsiak: Miből v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32</text:p>
          </table:table-cell>
          <table:table-cell office:value-type="string" calcext:value-type="string">
            <text:p><text:s text:c="16"/>alternatíva lehet azoknak, akik nem merik vagy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vállalni a műtétet. A kínai gyártók minden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37</text:p>
          </table:table-cell>
          <table:table-cell office:value-type="string" calcext:value-type="string">
            <text:p><text:s text:c="21"/>... Tévedsz, ha azt hiszed, hogy lázítani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az írásaimmal. Pontosan az ellentéte az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44</text:p>
          </table:table-cell>
          <table:table-cell office:value-type="string" calcext:value-type="string">
            <text:p><text:s text:c="21"/>volna, de nem abból történt. Most meg azt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a számba adni, hogy összezavarodtam, mer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44</text:p>
          </table:table-cell>
          <table:table-cell office:value-type="string" calcext:value-type="string">
            <text:p><text:s text:c="20"/>mosta a Bárány vére. A kérdés csak az, meg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e őrizni ezt a hófehér ruhát? Az életszentsé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54</text:p>
          </table:table-cell>
          <table:table-cell office:value-type="string" calcext:value-type="string">
            <text:p><text:s text:c="14"/>rosszabbak mint egy jézus fan aki mindenképp rád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ukmálni isten imádatát. 3. A gyereke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56</text:p>
          </table:table-cell>
          <table:table-cell office:value-type="string" calcext:value-type="string">
            <text:p><text:s text:c="19"/>akár hétvégén. Más az üzletpolitika. Ha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érteni amit írtam, a te bajod, vagy a t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60</text:p>
          </table:table-cell>
          <table:table-cell office:value-type="string" calcext:value-type="string">
            <text:p><text:s text:c="20"/>voltak, amikor megjelent egy rendőr és meg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büntetni őket. Megszólal a férj: - No d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64</text:p>
          </table:table-cell>
          <table:table-cell office:value-type="string" calcext:value-type="string">
            <text:p><text:s text:c="15"/>jellemtelen ember. Ígéreteivel csak saját mag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ényesíteni a másik szemében! Hőssé aka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65</text:p>
          </table:table-cell>
          <table:table-cell office:value-type="string" calcext:value-type="string">
            <text:p><text:s text:c="21"/>2013-11-10 G6 Szerintem csak lazázik,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ihajtani magát, mert alig 24 óra múlv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66</text:p>
          </table:table-cell>
          <table:table-cell office:value-type="string" calcext:value-type="string">
            <text:p><text:s text:c="22"/>kampányolt a kormánypárt, hogy helyzetb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ozni a rokkantnyugdíjasokat, gyesről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68</text:p>
          </table:table-cell>
          <table:table-cell office:value-type="string" calcext:value-type="string">
            <text:p><text:s text:c="23"/>és négyszeres HD felbontású kijelzőkk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szerelni mobiltelefonjait. Hír 3 napj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70</text:p>
          </table:table-cell>
          <table:table-cell office:value-type="string" calcext:value-type="string">
            <text:p><text:s text:c="18"/>vételárat, és te azért, mert kék a szeme nem </text:p>
          </table:table-cell>
          <table:table-cell office:value-type="string" calcext:value-type="string">
            <text:p><text:s/>akarod </text:p>
          </table:table-cell>
          <table:table-cell office:value-type="string" calcext:value-type="string">
            <text:p><text:s/>eladni. Ú Ilyenkor én teljesítettem a feladatoma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74</text:p>
          </table:table-cell>
          <table:table-cell office:value-type="string" calcext:value-type="string">
            <text:p><text:s text:c="19"/>elejétől sejtettem, hogy Perrington csak á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őt vágni és majd a végén rákenni a dolgoka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78</text:p>
          </table:table-cell>
          <table:table-cell office:value-type="string" calcext:value-type="string">
            <text:p><text:s text:c="21"/>2013-11-23 Magyarország Gyurcsány: aki l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győzni Orbán Viktort, annak nem szabad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89</text:p>
          </table:table-cell>
          <table:table-cell office:value-type="string" calcext:value-type="string">
            <text:p><text:s text:c="22"/>Szilágyi Megosztottam de telefonorol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nyitni 2013-11-23 Szimonetta Pázmánd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89</text:p>
          </table:table-cell>
          <table:table-cell office:value-type="string" calcext:value-type="string">
            <text:p><text:s text:c="17"/>banktól függ, hogy ki milyen kamu hülyeségg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ások banki adatait lenyúlni... a lényeg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92</text:p>
          </table:table-cell>
          <table:table-cell office:value-type="string" calcext:value-type="string">
            <text:p><text:s text:c="21"/>párkapcsolatában. " 2013-11-23 Tom vissz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kapni Katie-t Tom Cruise eldöntötte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96</text:p>
          </table:table-cell>
          <table:table-cell office:value-type="string" calcext:value-type="string">
            <text:p><text:s text:c="23"/>retus nélkül 2013-11-23 A kormány tudn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hova utazol: új rendszert vezetnek b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99</text:p>
          </table:table-cell>
          <table:table-cell office:value-type="string" calcext:value-type="string">
            <text:p><text:s text:c="16"/>devizatartalékkal rendelkezik és szerintem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ovább növelni. sőt a magyar gazdaság i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00</text:p>
          </table:table-cell>
          <table:table-cell office:value-type="string" calcext:value-type="string">
            <text:p><text:s text:c="17"/>kiskeresetűektől a családi adókedvezményt, 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nni Európa legalacsonyabb 16%-os adókulc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01</text:p>
          </table:table-cell>
          <table:table-cell office:value-type="string" calcext:value-type="string">
            <text:p><text:s text:c="21"/>szerezniük, ha testben és lélekben is meg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törni, majd két góllal legyőzni az ig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08</text:p>
          </table:table-cell>
          <table:table-cell office:value-type="string" calcext:value-type="string">
            <text:p><text:s text:c="23"/>érintheti a digitális átállás, akik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a MinDig TV szolgáltatást használni, viszon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17</text:p>
          </table:table-cell>
          <table:table-cell office:value-type="string" calcext:value-type="string">
            <text:p><text:s text:c="23"/>millió forintos kártérítést azonban nem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kifizetni 2013-12-09 Vastag Csab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20</text:p>
          </table:table-cell>
          <table:table-cell office:value-type="string" calcext:value-type="string">
            <text:p><text:s text:c="23"/>beszélt, hogy ők csak demokratikus úton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megszerezni a hatalmat. Ebben a helyzet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24</text:p>
          </table:table-cell>
          <table:table-cell office:value-type="string" calcext:value-type="string">
            <text:p><text:s text:c="17"/>minden mért adatra és még jósol is! (Csak nem </text:p>
          </table:table-cell>
          <table:table-cell office:value-type="string" calcext:value-type="string">
            <text:p><text:s/>akarlak </text:p>
          </table:table-cell>
          <table:table-cell office:value-type="string" calcext:value-type="string">
            <text:p><text:s/>sokkolni: de lehetne durvább is. Pl. mind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26</text:p>
          </table:table-cell>
          <table:table-cell office:value-type="string" calcext:value-type="string">
            <text:p><text:s text:c="13"/>koncentrál. Ezért ha az arany értékét nem pénzben </text:p>
          </table:table-cell>
          <table:table-cell office:value-type="string" calcext:value-type="string">
            <text:p><text:s/>akarjuk </text:p>
          </table:table-cell>
          <table:table-cell office:value-type="string" calcext:value-type="string">
            <text:p><text:s/>mérni, célszerű hozzá jóval hasonlóbb termé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27</text:p>
          </table:table-cell>
          <table:table-cell office:value-type="string" calcext:value-type="string">
            <text:p><text:s text:c="20"/>erőegyensúlynak bealkonyult. Ha valaki úgy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igazolni az erőszak alkalmazását, hogy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29</text:p>
          </table:table-cell>
          <table:table-cell office:value-type="string" calcext:value-type="string">
            <text:p><text:s text:c="22"/>kormányunk valamiért mégis ezt az embert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lehetetleníteni, azt az egyházat vegzáljá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31</text:p>
          </table:table-cell>
          <table:table-cell office:value-type="string" calcext:value-type="string">
            <text:p><text:s text:c="22"/>CI+ modul, mert van aki saját beltérivel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használni, illetve, ahol nem mindegyik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33</text:p>
          </table:table-cell>
          <table:table-cell office:value-type="string" calcext:value-type="string">
            <text:p><text:s text:c="21"/>le az élveboncolást " elindítói pedig azt </text:p>
          </table:table-cell>
          <table:table-cell office:value-type="string" calcext:value-type="string">
            <text:p><text:s/>akarják </text:p>
          </table:table-cell>
          <table:table-cell office:value-type="string" calcext:value-type="string">
            <text:p><text:s/>elérni, hogy az Európai Bizottság kezdeményezz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41</text:p>
          </table:table-cell>
          <table:table-cell office:value-type="string" calcext:value-type="string">
            <text:p><text:s text:c="20"/>belga, az angol, a spanyol és az olasz nem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felvásárolni a hazánkat! Nem mocskolj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42</text:p>
          </table:table-cell>
          <table:table-cell office:value-type="string" calcext:value-type="string">
            <text:p><text:s text:c="18"/>képes uralni az elemeket. A Tűz népe magának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megszerezni a hatalmat, ezért háborút indí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43</text:p>
          </table:table-cell>
          <table:table-cell office:value-type="string" calcext:value-type="string">
            <text:p><text:s text:c="19"/>milyen ruha van rajtad? te: itt mindenki ki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verni?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44</text:p>
          </table:table-cell>
          <table:table-cell office:value-type="string" calcext:value-type="string">
            <text:p><text:s text:c="14"/>orvoslásból nem tudnak sokat. Ha az ember itthon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tartani a fiatal orvosokat, szerintem több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47</text:p>
          </table:table-cell>
          <table:table-cell office:value-type="string" calcext:value-type="string">
            <text:p><text:s text:c="23"/>2013-12-29 József Hegedűs Valakinél oda </text:p>
          </table:table-cell>
          <table:table-cell office:value-type="string" calcext:value-type="string">
            <text:p><text:s/>akarjátok </text:p>
          </table:table-cell>
          <table:table-cell office:value-type="string" calcext:value-type="string">
            <text:p><text:s/>tenni ezt a gépet? Nem? Akkor???? 2013-12-29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48</text:p>
          </table:table-cell>
          <table:table-cell office:value-type="string" calcext:value-type="string">
            <text:p><text:s text:c="19"/>orvostechnológiai vállalattal együttműködve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<text:s/>eljuttatni a terméket. Az iKnife jelenleg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# Corpus: MNSZ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Hits: <text:s text:c="2"/>5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 <text:s text:c="5"/>Query <text:s text:c="3"/>word,[word="akart(ad|a|uk|átok|ák|alak)"] 91865</text:p>
          </table:table-cell>
          <table:table-cell/>
          <table:table-cell table:style-name="ce2" office:value-type="string" calcext:value-type="string">
            <text:p>After duplicates/errors/ellipsis</text:p>
          </table:table-cell>
          <table:table-cell table:formula="of:=ROWS([.A1067:.A1482])" office:value-type="float" office:value="416" calcext:value-type="float">
            <text:p>4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<text:s text:c="5"/>Random sample <text:s text:c="3"/>500 500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office:value-type="string" calcext:value-type="string">
            <text:p>doc#80</text:p>
          </table:table-cell>
          <table:table-cell office:value-type="string" calcext:value-type="string">
            <text:p><text:s/>kötetünkben közölt dallamokat műfajok szerin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rendszerezni, akárcsak a Magyar Népzen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1</text:p>
          </table:table-cell>
          <table:table-cell office:value-type="string" calcext:value-type="string">
            <text:p><text:s/>segítségével az előkészítendő ércek koncentrációj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égrehajtani, s mely elvek később az osztályozásná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</text:p>
          </table:table-cell>
          <table:table-cell office:value-type="string" calcext:value-type="string">
            <text:p><text:s text:c="7"/>történetét. Hitetlenkedve nézett rám, neheze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hogy ilyesmi előfordulhat.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20</text:p>
          </table:table-cell>
          <table:table-cell office:value-type="string" calcext:value-type="string">
            <text:p><text:s text:c="7"/>tisztviselő ült mögötte. Ivanicsné nyomban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ntézni a passzus átírását is. -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1</text:p>
          </table:table-cell>
          <table:table-cell office:value-type="string" calcext:value-type="string">
            <text:p><text:s text:c="15"/>nyugodtan hazakocsikázhatunk. Pali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nteni, de a többiek olyan egyértelmű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2</text:p>
          </table:table-cell>
          <table:table-cell office:value-type="string" calcext:value-type="string">
            <text:p><text:s text:c="13"/>Múzeum körút sarkán volt egy telek, ot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elépíteni... Egyszer csak elvették től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5</text:p>
          </table:table-cell>
          <table:table-cell office:value-type="string" calcext:value-type="string">
            <text:p><text:s text:c="9"/>hogy napokig borzalmasan kínozták. Szólásr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írni: a többi résztvevő nevére voltak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</text:p>
          </table:table-cell>
          <table:table-cell office:value-type="string" calcext:value-type="string">
            <text:p><text:s text:c="7"/>tekintélyét kikezdte, s a tábort nevetségessé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enni. Ezúttal nem törődtek vele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8</text:p>
          </table:table-cell>
          <table:table-cell office:value-type="string" calcext:value-type="string">
            <text:p><text:s text:c="11"/>konokul függetlenségi eleinkkel, akik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elátni, hogy egy kis népnek az a legjobb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7</text:p>
          </table:table-cell>
          <table:table-cell office:value-type="string" calcext:value-type="string">
            <text:p><text:s text:c="8"/>nyilatkozatai nem hitelesek, ezekkel csak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árítani a figyelmet arról a " tényről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01</text:p>
          </table:table-cell>
          <table:table-cell office:value-type="string" calcext:value-type="string">
            <text:p><text:s text:c="10"/>oroszokat nem ő hívta be, csak utólag vel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láíratni. A statáriumot nem ő írta alá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03</text:p>
          </table:table-cell>
          <table:table-cell office:value-type="string" calcext:value-type="string">
            <text:p><text:s text:c="13"/>verziója nyilvánvaló képtelenség: ha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olna szigetelni a pártvezetést, aligh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24</text:p>
          </table:table-cell>
          <table:table-cell office:value-type="string" calcext:value-type="string">
            <text:p><text:s text:c="18"/>megnyugtatni... VIZSGÁLÓBÍRÓ Magá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nyugtatni? SIMON Valahogy így.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34</text:p>
          </table:table-cell>
          <table:table-cell office:value-type="string" calcext:value-type="string">
            <text:p><text:s text:c="9"/>szóváltás támadt kettejük között, Ibolya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rázni a régmúltból előtoppanó amorózó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60</text:p>
          </table:table-cell>
          <table:table-cell office:value-type="string" calcext:value-type="string">
            <text:p><text:s text:c="13"/>vallással először is az ősi szabadságo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védeni, amikor kardot vontak, épp az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60</text:p>
          </table:table-cell>
          <table:table-cell office:value-type="string" calcext:value-type="string">
            <text:p><text:s text:c="8"/>híres iparvállalat tulajdona - házitörvényü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vezetni, hogy a munkából bármi ürüggy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69</text:p>
          </table:table-cell>
          <table:table-cell office:value-type="string" calcext:value-type="string">
            <text:p><text:s text:c="17"/>Félek ám a terveidtől... Ildikó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sietni. Karácsonykor nem sikerült. Majd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378</text:p>
          </table:table-cell>
          <table:table-cell office:value-type="string" calcext:value-type="string">
            <text:p><text:s text:c="19"/>Cédulát hagyok az asztalon. "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felébreszteni benneteket, aludjatok, Ot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413</text:p>
          </table:table-cell>
          <table:table-cell office:value-type="string" calcext:value-type="string">
            <text:p><text:s text:c="11"/>forgott és a lábait rázta, mindenáro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utatni, hogy fiatalosabb a hugicájáná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500</text:p>
          </table:table-cell>
          <table:table-cell office:value-type="string" calcext:value-type="string">
            <text:p><text:s text:c="11"/>az öltözővel... Igaz, a papám előszö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deadni, mert azt mondta, minek nekem öltöző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506</text:p>
          </table:table-cell>
          <table:table-cell office:value-type="string" calcext:value-type="string">
            <text:p><text:s text:c="10"/>óta nem jött le a többiekhez, évek óta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ket látni. Azok meg odalent élték a magu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512</text:p>
          </table:table-cell>
          <table:table-cell office:value-type="string" calcext:value-type="string">
            <text:p><text:s text:c="11"/>közül igen sokan eleve tiltakoztak és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Nagy Imre arcképét kezükbe venni. A Központ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518</text:p>
          </table:table-cell>
          <table:table-cell office:value-type="string" calcext:value-type="string">
            <text:p><text:s text:c="13"/>kérdezte. Pici elmondta, hogy a fiú fö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resni a frontra indulása előtt Bécsben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520</text:p>
          </table:table-cell>
          <table:table-cell office:value-type="string" calcext:value-type="string">
            <text:p><text:s text:c="24"/>. - Sándorhoz? Ádi tisztáz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, kihez. Negyedórával előbb még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544</text:p>
          </table:table-cell>
          <table:table-cell office:value-type="string" calcext:value-type="string">
            <text:p><text:s text:c="18"/>a vitás kérdéseket. A Duna Kör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kadályozni Vavrousek budapesti fellépés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546</text:p>
          </table:table-cell>
          <table:table-cell office:value-type="string" calcext:value-type="string">
            <text:p><text:s text:c="11"/>időkben, mikor a téeszelnököket a betonb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aposni - mondja, de minden változáso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548</text:p>
          </table:table-cell>
          <table:table-cell office:value-type="string" calcext:value-type="string">
            <text:p><text:s text:c="12"/>először egy régi temetkezési szakember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ízni a feladatot, de az nem vállalta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548</text:p>
          </table:table-cell>
          <table:table-cell office:value-type="string" calcext:value-type="string">
            <text:p><text:s text:c="9"/>paraszt alhadnagy, benyúlt a blúzába, és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épni, Mandarin kiütötte a villamosból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553</text:p>
          </table:table-cell>
          <table:table-cell office:value-type="string" calcext:value-type="string">
            <text:p><text:s text:c="12"/>király ügyeibe beleavatkozzon. Mivel nem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egész életünket Svájcban tölteni, Séllye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555</text:p>
          </table:table-cell>
          <table:table-cell office:value-type="string" calcext:value-type="string">
            <text:p><text:s text:c="7"/>vereség megroppantaná túlfeszült idegeit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oldani a példát, erőt keresett magában,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556</text:p>
          </table:table-cell>
          <table:table-cell office:value-type="string" calcext:value-type="string">
            <text:p><text:s text:c="5"/>kempingben vízbe fojtotta a feleségét, mert f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utána a biztosítási pénz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580</text:p>
          </table:table-cell>
          <table:table-cell office:value-type="string" calcext:value-type="string">
            <text:p><text:s text:c="10"/>amit rendjénvalónak is érzett, mert inkább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t sínylődésben ápolni, mint hogy maga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45</text:p>
          </table:table-cell>
          <table:table-cell office:value-type="string" calcext:value-type="string">
            <text:p><text:s text:c="11"/>erősen azt, amit hitt ugyebár, és az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mindenáron az egész emberiségnek <text:s/></text:p>
          </table:table-cell>
          <table:table-cell office:value-type="string" calcext:value-type="string">
            <text:p>megtanítani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91</text:p>
          </table:table-cell>
          <table:table-cell office:value-type="string" calcext:value-type="string">
            <text:p><text:s text:c="10"/>volna. Ha tiltakozott valami ellen, ha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állalni, utóbb mindig kiderült, neki vo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699</text:p>
          </table:table-cell>
          <table:table-cell office:value-type="string" calcext:value-type="string">
            <text:p><text:s text:c="10"/>Nem akartam otthagyni a férjemet, és ő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borítani a házasságát. A felesége tisztesség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06</text:p>
          </table:table-cell>
          <table:table-cell office:value-type="string" calcext:value-type="string">
            <text:p><text:s text:c="7"/>leereszkedett a Tündér-hegy oldalán, közelrő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 a békésen pihenő férfit és asszony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36</text:p>
          </table:table-cell>
          <table:table-cell office:value-type="string" calcext:value-type="string">
            <text:p><text:s text:c="9"/>most rájuk eresztette ezt a mondást, de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észre sem venni. Csak annyit tettek, hog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38</text:p>
          </table:table-cell>
          <table:table-cell office:value-type="string" calcext:value-type="string">
            <text:p><text:s text:c="11"/>nem azért, mintha a maga mulandó hasznár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fordítani a rejtett javaka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61</text:p>
          </table:table-cell>
          <table:table-cell office:value-type="string" calcext:value-type="string">
            <text:p><text:s text:c="9"/>hogy a grófkisasszony a Gazsi táltos nyul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. Gazsi mikor átköltözött kikelethasadásko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772</text:p>
          </table:table-cell>
          <table:table-cell office:value-type="string" calcext:value-type="string">
            <text:p><text:s text:c="3"/>közbeszólóra a legidősebb nővér. - Meg aztán: í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jóvá tenni a mulasztásait... Titus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01</text:p>
          </table:table-cell>
          <table:table-cell office:value-type="string" calcext:value-type="string">
            <text:p><text:s text:c="4"/>nehézséget figyelembe véve, aki ezt véleményez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, az megtehette, aki nem akarta, az nyilván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3"/>közalapítványt az előterjesztő induláskor má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agyonban részesíteni. Ezt már a törvén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11"/>mint amiről ön beszélt. A szövetkezeteke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olyan helyzetbe hozni, hogy ugyanolya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18</text:p>
          </table:table-cell>
          <table:table-cell office:value-type="string" calcext:value-type="string">
            <text:p><text:s text:c="4"/>véletlenül -, és közel ötszázan voltak, akik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jteni e tüntetést. (Zaj, közbeszóláso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3</text:p>
          </table:table-cell>
          <table:table-cell office:value-type="string" calcext:value-type="string">
            <text:p><text:s text:c="7"/>leírtakat, felfedeznéd, hogy ő egyáltalán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véleményét senkire sem ráerőltetni, senkire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4</text:p>
          </table:table-cell>
          <table:table-cell office:value-type="string" calcext:value-type="string">
            <text:p><text:s text:c="11"/>igazán szereti az a gyerekét, aki még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étverni kisbaltával. Ez persze csak vicc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5</text:p>
          </table:table-cell>
          <table:table-cell office:value-type="string" calcext:value-type="string">
            <text:p><text:s text:c="11"/>06/10/99 15:25:25 OFF Bocs, nem kioktatni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, csak nem bírok az ikrekkel, muszály volt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75</text:p>
          </table:table-cell>
          <table:table-cell office:value-type="string" calcext:value-type="string">
            <text:p><text:s text:c="6"/>számukra fontos lenne az aktus. Mivel őket sem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megbántani, felvettem a kapcsolatot a falubel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81</text:p>
          </table:table-cell>
          <table:table-cell office:value-type="string" calcext:value-type="string">
            <text:p><text:s text:c="10"/>isten? Egyszer egy balf... hitterito ezz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ebizonyitani, hogy valaki kukkol odafen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83</text:p>
          </table:table-cell>
          <table:table-cell office:value-type="string" calcext:value-type="string">
            <text:p><text:s text:c="13"/>beszédeket tartani... Kedves Utas2.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bántani a latinért. Ha úgy vetted, akkor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0</text:p>
          </table:table-cell>
          <table:table-cell office:value-type="string" calcext:value-type="string">
            <text:p><text:s text:c="12"/>vagy forgásszimmetrikus esetek kizárását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írni? GEZA 10/29/99 15:13:37 Teljes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4</text:p>
          </table:table-cell>
          <table:table-cell office:value-type="string" calcext:value-type="string">
            <text:p><text:s text:c="10"/>Mogorva 04/20/99 23:29:01 mcnab! Netán ezt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mondani? KEDVES ELEMZŐK, A NAGYSZÁMÚ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5</text:p>
          </table:table-cell>
          <table:table-cell office:value-type="string" calcext:value-type="string">
            <text:p><text:s text:c="10"/>topicban. Lehet, hogy Elek László csak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zzel kifejezni, hogy ' játszadoztak cs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996</text:p>
          </table:table-cell>
          <table:table-cell office:value-type="string" calcext:value-type="string">
            <text:p><text:s text:c="11"/>híve volt Arafattal. Na, szóval ö a bék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fogadtatni Izraellen, de mégis meggyilkoltá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0</text:p>
          </table:table-cell>
          <table:table-cell office:value-type="string" calcext:value-type="string">
            <text:p><text:s text:c="9"/>barátsággal: bonsay U. i.: bocsi CYNIK,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megsérteni (na meg az off-topicért), és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6</text:p>
          </table:table-cell>
          <table:table-cell office:value-type="string" calcext:value-type="string">
            <text:p><text:s text:c="7"/>amikor végre kijöttek a haverjai. Na azok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ölni a fickót, nem sokon múlott. Assz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8</text:p>
          </table:table-cell>
          <table:table-cell office:value-type="string" calcext:value-type="string">
            <text:p><text:s text:c="13"/>szituáció! Józsi bácsi csak pontosí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ogy ki az ország ura! ÜGYESS, NAGYON ÜGYES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09</text:p>
          </table:table-cell>
          <table:table-cell office:value-type="string" calcext:value-type="string">
            <text:p><text:s text:c="11"/>törődnek, volt rá példa, hogy bunkókám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ekem magyarázni a betontömörödést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2</text:p>
          </table:table-cell>
          <table:table-cell office:value-type="string" calcext:value-type="string">
            <text:p><text:s text:c="9"/>bevonni a Fideszt is, csakhogy a Fidesz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övetni oket a csapdába. De ez részletkérdé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3</text:p>
          </table:table-cell>
          <table:table-cell office:value-type="string" calcext:value-type="string">
            <text:p><text:s text:c="12"/>olyan is, aki a BASIC nyelv kulcsszavai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yarosítani... " Ez miért lett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16</text:p>
          </table:table-cell>
          <table:table-cell office:value-type="string" calcext:value-type="string">
            <text:p><text:s text:c="5"/>borultak, fetrengtek a földön, viháncoltak,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hinni, hogy ilyen létezik, hogy ők 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12"/>sokak véleménye az, hogy Halloween-re b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ejezni a filmet, és így elég lapos l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12"/>találkozzunk egy hónapig. Szó szerint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zárni előlem. És persze mondanom sem kell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0</text:p>
          </table:table-cell>
          <table:table-cell office:value-type="string" calcext:value-type="string">
            <text:p><text:s text:c="8"/>nélkül és lehetőleg röviden: (Ja nem a pén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venni, hanem a székházat és a vevő ban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27</text:p>
          </table:table-cell>
          <table:table-cell office:value-type="string" calcext:value-type="string">
            <text:p><text:s text:c="8"/>boltba, és egy nyári ruhákbók rakott máglyá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égetni magát. Az eladólány - így sz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38</text:p>
          </table:table-cell>
          <table:table-cell office:value-type="string" calcext:value-type="string">
            <text:p><text:s text:c="11"/>jönni, amikor a román külügyi szervek a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érni, hogy Kádár elvtárs fogadja Ceausescu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45</text:p>
          </table:table-cell>
          <table:table-cell office:value-type="string" calcext:value-type="string">
            <text:p><text:s text:c="11"/>kht. A gyanú szerint ezt az érdekeltség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használni az ügyvezető, amikor négyszázeze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47</text:p>
          </table:table-cell>
          <table:table-cell office:value-type="string" calcext:value-type="string">
            <text:p><text:s text:c="11"/>is ijesztően tájékozatlan világ figyelm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kelteni. Nemrég hallhattunk róla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47</text:p>
          </table:table-cell>
          <table:table-cell office:value-type="string" calcext:value-type="string">
            <text:p><text:s text:c="13"/>van. mint az események bizonyítják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dumának azt a döntését tudomásul ven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48</text:p>
          </table:table-cell>
          <table:table-cell office:value-type="string" calcext:value-type="string">
            <text:p><text:s text:c="11"/>könyveket írattak velük, és utánzók ezre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lesni a " magyaros fogásokat " a határainko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56</text:p>
          </table:table-cell>
          <table:table-cell office:value-type="string" calcext:value-type="string">
            <text:p><text:s text:c="12"/>lelkében. Az eszeveszett terroristák a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hogy kiderüljön: Amerika sem sebezhetetlen </text:p>
          </table:table-cell>
          <table:table-cell/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57</text:p>
          </table:table-cell>
          <table:table-cell office:value-type="string" calcext:value-type="string">
            <text:p><text:s text:c="2"/>légitámadásai általában két célt szolgáltak: velük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állítani vagy megelőző csapásokkal meghiúsítani </text:p>
          </table:table-cell>
          <table:table-cell office:value-type="string" calcext:value-type="string">
            <text:p>… támadásai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57</text:p>
          </table:table-cell>
          <table:table-cell office:value-type="string" calcext:value-type="string">
            <text:p><text:s text:c="12"/>, hogy valójában a polgárok pénztárcájá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ímélni, a felmérések szerint ugyanis az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57</text:p>
          </table:table-cell>
          <table:table-cell office:value-type="string" calcext:value-type="string">
            <text:p><text:s text:c="8"/>megnyilvánuló segélykiáltást Ignotus Pál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hallani, sőt, az életbe visszatérés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2</text:p>
          </table:table-cell>
          <table:table-cell office:value-type="string" calcext:value-type="string">
            <text:p><text:s text:c="11"/>hat rendőr súlyosan megsérült, amikor f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zámolni a tiltakozó földművesek útblokádj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2</text:p>
          </table:table-cell>
          <table:table-cell office:value-type="string" calcext:value-type="string">
            <text:p><text:s text:c="8"/>igazgatója ellen, aki rendkívüli felmondás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emmissé nyilváníttatni a Fővárosi Munkaügy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4</text:p>
          </table:table-cell>
          <table:table-cell office:value-type="string" calcext:value-type="string">
            <text:p><text:s text:c="12"/>akartak juttatni. Az oroszok azonban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kadályozni, hogy a szállítmány eljusso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7</text:p>
          </table:table-cell>
          <table:table-cell office:value-type="string" calcext:value-type="string">
            <text:p><text:s text:c="9"/>hogy a vallomást hitelesnek tartja, azt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titkolni, tegnap kizárólag a tanú védelmé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8</text:p>
          </table:table-cell>
          <table:table-cell office:value-type="string" calcext:value-type="string">
            <text:p><text:s text:c="13"/>robbant fel, amikor egy rakodómunkás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yitni. A rosztovi merényletben hárman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8</text:p>
          </table:table-cell>
          <table:table-cell office:value-type="string" calcext:value-type="string">
            <text:p><text:s/>miniszterelnökét és számos kormánytagot, mert vissz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állítani a bennszülött lakosság politikai </text:p>
          </table:table-cell>
          <table:table-cell office:value-type="string" calcext:value-type="string">
            <text:p><text:s/>hatalm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8</text:p>
          </table:table-cell>
          <table:table-cell office:value-type="string" calcext:value-type="string">
            <text:p><text:s text:c="7"/>evélről van szó, amiben a jugoszláv hadserege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ehívni Magyarországra, leverni a demokráciá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68</text:p>
          </table:table-cell>
          <table:table-cell office:value-type="string" calcext:value-type="string">
            <text:p><text:s text:c="8"/>közelében. A határőrök éppen egy autó utasai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igazoltatni, a sofőr azonban nem állt me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0</text:p>
          </table:table-cell>
          <table:table-cell office:value-type="string" calcext:value-type="string">
            <text:p><text:s text:c="11"/>Annál inkább faggatták, végül már szelíde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rábeszélni: mondja ki, hogy a mostani kormán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1</text:p>
          </table:table-cell>
          <table:table-cell office:value-type="string" calcext:value-type="string">
            <text:p><text:s text:c="12"/>elnök szavaiba, aki pedig dehogy, dehogy!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t mondani, épp ellenkezőleg. És akkor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3</text:p>
          </table:table-cell>
          <table:table-cell office:value-type="string" calcext:value-type="string">
            <text:p><text:s text:c="17"/>Helmut Kohl az elmúlt hónapokba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utatni, hogy hajszálnyi parlamenti többségév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4</text:p>
          </table:table-cell>
          <table:table-cell office:value-type="string" calcext:value-type="string">
            <text:p><text:s text:c="12"/>emelkedni, el akartunk távolodni tőle, el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rúgni ezt magunktól. A telket a ' 80-a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6</text:p>
          </table:table-cell>
          <table:table-cell office:value-type="string" calcext:value-type="string">
            <text:p><text:s text:c="11"/>meg akarta védeni, a magyarság számára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artani Erdélyt, amelyről a kiegyezés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8</text:p>
          </table:table-cell>
          <table:table-cell office:value-type="string" calcext:value-type="string">
            <text:p><text:s text:c="10"/>albánokat. Valamennyiük jogait tiszteletbe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artani, s csak az utóbbi kisebbség n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78</text:p>
          </table:table-cell>
          <table:table-cell office:value-type="string" calcext:value-type="string">
            <text:p><text:s text:c="9"/>részleteket az eredeti tervek szerint tegnap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nyilvánosságra hozni. Benkő Lászl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0</text:p>
          </table:table-cell>
          <table:table-cell office:value-type="string" calcext:value-type="string">
            <text:p><text:s text:c="10"/>hívták meg a március 19-ei ülésre, pedig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 véleményét. Turi furcsának, politika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3</text:p>
          </table:table-cell>
          <table:table-cell office:value-type="string" calcext:value-type="string">
            <text:p><text:s text:c="13"/>- éppen akkor zárta az üzletet - már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ket kiszolgálni. Erre az osztrák férf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5</text:p>
          </table:table-cell>
          <table:table-cell office:value-type="string" calcext:value-type="string">
            <text:p><text:s text:c="9"/>Endre László fasiszta politikusok parancsár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égrehajtani a budapesti zsidók deportálá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6</text:p>
          </table:table-cell>
          <table:table-cell office:value-type="string" calcext:value-type="string">
            <text:p><text:s text:c="13"/>Bevallotta, hogy Chippendale-fiú, és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, megjelent -e a hirdetése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7</text:p>
          </table:table-cell>
          <table:table-cell office:value-type="string" calcext:value-type="string">
            <text:p><text:s text:c="10"/>ismerőse szorult helyzetével visszaélve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erezni annak végrehajtás alá vont ingatlan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9</text:p>
          </table:table-cell>
          <table:table-cell office:value-type="string" calcext:value-type="string">
            <text:p><text:s text:c="9"/>nagyon sérelmezett. Később mindenáron vissz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zerezni, és amikor a Kiskunhalasi Állam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89</text:p>
          </table:table-cell>
          <table:table-cell office:value-type="string" calcext:value-type="string">
            <text:p><text:s text:c="13"/>Komoróczky mégis inkább azt a vélemény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fejezni, hogy mai életünket, " társasá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0</text:p>
          </table:table-cell>
          <table:table-cell office:value-type="string" calcext:value-type="string">
            <text:p><text:s text:c="8"/>cégnek az önkormányzat pénzéből. Ezt a hiány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így fedezni. Kaszást 1999-ben első foko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1</text:p>
          </table:table-cell>
          <table:table-cell office:value-type="string" calcext:value-type="string">
            <text:p><text:s text:c="6"/>törvényalkotás helyett kormányrendeleti szinte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rendezni az ügyet. A kormány döntés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3</text:p>
          </table:table-cell>
          <table:table-cell office:value-type="string" calcext:value-type="string">
            <text:p><text:s text:c="10"/>felét méla unalomban szemlélő nézők számár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dekesebbé, izgalmasabbá tenni a játék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4</text:p>
          </table:table-cell>
          <table:table-cell office:value-type="string" calcext:value-type="string">
            <text:p><text:s text:c="16"/>elégedett. Egy ügyfél rádiótelefonjá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tesíteni a rendőrséget, ám a távozófél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5</text:p>
          </table:table-cell>
          <table:table-cell office:value-type="string" calcext:value-type="string">
            <text:p><text:s text:c="11"/>amellyel Komora Imre melletti kitartásuka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ifejezni. - Komora mellett va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099</text:p>
          </table:table-cell>
          <table:table-cell office:value-type="string" calcext:value-type="string">
            <text:p><text:s text:c="14"/>kiderítésére, Pintér Sándor valóba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-e öletni Tasnádi Pétert vagy alapos gyanú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02</text:p>
          </table:table-cell>
          <table:table-cell office:value-type="string" calcext:value-type="string">
            <text:p><text:s text:c="14"/>akartunk lelki feláldozást, s egyszerre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jól kormányozni az országot. Nos, csak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0</text:p>
          </table:table-cell>
          <table:table-cell office:value-type="string" calcext:value-type="string">
            <text:p><text:s text:c="12"/>ki ezt a sportot. Korábban már kétszer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jezni: az 1996-os calgaryi vb után, majd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1</text:p>
          </table:table-cell>
          <table:table-cell office:value-type="string" calcext:value-type="string">
            <text:p><text:s text:c="13"/>azért robbant ki, mert az új igazgató 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lágítani a médium gazdálkodását, me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2</text:p>
          </table:table-cell>
          <table:table-cell office:value-type="string" calcext:value-type="string">
            <text:p><text:s text:c="6"/>bravuroskodásának. A fürdőző társaság bámulat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kelteni veszélyes hősködésével, de odavesze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12</text:p>
          </table:table-cell>
          <table:table-cell office:value-type="string" calcext:value-type="string">
            <text:p><text:s text:c="12"/>torkát napokig szorongatta a félelem.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mulasztani ezt a példátlan, a történelemme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24</text:p>
          </table:table-cell>
          <table:table-cell office:value-type="string" calcext:value-type="string">
            <text:p><text:s text:c="12"/>írta, hogy Szent Ferenc " Greccio mellet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ünnepelni a gyermek Jézus születésének </text:p>
          </table:table-cell>
          <table:table-cell office:value-type="string" calcext:value-type="string">
            <text:p>emlék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34</text:p>
          </table:table-cell>
          <table:table-cell office:value-type="string" calcext:value-type="string">
            <text:p><text:s text:c="11"/>szerint az olasz orvos és barátai igazol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püspök újításait, és nem vitában legyőzn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3</text:p>
          </table:table-cell>
          <table:table-cell office:value-type="string" calcext:value-type="string">
            <text:p><text:s text:c="9"/>amikor a környéken pusztító tűzvész miatt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inni őket. Magyar reformátusok világtalálkozój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3</text:p>
          </table:table-cell>
          <table:table-cell office:value-type="string" calcext:value-type="string">
            <text:p><text:s text:c="8"/>nemhogy fejleszteni, hanem inkább csökkente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BSE-kutatásra szánt anyagi keretet. Ekkor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87</text:p>
          </table:table-cell>
          <table:table-cell office:value-type="string" calcext:value-type="string">
            <text:p><text:s text:c="9"/>illetlen beszéd korlátozásával a kiskorúaka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védeni, tehát nem általában tiltott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0</text:p>
          </table:table-cell>
          <table:table-cell office:value-type="string" calcext:value-type="string">
            <text:p><text:s text:c="14"/>azonos címmel folytatta. Munkájával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utatni, hogy az újdonsült keresztény tudomány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3</text:p>
          </table:table-cell>
          <table:table-cell office:value-type="string" calcext:value-type="string">
            <text:p><text:s text:c="18"/>nem tanítottak. 4. A gyerekeket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haszontalan ismerettömeggel, a gyakorlatban </text:p>
          </table:table-cell>
          <table:table-cell office:value-type="string" calcext:value-type="string">
            <text:p>… terhelni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6</text:p>
          </table:table-cell>
          <table:table-cell office:value-type="string" calcext:value-type="string">
            <text:p><text:s text:c="10"/>folyamat sikertelenségét a disszimilációva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elcserélni. Az 1941. augusztus 2-á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196</text:p>
          </table:table-cell>
          <table:table-cell office:value-type="string" calcext:value-type="string">
            <text:p><text:s text:c="8"/>álarca mögött a " Róma-barát " keresztények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leckéztetni és elriasztani. A keresztényeke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331</text:p>
          </table:table-cell>
          <table:table-cell office:value-type="string" calcext:value-type="string">
            <text:p><text:s text:c="19"/>érdekes - legyintettem. - Maga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rdezni, hogy a csendes utca új lakói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01</text:p>
          </table:table-cell>
          <table:table-cell office:value-type="string" calcext:value-type="string">
            <text:p><text:s text:c="9"/>jólesett volna elbizonytalanodni. A lán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teni, mit akar Jan, nem volt kedve utaz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22</text:p>
          </table:table-cell>
          <table:table-cell office:value-type="string" calcext:value-type="string">
            <text:p><text:s text:c="7"/>örökölte, és a tavaszi vetés számára elébb f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ásni. Öreg tagjai azonban nem bírják az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24</text:p>
          </table:table-cell>
          <table:table-cell office:value-type="string" calcext:value-type="string">
            <text:p><text:s text:c="14"/>nyújtogatták, mintha legalább a fejüke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olna társaságunkból kiszabadítani. Atyju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24</text:p>
          </table:table-cell>
          <table:table-cell office:value-type="string" calcext:value-type="string">
            <text:p><text:s text:c="13"/>McCoy Anthonyhoz fordult: " Az előbb nem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nékem elmondani történetedet. Ez jogod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26</text:p>
          </table:table-cell>
          <table:table-cell office:value-type="string" calcext:value-type="string">
            <text:p><text:s text:c="8"/>cselekedte, mintha a túlnépesedett Utópiát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üríteni. Hiszen jól tudjátok, n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26</text:p>
          </table:table-cell>
          <table:table-cell office:value-type="string" calcext:value-type="string">
            <text:p><text:s text:c="14"/>amikor a phárszáloszi ütközet előtt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 a küzdelem kimenetelét, amelyben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26</text:p>
          </table:table-cell>
          <table:table-cell office:value-type="string" calcext:value-type="string">
            <text:p><text:s text:c="10"/>vele való szövetségét egy és mindörökre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pecsételni. A város valamennyi nevezetességé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43</text:p>
          </table:table-cell>
          <table:table-cell office:value-type="string" calcext:value-type="string">
            <text:p><text:s text:c="19"/>intrikált volna ellene. Görge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minisztertanács orrára kötni, hogy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49</text:p>
          </table:table-cell>
          <table:table-cell office:value-type="string" calcext:value-type="string">
            <text:p><text:s text:c="20"/>ha őfelsége nem akasztat fel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 Paulnak, hogy egy idő óta mérg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60</text:p>
          </table:table-cell>
          <table:table-cell office:value-type="string" calcext:value-type="string">
            <text:p><text:s text:c="4"/>szabadságot engedélyezett nekem. És most ő i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csit a szabadságot ízlelni, - mit tehetünk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471</text:p>
          </table:table-cell>
          <table:table-cell office:value-type="string" calcext:value-type="string">
            <text:p><text:s text:c="11"/>elvtárs azt fogja mondani neki, hogy azér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a letartóztatottak egy kis csoportját a </text:p>
          </table:table-cell>
          <table:table-cell office:value-type="string" calcext:value-type="string">
            <text:p>… elhelyezni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508</text:p>
          </table:table-cell>
          <table:table-cell office:value-type="string" calcext:value-type="string">
            <text:p><text:s text:c="13"/>vagy énekeljenek, amíg tart a zajgás: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rülni a vakrémületet. A ritkár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510</text:p>
          </table:table-cell>
          <table:table-cell office:value-type="string" calcext:value-type="string">
            <text:p><text:s text:c="17"/>már rá se nézett. Nem mintha kímél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magát a látványtól, amelyet ezentú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548</text:p>
          </table:table-cell>
          <table:table-cell office:value-type="string" calcext:value-type="string">
            <text:p><text:s text:c="13"/>ember elővette óráját, és figyelmeztet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 öt perc leteltére, csak tartotta az <text:s/>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551</text:p>
          </table:table-cell>
          <table:table-cell office:value-type="string" calcext:value-type="string">
            <text:p><text:s text:c="11"/>Ilkovitsékkal? Mert az egy család volt! K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47-ben csempészni a vagyonukat. A sok drágak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606</text:p>
          </table:table-cell>
          <table:table-cell office:value-type="string" calcext:value-type="string">
            <text:p><text:s text:c="3"/>kapcsolatot kereső kísérlete kudarcba fulladt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yarázni Zsupinnak, hogy ő negyven év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623</text:p>
          </table:table-cell>
          <table:table-cell office:value-type="string" calcext:value-type="string">
            <text:p><text:s text:c="4"/>bocsátkozott, a helyzetet minden percben javít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. Kalligaro egyszer könyvtárzárás után megvárta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681</text:p>
          </table:table-cell>
          <table:table-cell office:value-type="string" calcext:value-type="string">
            <text:p><text:s text:c="14"/>a kikérdezés, utána a foglyot éppen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ötözni, mikor az őrszem leüzent, ho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01</text:p>
          </table:table-cell>
          <table:table-cell office:value-type="string" calcext:value-type="string">
            <text:p><text:s text:c="14"/>vicsorogva csörtetett ki az ablakon,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eperni a világot, letépni a fák levelei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21</text:p>
          </table:table-cell>
          <table:table-cell office:value-type="string" calcext:value-type="string">
            <text:p><text:s text:c="6"/>közbeszólt: Hagyd abba, anya, hagyd abba! -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llani, ahogy Lackó kiforgatja mackó ké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52</text:p>
          </table:table-cell>
          <table:table-cell office:value-type="string" calcext:value-type="string">
            <text:p><text:s text:c="12"/>Ha a lányt nem láthatta, legalább az idő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hosszabbítani, amíg várhat rá. Margi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59</text:p>
          </table:table-cell>
          <table:table-cell office:value-type="string" calcext:value-type="string">
            <text:p><text:s text:c="18"/>még egy vodkát és egy sört. Husz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oglalni magát valamivel, amíg megérkezi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66</text:p>
          </table:table-cell>
          <table:table-cell office:value-type="string" calcext:value-type="string">
            <text:p><text:s text:c="7"/>különösebben az egész katonai szolgálat, de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rülni a bonyodalmakat, ezért határozott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66</text:p>
          </table:table-cell>
          <table:table-cell office:value-type="string" calcext:value-type="string">
            <text:p><text:s text:c="13"/>. Ott az irodájában tartóztatták le, elő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nni a pisztolyát, úgy csavarták ki 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80</text:p>
          </table:table-cell>
          <table:table-cell office:value-type="string" calcext:value-type="string">
            <text:p><text:s text:c="11"/>dacos bizonyításvágyat keltett bennük.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utatni, hogy méltatlanul tekintik ők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87</text:p>
          </table:table-cell>
          <table:table-cell office:value-type="string" calcext:value-type="string">
            <text:p><text:s text:c="14"/>őr. - Pedig egyszer már az anyját is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úrni. Odamegyünk a rácshoz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94</text:p>
          </table:table-cell>
          <table:table-cell office:value-type="string" calcext:value-type="string">
            <text:p><text:s text:c="11"/>megközelítésére. Nem látta jelét, va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omásul venni, hogy megfigyelésére épp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794</text:p>
          </table:table-cell>
          <table:table-cell office:value-type="string" calcext:value-type="string">
            <text:p><text:s text:c="12"/>ugyan, mert hősiesen akart viselkedni,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győzni a rettenetes hajlamát és az anya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803</text:p>
          </table:table-cell>
          <table:table-cell office:value-type="string" calcext:value-type="string">
            <text:p><text:s text:c="14"/>hogy Csehov itt inkább csak Tuzenbacho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jellemezni. Hősei közt vannak olyanok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816</text:p>
          </table:table-cell>
          <table:table-cell office:value-type="string" calcext:value-type="string">
            <text:p><text:s text:c="12"/>oldala is van: súgod oda ellépőben. " E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, vagy legalább éreztetni, de n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816</text:p>
          </table:table-cell>
          <table:table-cell office:value-type="string" calcext:value-type="string">
            <text:p><text:s text:c="14"/>bírálni vagy legalábbis nemcsak bírál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t, amit hőse körül bemutat, hanem a végzettel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826</text:p>
          </table:table-cell>
          <table:table-cell office:value-type="string" calcext:value-type="string">
            <text:p><text:s text:c="13"/>mintha csak álmában fészkelődne. Ez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átni, egyáltalán nem akart többé lát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912</text:p>
          </table:table-cell>
          <table:table-cell office:value-type="string" calcext:value-type="string">
            <text:p><text:s text:c="4"/>Orákulumát és ritka Sybilla-könyveket, de Uri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llani, úgysincs ideje elolvasni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929</text:p>
          </table:table-cell>
          <table:table-cell office:value-type="string" calcext:value-type="string">
            <text:p><text:s text:c="12"/>ülést november végén váratlanul folytat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, tudhatta, hogy én nagyon örültem neki.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937</text:p>
          </table:table-cell>
          <table:table-cell office:value-type="string" calcext:value-type="string">
            <text:p><text:s text:c="11"/>figyeltem, hanem a másik gyerekre, aki ú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agyni a váratlanul ellenséges terepe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939</text:p>
          </table:table-cell>
          <table:table-cell office:value-type="string" calcext:value-type="string">
            <text:p><text:s/>megvalósíthatatlan. Ön ebben a szakköri évben a minores-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ismertetni, klasszikus irodalmunk n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1953</text:p>
          </table:table-cell>
          <table:table-cell office:value-type="string" calcext:value-type="string">
            <text:p><text:s text:c="11"/>története! Képzelheted, régi, poros könyv, ali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iadni. Egész délelőtt olvasgattam. Mos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009</text:p>
          </table:table-cell>
          <table:table-cell office:value-type="string" calcext:value-type="string">
            <text:p><text:s text:c="18"/>nem tett újabb kérdést, Balázs pedig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gondolni jól a szót. Tett-vett magában,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017</text:p>
          </table:table-cell>
          <table:table-cell office:value-type="string" calcext:value-type="string">
            <text:p><text:s text:c="13"/>följegyzés volt. Becsukta az ablakot, halla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, jönnek -e a nagyobbik szobából most i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029</text:p>
          </table:table-cell>
          <table:table-cell office:value-type="string" calcext:value-type="string">
            <text:p><text:s text:c="16"/>... de az az újpesti Pozsonyi u...! És a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hogy egy állatorvosi rendelőbe viszi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029</text:p>
          </table:table-cell>
          <table:table-cell office:value-type="string" calcext:value-type="string">
            <text:p><text:s text:c="17"/>fali fűodújába érkezett!! Ott másikunk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egíteni odavitt kalitkájába, de Nyusz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033</text:p>
          </table:table-cell>
          <table:table-cell office:value-type="string" calcext:value-type="string">
            <text:p><text:s text:c="18"/>Még odább van. Odább attól, aminek ven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aminek várták. Ahogy Ottlikot kanonizálták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065</text:p>
          </table:table-cell>
          <table:table-cell office:value-type="string" calcext:value-type="string">
            <text:p><text:s text:c="19"/>te is Benét. És Mr. Tradics nyilván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rdezni, hogy valami különös ismertetőjel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065</text:p>
          </table:table-cell>
          <table:table-cell office:value-type="string" calcext:value-type="string">
            <text:p><text:s text:c="18"/>Kedve lett volna felhívni Tradicsot.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degesíteni. Megállt, telefonált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066</text:p>
          </table:table-cell>
          <table:table-cell office:value-type="string" calcext:value-type="string">
            <text:p><text:s text:c="16"/>csapták ki az iskolából, hogy a tanító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rni, és ő visszaütötte egy vésővel, ami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066</text:p>
          </table:table-cell>
          <table:table-cell office:value-type="string" calcext:value-type="string">
            <text:p><text:s text:c="20"/>De nem ez volt a fő. Hanem az, hogy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csalni tőle cifra faragású somfabotját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46</text:p>
          </table:table-cell>
          <table:table-cell office:value-type="string" calcext:value-type="string">
            <text:p><text:s text:c="17"/>módosító javaslatokat: pusztán még tovább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pontosítani azokat a jogi elemeket, amely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0</text:p>
          </table:table-cell>
          <table:table-cell office:value-type="string" calcext:value-type="string">
            <text:p><text:s text:c="12"/>képviselőtársunk ismertetett. Valószínűleg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hallani, de ez is elhangzott a nyilvánosság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4</text:p>
          </table:table-cell>
          <table:table-cell office:value-type="string" calcext:value-type="string">
            <text:p><text:s text:c="14"/>állami tulajdonban levő szövetkezeti vagyon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önök értékesíteni. Úgyhogy tisztelt képviselőtársai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6</text:p>
          </table:table-cell>
          <table:table-cell office:value-type="string" calcext:value-type="string">
            <text:p><text:s text:c="16"/>ország. Tehát ha egy választópolgár nagyo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tudni, akkor a mi adatainkból tudt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6</text:p>
          </table:table-cell>
          <table:table-cell office:value-type="string" calcext:value-type="string">
            <text:p><text:s text:c="18"/>Tanács nem azért tárgyalta meg, mert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ézni, hogy ez most a nyugdíjemelésekr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58</text:p>
          </table:table-cell>
          <table:table-cell office:value-type="string" calcext:value-type="string">
            <text:p><text:s text:c="17"/>Az elnök csenget.) negyedmilliós tömegnek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áttatni. (Zaj, közbeszólások mindké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63</text:p>
          </table:table-cell>
          <table:table-cell office:value-type="string" calcext:value-type="string">
            <text:p><text:s text:c="24"/>MDF fondorkodva és ravaszkodva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egíteni a miniszterelnököt, azt kérem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67</text:p>
          </table:table-cell>
          <table:table-cell office:value-type="string" calcext:value-type="string">
            <text:p><text:s text:c="16"/>erőfeszítéseire is emlékezhetnek, akik f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deríteni, hogy mi is történt valójában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3</text:p>
          </table:table-cell>
          <table:table-cell office:value-type="string" calcext:value-type="string">
            <text:p><text:s text:c="14"/>idején, és mégsem nyilatkozott rá, tehá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 Országgyűlés ellenőrzési funkciójának </text:p>
          </table:table-cell>
          <table:table-cell office:value-type="string" calcext:value-type="string">
            <text:p>… részét elismer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6</text:p>
          </table:table-cell>
          <table:table-cell office:value-type="string" calcext:value-type="string">
            <text:p><text:s text:c="13"/>értünk el: eddig a Kisgazdapárt csak 50 évv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sszaforgatni az idő kerekét, amikor vissz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7</text:p>
          </table:table-cell>
          <table:table-cell office:value-type="string" calcext:value-type="string">
            <text:p><text:s text:c="15"/>szövetkezeteknek a tulajdonszerzését is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kadályozni, de lehetséges, hogy ez vol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7</text:p>
          </table:table-cell>
          <table:table-cell office:value-type="string" calcext:value-type="string">
            <text:p><text:s text:c="14"/>köztartozást, ezt a halmazt valahogy kezel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. De óhatatlanul előjönnek azok a problémák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79</text:p>
          </table:table-cell>
          <table:table-cell office:value-type="string" calcext:value-type="string">
            <text:p><text:s text:c="17"/>Fidesz politikusai nem értették, vagy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érteni azt, amit ez a kijelentés tartalm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0</text:p>
          </table:table-cell>
          <table:table-cell office:value-type="string" calcext:value-type="string">
            <text:p><text:s text:c="17"/>költségvetési bizottság ülésén sem nagyo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kormánypárti képviselők a figyelmüket </text:p>
          </table:table-cell>
          <table:table-cell office:value-type="string" calcext:value-type="string">
            <text:p>… fordíta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1</text:p>
          </table:table-cell>
          <table:table-cell office:value-type="string" calcext:value-type="string">
            <text:p><text:s text:c="14"/>valóban szükség volt. Nem a környéken élőke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sújtani, hanem műszaki szempontból elkerülhetetl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3</text:p>
          </table:table-cell>
          <table:table-cell office:value-type="string" calcext:value-type="string">
            <text:p><text:s text:c="16"/>szélsőségesekhez tartozik -e, Kvasnica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ommentálni, állítása szerint ezzel ne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5</text:p>
          </table:table-cell>
          <table:table-cell office:value-type="string" calcext:value-type="string">
            <text:p><text:s text:c="15"/>éreztük, ám éppen ezzel a viszonyulásunkkal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újból és újból elmondani, hogy mi béké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5</text:p>
          </table:table-cell>
          <table:table-cell office:value-type="string" calcext:value-type="string">
            <text:p><text:s text:c="17"/>mint amellyel Jézus saját maga küldetés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jellemezni, akkor benne a következő jegyekr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8</text:p>
          </table:table-cell>
          <table:table-cell office:value-type="string" calcext:value-type="string">
            <text:p><text:s text:c="15"/>módon. " Követni akarta Krisztust és méltó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olgálni népét, Krisztus tanítása szerint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89</text:p>
          </table:table-cell>
          <table:table-cell office:value-type="string" calcext:value-type="string">
            <text:p><text:s text:c="19"/>király fellépett Szórád ellen is, és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t űzni. Így került ebbe a térségbe, a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191</text:p>
          </table:table-cell>
          <table:table-cell office:value-type="string" calcext:value-type="string">
            <text:p><text:s text:c="19"/>magyarság büszkeségében való megtörés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olgálni az országot megszállás alat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doc#2201</text:p>
          </table:table-cell>
          <table:table-cell table:style-name="ce15" office:value-type="string" calcext:value-type="string">
            <text:p><text:s text:c="17"/>hadakozni, de legyűrni őket valójában nem </text:p>
          </table:table-cell>
          <table:table-cell table:style-name="ce15" office:value-type="string" calcext:value-type="string">
            <text:p><text:s/>akarták </text:p>
          </table:table-cell>
          <table:table-cell table:style-name="ce15" office:value-type="string" calcext:value-type="string">
            <text:p>. Jól lehetett velük riogatni. A mindenkori </text:p>
          </table:table-cell>
          <table:table-cell table:style-name="ce15"/>
          <table:table-cell table:style-name="ce34" office:value-type="float" office:value="231" calcext:value-type="float">
            <text:p>23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03</text:p>
          </table:table-cell>
          <table:table-cell office:value-type="string" calcext:value-type="string">
            <text:p><text:s text:c="18"/>a Árok Kornél leváltása mellett, mert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erülni, hogy a mozgalom mögött bármily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05</text:p>
          </table:table-cell>
          <table:table-cell office:value-type="string" calcext:value-type="string">
            <text:p><text:s text:c="16"/>álltak, és odatették a székeiket, ahová l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enni a mobil kerítéseket, így ideiglenes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06</text:p>
          </table:table-cell>
          <table:table-cell office:value-type="string" calcext:value-type="string">
            <text:p><text:s text:c="17"/>júniusban hagyta el az országot, mer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nevét adni a kormány cigányokat megnyomorító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08</text:p>
          </table:table-cell>
          <table:table-cell office:value-type="string" calcext:value-type="string">
            <text:p><text:s text:c="12"/>mozgalom a mostani szombatot szimbolikus nappá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enni: 82 ország 951 városában (köztü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10</text:p>
          </table:table-cell>
          <table:table-cell office:value-type="string" calcext:value-type="string">
            <text:p><text:s text:c="14"/>nagyon megcsinálták a céget (mert nagyon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csinálni), megmaradtak annak a garázsbandána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15</text:p>
          </table:table-cell>
          <table:table-cell office:value-type="string" calcext:value-type="string">
            <text:p><text:s text:c="19"/>lökte. Egy szűk utcában a parkoló autó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emélygépkocsijával kikerülni egy 27 éve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23</text:p>
          </table:table-cell>
          <table:table-cell office:value-type="string" calcext:value-type="string">
            <text:p><text:s text:c="18"/>. Aztán lassan csend lett, és már le s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ngedni a színpadról. Játékát Al Di Meol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29</text:p>
          </table:table-cell>
          <table:table-cell office:value-type="string" calcext:value-type="string">
            <text:p><text:s text:c="11"/>megmutatni, tanácsadói feltehetően szerethetővé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enni a politikust. Mesterházy pedig az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33</text:p>
          </table:table-cell>
          <table:table-cell office:value-type="string" calcext:value-type="string">
            <text:p><text:s text:c="18"/>alatt volt, mint mások. A férfi csak jó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égezni a munkáját, de ez a helyzet má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35</text:p>
          </table:table-cell>
          <table:table-cell office:value-type="string" calcext:value-type="string">
            <text:p><text:s text:c="21"/>&amp;rdquo; Gyurcsány elmondta: folyta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közös munkát. &amp;ldquo;Lett volna még dolgunk&amp;rdquo;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45</text:p>
          </table:table-cell>
          <table:table-cell office:value-type="string" calcext:value-type="string">
            <text:p><text:s text:c="15"/>Trek: The Next Generation producerei el s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hinni, amikor Goldberg jelezte, hogy ő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2</text:p>
          </table:table-cell>
          <table:table-cell office:value-type="string" calcext:value-type="string">
            <text:p><text:s text:c="13"/>bizonyítani, hogy Tóth a 30 milliós hiányt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" papíroztatni ". Tóth szerint az ügy felmelegítésév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6</text:p>
          </table:table-cell>
          <table:table-cell office:value-type="string" calcext:value-type="string">
            <text:p><text:s text:c="18"/>, mint társai. Pedig az óvodában még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uktatni, mert állítólag szörnyen viselkedet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7</text:p>
          </table:table-cell>
          <table:table-cell office:value-type="string" calcext:value-type="string">
            <text:p><text:s text:c="16"/>utóbbi hét évben tönkretették, akik vissz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orgatni az idő kerekét. A Fidesz elnök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58</text:p>
          </table:table-cell>
          <table:table-cell office:value-type="string" calcext:value-type="string">
            <text:p><text:s text:c="7"/>adóváltoztatásokat. Gyurcsány azonban mindenképp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rülni az előrehozott választásokat, mer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4</text:p>
          </table:table-cell>
          <table:table-cell office:value-type="string" calcext:value-type="string">
            <text:p><text:s text:c="17"/>keretében indított aláírásgyűjtésével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érni, hogy az Országgyűlés egyházké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5</text:p>
          </table:table-cell>
          <table:table-cell office:value-type="string" calcext:value-type="string">
            <text:p><text:s text:c="18"/>pártelnök ugyanis elsősorban a változás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ngsúlyozni 1848 kapcsán - tette hozzá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6</text:p>
          </table:table-cell>
          <table:table-cell office:value-type="string" calcext:value-type="string">
            <text:p><text:s text:c="15"/>ennek kapcsán elmondta: az új törvénnyel k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üszöbölni a korábbi szabályozás hiányosság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6</text:p>
          </table:table-cell>
          <table:table-cell office:value-type="string" calcext:value-type="string">
            <text:p><text:s text:c="18"/>" jellegű felszólalásra készült, mert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orolni, mit tettek az elmúlt két hét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68</text:p>
          </table:table-cell>
          <table:table-cell office:value-type="string" calcext:value-type="string">
            <text:p><text:s text:c="15"/>telefonált, mert hajléktalanként él, és f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át vetetni a pszichiátriára. Előállítását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0</text:p>
          </table:table-cell>
          <table:table-cell office:value-type="string" calcext:value-type="string">
            <text:p><text:s text:c="16"/>magyar becsléseket. " 2002-ben, amikor f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deríteni a zsebszerződéseket, mindössz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8"/>az egyezség értelmében - amellyel vissz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csalogatni a síita mozgalmat a politika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9"/>Mihajlovics a megbeszéléseket csak arr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használni, hogy Titót eltegyék láb aló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14"/>Pavel Landovskyval a cseh kormány épületéhez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juttatni a Charta ' 77-et, ám menetközb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3</text:p>
          </table:table-cell>
          <table:table-cell office:value-type="string" calcext:value-type="string">
            <text:p><text:s text:c="21"/>5 százalékot. Astrasbourgi zsinagógá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levegőbe repíteni NÉPSZAVA Online 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4</text:p>
          </table:table-cell>
          <table:table-cell office:value-type="string" calcext:value-type="string">
            <text:p><text:s text:c="19"/>műsorban szóba került, hogy Sztálin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orthyt nemzetközi bíróság elé állítani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4</text:p>
          </table:table-cell>
          <table:table-cell office:value-type="string" calcext:value-type="string">
            <text:p><text:s text:c="18"/>A másik: Krisztus feltámadásának hírév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oltalmazni termőföldjeiket a természet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5</text:p>
          </table:table-cell>
          <table:table-cell office:value-type="string" calcext:value-type="string">
            <text:p><text:s text:c="17"/>jutalmul kihagyhatják a középdöntőt. " Ki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használni azt a lehetőséget, hogy egyene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12"/>gyújtottam -e fel a házamat. A tűzoltó meg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udni, hogy nem loptuk -e a villanyáramo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9"/>összeállítóinak nyilatkozata szerint azt a hatás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érni, mint amikor " nagyszájú, neveletl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12"/>döntések felelősségét magára vállalta, mente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barátait: Amint Jánosi Ferenc gyermekei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13"/>elbukta a választásokat. Rockenbauer ugyan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ismételni, amit szintén az ő segítségéve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88</text:p>
          </table:table-cell>
          <table:table-cell office:value-type="string" calcext:value-type="string">
            <text:p><text:s text:c="16"/>ítélet után sem fizetett. Az alperesek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indítani a felszámolást, ám, miután felszámolás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291</text:p>
          </table:table-cell>
          <table:table-cell office:value-type="string" calcext:value-type="string">
            <text:p><text:s text:c="13"/>alighanem előre látva a következményeket,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utatni, hogy ki az úr a pártban. Megmutat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1</text:p>
          </table:table-cell>
          <table:table-cell office:value-type="string" calcext:value-type="string">
            <text:p><text:s text:c="15"/>2010-ben megérkezik, az angolok méltó módo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úcsúztatni az Arnage-t a Párizsi Autószalono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04</text:p>
          </table:table-cell>
          <table:table-cell office:value-type="string" calcext:value-type="string">
            <text:p><text:s text:c="18"/>játékot nyúzta és élőben is reprodukál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" tökéltetes kört a Nürburgringen ".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1</text:p>
          </table:table-cell>
          <table:table-cell office:value-type="string" calcext:value-type="string">
            <text:p><text:s text:c="10"/>barátnőjéhez. A cikk szerint Cameron eleinte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 a sajtóban megjelent, Justin hűtlenségéről </text:p>
          </table:table-cell>
          <table:table-cell office:value-type="string" calcext:value-type="string">
            <text:p>… híreke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23</text:p>
          </table:table-cell>
          <table:table-cell office:value-type="string" calcext:value-type="string">
            <text:p><text:s text:c="7"/>rendszereket, és ezt tudva valószínűleg a legjobba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dni. Nagyon helyes. Remélem, hogy így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6</text:p>
          </table:table-cell>
          <table:table-cell office:value-type="string" calcext:value-type="string">
            <text:p><text:s text:c="16"/>nem utazott ki. A Slavia és a Sparta is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igazolni, és bár klubja a Slaviával egyezet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38</text:p>
          </table:table-cell>
          <table:table-cell office:value-type="string" calcext:value-type="string">
            <text:p><text:s text:c="16"/>sikerült előremozdítani a projektet. Ők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dönteni valamiről, amiben én hittem, hogy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40</text:p>
          </table:table-cell>
          <table:table-cell office:value-type="string" calcext:value-type="string">
            <text:p><text:s text:c="19"/>vággyal is; ezután nyilván a filmet s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isszanevezni az eredetire. 4. Zseniké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41</text:p>
          </table:table-cell>
          <table:table-cell office:value-type="string" calcext:value-type="string">
            <text:p><text:s text:c="18"/>? (How Do You Know, február 24.) - Hinni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, hogy ez a James L. Brooks-komédia jól <text:s/>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43</text:p>
          </table:table-cell>
          <table:table-cell office:value-type="string" calcext:value-type="string">
            <text:p><text:s text:c="17"/>akartak komoly problémát okozni, csak f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hívni magukra a figyelmet. Meg lehet érten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48</text:p>
          </table:table-cell>
          <table:table-cell office:value-type="string" calcext:value-type="string">
            <text:p><text:s text:c="18"/>volt szükségünk, ennek infrastruktúrájá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hitelből fedezni " - magyarázta. Az osztráko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55</text:p>
          </table:table-cell>
          <table:table-cell office:value-type="string" calcext:value-type="string">
            <text:p><text:s text:c="15"/>Fidesszel kötött megegyezésben. zsoltlu Fö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gyújtani magát egy benzinkútnál Dunaújváro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58</text:p>
          </table:table-cell>
          <table:table-cell office:value-type="string" calcext:value-type="string">
            <text:p><text:s text:c="15"/>törvényes keretek között demonstráltak, így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ifejezni indulataikat egy olyan magatartássa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0</text:p>
          </table:table-cell>
          <table:table-cell office:value-type="string" calcext:value-type="string">
            <text:p><text:s text:c="16"/>valószínűleg mégsem annyira Magyarországo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enyújtani a kérelmüket ". Lehetséges,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1</text:p>
          </table:table-cell>
          <table:table-cell office:value-type="string" calcext:value-type="string">
            <text:p><text:s text:c="18"/>előbújt rejtekhelyéről, a barátaival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ünnepelni, hogy szabad ember lesz. A lakásbó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3</text:p>
          </table:table-cell>
          <table:table-cell office:value-type="string" calcext:value-type="string">
            <text:p><text:s text:c="12"/>Tagadta a vád azon részét is, amely szerint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hagyni a helyszínt, annyit azon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4</text:p>
          </table:table-cell>
          <table:table-cell office:value-type="string" calcext:value-type="string">
            <text:p><text:s text:c="19"/>figyeltette a nőt, de tagadta, hogy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olna öletni. A vádirat szerint Tasnád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7</text:p>
          </table:table-cell>
          <table:table-cell office:value-type="string" calcext:value-type="string">
            <text:p><text:s text:c="12"/>stresszes kampányon volt túl, és mindenáron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nni nyaralni a családját - mondta. "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67</text:p>
          </table:table-cell>
          <table:table-cell office:value-type="string" calcext:value-type="string">
            <text:p><text:s text:c="10"/>készségesen segített, de amikor az ágyneműtartó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lenőrizni, azt állította, hogy a búto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72</text:p>
          </table:table-cell>
          <table:table-cell office:value-type="string" calcext:value-type="string">
            <text:p><text:s text:c="19"/>az épületekhez " - mondta Such. Olyanná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enni a közrádiót, ahogy egy közrádió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72</text:p>
          </table:table-cell>
          <table:table-cell office:value-type="string" calcext:value-type="string">
            <text:p><text:s text:c="19"/>gázszerelőt Budapesten A megrendelő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fizetni a 65 ezres számlát, ezért a szerelő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72</text:p>
          </table:table-cell>
          <table:table-cell office:value-type="string" calcext:value-type="string">
            <text:p><text:s text:c="15"/>ELTE-n Több egyetemről verbuválódott diákok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eloszlatni az ELTE-n lévő egyetemfoglalás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4</text:p>
          </table:table-cell>
          <table:table-cell office:value-type="string" calcext:value-type="string">
            <text:p><text:s text:c="15"/>ismét " az ország élére akartak állni ",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oglalni azt a helyet, amelyet a milosevic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5</text:p>
          </table:table-cell>
          <table:table-cell office:value-type="string" calcext:value-type="string">
            <text:p><text:s text:c="18"/>gyanították, hogy a brit gépet hatalmáb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ríteni, és neki akarta vezetni valamel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6</text:p>
          </table:table-cell>
          <table:table-cell office:value-type="string" calcext:value-type="string">
            <text:p><text:s text:c="19"/>feltehetően a piac melletti rendőrőrsö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célba venni. Irak nyugati részén,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8</text:p>
          </table:table-cell>
          <table:table-cell office:value-type="string" calcext:value-type="string">
            <text:p><text:s text:c="14"/>burkolózó volt ügyész követelését, amely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kadályozni ezt. Sokallják a magyar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399</text:p>
          </table:table-cell>
          <table:table-cell office:value-type="string" calcext:value-type="string">
            <text:p><text:s text:c="19"/>köztársasági elnökről: " színész, és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csábítani Franciaországot ". A köztársaság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1</text:p>
          </table:table-cell>
          <table:table-cell office:value-type="string" calcext:value-type="string">
            <text:p><text:s text:c="14"/>német teherszállítóhajót, a Hansa Stavanger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rohamozni a német rendőrök. A GSG-9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2</text:p>
          </table:table-cell>
          <table:table-cell office:value-type="string" calcext:value-type="string">
            <text:p><text:s text:c="16"/>lépni a PDL-lel, a PSD-t pedig Basescu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kormány közelébe engedni, így csak a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2</text:p>
          </table:table-cell>
          <table:table-cell office:value-type="string" calcext:value-type="string">
            <text:p><text:s text:c="11"/>tulajdonosát, a BP brit olajcéget, hogy pénzér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venni a legjobb kutatók hallgatását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3</text:p>
          </table:table-cell>
          <table:table-cell office:value-type="string" calcext:value-type="string">
            <text:p><text:s text:c="14"/>eseményeken, szintén alaposabban ellenőriz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, szerint azért, mert egy arab kollégájával 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3</text:p>
          </table:table-cell>
          <table:table-cell office:value-type="string" calcext:value-type="string">
            <text:p><text:s text:c="16"/>egész akciót, és a kitalált merényletekk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szilárdítani a hatalmát. Ez a vád később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3</text:p>
          </table:table-cell>
          <table:table-cell office:value-type="string" calcext:value-type="string">
            <text:p><text:s text:c="14"/>miért - sztriptízbe kezdett, és a kidobók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ávolítani, mire az ifjú Kadhafi nekik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7</text:p>
          </table:table-cell>
          <table:table-cell office:value-type="string" calcext:value-type="string">
            <text:p><text:s text:c="13"/>népszerűsítésére hivatott, a kutatók csak a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ebizonyítani, hogy egy-két pohárka mé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08</text:p>
          </table:table-cell>
          <table:table-cell office:value-type="string" calcext:value-type="string">
            <text:p><text:s text:c="15"/>megpróbálták eladni a képeket, de senki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kért összeget kifizetni a fotókért.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14</text:p>
          </table:table-cell>
          <table:table-cell office:value-type="string" calcext:value-type="string">
            <text:p><text:s text:c="19"/>el a történetet, a filmben jobban körü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járni Blanchett, a fiatal, szexbotrányba </text:p>
          </table:table-cell>
          <table:table-cell office:value-type="string" calcext:value-type="string">
            <text:p>… karakter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16</text:p>
          </table:table-cell>
          <table:table-cell office:value-type="string" calcext:value-type="string">
            <text:p><text:s text:c="16"/>pénzt - a gázsi hetven százalékát- már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odaadni. Ennek ellenére még ők támadt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24</text:p>
          </table:table-cell>
          <table:table-cell office:value-type="string" calcext:value-type="string">
            <text:p><text:s text:c="14"/>kizártnak, hogy Lendoiro csak még jobban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avarni az újságírókat, amikor a londoni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27</text:p>
          </table:table-cell>
          <table:table-cell office:value-type="string" calcext:value-type="string">
            <text:p><text:s text:c="22"/>Ferguson marad a MU élén Beckham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rni Fergusont Ferguson majdnem fejbe <text:s/>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c#2431</text:p>
          </table:table-cell>
          <table:table-cell office:value-type="string" calcext:value-type="string">
            <text:p><text:s text:c="19"/>kétséges, mi történt. " Tina azonnal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gyni a kabint, de John szólt, hogy egy 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39</text:p>
          </table:table-cell>
          <table:table-cell office:value-type="string" calcext:value-type="string">
            <text:p><text:s text:c="20"/>parti 1970-ből Nagy tervei voltak,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dönteni Lasker " uralkodásának " 27 éves </text:p>
          </table:table-cell>
          <table:table-cell office:value-type="string" calcext:value-type="string">
            <text:p>rekordjá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2</text:p>
          </table:table-cell>
          <table:table-cell office:value-type="string" calcext:value-type="string">
            <text:p><text:s text:c="18"/>Boksz Csötönyi: Erdeit és Balzsayt is b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áldozni&amp;gt;&amp;gt;&amp;gt; http://www.origo.hu/sport/boksz/20091230-csotonyi-sandor-kommentalja-2009-legfontosabb-bokszhireit.htm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5</text:p>
          </table:table-cell>
          <table:table-cell office:value-type="string" calcext:value-type="string">
            <text:p><text:s text:c="15"/>fogalmazott ennél, szerinte az Universum b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áldozni önt, csakúgy, mint Erdei Zsolt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7</text:p>
          </table:table-cell>
          <table:table-cell office:value-type="string" calcext:value-type="string">
            <text:p><text:s text:c="14"/>Premier League korábbi klasszisa a feleség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okkolni, és közben halálos baleset ér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8</text:p>
          </table:table-cell>
          <table:table-cell office:value-type="string" calcext:value-type="string">
            <text:p><text:s text:c="16"/>hogy miért verekedett, azt mondta, hogy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opni az arany nyakláncát, csak önvédelembő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9</text:p>
          </table:table-cell>
          <table:table-cell office:value-type="string" calcext:value-type="string">
            <text:p><text:s text:c="15"/>saját védője, Juanan tréfálta meg, aki haz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jelni neki a labdát, de Giefer már úto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49</text:p>
          </table:table-cell>
          <table:table-cell office:value-type="string" calcext:value-type="string">
            <text:p><text:s text:c="19"/>a múlton, a legjobb jelenlegi formánka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megmutatni. Véleményem szerint a mérkőzé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54</text:p>
          </table:table-cell>
          <table:table-cell office:value-type="string" calcext:value-type="string">
            <text:p><text:s text:c="16"/>foglyul ejtett, akik csak az igazi libáka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efotózni az eredeti, falusi környezetb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62</text:p>
          </table:table-cell>
          <table:table-cell office:value-type="string" calcext:value-type="string">
            <text:p><text:s text:c="12"/>operatőrt is taszigálták, meg is sérült. Be is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iltani a műsort. A Parlamentbe nem tudtun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70</text:p>
          </table:table-cell>
          <table:table-cell office:value-type="string" calcext:value-type="string">
            <text:p><text:s text:c="16"/>amely a Fobosz-Grunt meghibásodásának ok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deríteni. A novemberi start után Föld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79</text:p>
          </table:table-cell>
          <table:table-cell office:value-type="string" calcext:value-type="string">
            <text:p><text:s text:c="19"/>ellen folytattak. A német hatóságok az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udni, hogy végeznek -e a cégek magyarország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494</text:p>
          </table:table-cell>
          <table:table-cell office:value-type="string" calcext:value-type="string">
            <text:p><text:s text:c="20"/>fennhatóságuk alá akartak vonni. Miér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 ügyészség a fennhatósága alá vonni?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0</text:p>
          </table:table-cell>
          <table:table-cell office:value-type="string" calcext:value-type="string">
            <text:p><text:s text:c="19"/>fonttal (csaknem hatszázezer forinttal)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játszani a tétet, jóllehet a tipiku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2</text:p>
          </table:table-cell>
          <table:table-cell office:value-type="string" calcext:value-type="string">
            <text:p><text:s text:c="13"/>közötti szakaszán, egy út melletti parkolóba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ebonyolítani. A jármű tankjából egy műanya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2</text:p>
          </table:table-cell>
          <table:table-cell office:value-type="string" calcext:value-type="string">
            <text:p><text:s text:c="16"/>még aznap éjszaka a lajosmizsei OTP-fióko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ifosztani, s hogy akciójukat zavartalanu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8</text:p>
          </table:table-cell>
          <table:table-cell office:value-type="string" calcext:value-type="string">
            <text:p><text:s text:c="18"/>járt a rendőrségen, mert újra és újra k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érdezni, és esetenként több órán át várakoztattá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09</text:p>
          </table:table-cell>
          <table:table-cell office:value-type="string" calcext:value-type="string">
            <text:p><text:s text:c="12"/>leszállt a járművéről, letámasztotta, mert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állítani a Hummert. A konvoj ekkor megáll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10</text:p>
          </table:table-cell>
          <table:table-cell office:value-type="string" calcext:value-type="string">
            <text:p><text:s text:c="19"/>lett a táncparkett, hogy aki ismerősei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otózni, annak nem volt könnyű dolga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17</text:p>
          </table:table-cell>
          <table:table-cell office:value-type="string" calcext:value-type="string">
            <text:p><text:s text:c="12"/>először gr. Vécsey Miklós kamarai kormányzóró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nevezni, de ő ezt elhárította azzal,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18</text:p>
          </table:table-cell>
          <table:table-cell office:value-type="string" calcext:value-type="string">
            <text:p><text:s text:c="17"/>király németjei azonban éppen ezt az idő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elhasználni, hogy a támadástól nem tartó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1</text:p>
          </table:table-cell>
          <table:table-cell office:value-type="string" calcext:value-type="string">
            <text:p><text:s text:c="16"/>például Alain Madelin) egyöntetűen töröl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. Sarkozy az adó csökkentését választotta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1</text:p>
          </table:table-cell>
          <table:table-cell office:value-type="string" calcext:value-type="string">
            <text:p><text:s text:c="14"/>kezelés gyanújával), és az egyházat nyitottá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enni az emberek előtt. Mint teológu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2</text:p>
          </table:table-cell>
          <table:table-cell office:value-type="string" calcext:value-type="string">
            <text:p><text:s text:c="16"/>Szent-Trinitás és Kakonya nevű birtokokka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cserélni. 1466-1483 között Korotnai Jáno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7</text:p>
          </table:table-cell>
          <table:table-cell office:value-type="string" calcext:value-type="string">
            <text:p><text:s text:c="18"/>mindkét McLaren megelőzte. Amikor vissz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őzni Hamiltont, kicsúszott az egyik kanyarba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8</text:p>
          </table:table-cell>
          <table:table-cell office:value-type="string" calcext:value-type="string">
            <text:p><text:s text:c="18"/>a versenyt bármelyik portréfestővel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örni a van Dyck által teremtett arcképfestési </text:p>
          </table:table-cell>
          <table:table-cell office:value-type="string" calcext:value-type="string">
            <text:p>hagyomány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8</text:p>
          </table:table-cell>
          <table:table-cell office:value-type="string" calcext:value-type="string">
            <text:p><text:s text:c="12"/>Vlagyimirt Roman örököseitől - egy idő után b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ejezni a háborút a magyarokkal és megállapodásr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29</text:p>
          </table:table-cell>
          <table:table-cell office:value-type="string" calcext:value-type="string">
            <text:p><text:s text:c="18"/>kellett pusztítania a Gyűrűt. Gollam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pusztulni hagyni a " drágaságát ", rátámad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0</text:p>
          </table:table-cell>
          <table:table-cell office:value-type="string" calcext:value-type="string">
            <text:p><text:s text:c="16"/>több munkáját a Voynich-kéziratban kódolv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juttatni és a törököknek átadni - a kódolással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0</text:p>
          </table:table-cell>
          <table:table-cell office:value-type="string" calcext:value-type="string">
            <text:p><text:s text:c="18"/>" -ben May a gitárjával a hegedű hangj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utánozni, amelyet a Deaky Amp - Deaco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1</text:p>
          </table:table-cell>
          <table:table-cell office:value-type="string" calcext:value-type="string">
            <text:p><text:s text:c="14"/>2001. szeptember 11. előtt az amerikaiak f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dni és a tartományi kormány úgy tervez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5</text:p>
          </table:table-cell>
          <table:table-cell office:value-type="string" calcext:value-type="string">
            <text:p><text:s text:c="23"/>állapotában keresendők. Eleinte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evetni, mivel az 1831-es törvény megtiltotta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7</text:p>
          </table:table-cell>
          <table:table-cell office:value-type="string" calcext:value-type="string">
            <text:p><text:s text:c="7"/>felügyeletet hiányolja, hiszen ők a saját céljaikr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itenyészteni a Tisztelendő Anyák férfi </text:p>
          </table:table-cell>
          <table:table-cell office:value-type="string" calcext:value-type="string">
            <text:p>megfelelőj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9</text:p>
          </table:table-cell>
          <table:table-cell office:value-type="string" calcext:value-type="string">
            <text:p><text:s text:c="18"/>közvetlen elnökválasztáson (1999) i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át mérettetni, ám napokkal a választás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39</text:p>
          </table:table-cell>
          <table:table-cell office:value-type="string" calcext:value-type="string">
            <text:p><text:s text:c="15"/>zenekar koncerteken nyújtott teljesítményé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demonstrálni, de Norman Smith egy jóko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0</text:p>
          </table:table-cell>
          <table:table-cell office:value-type="string" calcext:value-type="string">
            <text:p><text:s text:c="15"/>irodában volt. Sun azt válaszolja, hog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zavarni. Jin a posta után kérdez, amit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3</text:p>
          </table:table-cell>
          <table:table-cell office:value-type="string" calcext:value-type="string">
            <text:p><text:s text:c="18"/>volt, aki - Cicero közlése szerint -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 ő iratait olvasni (Persium non curo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5</text:p>
          </table:table-cell>
          <table:table-cell office:value-type="string" calcext:value-type="string">
            <text:p><text:s text:c="18"/>de megint Neliel nyert. A végső támadás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noitrara verni, de ekkor hirtelen visszaváltoz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46</text:p>
          </table:table-cell>
          <table:table-cell office:value-type="string" calcext:value-type="string">
            <text:p><text:s text:c="17"/>kaptak. Addig sem Török sem Hédervár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ezetni a védelmet. Mialatt távol volt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2</text:p>
          </table:table-cell>
          <table:table-cell office:value-type="string" calcext:value-type="string">
            <text:p><text:s text:c="8"/>mennyiségét. A Capcom a 4 dimenziós ládákat i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üntetni (az egyik ládába berakott tár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3</text:p>
          </table:table-cell>
          <table:table-cell office:value-type="string" calcext:value-type="string">
            <text:p><text:s text:c="11"/>berobbantották. Eredetileg az egész szigetet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üntetni a föld színéről, ezt azonban n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4</text:p>
          </table:table-cell>
          <table:table-cell office:value-type="string" calcext:value-type="string">
            <text:p><text:s text:c="14"/>melynek eredményeképpen a Kwisatz Haderacho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étrehozni. Ekkor már képesek voltak uraln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5</text:p>
          </table:table-cell>
          <table:table-cell office:value-type="string" calcext:value-type="string">
            <text:p><text:s text:c="17"/>felváltására. A szovjetek mindenképpen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erülni, hogy az új Németország döntő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5</text:p>
          </table:table-cell>
          <table:table-cell office:value-type="string" calcext:value-type="string">
            <text:p><text:s text:c="19"/>akarta megadásra bírni, de a király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adni magát a szemében áruló Bourbon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6</text:p>
          </table:table-cell>
          <table:table-cell office:value-type="string" calcext:value-type="string">
            <text:p><text:s text:c="12"/>biztonsági okokból több órával a támadás előt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robbantatni az aknát. A műszakiak és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7</text:p>
          </table:table-cell>
          <table:table-cell office:value-type="string" calcext:value-type="string">
            <text:p><text:s text:c="19"/>mert az Sypig nevű birtokát idegenekne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adni. Ez első okleveles adat után a XV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58</text:p>
          </table:table-cell>
          <table:table-cell office:value-type="string" calcext:value-type="string">
            <text:p><text:s text:c="15"/>terrorista elmondja, hogy ezzel az akcióva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eszégyeníteni az amerikaiakat, folytatv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7</text:p>
          </table:table-cell>
          <table:table-cell office:value-type="string" calcext:value-type="string">
            <text:p><text:s text:c="15"/>melyben Aranyka megtudja, hogy Dagobert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érni a kezét, de végül mégsem tette.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68</text:p>
          </table:table-cell>
          <table:table-cell office:value-type="string" calcext:value-type="string">
            <text:p><text:s text:c="27"/>Kutatásai időgép Ezt társai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emmisíteni, de ő ezt mégsem teszi meg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1</text:p>
          </table:table-cell>
          <table:table-cell office:value-type="string" calcext:value-type="string">
            <text:p><text:s text:c="8"/>örökségétől, főként Jókai műveinek jogdíjától,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osztani, de egyik sem sikerült.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3</text:p>
          </table:table-cell>
          <table:table-cell office:value-type="string" calcext:value-type="string">
            <text:p><text:s text:c="18"/>elsősorban a román etnikumú parasztságo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nyerni. A szélsőséges Vasgárda alapjá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5</text:p>
          </table:table-cell>
          <table:table-cell office:value-type="string" calcext:value-type="string">
            <text:p><text:s text:c="18"/>Cséry összes birtokát az új településhez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csatoltatni, de a kispestiek a Hoffher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7</text:p>
          </table:table-cell>
          <table:table-cell office:value-type="string" calcext:value-type="string">
            <text:p><text:s text:c="17"/>amikor a vallási érdekeket a törvény fölé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helyezni. 390-ben kiközösítéssel fenyegett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8</text:p>
          </table:table-cell>
          <table:table-cell office:value-type="string" calcext:value-type="string">
            <text:p><text:s text:c="17"/>gyűlöl egy embert, mind halálig, ezek s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eloldani. Don Carlos előbb szinlelni akar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79</text:p>
          </table:table-cell>
          <table:table-cell office:value-type="string" calcext:value-type="string">
            <text:p><text:s text:c="13"/>Nyugati pályaudvarra. Talán a gondviselés így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andót előre megjutalmazni, tudva azt, <text:s/>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0</text:p>
          </table:table-cell>
          <table:table-cell office:value-type="string" calcext:value-type="string">
            <text:p><text:s text:c="15"/>katonáknak a parasztok segítettek, akik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osszulni sérelmeiket az elnyomó nemessége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1</text:p>
          </table:table-cell>
          <table:table-cell office:value-type="string" calcext:value-type="string">
            <text:p><text:s text:c="19"/>Three tulajdonának ötven százalékát, le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állítani a műsorát, ezért kilépett. Azó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2</text:p>
          </table:table-cell>
          <table:table-cell office:value-type="string" calcext:value-type="string">
            <text:p><text:s text:c="17"/>és Németország politikai átalakulásá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ismerni. Az 1870-es háború kitörésekor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88</text:p>
          </table:table-cell>
          <table:table-cell office:value-type="string" calcext:value-type="string">
            <text:p><text:s text:c="15"/>Saulnak hívták. Azonban amikor Damaszkuszb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nni a foglyokat, akkor megjelent nek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590</text:p>
          </table:table-cell>
          <table:table-cell office:value-type="string" calcext:value-type="string">
            <text:p><text:s text:c="15"/>átépíteni, aki a Loggia dei Lanzi árkádjai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olytatni körbe a tér mentén, de a maga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05</text:p>
          </table:table-cell>
          <table:table-cell office:value-type="string" calcext:value-type="string">
            <text:p><text:s text:c="12"/>Nothoff Ingrid.: - Nagy László mindenképpen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 azt, hogy Móron mi történt. Ez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09</text:p>
          </table:table-cell>
          <table:table-cell office:value-type="string" calcext:value-type="string">
            <text:p><text:s text:c="18"/>erre hagyatkozott, még olyan áron si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artani magának a hatalmat, amivel közvetlenü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09</text:p>
          </table:table-cell>
          <table:table-cell office:value-type="string" calcext:value-type="string">
            <text:p><text:s text:c="15"/>elmúlt két évben, pedig csak az iskolájuka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menteni. Azt az utat választották, hogy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1</text:p>
          </table:table-cell>
          <table:table-cell office:value-type="string" calcext:value-type="string">
            <text:p><text:s text:c="18"/>MR1 - Hajnal-táj Csak a focikapu hálójá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bevizezni - védekezett a Sió-csatorna menté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2</text:p>
          </table:table-cell>
          <table:table-cell office:value-type="string" calcext:value-type="string">
            <text:p><text:s text:c="19"/>éve Észak-Amerikába tartó repülők sor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robbantani. 8. Veszélyes kórházi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6</text:p>
          </table:table-cell>
          <table:table-cell office:value-type="string" calcext:value-type="string">
            <text:p><text:s text:c="18"/>ötvenéves pedagógust, mert a tanárnő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kadályozni, hogy megverje egy iskolatár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17</text:p>
          </table:table-cell>
          <table:table-cell office:value-type="string" calcext:value-type="string">
            <text:p><text:s text:c="25"/>támogatása.. Mv.: - Igen, ezt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őtti fölvállalni, de aztán rájöttek....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20</text:p>
          </table:table-cell>
          <table:table-cell office:value-type="string" calcext:value-type="string">
            <text:p><text:s text:c="8"/>Süddeutsche Zeitungból. Wulff még december közepé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ejét venni a lakáshitele körül kibontakozó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22</text:p>
          </table:table-cell>
          <table:table-cell office:value-type="string" calcext:value-type="string">
            <text:p><text:s text:c="8"/>Állambiztonsági Szolgálatok Történeti Levéltárátó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tudni: vannak -e olyan adatok, amelye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24</text:p>
          </table:table-cell>
          <table:table-cell office:value-type="string" calcext:value-type="string">
            <text:p><text:s text:c="15"/>vetett be a több ezer ember ellen, akik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kadályozni, hogy az új kormányfő megtarts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25</text:p>
          </table:table-cell>
          <table:table-cell office:value-type="string" calcext:value-type="string">
            <text:p><text:s text:c="24"/>bele a könyvembe. " Rip: - Megír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zt a korszakot, vagy átértelmezni, a saját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2</text:p>
          </table:table-cell>
          <table:table-cell office:value-type="string" calcext:value-type="string">
            <text:p><text:s text:c="12"/>gyerekkor és játszás, nemcsak akkori helyzete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Tamás ezzel mondani, hanem, egy kis város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4</text:p>
          </table:table-cell>
          <table:table-cell office:value-type="string" calcext:value-type="string">
            <text:p><text:s text:c="10"/>asztalára kerültek jelentések formájában. Ő maga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uralni ezt az országot, természetesen Moszkván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7</text:p>
          </table:table-cell>
          <table:table-cell office:value-type="string" calcext:value-type="string">
            <text:p><text:s text:c="15"/>kommunizmus csak lassítani és liberalizál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zt, ami becsületes tartása egy népnek.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8</text:p>
          </table:table-cell>
          <table:table-cell office:value-type="string" calcext:value-type="string">
            <text:p><text:s text:c="17"/>börtönbe szánt üdvözlőlap, a nő a sógor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néhány kedves sorral meglepni a rács mögö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8</text:p>
          </table:table-cell>
          <table:table-cell office:value-type="string" calcext:value-type="string">
            <text:p><text:s text:c="16"/>dunaszerdahelyi járás, magyar családjaihoz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juttatni üzenetét. Vagyis egy fizetet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38</text:p>
          </table:table-cell>
          <table:table-cell office:value-type="string" calcext:value-type="string">
            <text:p><text:s text:c="11"/>tetszett kérdezni, én sem tudom. Pontosan ezért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tudni. Ugye azért is érdekes a dolog, mer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0</text:p>
          </table:table-cell>
          <table:table-cell office:value-type="string" calcext:value-type="string">
            <text:p><text:s text:c="19"/>apropóját az kell, hogy adja, hogy mára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összehívni a Magyar Parlament rendkívüli </text:p>
          </table:table-cell>
          <table:table-cell office:value-type="string" calcext:value-type="string">
            <text:p>ülését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0</text:p>
          </table:table-cell>
          <table:table-cell office:value-type="string" calcext:value-type="string">
            <text:p><text:s text:c="11"/>Szigetmonostor követel. A település már azt s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ngedni, hogy megadják az ideiglenes engedély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1</text:p>
          </table:table-cell>
          <table:table-cell office:value-type="string" calcext:value-type="string">
            <text:p><text:s text:c="15"/>tiltott szimbólumaként. Sajnos detronizál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risztus urunkat a kommunista ateista rezsim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2</text:p>
          </table:table-cell>
          <table:table-cell office:value-type="string" calcext:value-type="string">
            <text:p><text:s text:c="18"/>fellépőket is. Sokan arra hivatkozva s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lhagyni a helyszínt, hogy 70 eurót adt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5</text:p>
          </table:table-cell>
          <table:table-cell office:value-type="string" calcext:value-type="string">
            <text:p><text:s text:c="13"/>gyakorlatilag az autonómia, mert ugye ezt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eírni, mert azt ugye tabunak tartják,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47</text:p>
          </table:table-cell>
          <table:table-cell office:value-type="string" calcext:value-type="string">
            <text:p><text:s text:c="19"/>180 perc A szállítmány célba érkezéséi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itokban tartani az atomvonatot, amely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5</text:p>
          </table:table-cell>
          <table:table-cell office:value-type="string" calcext:value-type="string">
            <text:p><text:s text:c="15"/>előtt négy nappal elromlott. A baleset utá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megjavítani, vagyis a hajó rossz feket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7</text:p>
          </table:table-cell>
          <table:table-cell office:value-type="string" calcext:value-type="string">
            <text:p><text:s text:c="17"/>Tedd el, de hamar! Szádika: Bocsánat,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megsérteni. Nigar: Jól figyelj rám. Én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8</text:p>
          </table:table-cell>
          <table:table-cell office:value-type="string" calcext:value-type="string">
            <text:p><text:s text:c="12"/>félúton tönkrement a fék, a fiú rájött, de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 mondani a lánynak. Azért kérte a lány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8</text:p>
          </table:table-cell>
          <table:table-cell office:value-type="string" calcext:value-type="string">
            <text:p><text:s text:c="15"/>elénk az alázatosság példáját. Krisztus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zt a fontos dolgot emberek felelősségére </text:p>
          </table:table-cell>
          <table:table-cell office:value-type="string" calcext:value-type="string">
            <text:p>bízni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59</text:p>
          </table:table-cell>
          <table:table-cell office:value-type="string" calcext:value-type="string">
            <text:p><text:s text:c="23"/>meg helyette 2013-07-05 Saját magá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ölni egy férfi, ám meggondolta magá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70</text:p>
          </table:table-cell>
          <table:table-cell office:value-type="string" calcext:value-type="string">
            <text:p><text:s text:c="14"/>oldják meg maguk. Voltak olyanok is, akik k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iltani már a forgalmat is, egyfajta rezervátumo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70</text:p>
          </table:table-cell>
          <table:table-cell office:value-type="string" calcext:value-type="string">
            <text:p><text:s text:c="16"/>hogy betartani a Törvényt. Jézus ezzel a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ondani hogy ÚJ KORSZAK jön ami az ÚJ SZÖVETSÉG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72</text:p>
          </table:table-cell>
          <table:table-cell office:value-type="string" calcext:value-type="string">
            <text:p><text:s text:c="16"/>Magyar Nagydíj vége előtt. Kimi Raikkönen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előzni a Hungaroring egyik legnehezebb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77</text:p>
          </table:table-cell>
          <table:table-cell office:value-type="string" calcext:value-type="string">
            <text:p><text:s text:c="16"/>lakóhajóra, és szégyelli magát, amiért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 az apjának, hogy beteg. Amikor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78</text:p>
          </table:table-cell>
          <table:table-cell office:value-type="string" calcext:value-type="string">
            <text:p><text:s text:c="9"/>legmerészebb baloldali kormányzási idők alatt s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önkretenni a Magyar Nemzetet és a Het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82</text:p>
          </table:table-cell>
          <table:table-cell office:value-type="string" calcext:value-type="string">
            <text:p><text:s text:c="19"/>mondta a nyuszi. - Nagyon sajnálom,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bántani. Sajnos születésem óta vak vagyok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84</text:p>
          </table:table-cell>
          <table:table-cell office:value-type="string" calcext:value-type="string">
            <text:p><text:s text:c="11"/>szeretem. Miért? Bárcsak tudnám... Eddig jobban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szeretni. Most nem akarlak, nem csak azér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85</text:p>
          </table:table-cell>
          <table:table-cell office:value-type="string" calcext:value-type="string">
            <text:p><text:s text:c="18"/>Hickey " akcióba lépett ", és viszonoz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a tüzet arra, amerre a merénylőt sejtette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86</text:p>
          </table:table-cell>
          <table:table-cell office:value-type="string" calcext:value-type="string">
            <text:p><text:s text:c="11"/>belegondolunk, Madonna csak a közönség igényei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inél jobban kiszolgálni. Ők elsősorba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687</text:p>
          </table:table-cell>
          <table:table-cell office:value-type="string" calcext:value-type="string">
            <text:p><text:s text:c="12"/>vezérmotívum, amire Gyurcsány a reformokat f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píteni. A jelszó megvolt, de tettek nem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05</text:p>
          </table:table-cell>
          <table:table-cell office:value-type="string" calcext:value-type="string">
            <text:p><text:s text:c="14"/>működtet, és az egyik állami szerződését f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ontani kötelezettségszegés miatt. Iordache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12</text:p>
          </table:table-cell>
          <table:table-cell office:value-type="string" calcext:value-type="string">
            <text:p><text:s text:c="19"/>szakadást, hogy a vezetői egy része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tartani zsidónak a kereszténységet (meg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13</text:p>
          </table:table-cell>
          <table:table-cell office:value-type="string" calcext:value-type="string">
            <text:p><text:s text:c="17"/>20:48 Álmibébi Halál Serény Tudom h tolem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kerdezni Ma 0:23 Stella Varga aha mjmkopgp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30</text:p>
          </table:table-cell>
          <table:table-cell office:value-type="string" calcext:value-type="string">
            <text:p><text:s text:c="3"/>kikövetkeztettem, hogy mit akar és szerencsére ő is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értetni velem, így egy szót többször isméte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31</text:p>
          </table:table-cell>
          <table:table-cell office:value-type="string" calcext:value-type="string">
            <text:p><text:s text:c="15"/>egyéjszakás, vad és felelőtlen szexre? Ali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, hogy ilyeneket írt. A válasz ne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40</text:p>
          </table:table-cell>
          <table:table-cell office:value-type="string" calcext:value-type="string">
            <text:p><text:s text:c="10"/>ajánlottak a vb-döntős vereségért Az oroszok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esztegetni a világbajnok indiai birkózó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46</text:p>
          </table:table-cell>
          <table:table-cell office:value-type="string" calcext:value-type="string">
            <text:p><text:s text:c="18"/>aranyérmes birkózóját. --&amp;gt; --&amp;gt;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esztegetni a világbajnokot Meg akartá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47</text:p>
          </table:table-cell>
          <table:table-cell office:value-type="string" calcext:value-type="string">
            <text:p><text:s text:c="18"/>tud visszatartani, illetve nem is igazá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sszatartani. Közölte velem, hogy szeretn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51</text:p>
          </table:table-cell>
          <table:table-cell office:value-type="string" calcext:value-type="string">
            <text:p><text:s text:c="13"/>Persze, tudták azt ők már korábban is, de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eismerni. - Most azt kéne mondanom, hogy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51</text:p>
          </table:table-cell>
          <table:table-cell office:value-type="string" calcext:value-type="string">
            <text:p><text:s text:c="18"/>szeretne csinálni. Agya egy másik részé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asználni. Akkor mondott fel színházának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54</text:p>
          </table:table-cell>
          <table:table-cell office:value-type="string" calcext:value-type="string">
            <text:p><text:s text:c="13"/>ajánlathoz képest egy jelentéktelen összegg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kompenzálni. Olvasom minap, hogy az EU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55</text:p>
          </table:table-cell>
          <table:table-cell office:value-type="string" calcext:value-type="string">
            <text:p><text:s text:c="17"/>Egy idős ember egyedül élt a farmján. F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ásni a paradicsomos kertjét, hogy elültess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56</text:p>
          </table:table-cell>
          <table:table-cell office:value-type="string" calcext:value-type="string">
            <text:p><text:s text:c="18"/>mennyen! Mivel megtörtént kicserélni nem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mikor már háromszor elvittük és 4 hónap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73</text:p>
          </table:table-cell>
          <table:table-cell office:value-type="string" calcext:value-type="string">
            <text:p><text:s text:c="18"/>, az utolsó szálig meglépett. Miután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tárni balfácánságát, beállt a legközelebb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74</text:p>
          </table:table-cell>
          <table:table-cell office:value-type="string" calcext:value-type="string">
            <text:p><text:s text:c="15"/>azokból az értékekből, amelyek szerint élni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az életünket. Helyenként egyszerű: igényes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75</text:p>
          </table:table-cell>
          <table:table-cell office:value-type="string" calcext:value-type="string">
            <text:p><text:s text:c="17"/>alszik éjszakánként. A fiú aki, mindig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ásolni a házid, most vágdossa magát. D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75</text:p>
          </table:table-cell>
          <table:table-cell office:value-type="string" calcext:value-type="string">
            <text:p><text:s text:c="18"/>akart simulni, öblös ölébe bújni. Érez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ívének dobogását, a kabáthajtókák kattogásá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77</text:p>
          </table:table-cell>
          <table:table-cell office:value-type="string" calcext:value-type="string">
            <text:p><text:s text:c="20"/>Tóth Péter A 92 éves Panni nénit ma k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öltöztetni a végrehajtó. Ez egy olya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80</text:p>
          </table:table-cell>
          <table:table-cell office:value-type="string" calcext:value-type="string">
            <text:p><text:s text:c="10"/>megindokolni, gondolom csupán a W8 gyenge piacá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ezzel erősíteni. Ismét győzött a józan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84</text:p>
          </table:table-cell>
          <table:table-cell office:value-type="string" calcext:value-type="string">
            <text:p><text:s text:c="17"/>függönyt. Néztem a TV-n. Ezt O.V. magána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övetelni... Horn Gyulával a rendszerváltá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86</text:p>
          </table:table-cell>
          <table:table-cell office:value-type="string" calcext:value-type="string">
            <text:p><text:s text:c="18"/>a csapatot szervezte. Mindenképpen tud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, milyenek is az idegenek. Az Altevem parancsnok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89</text:p>
          </table:table-cell>
          <table:table-cell office:value-type="string" calcext:value-type="string">
            <text:p><text:s text:c="13"/>tartozik, hogy kezdetben a Fidesz is a Zengő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építeni a dél-dunántúli lokátort, ám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94</text:p>
          </table:table-cell>
          <table:table-cell office:value-type="string" calcext:value-type="string">
            <text:p><text:s text:c="19"/>ez, akiről ilyeneket hallok? " És látni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őt. A hosszú megpróbáltatás tisztítótüzében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97</text:p>
          </table:table-cell>
          <table:table-cell office:value-type="string" calcext:value-type="string">
            <text:p><text:s text:c="22"/>2013-09-26 Vojtkó Zsolt De ahogy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olni, azon szakadtunk a nevetéstől...: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799</text:p>
          </table:table-cell>
          <table:table-cell office:value-type="string" calcext:value-type="string">
            <text:p><text:s text:c="18"/>, hogy ezzel még annak a látszatát is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erülni az AB, hogy elfogult lenne, hisz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00</text:p>
          </table:table-cell>
          <table:table-cell office:value-type="string" calcext:value-type="string">
            <text:p><text:s text:c="18"/>erőszakolta. 21 kép 2013-09-26 A gonos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iűzni a kalapácsos gyilkos&amp;verbar; A mélyen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01</text:p>
          </table:table-cell>
          <table:table-cell office:value-type="string" calcext:value-type="string">
            <text:p><text:s text:c="11"/>kérdésére, például arra, hogy Konrád tényleg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-e lőni azon a vadászaton. Ő azonban nem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01</text:p>
          </table:table-cell>
          <table:table-cell office:value-type="string" calcext:value-type="string">
            <text:p><text:s text:c="22"/>2013-09-26 Vojtkó Zsolt De ahogy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olni, azon szakadtunk a nevetéstől...: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02</text:p>
          </table:table-cell>
          <table:table-cell office:value-type="string" calcext:value-type="string">
            <text:p><text:s text:c="19"/>kellett mennie? Vagy az, hogy senki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eglincselni az ismeretlen utast aki működésb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03</text:p>
          </table:table-cell>
          <table:table-cell office:value-type="string" calcext:value-type="string">
            <text:p><text:s text:c="19"/>veszi magán észre! No ezzel nem támadni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, csak úgy mondtam. Csak később kerülök <text:s/>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10</text:p>
          </table:table-cell>
          <table:table-cell office:value-type="string" calcext:value-type="string">
            <text:p><text:s text:c="11"/>kihasználni a lehetőséget, egy televíziós vitá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Köves Slomóval megtárgyalni azt, hogy antiszemita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11</text:p>
          </table:table-cell>
          <table:table-cell office:value-type="string" calcext:value-type="string">
            <text:p><text:s text:c="18"/>és dől a pénz ", ez a dolog lényege, ez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érni, és sikeresen el is érte. Mivel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24</text:p>
          </table:table-cell>
          <table:table-cell office:value-type="string" calcext:value-type="string">
            <text:p><text:s text:c="19"/>csekket feladni, meg autót vezetni. Ezt </text:p>
          </table:table-cell>
          <table:table-cell office:value-type="string" calcext:value-type="string">
            <text:p><text:s/>akartad </text:p>
          </table:table-cell>
          <table:table-cell office:value-type="string" calcext:value-type="string">
            <text:p><text:s/>hallani? Tényleg nem világos hogy mit jelen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39</text:p>
          </table:table-cell>
          <table:table-cell office:value-type="string" calcext:value-type="string">
            <text:p><text:s text:c="16"/>intézkedni, hanem nyomásgyakorló szervkén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rábírni a végrehajtó hatalmat a társadalm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45</text:p>
          </table:table-cell>
          <table:table-cell office:value-type="string" calcext:value-type="string">
            <text:p><text:s text:c="11"/>tavasszal valami adminisztrációs hiba miatt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szüntetni a telefonvonalamat. Pedig az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48</text:p>
          </table:table-cell>
          <table:table-cell office:value-type="string" calcext:value-type="string">
            <text:p><text:s text:c="19"/>Niallel. Csak nézett ki az ablakon, nem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zavarni a fiút az olvasásban. " Kedves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48</text:p>
          </table:table-cell>
          <table:table-cell office:value-type="string" calcext:value-type="string">
            <text:p><text:s text:c="14"/>folyón. A járművet eredetileg a hónap elején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átadni, de az amerikai kormány leállás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50</text:p>
          </table:table-cell>
          <table:table-cell office:value-type="string" calcext:value-type="string">
            <text:p><text:s text:c="18"/>terelődött a szó, amiben egyik a másika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felülmúlni. Csak az egyik férfi hallgatott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51</text:p>
          </table:table-cell>
          <table:table-cell office:value-type="string" calcext:value-type="string">
            <text:p><text:s text:c="18"/>? Épp mellette volt reménytelen, aki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indenáron menteni a kapcsolatot? " I agree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55</text:p>
          </table:table-cell>
          <table:table-cell office:value-type="string" calcext:value-type="string">
            <text:p><text:s text:c="11"/>beszélni. Amúgy a " pogácsazabálók " kijutta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 válogatottat átlag felett jóval. (mondjuk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69</text:p>
          </table:table-cell>
          <table:table-cell office:value-type="string" calcext:value-type="string">
            <text:p><text:s text:c="19"/>benne) 2013-11-10 A fagyállóval csak l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eplezni a tolvajt Blikk: a borász csa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79</text:p>
          </table:table-cell>
          <table:table-cell office:value-type="string" calcext:value-type="string">
            <text:p><text:s text:c="18"/>után vett egy szekrényt a sok CDnek.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ívni a lányt, de nem úgyhogy egyik napon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83</text:p>
          </table:table-cell>
          <table:table-cell office:value-type="string" calcext:value-type="string">
            <text:p><text:s text:c="19"/>Az imám már ott volt, és éppen az Azant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lejátszani. - Jamil, azt hittem, édesapád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89</text:p>
          </table:table-cell>
          <table:table-cell office:value-type="string" calcext:value-type="string">
            <text:p><text:s text:c="19"/>az élet. Gazdáról gazdára járt, altat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. Jelenleg állatvédők vették szárnyaik alá </text:p>
          </table:table-cell>
          <table:table-cell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96</text:p>
          </table:table-cell>
          <table:table-cell office:value-type="string" calcext:value-type="string">
            <text:p><text:s text:c="23"/>a versenyt. 2013-11-23 Csak költen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az agrármilliárdokat, mindegy a hatékonyság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899</text:p>
          </table:table-cell>
          <table:table-cell office:value-type="string" calcext:value-type="string">
            <text:p><text:s text:c="18"/>a szoci rendszert minősíti! Aki valami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vinni a 70-es években, az enélkül nem volt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00</text:p>
          </table:table-cell>
          <table:table-cell office:value-type="string" calcext:value-type="string">
            <text:p><text:s text:c="19"/>megye megyei választások 2013 Ajánló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foglalni az egyetemet Pozsonyban Megpróbálták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04</text:p>
          </table:table-cell>
          <table:table-cell office:value-type="string" calcext:value-type="string">
            <text:p><text:s text:c="14"/>Ildikó és Lacibá sem, csak az ifjúkommereke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betérdeltetni, csak egy idő után nekik <text:s/>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14</text:p>
          </table:table-cell>
          <table:table-cell office:value-type="string" calcext:value-type="string">
            <text:p><text:s text:c="18"/>miatt évek óta rettegésben élő helyieke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provokálni. A helyiek a provokátorok autójára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19</text:p>
          </table:table-cell>
          <table:table-cell office:value-type="string" calcext:value-type="string">
            <text:p><text:s text:c="15"/>ahogyan van, még akkor is, ha mások másként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látni ezeket a dolgokat. Ennek egyik jó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24</text:p>
          </table:table-cell>
          <table:table-cell office:value-type="string" calcext:value-type="string">
            <text:p><text:s text:c="19"/>2013-12-09 ennyi @ xrobert (66100): Nem </text:p>
          </table:table-cell>
          <table:table-cell office:value-type="string" calcext:value-type="string">
            <text:p><text:s/>akartalak </text:p>
          </table:table-cell>
          <table:table-cell office:value-type="string" calcext:value-type="string">
            <text:p><text:s/>megbantani, nem szemelyedet tamadtam, ne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1SG&gt;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25</text:p>
          </table:table-cell>
          <table:table-cell office:value-type="string" calcext:value-type="string">
            <text:p><text:s text:c="18"/>. A visszatérő Hetényi Zoltán nem igazán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elhinni a történteket, mert úgy véli, sokat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26</text:p>
          </table:table-cell>
          <table:table-cell office:value-type="string" calcext:value-type="string">
            <text:p><text:s text:c="16"/>neki többet, erre ezt meg kifejezetten meg </text:p>
          </table:table-cell>
          <table:table-cell office:value-type="string" calcext:value-type="string">
            <text:p><text:s/>akartuk </text:p>
          </table:table-cell>
          <table:table-cell office:value-type="string" calcext:value-type="string">
            <text:p><text:s/>vele etetni... Szóval egyrészt kritikus 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28</text:p>
          </table:table-cell>
          <table:table-cell office:value-type="string" calcext:value-type="string">
            <text:p><text:s text:c="13"/>figyelt, és hallgatott ott, ahol mindenki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utatni magát és folyton csak beszélt.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30</text:p>
          </table:table-cell>
          <table:table-cell office:value-type="string" calcext:value-type="string">
            <text:p><text:s text:c="19"/>törvényt alkotott, ezzel is kifejezésre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juttatni, hogy a főváros jogi státusza <text:s/>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37</text:p>
          </table:table-cell>
          <table:table-cell office:value-type="string" calcext:value-type="string">
            <text:p><text:s text:c="15"/>hiábavaló volt minden érvelés, amellyel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őt győzni, hogy engedjen. Most véglegese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37</text:p>
          </table:table-cell>
          <table:table-cell office:value-type="string" calcext:value-type="string">
            <text:p><text:s text:c="17"/>kaptunk, mintha egy összegben, kamatokka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olna visszafizetni... 2013-12-29 Kéri </text:p>
          </table:table-cell>
          <table:table-cell/>
          <table:table-cell office:value-type="string" calcext:value-type="string">
            <text:p>12pro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41</text:p>
          </table:table-cell>
          <table:table-cell office:value-type="string" calcext:value-type="string">
            <text:p><text:s text:c="14"/>vasvillákkal szurkáltak. A szülők azonnal ki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venni őt a hittanról, de az iskolaigazgató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42</text:p>
          </table:table-cell>
          <table:table-cell office:value-type="string" calcext:value-type="string">
            <text:p><text:s text:c="16"/>volna fel később a buszra, és a vezető meg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szopatni az utast. VAGY ha manapság olvasol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44</text:p>
          </table:table-cell>
          <table:table-cell office:value-type="string" calcext:value-type="string">
            <text:p><text:s text:c="15"/>hiábavaló volt minden érvelés, amellyel meg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őt győzni, hogy engedjen. Most véglegesen 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c#2944</text:p>
          </table:table-cell>
          <table:table-cell office:value-type="string" calcext:value-type="string">
            <text:p><text:s text:c="19"/>visszatartotta a szerzeteseket, akik el </text:p>
          </table:table-cell>
          <table:table-cell office:value-type="string" calcext:value-type="string">
            <text:p><text:s/>akarták </text:p>
          </table:table-cell>
          <table:table-cell office:value-type="string" calcext:value-type="string">
            <text:p><text:s/>torlaszolni a székesegyház kapuját:,, Mi 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PL&gt;3</text:p>
          </table:table-cell>
          <table:table-cell table:number-columns-repeated="7"/>
        </table:table-row>
        <table:table-row table:style-name="ro1" table:number-rows-repeated="1047093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akar(od|ja|juk|játok|juk); akart(ad|a|uk|átok|ák); akar(lak|talak)'.F1325:'akar(od|ja|juk|játok|juk); akart(ad|a|uk|átok|ák); akar(lak|talak)'.F1048576 'akar(od|ja|juk|játok|juk); akart(ad|a|uk|átok|ák); akar(lak|talak)'.F1:'akar(od|ja|juk|játok|juk); akart(ad|a|uk|átok|ák); akar(lak|talak)'.F32 'akar(od|ja|juk|játok|juk); akart(ad|a|uk|átok|ák); akar(lak|talak)'.F34:'akar(od|ja|juk|játok|juk); akart(ad|a|uk|átok|ák); akar(lak|talak)'.F706 'akar(od|ja|juk|játok|juk); akart(ad|a|uk|átok|ák); akar(lak|talak)'.B707:'akar(od|ja|juk|játok|juk); akart(ad|a|uk|átok|ák); akar(lak|talak)'.B707 'akar(od|ja|juk|játok|juk); akart(ad|a|uk|átok|ák); akar(lak|talak)'.F708:'akar(od|ja|juk|játok|juk); akart(ad|a|uk|átok|ák); akar(lak|talak)'.F857 'akar(od|ja|juk|játok|juk); akart(ad|a|uk|átok|ák); akar(lak|talak)'.F859:'akar(od|ja|juk|játok|juk); akart(ad|a|uk|átok|ák); akar(lak|talak)'.F1321">
            <calcext:condition calcext:apply-style-name="Neutral" calcext:value="=312" calcext:base-cell-address="'akar(od|ja|juk|játok|juk); akart(ad|a|uk|átok|ák); akar(lak|talak)'.B1"/>
            <calcext:condition calcext:apply-style-name="Neutral" calcext:value="=213" calcext:base-cell-address="'akar(od|ja|juk|játok|juk); akart(ad|a|uk|átok|ák); akar(lak|talak)'.B1"/>
            <calcext:condition calcext:apply-style-name="Neutral" calcext:value="=132" calcext:base-cell-address="'akar(od|ja|juk|játok|juk); akart(ad|a|uk|átok|ák); akar(lak|talak)'.B1"/>
          </calcext:conditional-format>
        </calcext:conditional-formats>
      </table:table>
      <table:table table:name="jöt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7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5"/>
          <table:table-cell table:style-name="ce38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table:formula="of:=COUNTIF([.F6:.F284]; &quot;123&quot;)" office:value-type="float" office:value="0" calcext:value-type="float">
            <text:p>0</text:p>
          </table:table-cell>
          <table:table-cell table:style-name="ce7" table:formula="of:=([.J6]/[.J13])*100" office:value-type="float" office:value="0" calcext:value-type="float">
            <text:p>0.00</text:p>
          </table:table-cell>
        </table:table-row>
        <table:table-row table:style-name="ro1">
          <table:table-cell table:number-columns-repeated="8"/>
          <table:table-cell office:value-type="float" office:value="132" calcext:value-type="float">
            <text:p>132</text:p>
          </table:table-cell>
          <table:table-cell table:formula="of:=COUNTIF([.F6:.F284]; &quot;13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13" calcext:value-type="float">
            <text:p>213</text:p>
          </table:table-cell>
          <table:table-cell table:formula="of:=COUNTIF([.F6:.F284]; &quot;213&quot;)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31" calcext:value-type="float">
            <text:p>231</text:p>
          </table:table-cell>
          <table:table-cell table:formula="of:=COUNTIF([.F6:.F284]; &quot;23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12" calcext:value-type="float">
            <text:p>312</text:p>
          </table:table-cell>
          <table:table-cell table:formula="of:=COUNTIF([.F6:.F284]; &quot;312&quot;)" office:value-type="float" office:value="3" calcext:value-type="float">
            <text:p>3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284]; &quot;321&quot;)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number-columns-repeated="8"/>
          <table:table-cell table:style-name="ce6" office:value-type="string" calcext:value-type="string">
            <text:p>pro</text:p>
          </table:table-cell>
          <table:table-cell table:formula="of:=COUNTIF([.F6:.F284]; &quot;*pro*&quot;)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table:number-columns-repeated="7"/>
          <table:table-cell table:style-name="ce2" office:value-type="string" calcext:value-type="string">
            <text:p>Total</text:p>
          </table:table-cell>
          <table:table-cell/>
          <table:table-cell table:formula="of:=SUM([.J6:.J12]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6:.H399]; &quot;1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PL&gt;3</text:p>
          </table:table-cell>
          <table:table-cell table:formula="of:=COUNTIF([.H6:.H399]; &quot;1PL&gt;3&quot;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SG&gt;2</text:p>
          </table:table-cell>
          <table:table-cell table:formula="of:=COUNTIF([.H6:.H400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SG&gt;3</text:p>
          </table:table-cell>
          <table:table-cell table:formula="of:=COUNTIF([.H6:.H399]; &quot;2SG&gt;3&quot;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PL&gt;3</text:p>
          </table:table-cell>
          <table:table-cell table:formula="of:=COUNTIF([.H6:.H399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3SG&gt;3</text:p>
          </table:table-cell>
          <table:table-cell table:formula="of:=COUNTIF([.H6:.H399]; &quot;3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7"/>
          <table:table-cell office:value-type="string" calcext:value-type="string">
            <text:p>3PL&gt;3</text:p>
          </table:table-cell>
          <table:table-cell table:formula="of:=COUNTIF([.H6:.H399]; &quot;3PL&gt;3&quot;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<text:a xlink:href="https://fanfic.hu/merengo/viewstory.php?sid=57816" xlink:type="simple">https://fanfic.hu/merengo/viewstory.php?sid=57816</text:a> date 14/3/2019</text:p>
          </table:table-cell>
          <table:table-cell office:value-type="string" calcext:value-type="string">
            <text:p>Aha, és a köpenyedet is megfüröszteni 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, igaz?</text:p>
          </table:table-cell>
          <table:table-cell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2SG&gt;3</text:p>
          </table:table-cell>
          <table:table-cell table:style-name="ce2" office:value-type="string" calcext:value-type="string">
            <text:p>Total</text:p>
          </table:table-cell>
          <table:table-cell table:formula="of:=SUM([.J16:.J22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<text:a xlink:href="https://dancewithmeforever.blogspot.com/2013/01/" xlink:type="simple">https://dancewithmeforever.blogspot.com/2013/01/</text:a> date 14/3/2019</text:p>
          </table:table-cell>
          <table:table-cell office:value-type="string" calcext:value-type="string">
            <text:p><text:s/>- Az órát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megnézni ugye?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hogyvolt.blog.hu/2014/11/19/valo_vilag_7x03_egy_osszefaszozott_szerelmi_agy" xlink:type="simple">https://hogyvolt.blog.hu/2014/11/19/valo_vilag_7x03_egy_osszefaszozott_szerelmi_agy</text:a> 14/3/2019</text:p>
          </table:table-cell>
          <table:table-cell office:value-type="string" calcext:value-type="string">
            <text:p>Te ide most jólérezni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magadat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favilaga.wordpress.com/2018/07/04/tukorversek-i/" xlink:type="simple">https://favilaga.wordpress.com/2018/07/04/tukorversek-i/</text:a> date 14/3/2019</text:p>
          </table:table-cell>
          <table:table-cell office:value-type="string" calcext:value-type="string">
            <text:p>ahogy nekirugaszkodott üdvözölni</text:p>
          </table:table-cell>
          <table:table-cell office:value-type="string" calcext:value-type="string">
            <text:p><text:s/>jötted.</text:p>
          </table:table-cell>
          <table:table-cell table:number-columns-repeated="2"/>
          <table:table-cell office:value-type="string" calcext:value-type="string">
            <text:p>2pro1</text:p>
          </table:table-cell>
          <table:table-cell/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books.google.at/books?id=WGLDCAAAQBAJ&amp;pg=PT126&amp;lpg=PT126&amp;dq=%22jötted%22&amp;source=bl&amp;ots=WTdWqhUQC_&amp;sig=ACfU3U2SgPcAlLK3BIhXJrebClPz3Rc9Dw&amp;hl=en&amp;sa=X&amp;ved=2ahUKEwiBm7a6h4DhAhUPYlAKHduyClwQ6AEwDHoECAMQAQ#v=onepage&amp;q=%22jötted%22&amp;f=false" xlink:type="simple">https://books.google.at/books?id=WGLDCAAAQBAJ&amp;pg=PT126&amp;lpg=PT126&amp;dq=%22j%C3%B6tted%22&amp;source=bl&amp;ots=WTdWqhUQC_&amp;sig=ACfU3U2SgPcAlLK3BIhXJrebClPz3Rc9Dw&amp;hl=en&amp;sa=X&amp;ved=2ahUKEwiBm7a6h4DhAhUPYlAKHduyClwQ6AEwDHoECAMQAQ#v=onepage&amp;q=%22j%C3%B6tted%22&amp;f=false</text:a> 14/3/2019</text:p>
          </table:table-cell>
          <table:table-cell office:value-type="string" calcext:value-type="string">
            <text:p>Igazból egy régi barátnődet</text:p>
          </table:table-cell>
          <table:table-cell office:value-type="string" calcext:value-type="string">
            <text:p><text:s/>jötted </text:p>
          </table:table-cell>
          <table:table-cell office:value-type="string" calcext:value-type="string">
            <text:p>meglátogatni?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SG&gt;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www.fanfiction.net/s/4384575/1/Daniel-Jackson-és-Thoth-Könyve" xlink:type="simple">https://www.fanfiction.net/s/4384575/1/Daniel-Jackson-%C3%A9s-Thoth-K%C3%B6nyve</text:a> date 14/3/2019</text:p>
          </table:table-cell>
          <table:table-cell office:value-type="string" calcext:value-type="string">
            <text:p>Azt </text:p>
          </table:table-cell>
          <table:table-cell office:value-type="string" calcext:value-type="string">
            <text:p><text:s/>jöttük </text:p>
          </table:table-cell>
          <table:table-cell office:value-type="string" calcext:value-type="string">
            <text:p>megkeresni, amit a Taur’i Thoth Könyveként ismer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PL&gt;3</text:p>
          </table:table-cell>
          <table:table-cell table:number-columns-repeated="3"/>
        </table:table-row>
        <table:table-row table:style-name="ro1" table:number-rows-repeated="22">
          <table:table-cell table:number-columns-repeated="11"/>
        </table:table-row>
        <table:table-row table:style-name="ro1" table:number-rows-repeated="234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9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jötted.F285:jötted.F1048576 jötted.F1:jötted.F50">
            <calcext:condition calcext:apply-style-name="Neutral" calcext:value="=312" calcext:base-cell-address="jötted.F1"/>
            <calcext:condition calcext:apply-style-name="Neutral" calcext:value="=213" calcext:base-cell-address="jötted.F1"/>
            <calcext:condition calcext:apply-style-name="Neutral" calcext:value="=132" calcext:base-cell-address="jötted.F1"/>
          </calcext:conditional-format>
        </calcext:conditional-formats>
      </table:table>
      <table:table table:name="já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9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5"/>
          <table:table-cell table:style-name="ce40" office:value-type="string" calcext:value-type="string">
            <text:p>Structure</text:p>
          </table:table-cell>
          <table:table-cell table:style-name="ce2" office:value-type="string" calcext:value-type="string">
            <text:p>Adjacent?</text:p>
          </table:table-cell>
          <table:table-cell table:style-name="ce2" office:value-type="string" calcext:value-type="string">
            <text:p>Persons</text:p>
          </table:table-cell>
          <table:table-cell table:style-name="ce2" office:value-type="string" calcext:value-type="string">
            <text:p>Counts</text:p>
          </table:table-cell>
          <table:table-cell/>
          <table:table-cell table:style-name="ce2" office:value-type="string" calcext:value-type="string">
            <text:p>Percentage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1=V, 2=INF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3=OBJ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23" calcext:value-type="float">
            <text:p>123</text:p>
          </table:table-cell>
          <table:table-cell table:formula="of:=COUNTIF([.F6:.F284]; &quot;123&quot;)" office:value-type="float" office:value="1" calcext:value-type="float">
            <text:p>1</text:p>
          </table:table-cell>
          <table:table-cell table:style-name="ce7" table:formula="of:=([.J6]/[.J13])*100" office:value-type="float" office:value="100" calcext:value-type="float">
            <text:p>100.00</text:p>
          </table:table-cell>
        </table:table-row>
        <table:table-row table:style-name="ro1">
          <table:table-cell table:number-columns-repeated="8"/>
          <table:table-cell office:value-type="float" office:value="132" calcext:value-type="float">
            <text:p>132</text:p>
          </table:table-cell>
          <table:table-cell table:formula="of:=COUNTIF([.F6:.F284]; &quot;13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13" calcext:value-type="float">
            <text:p>213</text:p>
          </table:table-cell>
          <table:table-cell table:formula="of:=COUNTIF([.F6:.F284]; &quot;213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231" calcext:value-type="float">
            <text:p>231</text:p>
          </table:table-cell>
          <table:table-cell table:formula="of:=COUNTIF([.F6:.F284]; &quot;23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12" calcext:value-type="float">
            <text:p>312</text:p>
          </table:table-cell>
          <table:table-cell table:formula="of:=COUNTIF([.F6:.F284]; &quot;312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office:value-type="float" office:value="321" calcext:value-type="float">
            <text:p>321</text:p>
          </table:table-cell>
          <table:table-cell table:formula="of:=COUNTIF([.F6:.F284]; &quot;321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style-name="ce6" office:value-type="string" calcext:value-type="string">
            <text:p>pro</text:p>
          </table:table-cell>
          <table:table-cell table:formula="of:=COUNTIF([.F6:.F284]; &quot;*pro*&quot;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style-name="ce2" office:value-type="string" calcext:value-type="string">
            <text:p>Total</text:p>
          </table:table-cell>
          <table:table-cell table:formula="of:=SUM([.J6:.J12])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table:style-name="ce2" office:value-type="string" calcext:value-type="string">
            <text:p>Person counts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1SG&gt;3</text:p>
          </table:table-cell>
          <table:table-cell table:formula="of:=COUNTIF([.H7:.H400]; &quot;1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PL&gt;3</text:p>
          </table:table-cell>
          <table:table-cell table:formula="of:=COUNTIF([.H7:.H400]; &quot;1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1SG&gt;2</text:p>
          </table:table-cell>
          <table:table-cell table:formula="of:=COUNTIF([.H7:.H401]; &quot;1SG&gt;2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SG&gt;3</text:p>
          </table:table-cell>
          <table:table-cell table:formula="of:=COUNTIF([.H7:.H400]; &quot;2SG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2PL&gt;3</text:p>
          </table:table-cell>
          <table:table-cell table:formula="of:=COUNTIF([.H7:.H400]; &quot;2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itional sources</text:p>
          </table:table-cell>
          <table:table-cell table:number-columns-repeated="7"/>
          <table:table-cell office:value-type="string" calcext:value-type="string">
            <text:p>3SG&gt;3</text:p>
          </table:table-cell>
          <table:table-cell table:formula="of:=COUNTIF([.H7:.H400]; &quot;3SG&gt;3&quot;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<text:a xlink:href="http://docplayer.hu/8200672-Az-eucharisztia-elott.html" xlink:type="simple">http://docplayer.hu/8200672-Az-eucharisztia-elott.html</text:a> date: 26/06/2017</text:p>
          </table:table-cell>
          <table:table-cell office:value-type="string" calcext:value-type="string">
            <text:p>Két napig a falu nép-e</text:p>
          </table:table-cell>
          <table:table-cell office:value-type="string" calcext:value-type="string">
            <text:p><text:s/>jár-t-a </text:p>
          </table:table-cell>
          <table:table-cell office:value-type="string" calcext:value-type="string">
            <text:p>néz-ni a fölakasztott ember-t.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3SG&gt;3</text:p>
          </table:table-cell>
          <table:table-cell office:value-type="string" calcext:value-type="string">
            <text:p>3PL&gt;3</text:p>
          </table:table-cell>
          <table:table-cell table:formula="of:=COUNTIF([.H7:.H400]; &quot;3PL&gt;3&quot;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Total</text:p>
          </table:table-cell>
          <table:table-cell table:formula="of:=SUM([.J17:.J23])" office:value-type="float" office:value="1" calcext:value-type="float">
            <text:p>1</text:p>
          </table:table-cell>
          <table:table-cell/>
        </table:table-row>
        <table:table-row table:style-name="ro1" table:number-rows-repeated="26">
          <table:table-cell table:number-columns-repeated="11"/>
        </table:table-row>
        <table:table-row table:style-name="ro1" table:number-rows-repeated="234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291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jár.F285:jár.F1048576 jár.F1:jár.F50">
            <calcext:condition calcext:apply-style-name="Neutral" calcext:value="=312" calcext:base-cell-address="jár.F1"/>
            <calcext:condition calcext:apply-style-name="Neutral" calcext:value="=213" calcext:base-cell-address="jár.F1"/>
            <calcext:condition calcext:apply-style-name="Neutral" calcext:value="=132" calcext:base-cell-address="jár.F1"/>
          </calcext:conditional-format>
        </calcext:conditional-formats>
      </table:table>
      <table:table table:name="Typos and misclassification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1022" table:default-cell-style-name="Default"/>
        <table:table-row table:style-name="ro1">
          <table:table-cell table:style-name="ce22" office:value-type="string" calcext:value-type="string">
            <text:p>doc#2504</text:p>
          </table:table-cell>
          <table:table-cell table:style-name="ce23" office:value-type="string" calcext:value-type="string">
            <text:p><text:s text:c="13"/>felelősségvállalásról tartott előadásokkal </text:p>
          </table:table-cell>
          <table:table-cell table:style-name="ce22" office:value-type="string" calcext:value-type="string">
            <text:p><text:s/>igyekezték </text:p>
          </table:table-cell>
          <table:table-cell table:style-name="ce22" office:value-type="string" calcext:value-type="string">
            <text:p><text:s/>segíteni. Forrás: CSMKIK 2011-05-17 <text:s/></text:p>
          </table:table-cell>
          <table:table-cell table:style-name="ce22"/>
          <table:table-cell table:style-name="ce24"/>
          <table:table-cell table:style-name="ce22" table:number-columns-repeated="1018"/>
        </table:table-row>
        <table:table-row table:style-name="ro1">
          <table:table-cell office:value-type="string" calcext:value-type="string">
            <text:p>doc#2600</text:p>
          </table:table-cell>
          <table:table-cell table:style-name="ce1" office:value-type="string" calcext:value-type="string">
            <text:p><text:s text:c="20"/>Darvasi László: - A labdarúgás kapcsán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mindenféle más olyan ügyről szólni, ami </text:p>
          </table:table-cell>
          <table:table-cell/>
          <table:table-cell table:style-name="ce43"/>
          <table:table-cell table:number-columns-repeated="1018"/>
        </table:table-row>
        <table:table-row table:style-name="ro1">
          <table:table-cell office:value-type="string" calcext:value-type="string">
            <text:p>doc#2628</text:p>
          </table:table-cell>
          <table:table-cell table:style-name="ce1" office:value-type="string" calcext:value-type="string">
            <text:p><text:s text:c="17"/>lehetőségeket, az új marketing irányokat,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szponzorokat bevonni, igyekeztünk üzleti </text:p>
          </table:table-cell>
          <table:table-cell/>
          <table:table-cell table:style-name="ce43"/>
          <table:table-cell table:number-columns-repeated="1018"/>
        </table:table-row>
        <table:table-row table:style-name="ro1">
          <table:table-cell office:value-type="string" calcext:value-type="string">
            <text:p>doc#2643</text:p>
          </table:table-cell>
          <table:table-cell table:style-name="ce1" office:value-type="string" calcext:value-type="string">
            <text:p><text:s text:c="16"/>mondja: ma végleg befejeződött két hónapos </text:p>
          </table:table-cell>
          <table:table-cell office:value-type="string" calcext:value-type="string">
            <text:p><text:s/>igyekeztük </text:p>
          </table:table-cell>
          <table:table-cell office:value-type="string" calcext:value-type="string">
            <text:p><text:s/>kompromisszumos megállapodásra jutni az </text:p>
          </table:table-cell>
          <table:table-cell/>
          <table:table-cell table:style-name="ce43"/>
          <table:table-cell table:number-columns-repeated="1018"/>
        </table:table-row>
        <table:table-row table:style-name="ro1"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  <table:table-cell/>
          <table:table-cell table:style-name="ce43"/>
          <table:table-cell office:value-type="string" calcext:value-type="string">
            <text:p>doc#2320</text:p>
          </table:table-cell>
          <table:table-cell office:value-type="string" calcext:value-type="string">
            <text:p><text:s text:c="7"/>intellektuális arcot biztosító szemüveg, de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konszolidált, konzervatív külsőt ölteni 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602</text:p>
          </table:table-cell>
          <table:table-cell table:style-name="ce1" office:value-type="string" calcext:value-type="string">
            <text:p><text:s/>léphetnek fel. Műsorvezető: - Akkor se </text:p>
          </table:table-cell>
          <table:table-cell office:value-type="string" calcext:value-type="string">
            <text:p><text:s/>próbálkozzuk </text:p>
          </table:table-cell>
          <table:table-cell office:value-type="string" calcext:value-type="string">
            <text:p><text:s/>vele, mert egy-két szemet lenyel az embe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437</text:p>
          </table:table-cell>
          <table:table-cell office:value-type="string" calcext:value-type="string">
            <text:p><text:s/>legutóbbi tíz randevú alkalmával sikertelenül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<text:s/>a Kacsák, de most viszonylag könnyen 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24</text:p>
          </table:table-cell>
          <table:table-cell office:value-type="string" calcext:value-type="string">
            <text:p><text:s text:c="7"/>vízfestékeket, és a fiamnak az ecsetjével </text:p>
          </table:table-cell>
          <table:table-cell office:value-type="string" calcext:value-type="string">
            <text:p><text:s/>próbálkozta </text:p>
          </table:table-cell>
          <table:table-cell office:value-type="string" calcext:value-type="string">
            <text:p><text:s/>először. Utána kaptam egy kisebb összegű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53</text:p>
          </table:table-cell>
          <table:table-cell office:value-type="string" calcext:value-type="string">
            <text:p><text:s text:c="2"/>cégtulajdonosok, hanem számtalan más helyen is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<text:s/>már az utóbbi években. Ardai Attila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69</text:p>
          </table:table-cell>
          <table:table-cell office:value-type="string" calcext:value-type="string">
            <text:p><text:s/>Az eredeti " szovjet (!) nyelvről "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fordítás fel is sorolja e kilenc város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73</text:p>
          </table:table-cell>
          <table:table-cell table:style-name="ce1" office:value-type="string" calcext:value-type="string">
            <text:p><text:s/>ezt a szöveget stencileztük, ennek alapján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az 1959-es francia, angol majd az 1960-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066</text:p>
          </table:table-cell>
          <table:table-cell table:style-name="ce1" office:value-type="string" calcext:value-type="string">
            <text:p><text:s text:c="4"/>majd hozzájutni és erre időben fel kell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- mondta előadásában Kulcsár László tanszékvezető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096</text:p>
          </table:table-cell>
          <table:table-cell table:style-name="ce1" office:value-type="string" calcext:value-type="string">
            <text:p><text:s text:c="2"/>felkereste a katolikus egyház vezetőit és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<text:s/>az evangélikus egyház és a zsidó felekez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8</text:p>
          </table:table-cell>
          <table:table-cell office:value-type="string" calcext:value-type="string">
            <text:p><text:s text:c="5"/>ami akár a közelébe tudna érni az adott </text:p>
          </table:table-cell>
          <table:table-cell office:value-type="string" calcext:value-type="string">
            <text:p><text:s/>készülik </text:p>
          </table:table-cell>
          <table:table-cell office:value-type="string" calcext:value-type="string">
            <text:p><text:s/>grafikus képességeinek. Az Anandtech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363</text:p>
          </table:table-cell>
          <table:table-cell office:value-type="string" calcext:value-type="string">
            <text:p><text:s/>történt, és nehéz néhány hétre és hónapra kell </text:p>
          </table:table-cell>
          <table:table-cell office:value-type="string" calcext:value-type="string">
            <text:p><text:s/>készüli </text:p>
          </table:table-cell>
          <table:table-cell office:value-type="string" calcext:value-type="string">
            <text:p>, amíg " ennek a csúnya históriának vég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04</text:p>
          </table:table-cell>
          <table:table-cell office:value-type="string" calcext:value-type="string">
            <text:p><text:s text:c="6"/>Martonosi János Ne csak reagáljunk, hanem </text:p>
          </table:table-cell>
          <table:table-cell office:value-type="string" calcext:value-type="string">
            <text:p><text:s/>készüljük </text:p>
          </table:table-cell>
          <table:table-cell office:value-type="string" calcext:value-type="string">
            <text:p><text:s/>is fel a katasztrófákra Az Európai Parlamen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942</text:p>
          </table:table-cell>
          <table:table-cell office:value-type="string" calcext:value-type="string">
            <text:p><text:s text:c="6"/>máris itt a következő dilemma, azaz mivel </text:p>
          </table:table-cell>
          <table:table-cell office:value-type="string" calcext:value-type="string">
            <text:p><text:s/>készüljük </text:p>
          </table:table-cell>
          <table:table-cell office:value-type="string" calcext:value-type="string">
            <text:p><text:s/>az újévre. A pezsgő kézenfekvő és adot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01</text:p>
          </table:table-cell>
          <table:table-cell office:value-type="string" calcext:value-type="string">
            <text:p><text:s/>kapcsolatban is. Ennek az átvilágítására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k anyagok. Én azt gondolom, hogy ez is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2</text:p>
          </table:table-cell>
          <table:table-cell office:value-type="string" calcext:value-type="string">
            <text:p><text:s/>Polgármestert, hogy a kiviteli tervek e 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pályázatot nyújtson be külső forr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2</text:p>
          </table:table-cell>
          <table:table-cell office:value-type="string" calcext:value-type="string">
            <text:p><text:s/>Polgármestert, hogy a kiviteli tervek e 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pályázatot nyújtson be külső forr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2</text:p>
          </table:table-cell>
          <table:table-cell office:value-type="string" calcext:value-type="string">
            <text:p><text:s/>Polgármestert, hogy a kiviteli tervek e 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pályázatot nyújtson be külső forr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822</text:p>
          </table:table-cell>
          <table:table-cell office:value-type="string" calcext:value-type="string">
            <text:p><text:s text:c="6"/>lakójára végzetesnek bizonyult a felvétel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óta eltelt huszonöt év. Látom a falun tú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882</text:p>
          </table:table-cell>
          <table:table-cell office:value-type="string" calcext:value-type="string">
            <text:p><text:s text:c="5"/>leolvasható a tragédiájuk, amely a fényké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tizenkét évre bekövetkezett? Itt má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885</text:p>
          </table:table-cell>
          <table:table-cell office:value-type="string" calcext:value-type="string">
            <text:p><text:s text:c="5"/>leolvasható a tragédiájuk, amely a fényké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tizenkét évre bekövetkezett? Itt má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83</text:p>
          </table:table-cell>
          <table:table-cell office:value-type="string" calcext:value-type="string">
            <text:p><text:s text:c="4"/>diákoknak, hogy részt vettek a versenyen és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rá, amely a kérdésekre leadott helyes megold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8</text:p>
          </table:table-cell>
          <table:table-cell office:value-type="string" calcext:value-type="string">
            <text:p><text:s text:c="7"/>lehetőségünk lesz rá, hogy megnézzük hol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képeink a Photos programban. Alul két tab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9</text:p>
          </table:table-cell>
          <table:table-cell office:value-type="string" calcext:value-type="string">
            <text:p><text:s text:c="8"/>fényképezőgépünk éppen fényt mér a fotó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előtt, fordítsuk azt egy nem árnyékos területr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88</text:p>
          </table:table-cell>
          <table:table-cell office:value-type="string" calcext:value-type="string">
            <text:p><text:s text:c="3"/>Cseke: az édesapa, Cseke Sándor, aki a könyv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idején, 2006 februárjában hunyt el nyolcvanké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395</text:p>
          </table:table-cell>
          <table:table-cell office:value-type="string" calcext:value-type="string">
            <text:p><text:s text:c="2"/>számítanak még most is, több mint ötven évve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után. A képek között van egy soroz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458</text:p>
          </table:table-cell>
          <table:table-cell office:value-type="string" calcext:value-type="string">
            <text:p><text:s text:c="7"/>is felelősség terheli a szerződés el nem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miatt. Az ugyancsak kötelezően sugárzandó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01</text:p>
          </table:table-cell>
          <table:table-cell office:value-type="string" calcext:value-type="string">
            <text:p><text:s/>meggyilkolásával vádolták (1963), őt a rendőrségi fotó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egy nappal, Jack Ruby lőtte le. Davi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08</text:p>
          </table:table-cell>
          <table:table-cell office:value-type="string" calcext:value-type="string">
            <text:p><text:s text:c="12"/>részt, és próbáltuk az előadásra is, amive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. Emellett nagyon sok helyet meglátogattun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17</text:p>
          </table:table-cell>
          <table:table-cell office:value-type="string" calcext:value-type="string">
            <text:p><text:s text:c="10"/>függelékek). A függelékek és a térképek lassú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miatt a megjelenés elhúzódott: a kötete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00</text:p>
          </table:table-cell>
          <table:table-cell office:value-type="string" calcext:value-type="string">
            <text:p><text:s text:c="3"/>legmeredekebb, legkövesebb helyek ahonnan a jó borok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, azok aztán beerdősödtek, mert a szerbe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03</text:p>
          </table:table-cell>
          <table:table-cell office:value-type="string" calcext:value-type="string">
            <text:p><text:s text:c="13"/>egész estés film. Egyébként a Macskafogó 1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sem igazán kor jellemző, vagy Pannóniá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30</text:p>
          </table:table-cell>
          <table:table-cell office:value-type="string" calcext:value-type="string">
            <text:p><text:s text:c="9"/>kiadását. 2009-ben pedig a nagy visszatérésére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megvallotta, hogy naponta élt kábítószerekke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55</text:p>
          </table:table-cell>
          <table:table-cell office:value-type="string" calcext:value-type="string">
            <text:p><text:s text:c="11"/>embernek ismertem én meg és amikor Zsuzsáva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erre a beszélgetésre, akkor szinte ugyanaz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788</text:p>
          </table:table-cell>
          <table:table-cell office:value-type="string" calcext:value-type="string">
            <text:p><text:s text:c="14"/>otthonosság ez az amire vágyom. Ti hogyan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az őszre? Ki szokott saját kezűleg ajtódísz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914</text:p>
          </table:table-cell>
          <table:table-cell office:value-type="string" calcext:value-type="string">
            <text:p><text:s text:c="12"/>mint étkezési keményítő) sűrítjük. A kecsa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közben már a bucikák dagadoznak; újabb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944</text:p>
          </table:table-cell>
          <table:table-cell office:value-type="string" calcext:value-type="string">
            <text:p><text:s text:c="14"/>mondva, az első két szörnyedvényt a képek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óta már megszüntettem). Én is lakom, ahogy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745</text:p>
          </table:table-cell>
          <table:table-cell office:value-type="string" calcext:value-type="string">
            <text:p><text:s/>azt anyir, hogy velük csak meg othon csak, </text:p>
          </table:table-cell>
          <table:table-cell office:value-type="string" calcext:value-type="string">
            <text:p><text:s/>sietem </text:p>
          </table:table-cell>
          <table:table-cell office:value-type="string" calcext:value-type="string">
            <text:p>, hogy birtm haza irni könyv iromirom ir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745</text:p>
          </table:table-cell>
          <table:table-cell office:value-type="string" calcext:value-type="string">
            <text:p><text:s/>varom, eleve jöttem haza, haza, fáradt, de </text:p>
          </table:table-cell>
          <table:table-cell office:value-type="string" calcext:value-type="string">
            <text:p><text:s/>sietem </text:p>
          </table:table-cell>
          <table:table-cell office:value-type="string" calcext:value-type="string">
            <text:p>, legyek itthon. Te meg küzdesz nyilvan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87</text:p>
          </table:table-cell>
          <table:table-cell office:value-type="string" calcext:value-type="string">
            <text:p><text:s text:c="7"/>bemutatott filmes alkotásoknak. A Sl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<text:s/>(Nap Hálóban) díjat a játékfilmek versenyé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14</text:p>
          </table:table-cell>
          <table:table-cell office:value-type="string" calcext:value-type="string">
            <text:p><text:s text:c="4"/>1962-es filmje, a " Nap a hálóban " (Sl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), amit sokan a cseh újhullám első jelentő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34</text:p>
          </table:table-cell>
          <table:table-cell office:value-type="string" calcext:value-type="string">
            <text:p><text:s text:c="15"/>Maysles és David Maysles Sli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<text:s/>- rendező: Stefan Uher Díj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49</text:p>
          </table:table-cell>
          <table:table-cell office:value-type="string" calcext:value-type="string">
            <text:p><text:s text:c="4"/>Štefan Uher rendezte, Nap a hálóban (Slnko v </text:p>
          </table:table-cell>
          <table:table-cell office:value-type="string" calcext:value-type="string">
            <text:p><text:s/>sieti </text:p>
          </table:table-cell>
          <table:table-cell office:value-type="string" calcext:value-type="string">
            <text:p>) címmmel, mely az első új hullámos fil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96</text:p>
          </table:table-cell>
          <table:table-cell office:value-type="string" calcext:value-type="string">
            <text:p><text:s text:c="2"/>pontosan mikor lesz. Ja és a kép minőségért is </text:p>
          </table:table-cell>
          <table:table-cell office:value-type="string" calcext:value-type="string">
            <text:p><text:s/>sietem </text:p>
          </table:table-cell>
          <table:table-cell office:value-type="string" calcext:value-type="string">
            <text:p><text:s/>xD 2013-08-19 CN Wrathe Szín: Mahagón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550</text:p>
          </table:table-cell>
          <table:table-cell office:value-type="string" calcext:value-type="string">
            <text:p><text:s/>járulhat ugyebár. Mi hát voltaképpen ez a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? (Amely mellesleg -ban, -ben raggal is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550</text:p>
          </table:table-cell>
          <table:table-cell office:value-type="string" calcext:value-type="string">
            <text:p><text:s text:c="3"/>cselekvést.) Onnan ered -e, hogy valaki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<text:s/>a dolgát? Vagy ragot, birtokost rejt még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718</text:p>
          </table:table-cell>
          <table:table-cell office:value-type="string" calcext:value-type="string">
            <text:p><text:s/>tudom még gondolkodom rajta. Rendben nem </text:p>
          </table:table-cell>
          <table:table-cell office:value-type="string" calcext:value-type="string">
            <text:p><text:s/>sietlek </text:p>
          </table:table-cell>
          <table:table-cell office:value-type="string" calcext:value-type="string">
            <text:p>. De azért köszi. (válaszoltam) Bementem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351</text:p>
          </table:table-cell>
          <table:table-cell office:value-type="string" calcext:value-type="string">
            <text:p><text:s text:c="3"/>aki akkor is zsebre tesz valamit, ha nem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Dembiczcel azért tudtam irodalomról </text:p>
          </table:table-cell>
          <table:table-cell/>
          <table:table-cell table:style-name="ce43"/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'szándékoz(od|za|zuk|zátok|zák); szándékozt(ad|a|uk|átok|ák); szándékoz(lak|talak)'.F6:.F183]; &quot;132&quot;)" office:value-type="float" office:value="10" calcext:value-type="float">
            <text:p>10</text:p>
          </table:table-cell>
          <table:table-cell table:style-name="ce7"/>
          <table:table-cell table:number-columns-repeated="1013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5"/>gazdaságpolitikai elképzelések pontosan az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hogy ismételten 20 százalék alá tudjuk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#2131</text:p>
          </table:table-cell>
          <table:table-cell office:value-type="string" calcext:value-type="string">
            <text:p><text:s text:c="11"/>innovatív finanszírozási eszköz bevezetésé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: az ENPI-források jelentős részét kormányzási 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#2143</text:p>
          </table:table-cell>
          <table:table-cell office:value-type="string" calcext:value-type="string">
            <text:p><text:s text:c="15"/>nyilván ennek a törvénynek a jobbítását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, nem fogadja be a kormánytöbbség, akko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59</text:p>
          </table:table-cell>
          <table:table-cell office:value-type="string" calcext:value-type="string">
            <text:p><text:s text:c="15"/>védhető vélekedését, hogy a kormány a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, hogy a töredék munkaidő s a többi, eb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76</text:p>
          </table:table-cell>
          <table:table-cell office:value-type="string" calcext:value-type="string">
            <text:p><text:s text:c="14"/>elérhető, mint ahogy azt az előterjesztő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Azzal is egyetértünk, hogy előfordulh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79</text:p>
          </table:table-cell>
          <table:table-cell office:value-type="string" calcext:value-type="string">
            <text:p><text:s text:c="7"/>csökkentik, és minden jel szerint a jövőben sem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. Ezt a dilemmát a választási kampányb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26</text:p>
          </table:table-cell>
          <table:table-cell office:value-type="string" calcext:value-type="string">
            <text:p><text:s text:c="13"/>hivatalában marad - úgy tűnik. Legalább is ezt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. Műsorvezető: - Shiri Zsuzsa köszönjü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11"/>szeretnénk hivatkozni időre a jövőben, mivel nem </text:p>
          </table:table-cell>
          <table:table-cell office:value-type="string" calcext:value-type="string">
            <text:p><text:s/>szándékozzuk </text:p>
          </table:table-cell>
          <table:table-cell office:value-type="string" calcext:value-type="string">
            <text:p>, hogy előretekintsetek, vagy ábrándokb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326</text:p>
          </table:table-cell>
          <table:table-cell office:value-type="string" calcext:value-type="string">
            <text:p><text:s text:c="3"/>már föl volt öltözve, más szoknyában, mi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de megfordulhattam, és volt még egy ki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8"/>gondolom, hogy a gazdasági bizottság s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, amikor ezt benyújtotta. (Közbeszólás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7"/>kormány olyan egyszerűen elintézni, ahogy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 a napirendrevétel kapcsán előzetes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18</text:p>
          </table:table-cell>
          <table:table-cell office:value-type="string" calcext:value-type="string">
            <text:p><text:s text:c="2"/>használták, ahogy a törvényjavaslat eredetileg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; nem tényleges vállalkozói tevékenysége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997</text:p>
          </table:table-cell>
          <table:table-cell office:value-type="string" calcext:value-type="string">
            <text:p><text:s text:c="11"/>követődni Viper 09/13/99 20:13:17 Nem is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: D Azaz mégis.. HK val a kezem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1067</text:p>
          </table:table-cell>
          <table:table-cell office:value-type="string" calcext:value-type="string">
            <text:p><text:s text:c="12"/>abban a mértékben, ahogy ezt eredetile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, másrészt enyhítené a versenyszférához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21</text:p>
          </table:table-cell>
          <table:table-cell office:value-type="string" calcext:value-type="string">
            <text:p><text:s text:c="6"/>fizetéssel, ahogyan azt a 93/37. sz. Irányelv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, majd később az értelmező közlemény is,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36</text:p>
          </table:table-cell>
          <table:table-cell office:value-type="string" calcext:value-type="string">
            <text:p><text:s text:c="8"/>viszonylag tág teret nyújt arra, hogy amint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is, egyensúlyozzon a között, hogy bizonyo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38</text:p>
          </table:table-cell>
          <table:table-cell office:value-type="string" calcext:value-type="string">
            <text:p><text:s text:c="11"/>, mint az eredeti elképzelés szerint ez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volna. Ugyanakkor az is igaz, hogy a céltámogatáso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62</text:p>
          </table:table-cell>
          <table:table-cell office:value-type="string" calcext:value-type="string">
            <text:p><text:s text:c="14"/>tényeket elég nehéz letagadni, mi sem </text:p>
          </table:table-cell>
          <table:table-cell office:value-type="string" calcext:value-type="string">
            <text:p><text:s/>szándékoztuk </text:p>
          </table:table-cell>
          <table:table-cell office:value-type="string" calcext:value-type="string">
            <text:p>, amikor idehoztuk a parlament elé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68</text:p>
          </table:table-cell>
          <table:table-cell office:value-type="string" calcext:value-type="string">
            <text:p><text:s text:c="11"/>gondolom, hogy a gazdasági bizottság sem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<text:s/>ezt, amikor ezt benyújtotta. (Közbeszólások </text:p>
          </table:table-cell>
          <table:table-cell/>
          <table:table-cell table:style-name="ce43"/>
          <table:table-cell table:number-columns-repeated="1018"/>
        </table:table-row>
        <table:table-row table:style-name="ro1">
          <table:table-cell office:value-type="string" calcext:value-type="string">
            <text:p>doc#2546</text:p>
          </table:table-cell>
          <table:table-cell office:value-type="string" calcext:value-type="string">
            <text:p><text:s text:c="3"/>felhasználhassa később akár katonailag, ahogy Leó </text:p>
          </table:table-cell>
          <table:table-cell office:value-type="string" calcext:value-type="string">
            <text:p><text:s/>szándékozta </text:p>
          </table:table-cell>
          <table:table-cell office:value-type="string" calcext:value-type="string">
            <text:p>. A pápa sokat tett a pártviszályok lecsillapításá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14"/>sokat beszélünk, és melynek tudását mindig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<text:s/>számotokra, mely formálja a hidat a ti <text:s/></text:p>
          </table:table-cell>
          <table:table-cell/>
          <table:table-cell table:style-name="ce43"/>
          <table:table-cell table:number-columns-repeated="1018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4"/>bekövetkezzen drága lelkek, és tőletek mindig is azt </text:p>
          </table:table-cell>
          <table:table-cell office:value-type="string" calcext:value-type="string">
            <text:p><text:s/>szándékozták </text:p>
          </table:table-cell>
          <table:table-cell office:value-type="string" calcext:value-type="string">
            <text:p>, hogy létrehozzátok. Mindig is arra szánt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853</text:p>
          </table:table-cell>
          <table:table-cell office:value-type="string" calcext:value-type="string">
            <text:p><text:s text:c="15"/>dimenziós földi ciklusotokban, hiszen azt </text:p>
          </table:table-cell>
          <table:table-cell office:value-type="string" calcext:value-type="string">
            <text:p><text:s/>szándékoztátok </text:p>
          </table:table-cell>
          <table:table-cell office:value-type="string" calcext:value-type="string">
            <text:p>, hogy annyit tanultok, amennyit tudtok 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972</text:p>
          </table:table-cell>
          <table:table-cell office:value-type="string" calcext:value-type="string">
            <text:p><text:s text:c="14"/>aludni jár az ember, az előadásokból pedig ha </text:p>
          </table:table-cell>
          <table:table-cell office:value-type="string" calcext:value-type="string">
            <text:p><text:s/>akarja </text:p>
          </table:table-cell>
          <table:table-cell office:value-type="string" calcext:value-type="string">
            <text:p>, ha nem, néhányat ki is kell hagynia. Pá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729</text:p>
          </table:table-cell>
          <table:table-cell office:value-type="string" calcext:value-type="string">
            <text:p><text:s text:c="16"/>Cigány nem cigány?! A szoclib kormányok el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hitetni a néppel, hogy bankár ország leszünk </text:p>
          </table:table-cell>
          <table:table-cell table:number-columns-repeated="1020"/>
        </table:table-row>
        <calcext:conditional-formats>
          <calcext:conditional-format calcext:target-range-address="'Typos and misclassification'.F1:'Typos and misclassification'.F5 'Typos and misclassification'.L5:'Typos and misclassification'.L5 'Typos and misclassification'.R5:'Typos and misclassification'.R5 'Typos and misclassification'.X5:'Typos and misclassification'.X5 'Typos and misclassification'.AD5:'Typos and misclassification'.AD5 'Typos and misclassification'.AJ5:'Typos and misclassification'.AJ5 'Typos and misclassification'.AP5:'Typos and misclassification'.AP5 'Typos and misclassification'.AV5:'Typos and misclassification'.AV5 'Typos and misclassification'.BB5:'Typos and misclassification'.BB5 'Typos and misclassification'.BH5:'Typos and misclassification'.BH5 'Typos and misclassification'.BN5:'Typos and misclassification'.BN5 'Typos and misclassification'.BT5:'Typos and misclassification'.BT5 'Typos and misclassification'.BZ5:'Typos and misclassification'.BZ5 'Typos and misclassification'.CF5:'Typos and misclassification'.CF5 'Typos and misclassification'.CL5:'Typos and misclassification'.CL5 'Typos and misclassification'.CR5:'Typos and misclassification'.CR5 'Typos and misclassification'.CX5:'Typos and misclassification'.CX5 'Typos and misclassification'.DD5:'Typos and misclassification'.DD5 'Typos and misclassification'.DJ5:'Typos and misclassification'.DJ5 'Typos and misclassification'.DP5:'Typos and misclassification'.DP5 'Typos and misclassification'.DV5:'Typos and misclassification'.DV5 'Typos and misclassification'.EB5:'Typos and misclassification'.EB5 'Typos and misclassification'.EH5:'Typos and misclassification'.EH5 'Typos and misclassification'.EN5:'Typos and misclassification'.EN5 'Typos and misclassification'.ET5:'Typos and misclassification'.ET5 'Typos and misclassification'.EZ5:'Typos and misclassification'.EZ5 'Typos and misclassification'.FF5:'Typos and misclassification'.FF5 'Typos and misclassification'.FL5:'Typos and misclassification'.FL5 'Typos and misclassification'.FR5:'Typos and misclassification'.FR5 'Typos and misclassification'.FX5:'Typos and misclassification'.FX5 'Typos and misclassification'.GD5:'Typos and misclassification'.GD5 'Typos and misclassification'.GJ5:'Typos and misclassification'.GJ5 'Typos and misclassification'.GP5:'Typos and misclassification'.GP5 'Typos and misclassification'.GV5:'Typos and misclassification'.GV5 'Typos and misclassification'.HB5:'Typos and misclassification'.HB5 'Typos and misclassification'.HH5:'Typos and misclassification'.HH5 'Typos and misclassification'.HN5:'Typos and misclassification'.HN5 'Typos and misclassification'.HT5:'Typos and misclassification'.HT5 'Typos and misclassification'.HZ5:'Typos and misclassification'.HZ5 'Typos and misclassification'.IF5:'Typos and misclassification'.IF5 'Typos and misclassification'.IL5:'Typos and misclassification'.IL5 'Typos and misclassification'.IR5:'Typos and misclassification'.IR5 'Typos and misclassification'.IX5:'Typos and misclassification'.IX5 'Typos and misclassification'.JD5:'Typos and misclassification'.JD5 'Typos and misclassification'.JJ5:'Typos and misclassification'.JJ5 'Typos and misclassification'.JP5:'Typos and misclassification'.JP5 'Typos and misclassification'.JV5:'Typos and misclassification'.JV5 'Typos and misclassification'.KB5:'Typos and misclassification'.KB5 'Typos and misclassification'.KH5:'Typos and misclassification'.KH5 'Typos and misclassification'.KN5:'Typos and misclassification'.KN5 'Typos and misclassification'.KT5:'Typos and misclassification'.KT5 'Typos and misclassification'.KZ5:'Typos and misclassification'.KZ5 'Typos and misclassification'.LF5:'Typos and misclassification'.LF5 'Typos and misclassification'.LL5:'Typos and misclassification'.LL5 'Typos and misclassification'.LR5:'Typos and misclassification'.LR5 'Typos and misclassification'.LX5:'Typos and misclassification'.LX5 'Typos and misclassification'.MD5:'Typos and misclassification'.MD5 'Typos and misclassification'.MJ5:'Typos and misclassification'.MJ5 'Typos and misclassification'.MP5:'Typos and misclassification'.MP5 'Typos and misclassification'.MV5:'Typos and misclassification'.MV5 'Typos and misclassification'.NB5:'Typos and misclassification'.NB5 'Typos and misclassification'.NH5:'Typos and misclassification'.NH5 'Typos and misclassification'.NN5:'Typos and misclassification'.NN5 'Typos and misclassification'.NT5:'Typos and misclassification'.NT5 'Typos and misclassification'.NZ5:'Typos and misclassification'.NZ5 'Typos and misclassification'.OF5:'Typos and misclassification'.OF5 'Typos and misclassification'.OL5:'Typos and misclassification'.OL5 'Typos and misclassification'.OR5:'Typos and misclassification'.OR5 'Typos and misclassification'.OX5:'Typos and misclassification'.OX5 'Typos and misclassification'.PD5:'Typos and misclassification'.PD5 'Typos and misclassification'.PJ5:'Typos and misclassification'.PJ5 'Typos and misclassification'.PP5:'Typos and misclassification'.PP5 'Typos and misclassification'.PV5:'Typos and misclassification'.PV5 'Typos and misclassification'.QB5:'Typos and misclassification'.QB5 'Typos and misclassification'.QH5:'Typos and misclassification'.QH5 'Typos and misclassification'.QN5:'Typos and misclassification'.QN5 'Typos and misclassification'.QT5:'Typos and misclassification'.QT5 'Typos and misclassification'.QZ5:'Typos and misclassification'.QZ5 'Typos and misclassification'.RF5:'Typos and misclassification'.RF5 'Typos and misclassification'.RL5:'Typos and misclassification'.RL5 'Typos and misclassification'.RR5:'Typos and misclassification'.RR5 'Typos and misclassification'.RX5:'Typos and misclassification'.RX5 'Typos and misclassification'.SD5:'Typos and misclassification'.SD5 'Typos and misclassification'.SJ5:'Typos and misclassification'.SJ5 'Typos and misclassification'.SP5:'Typos and misclassification'.SP5 'Typos and misclassification'.SV5:'Typos and misclassification'.SV5 'Typos and misclassification'.TB5:'Typos and misclassification'.TB5 'Typos and misclassification'.TH5:'Typos and misclassification'.TH5 'Typos and misclassification'.TN5:'Typos and misclassification'.TN5 'Typos and misclassification'.TT5:'Typos and misclassification'.TT5 'Typos and misclassification'.TZ5:'Typos and misclassification'.TZ5 'Typos and misclassification'.UF5:'Typos and misclassification'.UF5 'Typos and misclassification'.UL5:'Typos and misclassification'.UL5 'Typos and misclassification'.UR5:'Typos and misclassification'.UR5 'Typos and misclassification'.UX5:'Typos and misclassification'.UX5 'Typos and misclassification'.VD5:'Typos and misclassification'.VD5 'Typos and misclassification'.VJ5:'Typos and misclassification'.VJ5 'Typos and misclassification'.VP5:'Typos and misclassification'.VP5 'Typos and misclassification'.VV5:'Typos and misclassification'.VV5 'Typos and misclassification'.WB5:'Typos and misclassification'.WB5 'Typos and misclassification'.WH5:'Typos and misclassification'.WH5 'Typos and misclassification'.WN5:'Typos and misclassification'.WN5 'Typos and misclassification'.WT5:'Typos and misclassification'.WT5 'Typos and misclassification'.WZ5:'Typos and misclassification'.WZ5 'Typos and misclassification'.XF5:'Typos and misclassification'.XF5 'Typos and misclassification'.XL5:'Typos and misclassification'.XL5 'Typos and misclassification'.XR5:'Typos and misclassification'.XR5 'Typos and misclassification'.XX5:'Typos and misclassification'.XX5 'Typos and misclassification'.YD5:'Typos and misclassification'.YD5 'Typos and misclassification'.YJ5:'Typos and misclassification'.YJ5 'Typos and misclassification'.YP5:'Typos and misclassification'.YP5 'Typos and misclassification'.YV5:'Typos and misclassification'.YV5 'Typos and misclassification'.ZB5:'Typos and misclassification'.ZB5 'Typos and misclassification'.ZH5:'Typos and misclassification'.ZH5 'Typos and misclassification'.ZN5:'Typos and misclassification'.ZN5 'Typos and misclassification'.ZT5:'Typos and misclassification'.ZT5 'Typos and misclassification'.ZZ5:'Typos and misclassification'.ZZ5 'Typos and misclassification'.AAF5:'Typos and misclassification'.AAF5 'Typos and misclassification'.AAL5:'Typos and misclassification'.AAL5 'Typos and misclassification'.AAR5:'Typos and misclassification'.AAR5 'Typos and misclassification'.AAX5:'Typos and misclassification'.AAX5 'Typos and misclassification'.ABD5:'Typos and misclassification'.ABD5 'Typos and misclassification'.ABJ5:'Typos and misclassification'.ABJ5 'Typos and misclassification'.ABP5:'Typos and misclassification'.ABP5 'Typos and misclassification'.ABV5:'Typos and misclassification'.ABV5 'Typos and misclassification'.ACB5:'Typos and misclassification'.ACB5 'Typos and misclassification'.ACH5:'Typos and misclassification'.ACH5 'Typos and misclassification'.ACN5:'Typos and misclassification'.ACN5 'Typos and misclassification'.ACT5:'Typos and misclassification'.ACT5 'Typos and misclassification'.ACZ5:'Typos and misclassification'.ACZ5 'Typos and misclassification'.ADF5:'Typos and misclassification'.ADF5 'Typos and misclassification'.ADL5:'Typos and misclassification'.ADL5 'Typos and misclassification'.ADR5:'Typos and misclassification'.ADR5 'Typos and misclassification'.ADX5:'Typos and misclassification'.ADX5 'Typos and misclassification'.AED5:'Typos and misclassification'.AED5 'Typos and misclassification'.AEJ5:'Typos and misclassification'.AEJ5 'Typos and misclassification'.AEP5:'Typos and misclassification'.AEP5 'Typos and misclassification'.AEV5:'Typos and misclassification'.AEV5 'Typos and misclassification'.AFB5:'Typos and misclassification'.AFB5 'Typos and misclassification'.AFH5:'Typos and misclassification'.AFH5 'Typos and misclassification'.AFN5:'Typos and misclassification'.AFN5 'Typos and misclassification'.AFT5:'Typos and misclassification'.AFT5 'Typos and misclassification'.AFZ5:'Typos and misclassification'.AFZ5 'Typos and misclassification'.AGF5:'Typos and misclassification'.AGF5 'Typos and misclassification'.AGL5:'Typos and misclassification'.AGL5 'Typos and misclassification'.AGR5:'Typos and misclassification'.AGR5 'Typos and misclassification'.AGX5:'Typos and misclassification'.AGX5 'Typos and misclassification'.AHD5:'Typos and misclassification'.AHD5 'Typos and misclassification'.AHJ5:'Typos and misclassification'.AHJ5 'Typos and misclassification'.AHP5:'Typos and misclassification'.AHP5 'Typos and misclassification'.AHV5:'Typos and misclassification'.AHV5 'Typos and misclassification'.AIB5:'Typos and misclassification'.AIB5 'Typos and misclassification'.AIH5:'Typos and misclassification'.AIH5 'Typos and misclassification'.AIN5:'Typos and misclassification'.AIN5 'Typos and misclassification'.AIT5:'Typos and misclassification'.AIT5 'Typos and misclassification'.AIZ5:'Typos and misclassification'.AIZ5 'Typos and misclassification'.AJF5:'Typos and misclassification'.AJF5 'Typos and misclassification'.AJL5:'Typos and misclassification'.AJL5 'Typos and misclassification'.AJR5:'Typos and misclassification'.AJR5 'Typos and misclassification'.AJX5:'Typos and misclassification'.AJX5 'Typos and misclassification'.AKD5:'Typos and misclassification'.AKD5 'Typos and misclassification'.AKJ5:'Typos and misclassification'.AKJ5 'Typos and misclassification'.AKP5:'Typos and misclassification'.AKP5 'Typos and misclassification'.AKV5:'Typos and misclassification'.AKV5 'Typos and misclassification'.ALB5:'Typos and misclassification'.ALB5 'Typos and misclassification'.ALH5:'Typos and misclassification'.ALH5 'Typos and misclassification'.ALN5:'Typos and misclassification'.ALN5 'Typos and misclassification'.ALT5:'Typos and misclassification'.ALT5 'Typos and misclassification'.ALZ5:'Typos and misclassification'.ALZ5 'Typos and misclassification'.AMF5:'Typos and misclassification'.AMF5 'Typos and misclassification'.F55:'Typos and misclassification'.F55 'Typos and misclassification'.F57:'Typos and misclassification'.F57 'Typos and misclassification'.F74:'Typos and misclassification'.F74 'Typos and misclassification'.F76:'Typos and misclassification'.F76">
            <calcext:condition calcext:apply-style-name="Neutral" calcext:value="=312" calcext:base-cell-address="'Typos and misclassification'.F1"/>
            <calcext:condition calcext:apply-style-name="Neutral" calcext:value="=213" calcext:base-cell-address="'Typos and misclassification'.F1"/>
            <calcext:condition calcext:apply-style-name="Neutral" calcext:value="=132" calcext:base-cell-address="'Typos and misclassification'.F1"/>
          </calcext:conditional-format>
        </calcext:conditional-formats>
      </table:table>
      <table:table table:name="Unclear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doc#2511</text:p>
          </table:table-cell>
          <table:table-cell table:style-name="ce1" office:value-type="string" calcext:value-type="string">
            <text:p><text:s text:c="16"/>16.5-en belül Farkas M. pontos labdával </text:p>
          </table:table-cell>
          <table:table-cell office:value-type="string" calcext:value-type="string">
            <text:p><text:s/>igyekezte </text:p>
          </table:table-cell>
          <table:table-cell office:value-type="string" calcext:value-type="string">
            <text:p><text:s/>játékba hozni Polyák P., ám nagy igyekezetében </text:p>
          </table:table-cell>
          <table:table-cell/>
          <table:table-cell table:style-name="ce44"/>
          <table:table-cell table:number-columns-repeated="1018"/>
        </table:table-row>
        <table:table-row table:style-name="ro1"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  <table:table-cell office:value-type="string" calcext:value-type="string">
            <text:p>doc#2641</text:p>
          </table:table-cell>
          <table:table-cell office:value-type="string" calcext:value-type="string">
            <text:p><text:s text:c="9"/>és tanulási ajánlatunk olyan változatosan </text:p>
          </table:table-cell>
          <table:table-cell office:value-type="string" calcext:value-type="string">
            <text:p><text:s/>igyekezzük </text:p>
          </table:table-cell>
          <table:table-cell office:value-type="string" calcext:value-type="string">
            <text:p><text:s/>szélesíteni, amennyire lehet, ennek viszont </text:p>
          </table:table-cell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597</text:p>
          </table:table-cell>
          <table:table-cell office:value-type="string" calcext:value-type="string">
            <text:p><text:s text:c="5"/>másik nagy ajtó fából készült és azt nem is </text:p>
          </table:table-cell>
          <table:table-cell office:value-type="string" calcext:value-type="string">
            <text:p><text:s/>próbálkozták </text:p>
          </table:table-cell>
          <table:table-cell office:value-type="string" calcext:value-type="string">
            <text:p>. Tehát semmi nyoma nincs az erőszakos tervnek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1184</text:p>
          </table:table-cell>
          <table:table-cell office:value-type="string" calcext:value-type="string">
            <text:p><text:s text:c="3"/>gátolják terve beteljesítésében. E film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nem is szólt másról, mint erről, és talá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245</text:p>
          </table:table-cell>
          <table:table-cell office:value-type="string" calcext:value-type="string">
            <text:p><text:s text:c="7"/>Wanted című mozifilm játékadaptációjának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, melyet az a svéd bázisú GRIN csapata hegesz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48</text:p>
          </table:table-cell>
          <table:table-cell office:value-type="string" calcext:value-type="string">
            <text:p><text:s text:c="9"/>szerelvénnyel). További, különleges változatok </text:p>
          </table:table-cell>
          <table:table-cell office:value-type="string" calcext:value-type="string">
            <text:p><text:s/>készülték </text:p>
          </table:table-cell>
          <table:table-cell office:value-type="string" calcext:value-type="string">
            <text:p><text:s/>még a tokiói Yamanote-vonalra (11 kocsibó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565</text:p>
          </table:table-cell>
          <table:table-cell office:value-type="string" calcext:value-type="string">
            <text:p><text:s text:c="14"/>pontosabban Pompejiből. Bronzból készült,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az i. sz. 1. századra tehető. Készülhetne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45</text:p>
          </table:table-cell>
          <table:table-cell office:value-type="string" calcext:value-type="string">
            <text:p><text:s text:c="16"/>vonatkoznak, egy elég széles palettával </text:p>
          </table:table-cell>
          <table:table-cell office:value-type="string" calcext:value-type="string">
            <text:p><text:s/>készültük </text:p>
          </table:table-cell>
          <table:table-cell office:value-type="string" calcext:value-type="string">
            <text:p><text:s/>azt gondolom, mind a Magdolna napokra,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655</text:p>
          </table:table-cell>
          <table:table-cell office:value-type="string" calcext:value-type="string">
            <text:p><text:s text:c="8"/>pozícióba állni. Őt lelőttél, ez az ember a kép </text:p>
          </table:table-cell>
          <table:table-cell office:value-type="string" calcext:value-type="string">
            <text:p><text:s/>készülte </text:p>
          </table:table-cell>
          <table:table-cell office:value-type="string" calcext:value-type="string">
            <text:p><text:s/>után 5 perccel meghalt. Sándor Erzsi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2540</text:p>
          </table:table-cell>
          <table:table-cell office:value-type="string" calcext:value-type="string">
            <text:p><text:s text:c="8"/>első két album esetében. A lemezfelvételt </text:p>
          </table:table-cell>
          <table:table-cell office:value-type="string" calcext:value-type="string">
            <text:p><text:s/>siette </text:p>
          </table:table-cell>
          <table:table-cell office:value-type="string" calcext:value-type="string">
            <text:p>, hogy 1988 őszére a Motörheaddel közös 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1017</text:p>
          </table:table-cell>
          <table:table-cell office:value-type="string" calcext:value-type="string">
            <text:p><text:s text:c="8"/>kiirtották, kiirtani magyarországilag is </text:p>
          </table:table-cell>
          <table:table-cell office:value-type="string" calcext:value-type="string">
            <text:p><text:s/>szándékozzák </text:p>
          </table:table-cell>
          <table:table-cell office:value-type="string" calcext:value-type="string">
            <text:p>/ mostanság Delavári (erdős, tavas kishegyekbe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#2177</text:p>
          </table:table-cell>
          <table:table-cell office:value-type="string" calcext:value-type="string">
            <text:p><text:s text:c="15"/>kormányzat ezt a támogatási formát csak </text:p>
          </table:table-cell>
          <table:table-cell office:value-type="string" calcext:value-type="string">
            <text:p><text:s/>szándékozza </text:p>
          </table:table-cell>
          <table:table-cell office:value-type="string" calcext:value-type="string">
            <text:p>, kívánja bevezetni. Úgy tűnik, ez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#62</text:p>
          </table:table-cell>
          <table:table-cell office:value-type="string" calcext:value-type="string">
            <text:p><text:s text:c="21"/>maradt kemény kutyaságunk, magyarnak </text:p>
          </table:table-cell>
          <table:table-cell office:value-type="string" calcext:value-type="string">
            <text:p><text:s/>akarta </text:p>
          </table:table-cell>
          <table:table-cell office:value-type="string" calcext:value-type="string">
            <text:p><text:s/>magát Helthus, Hertel, Petrovics, Kosch </text:p>
          </table:table-cell>
          <table:table-cell table:number-columns-repeated="1020"/>
        </table:table-row>
        <calcext:conditional-formats>
          <calcext:conditional-format calcext:target-range-address="Unclear.F1:Unclear.F1">
            <calcext:condition calcext:apply-style-name="Neutral" calcext:value="=312" calcext:base-cell-address="Unclear.F1"/>
            <calcext:condition calcext:apply-style-name="Neutral" calcext:value="=213" calcext:base-cell-address="Unclear.F1"/>
            <calcext:condition calcext:apply-style-name="Neutral" calcext:value="=132" calcext:base-cell-address="Unclear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16:42:49.799848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4:40:53.630443182</meta:creation-date>
    <dc:date>2019-03-19T11:28:57.120123483</dc:date>
    <meta:editing-duration>P1DT20H57M53S</meta:editing-duration>
    <meta:editing-cycles>265</meta:editing-cycles>
    <meta:generator>LibreOffice/6.2.1.2$Linux_X86_64 LibreOffice_project/20$Build-2</meta:generator>
    <meta:document-statistic meta:table-count="10" meta:cell-count="17224" meta:object-count="0"/>
  </office:meta>
</office:document-meta>
</file>